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DZWLL+Helvetica-BoldOblique" svg:font-family="ADZWLL+Helvetica-BoldOblique" style:font-family-generic="roman"/>
    <style:font-face style:name="LGDWVV+Helvetica-Oblique" svg:font-family="LGDWVV+Helvetica-Oblique" style:font-family-generic="roman"/>
    <style:font-face style:name="GQGVJJ+Helvetica" svg:font-family="GQGVJJ+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ependencyLabels" style:family="table">
      <style:table-properties style:width="17.013cm" fo:margin-left="0cm" table:align="left"/>
    </style:style>
    <style:style style:name="DependencyLabels.A" style:family="table-column">
      <style:table-column-properties style:column-width="3.519cm"/>
    </style:style>
    <style:style style:name="DependencyLabels.B" style:family="table-column">
      <style:table-column-properties style:column-width="13.494cm"/>
    </style:style>
    <style:style style:name="DependencyLabels.A1" style:family="table-cell">
      <style:table-cell-properties fo:padding="0.097cm" fo:border-left="0.05pt solid #000000" fo:border-right="none" fo:border-top="0.05pt solid #000000" fo:border-bottom="0.05pt solid #000000"/>
    </style:style>
    <style:style style:name="DependencyLabels.B1" style:family="table-cell">
      <style:table-cell-properties fo:padding="0.097cm" fo:border="0.05pt solid #000000"/>
    </style:style>
    <style:style style:name="DependencyLabels.A2" style:family="table-cell">
      <style:table-cell-properties fo:padding="0.097cm" fo:border-left="0.05pt solid #000000" fo:border-right="none" fo:border-top="none" fo:border-bottom="0.05pt solid #000000"/>
    </style:style>
    <style:style style:name="DependencyLabels.B2" style:family="table-cell">
      <style:table-cell-properties fo:padding="0.097cm" fo:border-left="0.05pt solid #000000" fo:border-right="0.05pt solid #000000" fo:border-top="none" fo:border-bottom="0.05pt solid #000000"/>
    </style:style>
    <style:style style:name="Tabulka3" style:family="table">
      <style:table-properties style:width="17.013cm" fo:margin-left="0cm" table:align="left"/>
    </style:style>
    <style:style style:name="Tabulka3.A" style:family="table-column">
      <style:table-column-properties style:column-width="3.519cm"/>
    </style:style>
    <style:style style:name="Tabulka3.B" style:family="table-column">
      <style:table-column-properties style:column-width="13.494cm"/>
    </style:style>
    <style:style style:name="Tabulka3.A1" style:family="table-cell">
      <style:table-cell-properties fo:padding="0.097cm" fo:border-left="0.05pt solid #000000" fo:border-right="none" fo:border-top="0.05pt solid #000000" fo:border-bottom="0.05pt solid #000000"/>
    </style:style>
    <style:style style:name="Tabulka3.B1" style:family="table-cell">
      <style:table-cell-properties fo:padding="0.097cm" fo:border="0.05pt solid #000000"/>
    </style:style>
    <style:style style:name="Tabulka3.A2" style:family="table-cell">
      <style:table-cell-properties fo:padding="0.097cm" fo:border-left="0.05pt solid #000000" fo:border-right="none" fo:border-top="none" fo:border-bottom="0.05pt solid #000000"/>
    </style:style>
    <style:style style:name="Tabulka3.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e1.C12" style:family="table-cell">
      <style:table-cell-properties fo:padding="0.097cm" fo:border-left="0.05pt solid #000000" fo:border-right="0.05pt solid #000000"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Table1.C14" style:family="table-cell">
      <style:table-cell-properties fo:padding="0.097cm" fo:border-left="0.05pt solid #000000" fo:border-right="0.05pt solid #000000" fo:border-top="none" fo:border-bottom="0.05pt solid #000000"/>
    </style:style>
    <style:style style:name="Table1.C15" style:family="table-cell">
      <style:table-cell-properties fo:padding="0.097cm" fo:border-left="0.05pt solid #000000" fo:border-right="0.05pt solid #000000" fo:border-top="none" fo:border-bottom="0.05pt solid #000000"/>
    </style:style>
    <style:style style:name="Table1.C16" style:family="table-cell">
      <style:table-cell-properties fo:padding="0.097cm" fo:border-left="0.05pt solid #000000" fo:border-right="0.05pt solid #000000" fo:border-top="none" fo:border-bottom="0.05pt solid #000000"/>
    </style:style>
    <style:style style:name="Table1.C17" style:family="table-cell">
      <style:table-cell-properties fo:padding="0.097cm" fo:border-left="0.05pt solid #000000" fo:border-right="0.05pt solid #000000" fo:border-top="none" fo:border-bottom="0.05pt solid #000000"/>
    </style:style>
    <style:style style:name="Table1.C18" style:family="table-cell">
      <style:table-cell-properties fo:padding="0.097cm" fo:border-left="0.05pt solid #000000" fo:border-right="0.05pt solid #000000" fo:border-top="none" fo:border-bottom="0.05pt solid #000000"/>
    </style:style>
    <style:style style:name="Table1.C19" style:family="table-cell">
      <style:table-cell-properties fo:padding="0.097cm" fo:border-left="0.05pt solid #000000" fo:border-right="0.05pt solid #000000" fo:border-top="none" fo:border-bottom="0.05pt solid #000000"/>
    </style:style>
    <style:style style:name="Table1.C20" style:family="table-cell">
      <style:table-cell-properties fo:padding="0.097cm" fo:border-left="0.05pt solid #000000" fo:border-right="0.05pt solid #000000" fo:border-top="none" fo:border-bottom="0.05pt solid #000000"/>
    </style:style>
    <style:style style:name="Table1.C21" style:family="table-cell">
      <style:table-cell-properties fo:padding="0.097cm" fo:border-left="0.05pt solid #000000" fo:border-right="0.05pt solid #000000" fo:border-top="none" fo:border-bottom="0.05pt solid #000000"/>
    </style:style>
    <style:style style:name="Table1.C22" style:family="table-cell">
      <style:table-cell-properties fo:padding="0.097cm" fo:border-left="0.05pt solid #000000" fo:border-right="0.05pt solid #000000" fo:border-top="none" fo:border-bottom="0.05pt solid #000000"/>
    </style:style>
    <style:style style:name="Table1.C23" style:family="table-cell">
      <style:table-cell-properties fo:padding="0.097cm" fo:border-left="0.05pt solid #000000" fo:border-right="0.05pt solid #000000" fo:border-top="none" fo:border-bottom="0.05pt solid #000000"/>
    </style:style>
    <style:style style:name="Table1.C24" style:family="table-cell">
      <style:table-cell-properties fo:padding="0.097cm" fo:border-left="0.05pt solid #000000" fo:border-right="0.05pt solid #000000" fo:border-top="none" fo:border-bottom="0.05pt solid #000000"/>
    </style:style>
    <style:style style:name="Table1.C25" style:family="table-cell">
      <style:table-cell-properties fo:padding="0.097cm" fo:border-left="0.05pt solid #000000" fo:border-right="0.05pt solid #000000" fo:border-top="none" fo:border-bottom="0.05pt solid #000000"/>
    </style:style>
    <style:style style:name="Table1.C26" style:family="table-cell">
      <style:table-cell-properties fo:padding="0.097cm" fo:border-left="0.05pt solid #000000" fo:border-right="0.05pt solid #000000" fo:border-top="none" fo:border-bottom="0.05pt solid #000000"/>
    </style:style>
    <style:style style:name="Table1.C27" style:family="table-cell">
      <style:table-cell-properties fo:padding="0.097cm" fo:border-left="0.05pt solid #000000" fo:border-right="0.05pt solid #000000" fo:border-top="none" fo:border-bottom="0.05pt solid #000000"/>
    </style:style>
    <style:style style:name="Table1.C28" style:family="table-cell">
      <style:table-cell-properties fo:padding="0.097cm" fo:border-left="0.05pt solid #000000" fo:border-right="0.05pt solid #000000" fo:border-top="none" fo:border-bottom="0.05pt solid #000000"/>
    </style:style>
    <style:style style:name="Table1.C29" style:family="table-cell">
      <style:table-cell-properties fo:padding="0.097cm" fo:border-left="0.05pt solid #000000" fo:border-right="0.05pt solid #000000" fo:border-top="none" fo:border-bottom="0.05pt solid #000000"/>
    </style:style>
    <style:style style:name="Table1.C30" style:family="table-cell">
      <style:table-cell-properties fo:padding="0.097cm" fo:border-left="0.05pt solid #000000" fo:border-right="0.05pt solid #000000" fo:border-top="none" fo:border-bottom="0.05pt solid #000000"/>
    </style:style>
    <style:style style:name="Table1.C31" style:family="table-cell">
      <style:table-cell-properties fo:padding="0.097cm" fo:border-left="0.05pt solid #000000" fo:border-right="0.05pt solid #000000" fo:border-top="none" fo:border-bottom="0.05pt solid #000000"/>
    </style:style>
    <style:style style:name="Table1.C32" style:family="table-cell">
      <style:table-cell-properties fo:padding="0.097cm" fo:border-left="0.05pt solid #000000" fo:border-right="0.05pt solid #000000" fo:border-top="none" fo:border-bottom="0.05pt solid #000000"/>
    </style:style>
    <style:style style:name="Table1.C33" style:family="table-cell">
      <style:table-cell-properties fo:padding="0.097cm" fo:border-left="0.05pt solid #000000" fo:border-right="0.05pt solid #000000" fo:border-top="none" fo:border-bottom="0.05pt solid #000000"/>
    </style:style>
    <style:style style:name="Table1.C34" style:family="table-cell">
      <style:table-cell-properties fo:padding="0.097cm" fo:border-left="0.05pt solid #000000" fo:border-right="0.05pt solid #000000" fo:border-top="none" fo:border-bottom="0.05pt solid #000000"/>
    </style:style>
    <style:style style:name="Table1.C35" style:family="table-cell">
      <style:table-cell-properties fo:padding="0.097cm" fo:border-left="0.05pt solid #000000" fo:border-right="0.05pt solid #000000" fo:border-top="none" fo:border-bottom="0.05pt solid #000000"/>
    </style:style>
    <style:style style:name="Table1.C36" style:family="table-cell">
      <style:table-cell-properties fo:padding="0.097cm" fo:border-left="0.05pt solid #000000" fo:border-right="0.05pt solid #000000" fo:border-top="none" fo:border-bottom="0.05pt solid #000000"/>
    </style:style>
    <style:style style:name="Table1.C37" style:family="table-cell">
      <style:table-cell-properties fo:padding="0.097cm" fo:border-left="0.05pt solid #000000" fo:border-right="0.05pt solid #000000" fo:border-top="none" fo:border-bottom="0.05pt solid #000000"/>
    </style:style>
    <style:style style:name="Table1.C38" style:family="table-cell">
      <style:table-cell-properties fo:padding="0.097cm" fo:border-left="0.05pt solid #000000" fo:border-right="0.05pt solid #000000" fo:border-top="none" fo:border-bottom="0.05pt solid #000000"/>
    </style:style>
    <style:style style:name="Table1.C39" style:family="table-cell">
      <style:table-cell-properties fo:padding="0.097cm" fo:border-left="0.05pt solid #000000" fo:border-right="0.05pt solid #000000" fo:border-top="none" fo:border-bottom="0.05pt solid #000000"/>
    </style:style>
    <style:style style:name="Table1.C40" style:family="table-cell">
      <style:table-cell-properties fo:padding="0.097cm" fo:border-left="0.05pt solid #000000" fo:border-right="0.05pt solid #000000" fo:border-top="none" fo:border-bottom="0.05pt solid #000000"/>
    </style:style>
    <style:style style:name="Table1.C41" style:family="table-cell">
      <style:table-cell-properties fo:padding="0.097cm" fo:border-left="0.05pt solid #000000" fo:border-right="0.05pt solid #000000" fo:border-top="none" fo:border-bottom="0.05pt solid #000000"/>
    </style:style>
    <style:style style:name="Table1.C42" style:family="table-cell">
      <style:table-cell-properties fo:padding="0.097cm" fo:border-left="0.05pt solid #000000" fo:border-right="0.05pt solid #000000" fo:border-top="none" fo:border-bottom="0.05pt solid #000000"/>
    </style:style>
    <style:style style:name="Table1.C43" style:family="table-cell">
      <style:table-cell-properties fo:padding="0.097cm" fo:border-left="0.05pt solid #000000" fo:border-right="0.05pt solid #000000" fo:border-top="none" fo:border-bottom="0.05pt solid #000000"/>
    </style:style>
    <style:style style:name="Table1.C44" style:family="table-cell">
      <style:table-cell-properties fo:padding="0.097cm" fo:border-left="0.05pt solid #000000" fo:border-right="0.05pt solid #000000" fo:border-top="none" fo:border-bottom="0.05pt solid #000000"/>
    </style:style>
    <style:style style:name="Table1.C45" style:family="table-cell">
      <style:table-cell-properties fo:padding="0.097cm" fo:border-left="0.05pt solid #000000" fo:border-right="0.05pt solid #000000" fo:border-top="none" fo:border-bottom="0.05pt solid #000000"/>
    </style:style>
    <style:style style:name="Table1.C46" style:family="table-cell">
      <style:table-cell-properties fo:padding="0.097cm" fo:border-left="0.05pt solid #000000" fo:border-right="0.05pt solid #000000" fo:border-top="none" fo:border-bottom="0.05pt solid #000000"/>
    </style:style>
    <style:style style:name="Table1.C47"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2.196cm" style:rel-column-width="8459*"/>
    </style:style>
    <style:style style:name="Table3.B" style:family="table-column">
      <style:table-column-properties style:column-width="14.817cm" style:rel-column-width="57076*"/>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B23" style:family="table-cell" style:data-style-name="N0">
      <style:table-cell-properties fo:padding="0.097cm" fo:border-left="0.05pt solid #000000" fo:border-right="none" fo:border-top="none" fo:border-bottom="0.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ulka1" style:family="table">
      <style:table-properties style:width="17cm" table:align="margins"/>
    </style:style>
    <style:style style:name="Tabulka1.A" style:family="table-column">
      <style:table-column-properties style:column-width="5.667cm" style:rel-column-width="21845*"/>
    </style:style>
    <style:style style:name="Tabulka1.A1" style:family="table-cell">
      <style:table-cell-properties fo:padding="0.097cm" fo:border-left="0.05pt solid #000000" fo:border-right="none" fo:border-top="0.05pt solid #000000" fo:border-bottom="0.05pt solid #000000"/>
    </style:style>
    <style:style style:name="Tabulka1.C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C2" style:family="table-cell">
      <style:table-cell-properties fo:padding="0.097cm" fo:border-left="0.05pt solid #000000" fo:border-right="0.05pt solid #000000" fo:border-top="none" fo:border-bottom="0.05pt solid #000000"/>
    </style:style>
    <style:style style:name="Tabulka2" style:family="table">
      <style:table-properties style:width="17cm" table:align="margins"/>
    </style:style>
    <style:style style:name="Tabulka2.A" style:family="table-column">
      <style:table-column-properties style:column-width="2.833cm" style:rel-column-width="10920*"/>
    </style:style>
    <style:style style:name="Tabulka2.B" style:family="table-column">
      <style:table-column-properties style:column-width="6.579cm" style:rel-column-width="25362*"/>
    </style:style>
    <style:style style:name="Tabulka2.C" style:family="table-column">
      <style:table-column-properties style:column-width="1.55cm" style:rel-column-width="5976*"/>
    </style:style>
    <style:style style:name="Tabulka2.D" style:family="table-column">
      <style:table-column-properties style:column-width="1.67cm" style:rel-column-width="6439*"/>
    </style:style>
    <style:style style:name="Tabulka2.E" style:family="table-column">
      <style:table-column-properties style:column-width="1.54cm" style:rel-column-width="5936*"/>
    </style:style>
    <style:style style:name="Tabulka2.F" style:family="table-column">
      <style:table-column-properties style:column-width="2.828cm" style:rel-column-width="10902*"/>
    </style:style>
    <style:style style:name="Tabulka2.A1" style:family="table-cell">
      <style:table-cell-properties fo:padding="0.097cm" fo:border-left="0.05pt solid #000000" fo:border-right="none" fo:border-top="0.05pt solid #000000" fo:border-bottom="0.05pt solid #000000"/>
    </style:style>
    <style:style style:name="Tabulka2.F1" style:family="table-cell">
      <style:table-cell-properties fo:padding="0.097cm" fo:border="0.05pt solid #000000"/>
    </style:style>
    <style:style style:name="Tabulka2.A2" style:family="table-cell">
      <style:table-cell-properties fo:padding="0.097cm" fo:border-left="0.05pt solid #000000" fo:border-right="none" fo:border-top="none" fo:border-bottom="0.05pt solid #000000"/>
    </style:style>
    <style:style style:name="Tabulka2.F2" style:family="table-cell">
      <style:table-cell-properties fo:padding="0.097cm" fo:border-left="0.05pt solid #000000" fo:border-right="0.05pt solid #000000" fo:border-top="none" fo:border-bottom="0.05pt solid #000000"/>
    </style:style>
    <style:style style:name="Tabulka4" style:family="table">
      <style:table-properties style:width="17cm" table:align="margins"/>
    </style:style>
    <style:style style:name="Tabulka4.A" style:family="table-column">
      <style:table-column-properties style:column-width="2.833cm" style:rel-column-width="10920*"/>
    </style:style>
    <style:style style:name="Tabulka4.B" style:family="table-column">
      <style:table-column-properties style:column-width="6.579cm" style:rel-column-width="25362*"/>
    </style:style>
    <style:style style:name="Tabulka4.C" style:family="table-column">
      <style:table-column-properties style:column-width="3.156cm" style:rel-column-width="12164*"/>
    </style:style>
    <style:style style:name="Tabulka4.D" style:family="table-column">
      <style:table-column-properties style:column-width="4.433cm" style:rel-column-width="17089*"/>
    </style:style>
    <style:style style:name="Tabulka4.A1" style:family="table-cell">
      <style:table-cell-properties fo:padding="0.097cm" fo:border-left="0.05pt solid #000000" fo:border-right="none" fo:border-top="0.05pt solid #000000" fo:border-bottom="0.05pt solid #000000"/>
    </style:style>
    <style:style style:name="Tabulka4.D1" style:family="table-cell">
      <style:table-cell-properties fo:padding="0.097cm" fo:border="0.05pt solid #000000"/>
    </style:style>
    <style:style style:name="Tabulka4.A2" style:family="table-cell">
      <style:table-cell-properties fo:padding="0.097cm" fo:border-left="0.05pt solid #000000" fo:border-right="none" fo:border-top="none" fo:border-bottom="0.05pt solid #000000"/>
    </style:style>
    <style:style style:name="Tabulka4.D2" style:family="table-cell">
      <style:table-cell-properties fo:padding="0.097cm" fo:border-left="0.05pt solid #000000" fo:border-right="0.05pt solid #000000" fo:border-top="none" fo:border-bottom="0.05pt solid #000000"/>
    </style:style>
    <style:style style:name="Tabulka5" style:family="table">
      <style:table-properties style:width="17.013cm" fo:margin-left="0cm" table:align="left"/>
    </style:style>
    <style:style style:name="Tabulka5.A" style:family="table-column">
      <style:table-column-properties style:column-width="3.836cm"/>
    </style:style>
    <style:style style:name="Tabulka5.B" style:family="table-column">
      <style:table-column-properties style:column-width="5.551cm"/>
    </style:style>
    <style:style style:name="Tabulka5.C" style:family="table-column">
      <style:table-column-properties style:column-width="1.577cm"/>
    </style:style>
    <style:style style:name="Tabulka5.D" style:family="table-column">
      <style:table-column-properties style:column-width="1.579cm"/>
    </style:style>
    <style:style style:name="Tabulka5.E" style:family="table-column">
      <style:table-column-properties style:column-width="4.47cm"/>
    </style:style>
    <style:style style:name="Tabulka5.A1" style:family="table-cell">
      <style:table-cell-properties fo:padding="0.097cm" fo:border-left="0.05pt solid #000000" fo:border-right="none" fo:border-top="0.05pt solid #000000" fo:border-bottom="0.05pt solid #000000"/>
    </style:style>
    <style:style style:name="Tabulka5.E1" style:family="table-cell">
      <style:table-cell-properties fo:padding="0.097cm" fo:border="0.05pt solid #000000"/>
    </style:style>
    <style:style style:name="Tabulka5.A2" style:family="table-cell">
      <style:table-cell-properties fo:padding="0.097cm" fo:border-left="0.05pt solid #000000" fo:border-right="none" fo:border-top="none" fo:border-bottom="0.05pt solid #000000"/>
    </style:style>
    <style:style style:name="Tabulka5.E2" style:family="table-cell">
      <style:table-cell-properties fo:padding="0.097cm" fo:border-left="0.05pt solid #000000" fo:border-right="0.05pt solid #000000" fo:border-top="none" fo:border-bottom="0.05pt solid #000000"/>
    </style:style>
    <style:style style:name="Tabulka6" style:family="table">
      <style:table-properties style:width="17cm" table:align="margins"/>
    </style:style>
    <style:style style:name="Tabulka6.A" style:family="table-column">
      <style:table-column-properties style:column-width="2.833cm" style:rel-column-width="10920*"/>
    </style:style>
    <style:style style:name="Tabulka6.B" style:family="table-column">
      <style:table-column-properties style:column-width="6.579cm" style:rel-column-width="25362*"/>
    </style:style>
    <style:style style:name="Tabulka6.C" style:family="table-column">
      <style:table-column-properties style:column-width="3.156cm" style:rel-column-width="12164*"/>
    </style:style>
    <style:style style:name="Tabulka6.D" style:family="table-column">
      <style:table-column-properties style:column-width="4.433cm" style:rel-column-width="17089*"/>
    </style:style>
    <style:style style:name="Tabulka6.A1" style:family="table-cell">
      <style:table-cell-properties fo:padding="0.097cm" fo:border-left="0.05pt solid #000000" fo:border-right="none" fo:border-top="0.05pt solid #000000" fo:border-bottom="0.05pt solid #000000"/>
    </style:style>
    <style:style style:name="Tabulka6.D1" style:family="table-cell">
      <style:table-cell-properties fo:padding="0.097cm" fo:border="0.05pt solid #000000"/>
    </style:style>
    <style:style style:name="Tabulka6.A2" style:family="table-cell">
      <style:table-cell-properties fo:padding="0.097cm" fo:border-left="0.05pt solid #000000" fo:border-right="none" fo:border-top="none" fo:border-bottom="0.05pt solid #000000"/>
    </style:style>
    <style:style style:name="Tabulka6.D2" style:family="table-cell">
      <style:table-cell-properties fo:padding="0.097cm" fo:border-left="0.05pt solid #000000" fo:border-right="0.05pt solid #000000" fo:border-top="none" fo:border-bottom="0.05pt solid #000000"/>
    </style:style>
    <style:style style:name="Tabulka7" style:family="table">
      <style:table-properties style:width="17cm" table:align="margins"/>
    </style:style>
    <style:style style:name="Tabulka7.A" style:family="table-column">
      <style:table-column-properties style:column-width="2.833cm" style:rel-column-width="10920*"/>
    </style:style>
    <style:style style:name="Tabulka7.B" style:family="table-column">
      <style:table-column-properties style:column-width="6.579cm" style:rel-column-width="25362*"/>
    </style:style>
    <style:style style:name="Tabulka7.C" style:family="table-column">
      <style:table-column-properties style:column-width="3.156cm" style:rel-column-width="12164*"/>
    </style:style>
    <style:style style:name="Tabulka7.D" style:family="table-column">
      <style:table-column-properties style:column-width="4.433cm" style:rel-column-width="17089*"/>
    </style:style>
    <style:style style:name="Tabulka7.A1" style:family="table-cell">
      <style:table-cell-properties fo:padding="0.097cm" fo:border-left="0.05pt solid #000000" fo:border-right="none" fo:border-top="0.05pt solid #000000" fo:border-bottom="0.05pt solid #000000"/>
    </style:style>
    <style:style style:name="Tabulka7.D1" style:family="table-cell">
      <style:table-cell-properties fo:padding="0.097cm" fo:border="0.05pt solid #000000"/>
    </style:style>
    <style:style style:name="Tabulka7.A2" style:family="table-cell">
      <style:table-cell-properties fo:padding="0.097cm" fo:border-left="0.05pt solid #000000" fo:border-right="none" fo:border-top="none" fo:border-bottom="0.05pt solid #000000"/>
    </style:style>
    <style:style style:name="Tabulka7.D2" style:family="table-cell">
      <style:table-cell-properties fo:padding="0.097cm" fo:border-left="0.05pt solid #000000" fo:border-right="0.05pt solid #000000" fo:border-top="none" fo:border-bottom="0.05pt solid #000000"/>
    </style:style>
    <style:style style:name="Tabulka8" style:family="table">
      <style:table-properties style:width="17cm" table:align="margins"/>
    </style:style>
    <style:style style:name="Tabulka8.A" style:family="table-column">
      <style:table-column-properties style:column-width="2.833cm" style:rel-column-width="10920*"/>
    </style:style>
    <style:style style:name="Tabulka8.B" style:family="table-column">
      <style:table-column-properties style:column-width="6.579cm" style:rel-column-width="25362*"/>
    </style:style>
    <style:style style:name="Tabulka8.C" style:family="table-column">
      <style:table-column-properties style:column-width="3.156cm" style:rel-column-width="12164*"/>
    </style:style>
    <style:style style:name="Tabulka8.D" style:family="table-column">
      <style:table-column-properties style:column-width="4.433cm" style:rel-column-width="17089*"/>
    </style:style>
    <style:style style:name="Tabulka8.A1" style:family="table-cell">
      <style:table-cell-properties fo:padding="0.097cm" fo:border-left="0.05pt solid #000000" fo:border-right="none" fo:border-top="0.05pt solid #000000" fo:border-bottom="0.05pt solid #000000"/>
    </style:style>
    <style:style style:name="Tabulka8.D1" style:family="table-cell">
      <style:table-cell-properties fo:padding="0.097cm" fo:border="0.05pt solid #000000"/>
    </style:style>
    <style:style style:name="Tabulka8.A2" style:family="table-cell">
      <style:table-cell-properties fo:padding="0.097cm" fo:border-left="0.05pt solid #000000" fo:border-right="none" fo:border-top="none" fo:border-bottom="0.05pt solid #000000"/>
    </style:style>
    <style:style style:name="Tabulka8.D2" style:family="table-cell">
      <style:table-cell-properties fo:padding="0.097cm" fo:border-left="0.05pt solid #000000" fo:border-right="0.05pt solid #000000" fo:border-top="none" fo:border-bottom="0.05pt solid #000000"/>
    </style:style>
    <style:style style:name="Tabulka9" style:family="table">
      <style:table-properties style:width="17cm" table:align="margins"/>
    </style:style>
    <style:style style:name="Tabulka9.A" style:family="table-column">
      <style:table-column-properties style:column-width="2.833cm" style:rel-column-width="10920*"/>
    </style:style>
    <style:style style:name="Tabulka9.B" style:family="table-column">
      <style:table-column-properties style:column-width="6.579cm" style:rel-column-width="25362*"/>
    </style:style>
    <style:style style:name="Tabulka9.C" style:family="table-column">
      <style:table-column-properties style:column-width="3.156cm" style:rel-column-width="12164*"/>
    </style:style>
    <style:style style:name="Tabulka9.D" style:family="table-column">
      <style:table-column-properties style:column-width="4.433cm" style:rel-column-width="17089*"/>
    </style:style>
    <style:style style:name="Tabulka9.A1" style:family="table-cell">
      <style:table-cell-properties fo:padding="0.097cm" fo:border-left="0.05pt solid #000000" fo:border-right="none" fo:border-top="0.05pt solid #000000" fo:border-bottom="0.05pt solid #000000"/>
    </style:style>
    <style:style style:name="Tabulka9.D1" style:family="table-cell">
      <style:table-cell-properties fo:padding="0.097cm" fo:border="0.05pt solid #000000"/>
    </style:style>
    <style:style style:name="Tabulka9.A2" style:family="table-cell">
      <style:table-cell-properties fo:padding="0.097cm" fo:border-left="0.05pt solid #000000" fo:border-right="none" fo:border-top="none" fo:border-bottom="0.05pt solid #000000"/>
    </style:style>
    <style:style style:name="Tabulka9.D2" style:family="table-cell">
      <style:table-cell-properties fo:padding="0.097cm" fo:border-left="0.05pt solid #000000" fo:border-right="0.05pt solid #000000" fo:border-top="none" fo:border-bottom="0.05pt solid #000000"/>
    </style:style>
    <style:style style:name="Tabulka10" style:family="table">
      <style:table-properties style:width="17cm" table:align="margins"/>
    </style:style>
    <style:style style:name="Tabulka10.A" style:family="table-column">
      <style:table-column-properties style:column-width="2.833cm" style:rel-column-width="10920*"/>
    </style:style>
    <style:style style:name="Tabulka10.B" style:family="table-column">
      <style:table-column-properties style:column-width="6.579cm" style:rel-column-width="25362*"/>
    </style:style>
    <style:style style:name="Tabulka10.C" style:family="table-column">
      <style:table-column-properties style:column-width="3.156cm" style:rel-column-width="12164*"/>
    </style:style>
    <style:style style:name="Tabulka10.D" style:family="table-column">
      <style:table-column-properties style:column-width="4.433cm" style:rel-column-width="17089*"/>
    </style:style>
    <style:style style:name="Tabulka10.A1" style:family="table-cell">
      <style:table-cell-properties fo:padding="0.097cm" fo:border-left="0.05pt solid #000000" fo:border-right="none" fo:border-top="0.05pt solid #000000" fo:border-bottom="0.05pt solid #000000"/>
    </style:style>
    <style:style style:name="Tabulka10.D1" style:family="table-cell">
      <style:table-cell-properties fo:padding="0.097cm" fo:border="0.05pt solid #000000"/>
    </style:style>
    <style:style style:name="Tabulka10.A2" style:family="table-cell">
      <style:table-cell-properties fo:padding="0.097cm" fo:border-left="0.05pt solid #000000" fo:border-right="none" fo:border-top="none" fo:border-bottom="0.05pt solid #000000"/>
    </style:style>
    <style:style style:name="Tabulka10.D2" style:family="table-cell">
      <style:table-cell-properties fo:padding="0.097cm" fo:border-left="0.05pt solid #000000" fo:border-right="0.05pt solid #000000" fo:border-top="none" fo:border-bottom="0.05pt solid #000000"/>
    </style:style>
    <style:style style:name="Tabulka11" style:family="table">
      <style:table-properties style:width="17cm" table:align="margins"/>
    </style:style>
    <style:style style:name="Tabulka11.A" style:family="table-column">
      <style:table-column-properties style:column-width="2.833cm" style:rel-column-width="10920*"/>
    </style:style>
    <style:style style:name="Tabulka11.B" style:family="table-column">
      <style:table-column-properties style:column-width="6.579cm" style:rel-column-width="25362*"/>
    </style:style>
    <style:style style:name="Tabulka11.C" style:family="table-column">
      <style:table-column-properties style:column-width="3.156cm" style:rel-column-width="12164*"/>
    </style:style>
    <style:style style:name="Tabulka11.D" style:family="table-column">
      <style:table-column-properties style:column-width="4.433cm" style:rel-column-width="17089*"/>
    </style:style>
    <style:style style:name="Tabulka11.A1" style:family="table-cell">
      <style:table-cell-properties fo:padding="0.097cm" fo:border-left="0.05pt solid #000000" fo:border-right="none" fo:border-top="0.05pt solid #000000" fo:border-bottom="0.05pt solid #000000"/>
    </style:style>
    <style:style style:name="Tabulka11.D1" style:family="table-cell">
      <style:table-cell-properties fo:padding="0.097cm" fo:border="0.05pt solid #000000"/>
    </style:style>
    <style:style style:name="Tabulka11.A2" style:family="table-cell">
      <style:table-cell-properties fo:padding="0.097cm" fo:border-left="0.05pt solid #000000" fo:border-right="none" fo:border-top="none" fo:border-bottom="0.05pt solid #000000"/>
    </style:style>
    <style:style style:name="Tabulka11.D2" style:family="table-cell">
      <style:table-cell-properties fo:padding="0.097cm" fo:border-left="0.05pt solid #000000" fo:border-right="0.05pt solid #000000" fo:border-top="none" fo:border-bottom="0.05pt solid #000000"/>
    </style:style>
    <style:style style:name="Tabulka12" style:family="table">
      <style:table-properties style:width="17cm" table:align="margins"/>
    </style:style>
    <style:style style:name="Tabulka12.A" style:family="table-column">
      <style:table-column-properties style:column-width="2.833cm" style:rel-column-width="10920*"/>
    </style:style>
    <style:style style:name="Tabulka12.B" style:family="table-column">
      <style:table-column-properties style:column-width="6.579cm" style:rel-column-width="25362*"/>
    </style:style>
    <style:style style:name="Tabulka12.C" style:family="table-column">
      <style:table-column-properties style:column-width="3.156cm" style:rel-column-width="12164*"/>
    </style:style>
    <style:style style:name="Tabulka12.D" style:family="table-column">
      <style:table-column-properties style:column-width="4.433cm" style:rel-column-width="17089*"/>
    </style:style>
    <style:style style:name="Tabulka12.A1" style:family="table-cell">
      <style:table-cell-properties fo:padding="0.097cm" fo:border-left="0.05pt solid #000000" fo:border-right="none" fo:border-top="0.05pt solid #000000" fo:border-bottom="0.05pt solid #000000"/>
    </style:style>
    <style:style style:name="Tabulka12.D1" style:family="table-cell">
      <style:table-cell-properties fo:padding="0.097cm" fo:border="0.05pt solid #000000"/>
    </style:style>
    <style:style style:name="Tabulka12.A2" style:family="table-cell">
      <style:table-cell-properties fo:padding="0.097cm" fo:border-left="0.05pt solid #000000" fo:border-right="none" fo:border-top="none" fo:border-bottom="0.05pt solid #000000"/>
    </style:style>
    <style:style style:name="Tabulka12.D2" style:family="table-cell">
      <style:table-cell-properties fo:padding="0.097cm" fo:border-left="0.05pt solid #000000" fo:border-right="0.05pt solid #000000" fo:border-top="none" fo:border-bottom="0.05pt solid #000000"/>
    </style:style>
    <style:style style:name="Tabulka13" style:family="table">
      <style:table-properties style:width="17cm" table:align="margins"/>
    </style:style>
    <style:style style:name="Tabulka13.A" style:family="table-column">
      <style:table-column-properties style:column-width="2.833cm" style:rel-column-width="10920*"/>
    </style:style>
    <style:style style:name="Tabulka13.B" style:family="table-column">
      <style:table-column-properties style:column-width="6.579cm" style:rel-column-width="25362*"/>
    </style:style>
    <style:style style:name="Tabulka13.C" style:family="table-column">
      <style:table-column-properties style:column-width="3.156cm" style:rel-column-width="12164*"/>
    </style:style>
    <style:style style:name="Tabulka13.D" style:family="table-column">
      <style:table-column-properties style:column-width="4.433cm" style:rel-column-width="17089*"/>
    </style:style>
    <style:style style:name="Tabulka13.A1" style:family="table-cell">
      <style:table-cell-properties fo:padding="0.097cm" fo:border-left="0.05pt solid #000000" fo:border-right="none" fo:border-top="0.05pt solid #000000" fo:border-bottom="0.05pt solid #000000"/>
    </style:style>
    <style:style style:name="Tabulka13.D1" style:family="table-cell">
      <style:table-cell-properties fo:padding="0.097cm" fo:border="0.05pt solid #000000"/>
    </style:style>
    <style:style style:name="Tabulka13.A2" style:family="table-cell">
      <style:table-cell-properties fo:padding="0.097cm" fo:border-left="0.05pt solid #000000" fo:border-right="none" fo:border-top="none" fo:border-bottom="0.05pt solid #000000"/>
    </style:style>
    <style:style style:name="Tabulka13.D2" style:family="table-cell">
      <style:table-cell-properties fo:padding="0.097cm" fo:border-left="0.05pt solid #000000" fo:border-right="0.05pt solid #000000" fo:border-top="none" fo:border-bottom="0.05pt solid #000000"/>
    </style:style>
    <style:style style:name="Tabulka14" style:family="table">
      <style:table-properties style:width="17cm" table:align="margins"/>
    </style:style>
    <style:style style:name="Tabulka14.A" style:family="table-column">
      <style:table-column-properties style:column-width="2.833cm" style:rel-column-width="10920*"/>
    </style:style>
    <style:style style:name="Tabulka14.B" style:family="table-column">
      <style:table-column-properties style:column-width="6.579cm" style:rel-column-width="25362*"/>
    </style:style>
    <style:style style:name="Tabulka14.C" style:family="table-column">
      <style:table-column-properties style:column-width="3.156cm" style:rel-column-width="12164*"/>
    </style:style>
    <style:style style:name="Tabulka14.D" style:family="table-column">
      <style:table-column-properties style:column-width="4.433cm" style:rel-column-width="17089*"/>
    </style:style>
    <style:style style:name="Tabulka14.A1" style:family="table-cell">
      <style:table-cell-properties fo:padding="0.097cm" fo:border-left="0.05pt solid #000000" fo:border-right="none" fo:border-top="0.05pt solid #000000" fo:border-bottom="0.05pt solid #000000"/>
    </style:style>
    <style:style style:name="Tabulka14.D1" style:family="table-cell">
      <style:table-cell-properties fo:padding="0.097cm" fo:border="0.05pt solid #000000"/>
    </style:style>
    <style:style style:name="Tabulka14.A2" style:family="table-cell">
      <style:table-cell-properties fo:padding="0.097cm" fo:border-left="0.05pt solid #000000" fo:border-right="none" fo:border-top="none" fo:border-bottom="0.05pt solid #000000"/>
    </style:style>
    <style:style style:name="Tabulka14.D2" style:family="table-cell">
      <style:table-cell-properties fo:padding="0.097cm" fo:border-left="0.05pt solid #000000" fo:border-right="0.05pt solid #000000" fo:border-top="none" fo:border-bottom="0.05pt solid #000000"/>
    </style:style>
    <style:style style:name="Tabulka15" style:family="table">
      <style:table-properties style:width="17cm" table:align="margins"/>
    </style:style>
    <style:style style:name="Tabulka15.A" style:family="table-column">
      <style:table-column-properties style:column-width="2.833cm" style:rel-column-width="10920*"/>
    </style:style>
    <style:style style:name="Tabulka15.B" style:family="table-column">
      <style:table-column-properties style:column-width="6.579cm" style:rel-column-width="25362*"/>
    </style:style>
    <style:style style:name="Tabulka15.C" style:family="table-column">
      <style:table-column-properties style:column-width="3.156cm" style:rel-column-width="12164*"/>
    </style:style>
    <style:style style:name="Tabulka15.D" style:family="table-column">
      <style:table-column-properties style:column-width="4.433cm" style:rel-column-width="17089*"/>
    </style:style>
    <style:style style:name="Tabulka15.A1" style:family="table-cell">
      <style:table-cell-properties fo:padding="0.097cm" fo:border-left="0.05pt solid #000000" fo:border-right="none" fo:border-top="0.05pt solid #000000" fo:border-bottom="0.05pt solid #000000"/>
    </style:style>
    <style:style style:name="Tabulka15.D1" style:family="table-cell">
      <style:table-cell-properties fo:padding="0.097cm" fo:border="0.05pt solid #000000"/>
    </style:style>
    <style:style style:name="Tabulka15.A2" style:family="table-cell">
      <style:table-cell-properties fo:padding="0.097cm" fo:border-left="0.05pt solid #000000" fo:border-right="none" fo:border-top="none" fo:border-bottom="0.05pt solid #000000"/>
    </style:style>
    <style:style style:name="Tabulka15.D2" style:family="table-cell">
      <style:table-cell-properties fo:padding="0.097cm" fo:border-left="0.05pt solid #000000" fo:border-right="0.05pt solid #000000" fo:border-top="none" fo:border-bottom="0.05pt solid #000000"/>
    </style:style>
    <style:style style:name="Tabulka16" style:family="table">
      <style:table-properties style:width="17cm" table:align="margins"/>
    </style:style>
    <style:style style:name="Tabulka16.A" style:family="table-column">
      <style:table-column-properties style:column-width="2.833cm" style:rel-column-width="10920*"/>
    </style:style>
    <style:style style:name="Tabulka16.B" style:family="table-column">
      <style:table-column-properties style:column-width="6.579cm" style:rel-column-width="25362*"/>
    </style:style>
    <style:style style:name="Tabulka16.C" style:family="table-column">
      <style:table-column-properties style:column-width="3.156cm" style:rel-column-width="12164*"/>
    </style:style>
    <style:style style:name="Tabulka16.D" style:family="table-column">
      <style:table-column-properties style:column-width="4.433cm" style:rel-column-width="17089*"/>
    </style:style>
    <style:style style:name="Tabulka16.A1" style:family="table-cell">
      <style:table-cell-properties fo:padding="0.097cm" fo:border-left="0.05pt solid #000000" fo:border-right="none" fo:border-top="0.05pt solid #000000" fo:border-bottom="0.05pt solid #000000"/>
    </style:style>
    <style:style style:name="Tabulka16.D1" style:family="table-cell">
      <style:table-cell-properties fo:padding="0.097cm" fo:border="0.05pt solid #000000"/>
    </style:style>
    <style:style style:name="Tabulka16.A2" style:family="table-cell">
      <style:table-cell-properties fo:padding="0.097cm" fo:border-left="0.05pt solid #000000" fo:border-right="none" fo:border-top="none" fo:border-bottom="0.05pt solid #000000"/>
    </style:style>
    <style:style style:name="Tabulka16.D2" style:family="table-cell">
      <style:table-cell-properties fo:padding="0.097cm" fo:border-left="0.05pt solid #000000" fo:border-right="0.05pt solid #000000" fo:border-top="none" fo:border-bottom="0.05pt solid #000000"/>
    </style:style>
    <style:style style:name="Tabulka17" style:family="table">
      <style:table-properties style:width="17cm" table:align="margins"/>
    </style:style>
    <style:style style:name="Tabulka17.A" style:family="table-column">
      <style:table-column-properties style:column-width="2.833cm" style:rel-column-width="10920*"/>
    </style:style>
    <style:style style:name="Tabulka17.B" style:family="table-column">
      <style:table-column-properties style:column-width="6.579cm" style:rel-column-width="25362*"/>
    </style:style>
    <style:style style:name="Tabulka17.C" style:family="table-column">
      <style:table-column-properties style:column-width="3.156cm" style:rel-column-width="12164*"/>
    </style:style>
    <style:style style:name="Tabulka17.D" style:family="table-column">
      <style:table-column-properties style:column-width="4.433cm" style:rel-column-width="17089*"/>
    </style:style>
    <style:style style:name="Tabulka17.A1" style:family="table-cell">
      <style:table-cell-properties fo:padding="0.097cm" fo:border-left="0.05pt solid #000000" fo:border-right="none" fo:border-top="0.05pt solid #000000" fo:border-bottom="0.05pt solid #000000"/>
    </style:style>
    <style:style style:name="Tabulka17.D1" style:family="table-cell">
      <style:table-cell-properties fo:padding="0.097cm" fo:border="0.05pt solid #000000"/>
    </style:style>
    <style:style style:name="Tabulka17.A2" style:family="table-cell">
      <style:table-cell-properties fo:padding="0.097cm" fo:border-left="0.05pt solid #000000" fo:border-right="none" fo:border-top="none" fo:border-bottom="0.05pt solid #000000"/>
    </style:style>
    <style:style style:name="Tabulka17.D2" style:family="table-cell">
      <style:table-cell-properties fo:padding="0.097cm" fo:border-left="0.05pt solid #000000" fo:border-right="0.05pt solid #000000" fo:border-top="none" fo:border-bottom="0.05pt solid #000000"/>
    </style:style>
    <style:style style:name="Tabulka18" style:family="table">
      <style:table-properties style:width="17cm" table:align="margins"/>
    </style:style>
    <style:style style:name="Tabulka18.A" style:family="table-column">
      <style:table-column-properties style:column-width="2.833cm" style:rel-column-width="10920*"/>
    </style:style>
    <style:style style:name="Tabulka18.B" style:family="table-column">
      <style:table-column-properties style:column-width="6.579cm" style:rel-column-width="25362*"/>
    </style:style>
    <style:style style:name="Tabulka18.C" style:family="table-column">
      <style:table-column-properties style:column-width="3.156cm" style:rel-column-width="12164*"/>
    </style:style>
    <style:style style:name="Tabulka18.D" style:family="table-column">
      <style:table-column-properties style:column-width="4.433cm" style:rel-column-width="17089*"/>
    </style:style>
    <style:style style:name="Tabulka18.A1" style:family="table-cell">
      <style:table-cell-properties fo:padding="0.097cm" fo:border-left="0.05pt solid #000000" fo:border-right="none" fo:border-top="0.05pt solid #000000" fo:border-bottom="0.05pt solid #000000"/>
    </style:style>
    <style:style style:name="Tabulka18.D1" style:family="table-cell">
      <style:table-cell-properties fo:padding="0.097cm" fo:border="0.05pt solid #000000"/>
    </style:style>
    <style:style style:name="Tabulka18.A2" style:family="table-cell">
      <style:table-cell-properties fo:padding="0.097cm" fo:border-left="0.05pt solid #000000" fo:border-right="none" fo:border-top="none" fo:border-bottom="0.05pt solid #000000"/>
    </style:style>
    <style:style style:name="Tabulka18.D2" style:family="table-cell">
      <style:table-cell-properties fo:padding="0.097cm" fo:border-left="0.05pt solid #000000" fo:border-right="0.05pt solid #000000" fo:border-top="none" fo:border-bottom="0.05pt solid #000000"/>
    </style:style>
    <style:style style:name="Tabulka18.A67" style:family="table-cell">
      <style:table-cell-properties fo:padding="0.097cm" fo:border-left="0.05pt solid #000000" fo:border-right="none" fo:border-top="none" fo:border-bottom="none"/>
    </style:style>
    <style:style style:name="Tabulka18.D67" style:family="table-cell">
      <style:table-cell-properties fo:padding="0.097cm" fo:border-left="0.05pt solid #000000" fo:border-right="0.05pt solid #000000" fo:border-top="none" fo:border-bottom="none"/>
    </style:style>
    <style:style style:name="Tabulka19" style:family="table">
      <style:table-properties style:width="17.013cm" fo:margin-left="0cm" table:align="left"/>
    </style:style>
    <style:style style:name="Tabulka19.A" style:family="table-column">
      <style:table-column-properties style:column-width="3.757cm"/>
    </style:style>
    <style:style style:name="Tabulka19.B" style:family="table-column">
      <style:table-column-properties style:column-width="5.653cm"/>
    </style:style>
    <style:style style:name="Tabulka19.C" style:family="table-column">
      <style:table-column-properties style:column-width="3.156cm"/>
    </style:style>
    <style:style style:name="Tabulka19.D" style:family="table-column">
      <style:table-column-properties style:column-width="4.447cm"/>
    </style:style>
    <style:style style:name="Tabulka19.A1" style:family="table-cell">
      <style:table-cell-properties fo:padding="0.097cm" fo:border-left="0.05pt solid #000000" fo:border-right="none" fo:border-top="0.05pt solid #000000" fo:border-bottom="0.05pt solid #000000"/>
    </style:style>
    <style:style style:name="Tabulka19.D1" style:family="table-cell">
      <style:table-cell-properties fo:padding="0.097cm" fo:border="0.05pt solid #000000"/>
    </style:style>
    <style:style style:name="Tabulka19.A2" style:family="table-cell">
      <style:table-cell-properties fo:padding="0.097cm" fo:border-left="0.05pt solid #000000" fo:border-right="none" fo:border-top="none" fo:border-bottom="0.05pt solid #000000"/>
    </style:style>
    <style:style style:name="Tabulka19.D2" style:family="table-cell">
      <style:table-cell-properties fo:padding="0.097cm" fo:border-left="0.05pt solid #000000" fo:border-right="0.05pt solid #000000" fo:border-top="none" fo:border-bottom="0.05pt solid #000000"/>
    </style:style>
    <style:style style:name="Tabulka20" style:family="table">
      <style:table-properties style:width="17.013cm" fo:margin-left="0cm" fo:margin-right="-0.012cm" table:align="margins"/>
    </style:style>
    <style:style style:name="Tabulka20.A" style:family="table-column">
      <style:table-column-properties style:column-width="2.196cm" style:rel-column-width="8459*"/>
    </style:style>
    <style:style style:name="Tabulka20.B" style:family="table-column">
      <style:table-column-properties style:column-width="14.817cm" style:rel-column-width="57076*"/>
    </style:style>
    <style:style style:name="Tabulka20.A1" style:family="table-cell">
      <style:table-cell-properties fo:padding="0.097cm" fo:border-left="0.05pt solid #000000" fo:border-right="none" fo:border-top="0.05pt solid #000000" fo:border-bottom="0.05pt solid #000000"/>
    </style:style>
    <style:style style:name="Tabulka20.B1" style:family="table-cell">
      <style:table-cell-properties fo:padding="0.097cm" fo:border="0.05pt solid #000000"/>
    </style:style>
    <style:style style:name="Tabulka20.A2" style:family="table-cell">
      <style:table-cell-properties fo:padding="0.097cm" fo:border-left="0.05pt solid #000000" fo:border-right="none" fo:border-top="none" fo:border-bottom="0.05pt solid #000000"/>
    </style:style>
    <style:style style:name="Tabulka20.B2" style:family="table-cell">
      <style:table-cell-properties fo:padding="0.097cm" fo:border-left="0.05pt solid #000000" fo:border-right="0.05pt solid #000000" fo:border-top="none" fo:border-bottom="0.05pt solid #000000"/>
    </style:style>
    <style:style style:name="Tabulka21" style:family="table">
      <style:table-properties style:width="17cm" table:align="margins"/>
    </style:style>
    <style:style style:name="Tabulka21.A" style:family="table-column">
      <style:table-column-properties style:column-width="5.667cm" style:rel-column-width="21845*"/>
    </style:style>
    <style:style style:name="Tabulka21.A1" style:family="table-cell">
      <style:table-cell-properties fo:padding="0.097cm" fo:border-left="0.05pt solid #000000" fo:border-right="none" fo:border-top="0.05pt solid #000000" fo:border-bottom="0.05pt solid #000000"/>
    </style:style>
    <style:style style:name="Tabulka21.C1" style:family="table-cell">
      <style:table-cell-properties fo:padding="0.097cm" fo:border="0.05pt solid #000000"/>
    </style:style>
    <style:style style:name="Tabulka21.A2" style:family="table-cell">
      <style:table-cell-properties fo:padding="0.097cm" fo:border-left="0.05pt solid #000000" fo:border-right="none" fo:border-top="none" fo:border-bottom="0.05pt solid #000000"/>
    </style:style>
    <style:style style:name="Tabulka2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fo:font-weight="bold" style:font-weight-asian="bold" style:font-weight-complex="bold"/>
    </style:style>
    <style:style style:name="P3" style:family="paragraph" style:parent-style-name="Text_20_body">
      <style:paragraph-properties fo:text-align="end" style:justify-single-word="false"/>
      <style:text-properties fo:language="en" fo:country="US" fo:font-weight="bold" style:font-weight-asian="bold" style:font-weight-complex="bold"/>
    </style:style>
    <style:style style:name="P4" style:family="paragraph" style:parent-style-name="Text_20_body">
      <style:paragraph-properties fo:text-align="start" style:justify-single-word="false"/>
      <style:text-properties fo:language="en" fo:country="US" fo:font-weight="bold" style:font-weight-asian="bold" style:font-weight-complex="bold"/>
    </style:style>
    <style:style style:name="P5" style:family="paragraph" style:parent-style-name="Text_20_body">
      <style:paragraph-properties fo:text-align="start" style:justify-single-word="false"/>
      <style:text-properties fo:language="en" fo:country="US" fo:font-weight="bold" fo:background-color="transparent" style:font-weight-asian="bold" style:font-weight-complex="bold"/>
    </style:style>
    <style:style style:name="P6" style:family="paragraph" style:parent-style-name="Text_20_body">
      <style:paragraph-properties fo:text-align="end" style:justify-single-word="false"/>
      <style:text-properties fo:language="en" fo:country="US"/>
    </style:style>
    <style:style style:name="P7" style:family="paragraph" style:parent-style-name="Text_20_body">
      <style:paragraph-properties fo:text-align="start" style:justify-single-word="false"/>
      <style:text-properties fo:language="en" fo:country="US"/>
    </style:style>
    <style:style style:name="P8" style:family="paragraph" style:parent-style-name="Text_20_body">
      <style:text-properties fo:language="en" fo:country="US" fo:background-color="#ffff00"/>
    </style:style>
    <style:style style:name="P9" style:family="paragraph" style:parent-style-name="Text_20_body">
      <style:paragraph-properties fo:text-align="start" style:justify-single-word="false"/>
      <style:text-properties fo:language="en" fo:country="US" fo:background-color="#ffff00"/>
    </style:style>
    <style:style style:name="P10" style:family="paragraph" style:parent-style-name="Text_20_body">
      <style:text-properties fo:language="en" fo:country="US" fo:font-style="italic" style:font-style-asian="italic" style:font-style-complex="italic"/>
    </style:style>
    <style:style style:name="P11" style:family="paragraph" style:parent-style-name="Text_20_body">
      <style:paragraph-properties fo:text-align="start" style:justify-single-word="false"/>
      <style:text-properties fo:language="en" fo:country="US" fo:font-style="italic" fo:background-color="#ffff00" style:font-style-asian="italic" style:font-style-complex="italic"/>
    </style:style>
    <style:style style:name="P12" style:family="paragraph" style:parent-style-name="Text_20_body">
      <style:paragraph-properties fo:text-align="start" style:justify-single-word="false"/>
      <style:text-properties fo:language="en" fo:country="US" fo:background-color="transparent"/>
    </style:style>
    <style:style style:name="P13" style:family="paragraph" style:parent-style-name="Text_20_body">
      <style:paragraph-properties fo:text-align="start" style:justify-single-word="false"/>
      <style:text-properties fo:color="#0000ff" style:font-name="GQGVJJ+Helvetica" fo:font-size="12pt" fo:language="en" fo:country="US" style:font-name-asian="GQGVJJ+Helvetica" style:font-size-asian="12pt" style:font-name-complex="GQGVJJ+Helvetica" style:font-size-complex="12pt"/>
    </style:style>
    <style:style style:name="P14" style:family="paragraph" style:parent-style-name="Text_20_body">
      <style:paragraph-properties fo:text-align="start" style:justify-single-word="false"/>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language="cs" fo:country="CZ"/>
    </style:style>
    <style:style style:name="P17" style:family="paragraph" style:parent-style-name="Text_20_body">
      <style:text-properties fo:language="cs" fo:country="CZ" fo:font-style="italic" style:font-style-asian="italic" style:font-style-complex="italic"/>
    </style:style>
    <style:style style:name="P18" style:family="paragraph" style:parent-style-name="Text_20_body">
      <style:paragraph-properties fo:text-align="start" style:justify-single-word="false"/>
      <style:text-properties fo:language="cs" fo:country="CZ" fo:background-color="transparent"/>
    </style:style>
    <style:style style:name="P19" style:family="paragraph" style:parent-style-name="Text_20_body">
      <style:paragraph-properties fo:text-align="end" style:justify-single-word="false"/>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style:use-window-font-color="true" style:font-name="Times New Roman"/>
    </style:style>
    <style:style style:name="P22" style:family="paragraph" style:parent-style-name="Table_20_Contents">
      <style:text-properties fo:language="en" fo:country="US"/>
    </style:style>
    <style:style style:name="P23" style:family="paragraph" style:parent-style-name="Table_20_Contents">
      <style:text-properties fo:language="en" fo:country="US" fo:background-color="#ffff00"/>
    </style:style>
    <style:style style:name="P24" style:family="paragraph" style:parent-style-name="Table_20_Contents">
      <style:text-properties fo:language="en" fo:country="US" fo:background-color="transparent"/>
    </style:style>
    <style:style style:name="P25" style:family="paragraph" style:parent-style-name="Table_20_Contents">
      <style:paragraph-properties style:writing-mode="lr-tb"/>
      <style:text-properties fo:language="en" fo:country="US"/>
    </style:style>
    <style:style style:name="P26" style:family="paragraph" style:parent-style-name="Table_20_Contents">
      <style:paragraph-properties style:writing-mode="lr-tb"/>
      <style:text-properties fo:language="en" fo:country="US" fo:background-color="transparent"/>
    </style:style>
    <style:style style:name="P27" style:family="paragraph" style:parent-style-name="Standard">
      <style:paragraph-properties fo:text-align="end" style:justify-single-word="false"/>
    </style:style>
    <style:style style:name="P28" style:family="paragraph" style:parent-style-name="Standard">
      <style:text-properties fo:background-color="#ffff00"/>
    </style:style>
    <style:style style:name="P29" style:family="paragraph" style:parent-style-name="Standard">
      <style:text-properties fo:language="en" fo:country="US"/>
    </style:style>
    <style:style style:name="P30" style:family="paragraph" style:parent-style-name="Standard">
      <style:paragraph-properties fo:text-align="end" style:justify-single-word="false"/>
      <style:text-properties fo:language="en" fo:country="US"/>
    </style:style>
    <style:style style:name="P31" style:family="paragraph" style:parent-style-name="Standard">
      <style:text-properties fo:language="en" fo:country="US" fo:background-color="#ffff00"/>
    </style:style>
    <style:style style:name="P32" style:family="paragraph" style:parent-style-name="Standard">
      <style:text-properties fo:language="en" fo:country="US" fo:font-style="italic" style:font-style-asian="italic" style:font-style-complex="italic"/>
    </style:style>
    <style:style style:name="P33" style:family="paragraph" style:parent-style-name="Footnote">
      <style:text-properties fo:language="en" fo:country="US"/>
    </style:style>
    <style:style style:name="P34" style:family="paragraph" style:parent-style-name="Footnote">
      <style:text-properties fo:language="en" fo:country="US" fo:background-color="#ffff00"/>
    </style:style>
    <style:style style:name="P35" style:family="paragraph" style:parent-style-name="Heading_20_1">
      <style:text-properties fo:language="en" fo:country="US"/>
    </style:style>
    <style:style style:name="P36" style:family="paragraph" style:parent-style-name="Heading_20_1">
      <style:text-properties fo:language="cs" fo:country="CZ"/>
    </style:style>
    <style:style style:name="P37" style:family="paragraph" style:parent-style-name="Standard">
      <style:text-properties fo:language="en" fo:country="US"/>
    </style:style>
    <style:style style:name="P38" style:family="paragraph" style:parent-style-name="Standard">
      <style:text-properties fo:language="en" fo:country="US" fo:font-style="normal" style:font-style-asian="normal" style:font-style-complex="normal"/>
    </style:style>
    <style:style style:name="P39" style:family="paragraph" style:parent-style-name="Table_20_Contents">
      <style:text-properties fo:language="en" fo:country="US"/>
    </style:style>
    <style:style style:name="P40" style:family="paragraph" style:parent-style-name="Heading_20_2">
      <style:text-properties fo:language="en" fo:country="US"/>
    </style:style>
    <style:style style:name="P41" style:family="paragraph" style:parent-style-name="Footnote">
      <style:text-properties fo:language="en" fo:country="US" fo:background-color="#ffff00"/>
    </style:style>
    <style:style style:name="P42" style:family="paragraph" style:parent-style-name="Text_20_body">
      <style:text-properties fo:language="en" fo:country="US"/>
    </style:style>
    <style:style style:name="P43" style:family="paragraph" style:parent-style-name="Text_20_body">
      <style:text-properties fo:language="en" fo:country="US" fo:font-weight="bold" style:font-weight-asian="bold" style:font-weight-complex="bold"/>
    </style:style>
    <style:style style:name="P44" style:family="paragraph" style:parent-style-name="Text_20_body" style:list-style-name="L1">
      <style:text-properties fo:language="en" fo:country="US" fo:font-weight="bold" style:font-weight-asian="bold" style:font-weight-complex="bold"/>
    </style:style>
    <style:style style:name="P45" style:family="paragraph" style:parent-style-name="Text_20_body">
      <style:paragraph-properties fo:text-align="end" style:justify-single-word="false"/>
      <style:text-properties fo:language="en" fo:country="US" fo:font-weight="bold" style:font-weight-asian="bold" style:font-weight-complex="bold"/>
    </style:style>
    <style:style style:name="P46" style:family="paragraph" style:parent-style-name="Text_20_body">
      <style:paragraph-properties fo:text-align="start" style:justify-single-word="false"/>
      <style:text-properties fo:language="en" fo:country="US" fo:font-weight="bold" style:font-weight-asian="bold" style:font-weight-complex="bold"/>
    </style:style>
    <style:style style:name="P47" style:family="paragraph" style:parent-style-name="Text_20_body">
      <style:paragraph-properties fo:text-align="start" style:justify-single-word="false"/>
      <style:text-properties fo:language="en" fo:country="US" fo:font-weight="bold" fo:background-color="transparent" style:font-weight-asian="bold" style:font-weight-complex="bold"/>
    </style:style>
    <style:style style:name="P48" style:family="paragraph" style:parent-style-name="Text_20_body">
      <style:text-properties fo:language="en" fo:country="US" fo:font-style="normal" style:font-style-asian="normal" style:font-style-complex="normal"/>
    </style:style>
    <style:style style:name="P49" style:family="paragraph" style:parent-style-name="Text_20_body">
      <style:paragraph-properties fo:text-align="start" style:justify-single-word="false"/>
      <style:text-properties fo:language="en" fo:country="US" fo:font-style="normal" style:font-style-asian="normal" style:font-style-complex="normal"/>
    </style:style>
    <style:style style:name="P50" style:family="paragraph" style:parent-style-name="Text_20_body">
      <style:paragraph-properties fo:text-align="start" style:justify-single-word="false"/>
      <style:text-properties fo:language="en" fo:country="US" fo:font-style="normal" fo:background-color="transparent" style:font-style-asian="normal" style:font-style-complex="normal"/>
    </style:style>
    <style:style style:name="P51" style:family="paragraph" style:parent-style-name="Text_20_body">
      <style:text-properties fo:language="en" fo:country="US" fo:font-style="normal" fo:font-weight="normal" style:font-style-asian="normal" style:font-weight-asian="normal" style:font-style-complex="normal" style:font-weight-complex="normal"/>
    </style:style>
    <style:style style:name="P52" style:family="paragraph" style:parent-style-name="Text_20_body">
      <style:text-properties fo:language="en" fo:country="US" fo:background-color="#ffff00"/>
    </style:style>
    <style:style style:name="P53" style:family="paragraph" style:parent-style-name="Text_20_body">
      <style:paragraph-properties fo:text-align="start" style:justify-single-word="false"/>
      <style:text-properties fo:language="en" fo:country="US" fo:background-color="#ffff00"/>
    </style:style>
    <style:style style:name="P54" style:family="paragraph" style:parent-style-name="Text_20_body">
      <style:paragraph-properties fo:text-align="start" style:justify-single-word="false"/>
      <style:text-properties fo:language="en" fo:country="US" fo:background-color="transparent"/>
    </style:style>
    <style:style style:name="P55" style:family="paragraph" style:parent-style-name="Text_20_body" style:list-style-name="L2">
      <style:text-properties fo:language="en" fo:country="US"/>
    </style:style>
    <style:style style:name="P56" style:family="paragraph" style:parent-style-name="Text_20_body">
      <style:paragraph-properties fo:text-align="end" style:justify-single-word="false"/>
      <style:text-properties fo:language="en" fo:country="US"/>
    </style:style>
    <style:style style:name="P57" style:family="paragraph" style:parent-style-name="Text_20_body">
      <style:text-properties fo:language="en" fo:country="US" fo:font-style="italic" style:font-style-asian="italic" style:font-style-complex="italic"/>
    </style:style>
    <style:style style:name="P58" style:family="paragraph" style:parent-style-name="Text_20_body">
      <style:text-properties fo:language="en" fo:country="US" fo:font-style="italic" fo:background-color="#ffff00" style:font-style-asian="italic" style:font-style-complex="italic"/>
    </style:style>
    <style:style style:name="P59" style:family="paragraph" style:parent-style-name="Text_20_body">
      <style:paragraph-properties fo:text-align="start" style:justify-single-word="false"/>
      <style:text-properties fo:language="en" fo:country="US" fo:font-style="italic" fo:background-color="#ffff00" style:font-style-asian="italic" style:font-style-complex="italic"/>
    </style:style>
    <style:style style:name="P60" style:family="paragraph" style:parent-style-name="Text_20_body" style:list-style-name="L3">
      <style:text-properties fo:language="en" fo:country="US"/>
    </style:style>
    <style:style style:name="P61" style:family="paragraph" style:parent-style-name="Text_20_body">
      <style:paragraph-properties fo:text-align="start" style:justify-single-word="false"/>
      <style:text-properties fo:language="en" fo:country="US"/>
    </style:style>
    <style:style style:name="P62" style:family="paragraph" style:parent-style-name="Text_20_body">
      <style:text-properties fo:font-style="normal" style:font-style-asian="normal" style:font-style-complex="normal"/>
    </style:style>
    <style:style style:name="P63" style:family="paragraph" style:parent-style-name="Text_20_body">
      <style:text-properties fo:language="cs" fo:country="CZ"/>
    </style:style>
    <style:style style:name="P64" style:family="paragraph" style:parent-style-name="Text_20_body">
      <style:paragraph-properties fo:text-align="end" style:justify-single-word="false"/>
      <style:text-properties fo:language="cs" fo:country="CZ"/>
    </style:style>
    <style:style style:name="P65" style:family="paragraph" style:parent-style-name="Text_20_body">
      <style:text-properties fo:language="cs" fo:country="CZ" fo:font-style="italic" style:font-style-asian="italic" style:font-style-complex="italic"/>
    </style:style>
    <style:style style:name="P66" style:family="paragraph" style:parent-style-name="Text_20_body">
      <style:paragraph-properties fo:text-align="start" style:justify-single-word="false"/>
      <style:text-properties style:use-window-font-color="true" style:font-name="Times New Roman"/>
    </style:style>
    <style:style style:name="P67" style:family="paragraph" style:parent-style-name="Text_20_body">
      <style:paragraph-properties fo:text-align="end" style:justify-single-word="false"/>
    </style:style>
    <style:style style:name="P68" style:family="paragraph" style:parent-style-name="Text_20_body">
      <style:text-properties fo:background-color="#ffff00"/>
    </style:style>
    <style:style style:name="P69" style:family="paragraph" style:parent-style-name="Text_20_body" style:list-style-name="L2">
      <style:paragraph-properties fo:margin-left="2.501cm" fo:margin-right="0cm" fo:text-indent="-0.635cm" style:auto-text-indent="false"/>
      <style:text-properties fo:language="en" fo:country="US"/>
    </style:style>
    <style:style style:name="P70" style:family="paragraph" style:parent-style-name="Text_20_body" style:list-style-name="L2">
      <style:paragraph-properties fo:margin-left="1.251cm" fo:margin-right="0cm" fo:text-indent="-0.635cm" style:auto-text-indent="false"/>
      <style:text-properties fo:language="en" fo:country="US"/>
    </style:style>
    <style:style style:name="T1" style:family="text">
      <style:text-properties fo:font-weight="normal" style:font-weight-asian="normal" style:font-weight-complex="norm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fo:background-color="#ffff00" style:font-style-asian="normal" style:font-style-complex="normal"/>
    </style:style>
    <style:style style:name="T6" style:family="text">
      <style:text-properties fo:language="en" fo:country="US" fo:font-weight="normal" style:font-weight-asian="normal" style:font-weight-complex="normal"/>
    </style:style>
    <style:style style:name="T7" style:family="text">
      <style:text-properties fo:language="en" fo:country="US" fo:background-color="transparent"/>
    </style:style>
    <style:style style:name="T8" style:family="text">
      <style:text-properties fo:background-color="#ffff00"/>
    </style:style>
    <style:style style:name="T9" style:family="text">
      <style:text-properties fo:font-style="italic" style:font-style-asian="italic" style:font-style-complex="italic"/>
    </style:style>
    <style:style style:name="T10" style:family="text">
      <style:text-properties fo:font-style="italic" fo:background-color="#ffff00"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background-color="#ffff00" style:font-style-asian="normal" style:font-style-complex="normal"/>
    </style:style>
    <style:style style:name="T17" style:family="text">
      <style:text-properties fo:language="cs" fo:country="CZ"/>
    </style:style>
    <style:style style:name="T18" style:family="text">
      <style:text-properties fo:language="cs" fo:country="CZ" fo:font-weight="normal" style:font-weight-asian="normal" style:font-weight-complex="normal"/>
    </style:style>
    <style:style style:name="T19" style:family="text">
      <style:text-properties fo:language="cs" fo:country="CZ" fo:font-style="italic" style:font-style-asian="italic" style:font-style-complex="italic"/>
    </style:style>
    <style:style style:name="T20" style:family="text">
      <style:text-properties fo:language="cs" fo:country="CZ" fo:font-style="italic" fo:font-weight="bold" style:font-style-asian="italic" style:font-weight-asian="bold" style:font-style-complex="italic" style:font-weight-complex="bold"/>
    </style:style>
    <style:style style:name="T21" style:family="text">
      <style:text-properties fo:language="cs" fo:country="CZ" fo:font-style="italic" fo:font-weight="normal" style:font-style-asian="italic" style:font-weight-asian="normal" style:font-style-complex="italic" style:font-weight-complex="normal"/>
    </style:style>
    <style:style style:name="T22" style:family="text">
      <style:text-properties fo:language="cs" fo:country="CZ" fo:font-style="normal" style:font-style-asian="normal" style:font-style-complex="normal"/>
    </style:style>
    <style:style style:name="T23" style:family="text">
      <style:text-properties fo:language="cs" fo:country="CZ" fo:font-style="normal" fo:font-weight="normal" style:font-style-asian="normal" style:font-weight-asian="normal" style:font-style-complex="normal" style:font-weight-complex="normal"/>
    </style:style>
    <style:style style:name="T24" style:family="text">
      <style:text-properties fo:font-weight="bold" style:font-weight-asian="bold" style:font-weight-complex="bold"/>
    </style:style>
    <style:style style:name="T25" style:family="text">
      <style:text-properties fo:font-size="12pt" style:font-size-asian="12pt" style:font-size-complex="12pt"/>
    </style:style>
    <style:style style:name="T26" style:family="text">
      <style:text-properties fo:font-size="12pt" style:font-name-asian="ADZWLL+Helvetica-BoldOblique" style:font-size-asian="12pt" style:font-name-complex="ADZWLL+Helvetica-BoldOblique" style:font-size-complex="12pt"/>
    </style:style>
    <style:style style:name="T27" style:family="text">
      <style:text-properties fo:font-size="12pt" fo:language="en" fo:country="US" style:font-name-asian="LGDWVV+Helvetica-Oblique" style:font-size-asian="12pt" style:font-name-complex="LGDWVV+Helvetica-Oblique" style:font-size-complex="12pt"/>
    </style:style>
    <style:style style:name="T28" style:family="text">
      <style:text-properties fo:font-size="12pt" fo:language="en" fo:country="US" style:font-name-asian="ADZWLL+Helvetica-BoldOblique" style:font-size-asian="12pt" style:font-name-complex="ADZWLL+Helvetica-BoldOblique" style:font-size-complex="12pt"/>
    </style:style>
    <style:style style:name="T29" style:family="text">
      <style:text-properties fo:font-size="12pt" fo:language="en" fo:country="US" style:font-name-asian="GQGVJJ+Helvetica" style:font-size-asian="12pt" style:font-name-complex="GQGVJJ+Helvetica" style:font-size-complex="12pt"/>
    </style:style>
    <style:style style:name="T30" style:family="text">
      <style:text-properties fo:font-size="12pt" fo:language="en" fo:country="US" fo:font-style="italic" style:font-name-asian="LGDWVV+Helvetica-Oblique" style:font-size-asian="12pt" style:font-style-asian="italic" style:font-name-complex="LGDWVV+Helvetica-Oblique" style:font-size-complex="12pt" style:font-style-complex="italic"/>
    </style:style>
    <style:style style:name="T31" style:family="text">
      <style:text-properties fo:font-size="12pt" fo:font-style="italic" style:font-size-asian="12pt" style:font-style-asian="italic" style:font-size-complex="12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HamleDT – Harmonized Multi-Language Dependency Treebank.<text:line-break/>Documentation of the <text:span text:style-name="T2">H</text:span>armonization <text:span text:style-name="T2">R</text:span>ules</text:p>
      <text:p text:style-name="P15"><text:span text:style-name="T2">Daniel Zeman &lt;</text:span><text:a xlink:type="simple" xlink:href="mailto:zeman@ufal.mff.cuni.cz">zeman@ufal.mff.cuni.cz</text:a><text:span text:style-name="T2">&gt;</text:span><text:span text:style-name="T6"><text:line-break/>Institute of Formal and Applied Linguistics<text:line-break/>Faculty of Mathematics and Physics<text:line-break/>Charles University in Prague<text:line-break/></text:span><text:span text:style-name="T18">Malostranské náměstí 25<text:line-break/>CZ-11800 <text:s/>Praha, Czechia</text:span></text:p>
      <text:h text:style-name="P35" text:outline-level="1">Introduction</text:h>
      <text:p text:style-name="P1">This document describes tree labeling, structure and their transformation for treebanks included in HamleDT. Various treebanks have been processed by various people; credit goes to (in alphabetical order): <text:span text:style-name="T17">David Mareček, Martin Popel, Loganathan Ramasamy, Jan Štěpánek, Zdeněk Žabokrtský and Daniel Zeman.</text:span></text:p>
      <text:p text:style-name="P1">We assume the following attributes of a tree node:</text:p>
      <text:list xml:id="list33683044" text:style-name="L1">
        <text:list-item>
          <text:p text:style-name="P44">form<text:span text:style-name="T1"> – the word form as in the original text</text:span></text:p>
        </text:list-item>
        <text:list-item>
          <text:p text:style-name="P44">lemma<text:span text:style-name="T1"> – the base form of the paradigm (same as form if no morphology)</text:span></text:p>
        </text:list-item>
        <text:list-item>
          <text:p text:style-name="P44">tag<text:span text:style-name="T1"> – part of speech and morphosyntactic features</text:span></text:p>
        </text:list-item>
        <text:list-item>
          <text:p text:style-name="P44">parent<text:span text:style-name="T1"> – link to the parent node; can be expressed as the integer index of the node according to the word order in the sentence, 0 refers to a technical root node that does not correspond to any token of the sentence</text:span></text:p>
        </text:list-item>
        <text:list-item>
          <text:p text:style-name="P44">afun<text:span text:style-name="T1"> (also known as </text:span>deprel)<text:span text:style-name="T1"> – label of the dependency relation; typically marks the function of the child node with respect to the parent node; sometimes encodes other technical details of the tree</text:span></text:p>
        </text:list-item>
        <text:list-item>
          <text:p text:style-name="P44">member<text:span text:style-name="T1"> – binary value: is the node member of a paratactic structure (e.g. coordination)?</text:span></text:p>
        </text:list-item>
      </text:list>
      <text:h text:style-name="P40" text:outline-level="2">Dependency relation labels</text:h>
      <text:p text:style-name="P1">Dependency relation labels are mostly the syntactic tags (“analytical functions”) from the Prague Dependency Treebank (PDT):</text:p>
      <table:table table:name="DependencyLabels" table:style-name="DependencyLabels">
        <table:table-column table:style-name="DependencyLabels.A"/>
        <table:table-column table:style-name="DependencyLabels.B"/>
        <table:table-row>
          <table:table-cell table:style-name="DependencyLabels.A1" office:value-type="string">
            <text:p text:style-name="P22">Pred</text:p>
          </table:table-cell>
          <table:table-cell table:style-name="DependencyLabels.B1" office:value-type="string">
            <text:p text:style-name="P22">Main verbal predicate. Note: predicates of relative clauses bear the label of the relation of the clause to its parent (typically Obj, Adv, Atr).</text:p>
          </table:table-cell>
        </table:table-row>
        <table:table-row>
          <table:table-cell table:style-name="DependencyLabels.A2" office:value-type="string">
            <text:p text:style-name="P22">Sb</text:p>
          </table:table-cell>
          <table:table-cell table:style-name="DependencyLabels.B2" office:value-type="string">
            <text:p text:style-name="P22">Subject. Typically (but not necessarily) a noun phrase (in nominative if applicable). Depends on a verb.</text:p>
          </table:table-cell>
        </table:table-row>
        <table:table-row>
          <table:table-cell table:style-name="DependencyLabels.A2" office:value-type="string">
            <text:p text:style-name="P22">Obj</text:p>
          </table:table-cell>
          <table:table-cell table:style-name="DependencyLabels.B2" office:value-type="string">
            <text:p text:style-name="P22">Object. Typically noun phrase (in non-nominative if applicable) or prepositional phrase. Sometimes an infinitive or a clause (direct speech) if required by the valency of the parent. Depends on a verb. May or may not be obligatory argument. Direct and indirect objects are not distinguished.</text:p>
          </table:table-cell>
        </table:table-row>
        <table:table-row>
          <table:table-cell table:style-name="DependencyLabels.A2" office:value-type="string">
            <text:p text:style-name="P22">Pnom</text:p>
          </table:table-cell>
          <table:table-cell table:style-name="DependencyLabels.B2" office:value-type="string">
            <text:p text:style-name="P22">Nominal or adjectival predicative. Typically depends on copula verb.</text:p>
          </table:table-cell>
        </table:table-row>
        <table:table-row>
          <table:table-cell table:style-name="DependencyLabels.A2" office:value-type="string">
            <text:p text:style-name="P22">Adv</text:p>
          </table:table-cell>
          <table:table-cell table:style-name="DependencyLabels.B2" office:value-type="string">
            <text:p text:style-name="P22">Adverbial modifier. Typically an adverb, a prepositional phrase or a clause modifying a verb. Rarely fills an obligatory valency slot (e.g. <text:span text:style-name="T9">he behaved </text:span><text:span text:style-name="T11">well</text:span><text:span text:style-name="T14">). Most of the time, Adv denotes free adjuncts.</text:span></text:p>
          </table:table-cell>
        </table:table-row>
        <table:table-row>
          <table:table-cell table:style-name="DependencyLabels.A2" office:value-type="string">
            <text:p text:style-name="P22">Atr</text:p>
          </table:table-cell>
          <table:table-cell table:style-name="DependencyLabels.B2" office:value-type="string">
            <text:p text:style-name="P22">Attribute. Most stuff that modifies nouns, adjectives or numerals belongs here. Note however that adjectives are also modified by adverbials (Adv). Rule of thumb: if it is an adverb it cannot be Atr even if it modifies an adjective. Embedded foreign phrases are annotated as chains where everything but the root is Atr of its neighbor.</text:p>
          </table:table-cell>
        </table:table-row>
        <table:table-row>
          <table:table-cell table:style-name="DependencyLabels.A2" office:value-type="string">
            <text:p text:style-name="P22">Atv, AtvV</text:p>
          </table:table-cell>
          <table:table-cell table:style-name="DependencyLabels.B2" office:value-type="string">
            <text:p text:style-name="P22">Verbal attribute (in Czech, it depends both on the verb and on its subject; technically it is attached just to the subject (Atv) or to the verb if no subject is present (AtvV))</text:p>
          </table:table-cell>
        </table:table-row>
        <table:table-row>
          <table:table-cell table:style-name="DependencyLabels.A2" office:value-type="string">
            <text:p text:style-name="P22">ExD</text:p>
          </table:table-cell>
          <table:table-cell table:style-name="DependencyLabels.B2" office:value-type="string">
            <text:p text:style-name="P22">Used when there is no node for the real parent (ellipsis). Signals broken tree structure</text:p>
          </table:table-cell>
        </table:table-row>
        <text:soft-page-break/>
        <table:table-row>
          <table:table-cell table:style-name="DependencyLabels.A2" office:value-type="string">
            <text:p text:style-name="P22">Coord</text:p>
          </table:table-cell>
          <table:table-cell table:style-name="DependencyLabels.B2" office:value-type="string">
            <text:p text:style-name="P22">Head of coordination (real function of the coordination is tagged at the conjuncts)</text:p>
          </table:table-cell>
        </table:table-row>
        <table:table-row>
          <table:table-cell table:style-name="DependencyLabels.A2" office:value-type="string">
            <text:p text:style-name="P23">Apos</text:p>
          </table:table-cell>
          <table:table-cell table:style-name="DependencyLabels.B2" office:value-type="string">
            <text:p text:style-name="P23">Apposition. In PDT, apposition is a paratactic structure similar to coordination with two members. In most treebanks however, the second member depends on the first. We are considering taking this latter approach in HamleDT and thus diverging from PDT. The Apos afun would then be used to denote the dependent member.</text:p>
          </table:table-cell>
        </table:table-row>
        <table:table-row>
          <table:table-cell table:style-name="DependencyLabels.A2" office:value-type="string">
            <text:p text:style-name="P23">AuxA</text:p>
          </table:table-cell>
          <table:table-cell table:style-name="DependencyLabels.B2" office:value-type="string">
            <text:p text:style-name="P23">Article attached to a noun phrase. This value is not used in PDT. It was introduced in Treex<text:note text:id="ftn1" text:note-class="footnote"><text:note-citation>1</text:note-citation><text:note-body><text:p text:style-name="P33">Treex is the framework in which harmonization of HamleDT treebanks is carried on.</text:p></text:note-body></text:note> to accommodate parsing of English. It applies only to articles <text:span text:style-name="T9">(a, an, the)</text:span><text:span text:style-name="T13">, not to other determiners. It has not yet been agreed upon whether we will use it in HamleDT. Atr is the obvious alternative.</text:span></text:p>
          </table:table-cell>
        </table:table-row>
        <table:table-row>
          <table:table-cell table:style-name="DependencyLabels.A2" office:value-type="string">
            <text:p text:style-name="P22">AuxP</text:p>
          </table:table-cell>
          <table:table-cell table:style-name="DependencyLabels.B2" office:value-type="string">
            <text:p text:style-name="P22">Preposition, head of prepositional phrase (real function of the PP is tagged at the head noun)</text:p>
          </table:table-cell>
        </table:table-row>
        <table:table-row>
          <table:table-cell table:style-name="DependencyLabels.A2" office:value-type="string">
            <text:p text:style-name="P22">AuxC</text:p>
          </table:table-cell>
          <table:table-cell table:style-name="DependencyLabels.B2" office:value-type="string">
            <text:p text:style-name="P22">Subordinating conjunction / complementizer, head of subordinated clause (real function of the clause is tagged at the head verb)</text:p>
          </table:table-cell>
        </table:table-row>
        <table:table-row>
          <table:table-cell table:style-name="DependencyLabels.A2" office:value-type="string">
            <text:p text:style-name="P22">AuxV</text:p>
          </table:table-cell>
          <table:table-cell table:style-name="DependencyLabels.B2" office:value-type="string">
            <text:p text:style-name="P22">Auxiliary verb (for creating complex verb forms etc.) Note that infinitives under modal, phase and similar verbs are tagged Obj.</text:p>
          </table:table-cell>
        </table:table-row>
        <table:table-row>
          <table:table-cell table:style-name="DependencyLabels.A2" office:value-type="string">
            <text:p text:style-name="P22">AuxT</text:p>
          </table:table-cell>
          <table:table-cell table:style-name="DependencyLabels.B2" office:value-type="string">
            <text:p text:style-name="P22">A morpheme that is written and/or treated as a separate token but it is semantically tightly bound to another token (typically to a verb). Czech: Reflexive particle with purely reflexive verbs (reflexiva tantum), e.g. <text:span text:style-name="T19">bát </text:span><text:span text:style-name="T20">se</text:span><text:span text:style-name="T23">. </text:span><text:span text:style-name="T14">(Not to confuse with reflexive pronoun </text:span><text:span text:style-name="T21">se</text:span><text:span text:style-name="T23"> </text:span><text:span text:style-name="T14">used as object (Obj: </text:span><text:span text:style-name="T21">mýt </text:span><text:span text:style-name="T20">se</text:span><text:span text:style-name="T23"> </text:span><text:span text:style-name="T14">(“wash oneself”) could be changed to </text:span><text:span text:style-name="T21">mýt </text:span><text:span text:style-name="T20">ho</text:span><text:span text:style-name="T23"> </text:span><text:span text:style-name="T14">(“wash him”), thus it is an object) or to create a the so-called reflexive passive (AuxR).)</text:span></text:p>
          </table:table-cell>
        </table:table-row>
        <table:table-row>
          <table:table-cell table:style-name="DependencyLabels.A2" office:value-type="string">
            <text:p text:style-name="P24">AuxR</text:p>
          </table:table-cell>
          <table:table-cell table:style-name="DependencyLabels.B2" office:value-type="string">
            <text:p text:style-name="P22">Czech reflexive passive (<text:span text:style-name="T9">to se udělá</text:span> = “that will be done”, lit. “that will do itself”; cf. normal passive <text:span text:style-name="T9">to bude uděláno</text:span>)</text:p>
          </table:table-cell>
        </table:table-row>
        <table:table-row>
          <table:table-cell table:style-name="DependencyLabels.A2" office:value-type="string">
            <text:p text:style-name="P24">AuxY</text:p>
          </table:table-cell>
          <table:table-cell table:style-name="DependencyLabels.B2" office:value-type="string">
            <text:p text:style-name="P22">Non-head coordinating conjunctions and other parts of multi-word constructions</text:p>
          </table:table-cell>
        </table:table-row>
        <table:table-row>
          <table:table-cell table:style-name="DependencyLabels.A2" office:value-type="string">
            <text:p text:style-name="P24">AuxZ</text:p>
          </table:table-cell>
          <table:table-cell table:style-name="DependencyLabels.B2" office:value-type="string">
            <text:p text:style-name="P22">Emphasizing words (Czech <text:span text:style-name="T9">zvláště</text:span>.AuxZ studenti = “especially.AuxZ students”)</text:p>
          </table:table-cell>
        </table:table-row>
        <table:table-row>
          <table:table-cell table:style-name="DependencyLabels.A2" office:value-type="string">
            <text:p text:style-name="P26">AuxO</text:p>
          </table:table-cell>
          <table:table-cell table:style-name="DependencyLabels.B2" office:value-type="string">
            <text:p text:style-name="P25">Emotional, rhythmic particles (Czech <text:span text:style-name="T9">nemohl jsem ti</text:span>.AuxO <text:span text:style-name="T9">usnout</text:span> ~ “I could not fall asleep, you see.AuxO”). If it does not has its own syntactic function, i.e. if it does not belong to any of the other categories then it might belong here.</text:p>
          </table:table-cell>
        </table:table-row>
        <table:table-row>
          <table:table-cell table:style-name="DependencyLabels.A2" office:value-type="string">
            <text:p text:style-name="P22">AuxX</text:p>
          </table:table-cell>
          <table:table-cell table:style-name="DependencyLabels.B2" office:value-type="string">
            <text:p text:style-name="P22">Comma</text:p>
          </table:table-cell>
        </table:table-row>
        <table:table-row>
          <table:table-cell table:style-name="DependencyLabels.A2" office:value-type="string">
            <text:p text:style-name="P22">AuxG</text:p>
          </table:table-cell>
          <table:table-cell table:style-name="DependencyLabels.B2" office:value-type="string">
            <text:p text:style-name="P22">Non-comma punctuation and other graphical symbols</text:p>
          </table:table-cell>
        </table:table-row>
        <table:table-row>
          <table:table-cell table:style-name="DependencyLabels.A2" office:value-type="string">
            <text:p text:style-name="P22">AuxK</text:p>
          </table:table-cell>
          <table:table-cell table:style-name="DependencyLabels.B2" office:value-type="string">
            <text:p text:style-name="P22">Sentence-final punctuation. Typically one of period (“.”), exclamation mark (“!”) and question mark (“?”); sometimes also ellipsis (“…”) and others. Paired punctuation such as brackets and quotation marks is not labeled AuxK even if it appears at the end of the sentence.</text:p>
          </table:table-cell>
        </table:table-row>
      </table:table>
      <text:p text:style-name="P1"/>
      <text:p text:style-name="P1">In the harmonization rules below, we often convert one source label to multiple HamleDT labels, according to additional information (word form, part of speech etc.) Required additional information is described there, with one exception: converting punctuation labels to either AuxX, AuxG or AuxK is trivial and we thus only say “AuxX | AuxG | AuxK”.</text:p>
      <text:h text:style-name="P40" text:outline-level="2"><text:soft-page-break/>Pseudo-afuns</text:h>
      <text:p text:style-name="P1">We also define a few additional syntactic tags that are useful during transformation of the topology of the tree. We first convert whatever labels the original data use to these pseudotags, without touching topology. Then we transform the structure. The code performing the transformation can rely on afuns and pseudo-afuns from one common tagset. All pseudo-afuns are replaced by real afuns during transformation. Pseudo-afuns never appear in the output. They label dependencies that cannot occur in the resulting HamleDT-compliant tree.</text:p>
      <table:table table:name="Tabulka3" table:style-name="Tabulka3">
        <table:table-column table:style-name="Tabulka3.A"/>
        <table:table-column table:style-name="Tabulka3.B"/>
        <table:table-row>
          <table:table-cell table:style-name="Tabulka3.A1" office:value-type="string">
            <text:p text:style-name="P22">PrepArg</text:p>
          </table:table-cell>
          <table:table-cell table:style-name="Tabulka3.B1" office:value-type="string">
            <text:p text:style-name="P22">Argument of a preposition (typically a noun). Later on, this node will take the afun from the preposition and the preposition will get AuxP.</text:p>
          </table:table-cell>
        </table:table-row>
        <table:table-row>
          <table:table-cell table:style-name="Tabulka3.A2" office:value-type="string">
            <text:p text:style-name="P22">SubArg</text:p>
          </table:table-cell>
          <table:table-cell table:style-name="Tabulka3.B2" office:value-type="string">
            <text:p text:style-name="P22">Argument of a subordinator (typically a verb). Later on, this node will take the afun from the subordinator and the subordinator will get AuxC.</text:p>
          </table:table-cell>
        </table:table-row>
        <table:table-row>
          <table:table-cell table:style-name="Tabulka3.A2" office:value-type="string">
            <text:p text:style-name="P22">NumArg</text:p>
          </table:table-cell>
          <table:table-cell table:style-name="Tabulka3.B2" office:value-type="string">
            <text:p text:style-name="P22">Argument of a number (counted noun). Later on, the number and the counted noun will swap positions and the number will get Atr.</text:p>
          </table:table-cell>
        </table:table-row>
        <table:table-row>
          <table:table-cell table:style-name="Tabulka3.A2" office:value-type="string">
            <text:p text:style-name="P22">DetArg</text:p>
          </table:table-cell>
          <table:table-cell table:style-name="Tabulka3.B2" office:value-type="string">
            <text:p text:style-name="P22">Argument of a determiner (typically a noun). Later on, the determiner and the noun will swap positions and the determiner will get <text:span text:style-name="T8">Atr (AuxA?)</text:span>.</text:p>
          </table:table-cell>
        </table:table-row>
        <table:table-row>
          <table:table-cell table:style-name="Tabulka3.A2" office:value-type="string">
            <text:p text:style-name="P22">PossArg</text:p>
          </table:table-cell>
          <table:table-cell table:style-name="Tabulka3.B2" office:value-type="string">
            <text:p text:style-name="P22">Argument of a possessive (possessed noun). Later on, the possessive and the possessed will swap positions and the possessive will get Atr.</text:p>
          </table:table-cell>
        </table:table-row>
        <table:table-row>
          <table:table-cell table:style-name="Tabulka3.A2" office:value-type="string">
            <text:p text:style-name="P22">AdjArg</text:p>
          </table:table-cell>
          <table:table-cell table:style-name="Tabulka3.B2" office:value-type="string">
            <text:p text:style-name="P22">Argument of an adjective (modified noun). Later on, the adjective and the noun will swap positions and the adjective will get Atr.</text:p>
          </table:table-cell>
        </table:table-row>
        <table:table-row>
          <table:table-cell table:style-name="Tabulka3.A2" office:value-type="string">
            <text:p text:style-name="P22">CoordArg</text:p>
          </table:table-cell>
          <table:table-cell table:style-name="Tabulka3.B2" office:value-type="string">
            <text:p text:style-name="P22">Conjunct (probably not the first one, in treebanks with non-Prague-style coordinations). Later on, the coordination will be transformed to Prague style. The conjuncts will take afun describing the relation of the whole coordination to its parent, while the conjunction (which probably beared the main function originally) will be tagged Coord.</text:p>
          </table:table-cell>
        </table:table-row>
      </table:table>
      <text:h text:style-name="P35" text:outline-level="1">Czech</text:h>
      <text:p text:style-name="P1">The data come from the Prague Dependency Treebank 2.0 subset that was used during CoNLL 2007. (See <text:a xlink:type="simple" xlink:href="https://wiki.ufal.ms.mff.cuni.cz/user:zeman:treebanks:cs">https://wiki.ufal.ms.mff.cuni.cz/user:zeman:treebanks:cs</text:a>.) There are 46 distinct afun values. 19 of them bear the “_M” suffix, meaning “member=1”. Of the remaining 27, <text:span text:style-name="T8">we do not want to use the 5 double functions</text:span> AdvAtr, AtrAdv, AtrAtr, AtrObj, ObjAtr because they are rare and most other treebanks do not have similar labels. The first of the two functions will be always selected. The meaning of the 22 remaining values is explained above.<text:note text:id="ftn2" text:note-class="footnote"><text:note-citation>2</text:note-citation><text:note-body><text:p text:style-name="P33">PDT also defines the AuxS function, meaning “sentence”. It is assigned to the artificial sentence root node if necessary. It does not appear in the CoNLL data because this data format does not allow for any annotation of the root node.</text:p></text:note-body></text:note></text:p>
      <text:p text:style-name="P1">The meaning of <text:span text:style-name="T8">Apos</text:span> will change in HamleDT. In PDT, it is a paratactic structure technically comparable to Coord. Unlike Coord, it has mostly (if not always) just two members. In HamleDT, Apos should mark the second member of an apposition, which will be attached as a child to the first member. <text:span text:style-name="T8">This has not been implemented yet.</text:span></text:p>
      <table:table table:name="Table1" table:style-name="Table1">
        <table:table-column table:style-name="Table1.A" table:number-columns-repeated="3"/>
        <table:table-header-rows>
          <table:table-row>
            <table:table-cell table:style-name="Table1.A1" office:value-type="string">
              <text:p text:style-name="P2">Input tag</text:p>
            </table:table-cell>
            <table:table-cell table:style-name="Table1.A1" office:value-type="string">
              <text:p text:style-name="P3">Frequency</text:p>
            </table:table-cell>
            <table:table-cell table:style-name="Table1.C1" office:value-type="string">
              <text:p text:style-name="P4">Output tag</text:p>
            </table:table-cell>
          </table:table-row>
        </table:table-header-rows>
        <table:table-row>
          <table:table-cell table:style-name="Table1.A2" office:value-type="string">
            <text:p text:style-name="P1">Adv</text:p>
          </table:table-cell>
          <table:table-cell table:style-name="Table1.B2" office:value-type="float" office:value="41869">
            <text:p text:style-name="P6">41869</text:p>
          </table:table-cell>
          <table:table-cell table:style-name="Table1.C47" office:value-type="string">
            <text:p text:style-name="P7">Adv</text:p>
          </table:table-cell>
        </table:table-row>
        <table:table-row>
          <table:table-cell table:style-name="Table1.A2" office:value-type="string">
            <text:p text:style-name="P1">Adv_M</text:p>
          </table:table-cell>
          <table:table-cell table:style-name="Table1.B2" office:value-type="float" office:value="3612">
            <text:p text:style-name="P6">3612</text:p>
          </table:table-cell>
          <table:table-cell table:style-name="Table1.C47" office:value-type="string">
            <text:p text:style-name="P7">Adv</text:p>
          </table:table-cell>
        </table:table-row>
        <table:table-row>
          <table:table-cell table:style-name="Table1.A2" office:value-type="string">
            <text:p text:style-name="P1">AdvAtr</text:p>
          </table:table-cell>
          <table:table-cell table:style-name="Table1.B2" office:value-type="float" office:value="140">
            <text:p text:style-name="P6">140</text:p>
          </table:table-cell>
          <table:table-cell table:style-name="Table1.C47" office:value-type="string">
            <text:p text:style-name="P7">Adv</text:p>
          </table:table-cell>
        </table:table-row>
        <table:table-row>
          <table:table-cell table:style-name="Table1.A2" office:value-type="string">
            <text:p text:style-name="P1">AdvAtr_M</text:p>
          </table:table-cell>
          <table:table-cell table:style-name="Table1.B2" office:value-type="float" office:value="4">
            <text:p text:style-name="P6">4</text:p>
          </table:table-cell>
          <table:table-cell table:style-name="Table1.C47" office:value-type="string">
            <text:p text:style-name="P7">Adv</text:p>
          </table:table-cell>
        </table:table-row>
        <table:table-row>
          <table:table-cell table:style-name="Table1.A2" office:value-type="string">
            <text:p text:style-name="P1">Apos</text:p>
          </table:table-cell>
          <table:table-cell table:style-name="Table1.B2" office:value-type="float" office:value="1942">
            <text:p text:style-name="P6">1942</text:p>
          </table:table-cell>
          <table:table-cell table:style-name="Table1.C47" office:value-type="string">
            <text:p text:style-name="P7">Apos</text:p>
          </table:table-cell>
        </table:table-row>
        <table:table-row>
          <table:table-cell table:style-name="Table1.A2" office:value-type="string">
            <text:p text:style-name="P1">Apos_M</text:p>
          </table:table-cell>
          <table:table-cell table:style-name="Table1.B2" office:value-type="float" office:value="224">
            <text:p text:style-name="P6">224</text:p>
          </table:table-cell>
          <table:table-cell table:style-name="Table1.C47" office:value-type="string">
            <text:p text:style-name="P7">Apos</text:p>
          </table:table-cell>
        </table:table-row>
        <table:table-row>
          <table:table-cell table:style-name="Table1.A2" office:value-type="string">
            <text:p text:style-name="P1">Atr</text:p>
          </table:table-cell>
          <table:table-cell table:style-name="Table1.B2" office:value-type="float" office:value="113597">
            <text:p text:style-name="P6">113597</text:p>
          </table:table-cell>
          <table:table-cell table:style-name="Table1.C47" office:value-type="string">
            <text:p text:style-name="P7">Atr</text:p>
          </table:table-cell>
        </table:table-row>
        <table:table-row>
          <table:table-cell table:style-name="Table1.A2" office:value-type="string">
            <text:p text:style-name="P1">Atr_M</text:p>
          </table:table-cell>
          <table:table-cell table:style-name="Table1.B2" office:value-type="float" office:value="11567">
            <text:p text:style-name="P6">11567</text:p>
          </table:table-cell>
          <table:table-cell table:style-name="Table1.C47" office:value-type="string">
            <text:p text:style-name="P7">Atr</text:p>
          </table:table-cell>
        </table:table-row>
        <table:table-row>
          <table:table-cell table:style-name="Table1.A2" office:value-type="string">
            <text:p text:style-name="P1">AtrAdv</text:p>
          </table:table-cell>
          <table:table-cell table:style-name="Table1.B2" office:value-type="float" office:value="647">
            <text:p text:style-name="P6">647</text:p>
          </table:table-cell>
          <table:table-cell table:style-name="Table1.C47" office:value-type="string">
            <text:p text:style-name="P7">Atr</text:p>
          </table:table-cell>
        </table:table-row>
        <table:table-row>
          <table:table-cell table:style-name="Table1.A2" office:value-type="string">
            <text:p text:style-name="P1">AtrAdv_M</text:p>
          </table:table-cell>
          <table:table-cell table:style-name="Table1.B2" office:value-type="float" office:value="84">
            <text:p text:style-name="P6">84</text:p>
          </table:table-cell>
          <table:table-cell table:style-name="Table1.C47" office:value-type="string">
            <text:p text:style-name="P7">Atr</text:p>
          </table:table-cell>
        </table:table-row>
        <table:table-row>
          <table:table-cell table:style-name="Table1.A2" office:value-type="string">
            <text:p text:style-name="P1">AtrAtr</text:p>
          </table:table-cell>
          <table:table-cell table:style-name="Table1.B2" office:value-type="float" office:value="222">
            <text:p text:style-name="P6">222</text:p>
          </table:table-cell>
          <table:table-cell table:style-name="Table1.C47" office:value-type="string">
            <text:p text:style-name="P7">Atr</text:p>
          </table:table-cell>
        </table:table-row>
        <table:table-row>
          <table:table-cell table:style-name="Table1.A2" office:value-type="string">
            <text:p text:style-name="P1">AtrAtr_M</text:p>
          </table:table-cell>
          <table:table-cell table:style-name="Table1.B2" office:value-type="float" office:value="8">
            <text:p text:style-name="P6">8</text:p>
          </table:table-cell>
          <table:table-cell table:style-name="Table1.C47" office:value-type="string">
            <text:p text:style-name="P7">Atr</text:p>
          </table:table-cell>
        </table:table-row>
        <table:table-row>
          <table:table-cell table:style-name="Table1.A2" office:value-type="string">
            <text:p text:style-name="P1">AtrObj</text:p>
          </table:table-cell>
          <table:table-cell table:style-name="Table1.B2" office:value-type="float" office:value="23">
            <text:p text:style-name="P6">23</text:p>
          </table:table-cell>
          <table:table-cell table:style-name="Table1.C47" office:value-type="string">
            <text:p text:style-name="P7">Atr</text:p>
          </table:table-cell>
        </table:table-row>
        <table:table-row>
          <table:table-cell table:style-name="Table1.A2" office:value-type="string">
            <text:p text:style-name="P1">AtrObj_M</text:p>
          </table:table-cell>
          <table:table-cell table:style-name="Table1.B2" office:value-type="float" office:value="6">
            <text:p text:style-name="P6">6</text:p>
          </table:table-cell>
          <table:table-cell table:style-name="Table1.C47" office:value-type="string">
            <text:p text:style-name="P7">Atr</text:p>
          </table:table-cell>
        </table:table-row>
        <table:table-row>
          <table:table-cell table:style-name="Table1.A2" office:value-type="string">
            <text:p text:style-name="P1">Atv</text:p>
          </table:table-cell>
          <table:table-cell table:style-name="Table1.B2" office:value-type="float" office:value="687">
            <text:p text:style-name="P6">687</text:p>
          </table:table-cell>
          <table:table-cell table:style-name="Table1.C47" office:value-type="string">
            <text:p text:style-name="P7">Atv</text:p>
          </table:table-cell>
        </table:table-row>
        <table:table-row>
          <table:table-cell table:style-name="Table1.A2" office:value-type="string">
            <text:p text:style-name="P1">Atv_M</text:p>
          </table:table-cell>
          <table:table-cell table:style-name="Table1.B2" office:value-type="float" office:value="64">
            <text:p text:style-name="P6">64</text:p>
          </table:table-cell>
          <table:table-cell table:style-name="Table1.C47" office:value-type="string">
            <text:p text:style-name="P7">Atv</text:p>
          </table:table-cell>
        </table:table-row>
        <table:table-row>
          <table:table-cell table:style-name="Table1.A2" office:value-type="string">
            <text:p text:style-name="P1">AtvV</text:p>
          </table:table-cell>
          <table:table-cell table:style-name="Table1.B2" office:value-type="float" office:value="296">
            <text:p text:style-name="P6">296</text:p>
          </table:table-cell>
          <table:table-cell table:style-name="Table1.C47" office:value-type="string">
            <text:p text:style-name="P7">AtvV</text:p>
          </table:table-cell>
        </table:table-row>
        <table:table-row>
          <table:table-cell table:style-name="Table1.A2" office:value-type="string">
            <text:p text:style-name="P1">AtvV_M</text:p>
          </table:table-cell>
          <table:table-cell table:style-name="Table1.B2" office:value-type="float" office:value="16">
            <text:p text:style-name="P6">16</text:p>
          </table:table-cell>
          <table:table-cell table:style-name="Table1.C47" office:value-type="string">
            <text:p text:style-name="P7">AtvV</text:p>
          </table:table-cell>
        </table:table-row>
        <table:table-row>
          <table:table-cell table:style-name="Table1.A2" office:value-type="string">
            <text:p text:style-name="P1">AuxC</text:p>
          </table:table-cell>
          <table:table-cell table:style-name="Table1.B2" office:value-type="float" office:value="7335">
            <text:p text:style-name="P6">7335</text:p>
          </table:table-cell>
          <table:table-cell table:style-name="Table1.C47" office:value-type="string">
            <text:p text:style-name="P7">AuxC<text:soft-page-break/></text:p>
          </table:table-cell>
        </table:table-row>
        <table:table-row>
          <table:table-cell table:style-name="Table1.A2" office:value-type="string">
            <text:p text:style-name="P1">AuxC_M</text:p>
          </table:table-cell>
          <table:table-cell table:style-name="Table1.B2" office:value-type="float" office:value="5">
            <text:p text:style-name="P6">5</text:p>
          </table:table-cell>
          <table:table-cell table:style-name="Table1.C47" office:value-type="string">
            <text:p text:style-name="P7">AuxC</text:p>
          </table:table-cell>
        </table:table-row>
        <table:table-row>
          <table:table-cell table:style-name="Table1.A2" office:value-type="string">
            <text:p text:style-name="P1">AuxG</text:p>
          </table:table-cell>
          <table:table-cell table:style-name="Table1.B2" office:value-type="float" office:value="11527">
            <text:p text:style-name="P6">11527</text:p>
          </table:table-cell>
          <table:table-cell table:style-name="Table1.C47" office:value-type="string">
            <text:p text:style-name="P7">AuxG</text:p>
          </table:table-cell>
        </table:table-row>
        <table:table-row>
          <table:table-cell table:style-name="Table1.A2" office:value-type="string">
            <text:p text:style-name="P1">AuxK</text:p>
          </table:table-cell>
          <table:table-cell table:style-name="Table1.B2" office:value-type="float" office:value="22810">
            <text:p text:style-name="P6">22810</text:p>
          </table:table-cell>
          <table:table-cell table:style-name="Table1.C47" office:value-type="string">
            <text:p text:style-name="P7">AuxK</text:p>
          </table:table-cell>
        </table:table-row>
        <table:table-row>
          <table:table-cell table:style-name="Table1.A2" office:value-type="string">
            <text:p text:style-name="P1">AuxO</text:p>
          </table:table-cell>
          <table:table-cell table:style-name="Table1.B2" office:value-type="float" office:value="114">
            <text:p text:style-name="P6">114</text:p>
          </table:table-cell>
          <table:table-cell table:style-name="Table1.C47" office:value-type="string">
            <text:p text:style-name="P7">AuxO</text:p>
          </table:table-cell>
        </table:table-row>
        <table:table-row>
          <table:table-cell table:style-name="Table1.A2" office:value-type="string">
            <text:p text:style-name="P1">AuxP</text:p>
          </table:table-cell>
          <table:table-cell table:style-name="Table1.B2" office:value-type="float" office:value="43472">
            <text:p text:style-name="P6">43472</text:p>
          </table:table-cell>
          <table:table-cell table:style-name="Table1.C47" office:value-type="string">
            <text:p text:style-name="P7">AuxP</text:p>
          </table:table-cell>
        </table:table-row>
        <table:table-row>
          <table:table-cell table:style-name="Table1.A2" office:value-type="string">
            <text:p text:style-name="P1">AuxP_M</text:p>
          </table:table-cell>
          <table:table-cell table:style-name="Table1.B2" office:value-type="float" office:value="1">
            <text:p text:style-name="P6">1</text:p>
          </table:table-cell>
          <table:table-cell table:style-name="Table1.C47" office:value-type="string">
            <text:p text:style-name="P7">AuxP</text:p>
          </table:table-cell>
        </table:table-row>
        <table:table-row>
          <table:table-cell table:style-name="Table1.A2" office:value-type="string">
            <text:p text:style-name="P1">AuxR</text:p>
          </table:table-cell>
          <table:table-cell table:style-name="Table1.B2" office:value-type="float" office:value="1423">
            <text:p text:style-name="P6">1423</text:p>
          </table:table-cell>
          <table:table-cell table:style-name="Table1.C47" office:value-type="string">
            <text:p text:style-name="P7">AuxR</text:p>
          </table:table-cell>
        </table:table-row>
        <table:table-row>
          <table:table-cell table:style-name="Table1.A2" office:value-type="string">
            <text:p text:style-name="P1">AuxT</text:p>
          </table:table-cell>
          <table:table-cell table:style-name="Table1.B2" office:value-type="float" office:value="4943">
            <text:p text:style-name="P6">4943</text:p>
          </table:table-cell>
          <table:table-cell table:style-name="Table1.C47" office:value-type="string">
            <text:p text:style-name="P7">AuxT</text:p>
          </table:table-cell>
        </table:table-row>
        <table:table-row>
          <table:table-cell table:style-name="Table1.A2" office:value-type="string">
            <text:p text:style-name="P1">AuxV</text:p>
          </table:table-cell>
          <table:table-cell table:style-name="Table1.B2" office:value-type="float" office:value="5290">
            <text:p text:style-name="P6">5290</text:p>
          </table:table-cell>
          <table:table-cell table:style-name="Table1.C47" office:value-type="string">
            <text:p text:style-name="P7">AuxV</text:p>
          </table:table-cell>
        </table:table-row>
        <table:table-row>
          <table:table-cell table:style-name="Table1.A2" office:value-type="string">
            <text:p text:style-name="P1">AuxX</text:p>
          </table:table-cell>
          <table:table-cell table:style-name="Table1.B2" office:value-type="float" office:value="21435">
            <text:p text:style-name="P6">21435</text:p>
          </table:table-cell>
          <table:table-cell table:style-name="Table1.C47" office:value-type="string">
            <text:p text:style-name="P7">AuxX</text:p>
          </table:table-cell>
        </table:table-row>
        <table:table-row>
          <table:table-cell table:style-name="Table1.A2" office:value-type="string">
            <text:p text:style-name="P1">AuxY</text:p>
          </table:table-cell>
          <table:table-cell table:style-name="Table1.B2" office:value-type="float" office:value="3391">
            <text:p text:style-name="P6">3391</text:p>
          </table:table-cell>
          <table:table-cell table:style-name="Table1.C47" office:value-type="string">
            <text:p text:style-name="P7">AuxY</text:p>
          </table:table-cell>
        </table:table-row>
        <table:table-row>
          <table:table-cell table:style-name="Table1.A2" office:value-type="string">
            <text:p text:style-name="P1">AuxY_M</text:p>
          </table:table-cell>
          <table:table-cell table:style-name="Table1.B2" office:value-type="float" office:value="1">
            <text:p text:style-name="P6">1</text:p>
          </table:table-cell>
          <table:table-cell table:style-name="Table1.C47" office:value-type="string">
            <text:p text:style-name="P7">AuxY</text:p>
          </table:table-cell>
        </table:table-row>
        <table:table-row>
          <table:table-cell table:style-name="Table1.A2" office:value-type="string">
            <text:p text:style-name="P1">AuxZ</text:p>
          </table:table-cell>
          <table:table-cell table:style-name="Table1.B2" office:value-type="float" office:value="6913">
            <text:p text:style-name="P6">6913</text:p>
          </table:table-cell>
          <table:table-cell table:style-name="Table1.C47" office:value-type="string">
            <text:p text:style-name="P7">AuxZ</text:p>
          </table:table-cell>
        </table:table-row>
        <table:table-row>
          <table:table-cell table:style-name="Table1.A2" office:value-type="string">
            <text:p text:style-name="P1">AuxZ_M</text:p>
          </table:table-cell>
          <table:table-cell table:style-name="Table1.B2" office:value-type="float" office:value="8">
            <text:p text:style-name="P6">8</text:p>
          </table:table-cell>
          <table:table-cell table:style-name="Table1.C47" office:value-type="string">
            <text:p text:style-name="P7">AuxZ</text:p>
          </table:table-cell>
        </table:table-row>
        <table:table-row>
          <table:table-cell table:style-name="Table1.A2" office:value-type="string">
            <text:p text:style-name="P1">Coord</text:p>
          </table:table-cell>
          <table:table-cell table:style-name="Table1.B2" office:value-type="float" office:value="15950">
            <text:p text:style-name="P6">15950</text:p>
          </table:table-cell>
          <table:table-cell table:style-name="Table1.C47" office:value-type="string">
            <text:p text:style-name="P7">Coord</text:p>
          </table:table-cell>
        </table:table-row>
        <table:table-row>
          <table:table-cell table:style-name="Table1.A2" office:value-type="string">
            <text:p text:style-name="P1">Coord_M</text:p>
          </table:table-cell>
          <table:table-cell table:style-name="Table1.B2" office:value-type="float" office:value="1918">
            <text:p text:style-name="P6">1918</text:p>
          </table:table-cell>
          <table:table-cell table:style-name="Table1.C47" office:value-type="string">
            <text:p text:style-name="P7">Coord</text:p>
          </table:table-cell>
        </table:table-row>
        <table:table-row>
          <table:table-cell table:style-name="Table1.A2" office:value-type="string">
            <text:p text:style-name="P1">ExD</text:p>
          </table:table-cell>
          <table:table-cell table:style-name="Table1.B2" office:value-type="float" office:value="9263">
            <text:p text:style-name="P6">9263</text:p>
          </table:table-cell>
          <table:table-cell table:style-name="Table1.C47" office:value-type="string">
            <text:p text:style-name="P7">ExD</text:p>
          </table:table-cell>
        </table:table-row>
        <table:table-row>
          <table:table-cell table:style-name="Table1.A2" office:value-type="string">
            <text:p text:style-name="P1">ExD_M</text:p>
          </table:table-cell>
          <table:table-cell table:style-name="Table1.B2" office:value-type="float" office:value="5881">
            <text:p text:style-name="P6">5881</text:p>
          </table:table-cell>
          <table:table-cell table:style-name="Table1.C47" office:value-type="string">
            <text:p text:style-name="P7">ExD</text:p>
          </table:table-cell>
        </table:table-row>
        <table:table-row>
          <table:table-cell table:style-name="Table1.A2" office:value-type="string">
            <text:p text:style-name="P1">Obj</text:p>
          </table:table-cell>
          <table:table-cell table:style-name="Table1.B2" office:value-type="float" office:value="30949">
            <text:p text:style-name="P6">30949</text:p>
          </table:table-cell>
          <table:table-cell table:style-name="Table1.C47" office:value-type="string">
            <text:p text:style-name="P7">Obj</text:p>
          </table:table-cell>
        </table:table-row>
        <table:table-row>
          <table:table-cell table:style-name="Table1.A2" office:value-type="string">
            <text:p text:style-name="P1">Obj_M</text:p>
          </table:table-cell>
          <table:table-cell table:style-name="Table1.B2" office:value-type="float" office:value="5027">
            <text:p text:style-name="P6">5027</text:p>
          </table:table-cell>
          <table:table-cell table:style-name="Table1.C47" office:value-type="string">
            <text:p text:style-name="P7">Obj</text:p>
          </table:table-cell>
        </table:table-row>
        <table:table-row>
          <table:table-cell table:style-name="Table1.A2" office:value-type="string">
            <text:p text:style-name="P1">ObjAtr</text:p>
          </table:table-cell>
          <table:table-cell table:style-name="Table1.B2" office:value-type="float" office:value="18">
            <text:p text:style-name="P6">18</text:p>
          </table:table-cell>
          <table:table-cell table:style-name="Table1.C47" office:value-type="string">
            <text:p text:style-name="P7">Obj</text:p>
          </table:table-cell>
        </table:table-row>
        <table:table-row>
          <table:table-cell table:style-name="Table1.A2" office:value-type="string">
            <text:p text:style-name="P1">Pnom</text:p>
          </table:table-cell>
          <table:table-cell table:style-name="Table1.B2" office:value-type="float" office:value="5793">
            <text:p text:style-name="P6">5793</text:p>
          </table:table-cell>
          <table:table-cell table:style-name="Table1.C47" office:value-type="string">
            <text:p text:style-name="P7">Pnom</text:p>
          </table:table-cell>
        </table:table-row>
        <table:table-row>
          <table:table-cell table:style-name="Table1.A2" office:value-type="string">
            <text:p text:style-name="P1">Pnom_M</text:p>
          </table:table-cell>
          <table:table-cell table:style-name="Table1.B2" office:value-type="float" office:value="542">
            <text:p text:style-name="P6">542</text:p>
          </table:table-cell>
          <table:table-cell table:style-name="Table1.C47" office:value-type="string">
            <text:p text:style-name="P7">Pnom</text:p>
          </table:table-cell>
        </table:table-row>
        <table:table-row>
          <table:table-cell table:style-name="Table1.A2" office:value-type="string">
            <text:p text:style-name="P1">Pred</text:p>
          </table:table-cell>
          <table:table-cell table:style-name="Table1.B2" office:value-type="float" office:value="16793">
            <text:p text:style-name="P6">16793</text:p>
          </table:table-cell>
          <table:table-cell table:style-name="Table1.C47" office:value-type="string">
            <text:p text:style-name="P7">Pred</text:p>
          </table:table-cell>
        </table:table-row>
        <table:table-row>
          <table:table-cell table:style-name="Table1.A2" office:value-type="string">
            <text:p text:style-name="P1">Pred_M</text:p>
          </table:table-cell>
          <table:table-cell table:style-name="Table1.B2" office:value-type="float" office:value="9364">
            <text:p text:style-name="P6">9364</text:p>
          </table:table-cell>
          <table:table-cell table:style-name="Table1.C47" office:value-type="string">
            <text:p text:style-name="P7">Pred</text:p>
          </table:table-cell>
        </table:table-row>
        <table:table-row>
          <table:table-cell table:style-name="Table1.A2" office:value-type="string">
            <text:p text:style-name="P1">Sb</text:p>
          </table:table-cell>
          <table:table-cell table:style-name="Table1.B2" office:value-type="float" office:value="27289">
            <text:p text:style-name="P6">27289</text:p>
          </table:table-cell>
          <table:table-cell table:style-name="Table1.C47" office:value-type="string">
            <text:p text:style-name="P7">Sb</text:p>
          </table:table-cell>
        </table:table-row>
        <text:soft-page-break/>
        <table:table-row>
          <table:table-cell table:style-name="Table1.A2" office:value-type="string">
            <text:p text:style-name="P1">Sb_M</text:p>
          </table:table-cell>
          <table:table-cell table:style-name="Table1.B2" office:value-type="float" office:value="4557">
            <text:p text:style-name="P6">4557</text:p>
          </table:table-cell>
          <table:table-cell table:style-name="Table1.C47" office:value-type="string">
            <text:p text:style-name="P7">Sb</text:p>
          </table:table-cell>
        </table:table-row>
      </table:table>
      <text:p text:style-name="P1"/>
      <text:h text:style-name="P35" text:outline-level="1">Arabic</text:h>
      <text:p text:style-name="P1">The data come from the Prague Arabic Dependency Treebank 1.0, as used during CoNLL 2007. (See <text:a xlink:type="simple" xlink:href="https://wiki.ufal.ms.mff.cuni.cz/user:zeman:treebanks:ar">https://wiki.ufal.ms.mff.cuni.cz/user:zeman:treebanks:ar</text:a>.) There are 29 distinct afun values, mostly taken from the Czech PDT. However, 6 of them are unique to PADT:<text:note text:id="ftn3" text:note-class="footnote"><text:note-citation>3</text:note-citation><text:note-body><text:p text:style-name="P34">Since PADT has been created at the same institute as PDT, we originally intended to keep all its afuns intact. That would mean that these 6 values must be added to the HamleDT tagset. We are now re-investigating whether such Arabic-specific extension is really necessary.</text:p></text:note-body></text:note></text:p>
      <table:table table:name="Table3" table:style-name="Table3">
        <table:table-column table:style-name="Table3.A"/>
        <table:table-column table:style-name="Table3.B"/>
        <table:table-row>
          <table:table-cell table:style-name="Table3.A1" office:value-type="string">
            <text:p text:style-name="Table_20_Contents">PredP</text:p>
          </table:table-cell>
          <table:table-cell table:style-name="Table3.B1" office:value-type="string">
            <text:p text:style-name="P7">Preposition rooting an impersonal nominal sentence.<text:note text:id="ftn4" text:note-class="footnote"><text:note-citation>4</text:note-citation><text:note-body><text:p text:style-name="Footnote"><text:span text:style-name="T2">According to </text:span><text:a xlink:type="simple" xlink:href="http://arabic.tripod.com/VerbLikeParticles1.htm">http://arabic.tripod.com/VerbLikeParticles1.htm</text:a><text:span text:style-name="T2">, </text:span><text:span text:style-name="T3">nominal sentence</text:span><text:span text:style-name="T4"> does not necessarily mean that there is no verb. It could mean that the subject precedes the verb (unlike in normal </text:span><text:span text:style-name="T3">verbal sentences</text:span><text:span text:style-name="T4"> where the verb comes first).</text:span></text:p></text:note-body></text:note></text:p>
            <text:p text:style-name="P7"><text:span text:style-name="T9">fI</text:span>.PredP ( <text:span text:style-name="T9">al-bayti</text:span>.Adv <text:span text:style-name="T9">nAfiVatun</text:span>.Sb ) <text:span text:style-name="T9">.</text:span>.AuxK</text:p>
            <text:p text:style-name="P7"><text:span text:style-name="T9">la-</text:span>.PredP ( <text:span text:style-name="T9">-hu</text:span>.Obj <text:span text:style-name="T9">baytun</text:span>.Sb ) <text:span text:style-name="T9">.</text:span>.AuxK</text:p>
          </table:table-cell>
        </table:table-row>
        <table:table-row>
          <table:table-cell table:style-name="Table3.A2" office:value-type="string">
            <text:p text:style-name="Table_20_Contents">PredE</text:p>
          </table:table-cell>
          <table:table-cell table:style-name="Table3.B2" office:value-type="string">
            <text:p text:style-name="P7">Existential predicate of an existential nominal sentence.</text:p>
            <text:p text:style-name="P7">( <text:span text:style-name="T9">fI</text:span>.AuxP ( <text:span text:style-name="T9">al-insAni</text:span>.Adv ) ) <text:span text:style-name="T9">hunAka</text:span>.PredE ( <text:span text:style-name="T9">sirrun</text:span>.Sb )</text:p>
          </table:table-cell>
        </table:table-row>
        <table:table-row>
          <table:table-cell table:style-name="Table3.A2" office:value-type="string">
            <text:p text:style-name="Table_20_Contents">PredC</text:p>
          </table:table-cell>
          <table:table-cell table:style-name="Table3.B2" office:value-type="string">
            <text:p text:style-name="P7">Subordinated clause functioning as a nominal predicate. The verb of the clause is tagged Pnom, the conjunction is tagged PredC.</text:p>
            <text:p text:style-name="P7">( <text:span text:style-name="T9">al-mas'alatu</text:span>.Sb ) <text:span text:style-name="T9">anna</text:span>.PredC ( <text:s/>( <text:span text:style-name="T9">-nA</text:span>.Sb <text:span text:style-name="T9">lam</text:span>.AuxM ( <text:span text:style-name="T9">nakun</text:span>.Pnom ) <text:span text:style-name="T9">hunAka</text:span>.Adv ) <text:span text:style-name="T9">.</text:span>.AuxK</text:p>
          </table:table-cell>
        </table:table-row>
        <table:table-row>
          <table:table-cell table:style-name="Table3.A2" office:value-type="string">
            <text:p text:style-name="Table_20_Contents">Ante</text:p>
          </table:table-cell>
          <table:table-cell table:style-name="Table3.B2" office:value-type="string">
            <text:p text:style-name="P7">Antepositioned verbal member. If it is not a subject, the antepositioned member has to receive this special function because the real grammatical role in the sentence is played by the referencing pronoun.</text:p>
            <text:p text:style-name="P21"><text:span text:style-name="T25">( </text:span><text:span text:style-name="T31">inna</text:span><text:span text:style-name="T25">.AuxE ( </text:span><text:span text:style-name="T31">al-lAha</text:span><text:span text:style-name="T25">.</text:span><text:span text:style-name="T26">Ante </text:span><text:span text:style-name="T25">) ) </text:span><text:span text:style-name="T31">nu'minu</text:span><text:span text:style-name="T25">.Pred ( </text:span><text:span text:style-name="T31">bi-</text:span><text:span text:style-name="T25">.AuxP </text:span><text:span text:style-name="T27">( </text:span><text:span text:style-name="T30">-hi</text:span><text:span text:style-name="T27">.Obj</text:span><text:span text:style-name="T28">_Ref </text:span><text:span text:style-name="T27">) ) ( </text:span><text:span text:style-name="T30">Tula</text:span><text:span text:style-name="T27">.AuxP ( </text:span><text:span text:style-name="T30">HayawAti</text:span><text:span text:style-name="T27">.Adv ( </text:span><text:span text:style-name="T30">-nA</text:span><text:span text:style-name="T27">.Atr ) ) )</text:span><text:span text:style-name="T29">.</text:span></text:p>
          </table:table-cell>
        </table:table-row>
        <table:table-row>
          <table:table-cell table:style-name="Table3.A2" office:value-type="string">
            <text:p text:style-name="Table_20_Contents">AuxE</text:p>
          </table:table-cell>
          <table:table-cell table:style-name="Table3.B2" office:value-type="string">
            <text:p text:style-name="P7">Emphatic particle <text:span text:style-name="T9">(qad, laqad, innamA, iVan, la, inna, anna, HattA)</text:span></text:p>
          </table:table-cell>
        </table:table-row>
        <table:table-row>
          <table:table-cell table:style-name="Table3.A2" office:value-type="string">
            <text:p text:style-name="Table_20_Contents">AuxM</text:p>
          </table:table-cell>
          <table:table-cell table:style-name="Table3.B2" office:value-type="string">
            <text:p text:style-name="P7">Particle <text:span text:style-name="T9">mA</text:span> performing verbal negation; other particles functioning as verbal modifiers <text:span text:style-name="T9">(lam, lan, lA, sa, sawfa)</text:span></text:p>
          </table:table-cell>
        </table:table-row>
      </table:table>
      <text:p text:style-name="P1"/>
      <text:p text:style-name="P1">Note that there are no “_M” suffixes, unlike in Czech. The information about coordination membership has been lost during the conversion to the CoNLL data format.</text:p>
      <table:table table:name="Table2" table:style-name="Table2">
        <table:table-column table:style-name="Table2.A" table:number-columns-repeated="3"/>
        <table:table-header-rows>
          <table:table-row>
            <table:table-cell table:style-name="Table2.A1" office:value-type="string">
              <text:p text:style-name="P2">Input tag</text:p>
            </table:table-cell>
            <table:table-cell table:style-name="Table2.A1" office:value-type="string">
              <text:p text:style-name="P3">Frequency</text:p>
            </table:table-cell>
            <table:table-cell table:style-name="Table2.C1" office:value-type="string">
              <text:p text:style-name="P4">Output tag</text:p>
            </table:table-cell>
          </table:table-row>
        </table:table-header-rows>
        <table:table-row>
          <table:table-cell table:style-name="Table2.A2" office:value-type="string">
            <text:p text:style-name="Standard">Atr</text:p>
          </table:table-cell>
          <table:table-cell table:style-name="Table2.A2" office:value-type="string">
            <text:p text:style-name="P27">40926 </text:p>
          </table:table-cell>
          <table:table-cell table:style-name="Table2.C2" office:value-type="string">
            <text:p text:style-name="P7">Atr</text:p>
          </table:table-cell>
        </table:table-row>
        <table:table-row>
          <table:table-cell table:style-name="Table2.A2" office:value-type="string">
            <text:p text:style-name="Standard">AuxP</text:p>
          </table:table-cell>
          <table:table-cell table:style-name="Table2.A2" office:value-type="string">
            <text:p text:style-name="P27">15900 </text:p>
          </table:table-cell>
          <table:table-cell table:style-name="Table2.C2" office:value-type="string">
            <text:p text:style-name="P7">AuxP</text:p>
          </table:table-cell>
        </table:table-row>
        <table:table-row>
          <table:table-cell table:style-name="Table2.A2" office:value-type="string">
            <text:p text:style-name="Standard">Obj</text:p>
          </table:table-cell>
          <table:table-cell table:style-name="Table2.A2" office:value-type="string">
            <text:p text:style-name="P27">11556 </text:p>
          </table:table-cell>
          <table:table-cell table:style-name="Table2.C2" office:value-type="string">
            <text:p text:style-name="P7">Obj</text:p>
          </table:table-cell>
        </table:table-row>
        <table:table-row>
          <table:table-cell table:style-name="Table2.A2" office:value-type="string">
            <text:p text:style-name="Standard">Adv</text:p>
          </table:table-cell>
          <table:table-cell table:style-name="Table2.A2" office:value-type="string">
            <text:p text:style-name="P27">8158 </text:p>
          </table:table-cell>
          <table:table-cell table:style-name="Table2.C2" office:value-type="string">
            <text:p text:style-name="P7">Adv</text:p>
          </table:table-cell>
        </table:table-row>
        <table:table-row>
          <table:table-cell table:style-name="Table2.A2" office:value-type="string">
            <text:p text:style-name="Standard">Sb</text:p>
          </table:table-cell>
          <table:table-cell table:style-name="Table2.A2" office:value-type="string">
            <text:p text:style-name="P27">7538 </text:p>
          </table:table-cell>
          <table:table-cell table:style-name="Table2.C2" office:value-type="string">
            <text:p text:style-name="P7">Sb</text:p>
          </table:table-cell>
        </table:table-row>
        <table:table-row>
          <table:table-cell table:style-name="Table2.A2" office:value-type="string">
            <text:p text:style-name="Standard">AuxY</text:p>
          </table:table-cell>
          <table:table-cell table:style-name="Table2.A2" office:value-type="string">
            <text:p text:style-name="P27">6809 </text:p>
          </table:table-cell>
          <table:table-cell table:style-name="Table2.C2" office:value-type="string">
            <text:p text:style-name="P7">AuxY</text:p>
          </table:table-cell>
        </table:table-row>
        <text:soft-page-break/>
        <table:table-row>
          <table:table-cell table:style-name="Table2.A2" office:value-type="string">
            <text:p text:style-name="Standard">AuxG</text:p>
          </table:table-cell>
          <table:table-cell table:style-name="Table2.A2" office:value-type="string">
            <text:p text:style-name="P27">5956 </text:p>
          </table:table-cell>
          <table:table-cell table:style-name="Table2.C2" office:value-type="string">
            <text:p text:style-name="P7">AuxG</text:p>
          </table:table-cell>
        </table:table-row>
        <table:table-row>
          <table:table-cell table:style-name="Table2.A2" office:value-type="string">
            <text:p text:style-name="Standard">Coord</text:p>
          </table:table-cell>
          <table:table-cell table:style-name="Table2.A2" office:value-type="string">
            <text:p text:style-name="P27">4386 </text:p>
          </table:table-cell>
          <table:table-cell table:style-name="Table2.C2" office:value-type="string">
            <text:p text:style-name="P7">Coord</text:p>
          </table:table-cell>
        </table:table-row>
        <table:table-row>
          <table:table-cell table:style-name="Table2.A2" office:value-type="string">
            <text:p text:style-name="Standard">Pred</text:p>
          </table:table-cell>
          <table:table-cell table:style-name="Table2.A2" office:value-type="string">
            <text:p text:style-name="P27">3769 </text:p>
          </table:table-cell>
          <table:table-cell table:style-name="Table2.C2" office:value-type="string">
            <text:p text:style-name="P7">Pred</text:p>
          </table:table-cell>
        </table:table-row>
        <table:table-row>
          <table:table-cell table:style-name="Table2.A2" office:value-type="string">
            <text:p text:style-name="Standard">AuxK</text:p>
          </table:table-cell>
          <table:table-cell table:style-name="Table2.A2" office:value-type="string">
            <text:p text:style-name="P27">3142 </text:p>
          </table:table-cell>
          <table:table-cell table:style-name="Table2.C2" office:value-type="string">
            <text:p text:style-name="P7">AuxK</text:p>
          </table:table-cell>
        </table:table-row>
        <table:table-row>
          <table:table-cell table:style-name="Table2.A2" office:value-type="string">
            <text:p text:style-name="Standard">AuxC</text:p>
          </table:table-cell>
          <table:table-cell table:style-name="Table2.A2" office:value-type="string">
            <text:p text:style-name="P27">2747 </text:p>
          </table:table-cell>
          <table:table-cell table:style-name="Table2.C2" office:value-type="string">
            <text:p text:style-name="P7">AuxC</text:p>
          </table:table-cell>
        </table:table-row>
        <table:table-row>
          <table:table-cell table:style-name="Table2.A2" office:value-type="string">
            <text:p text:style-name="Standard">ExD</text:p>
          </table:table-cell>
          <table:table-cell table:style-name="Table2.A2" office:value-type="string">
            <text:p text:style-name="P27">1786 </text:p>
          </table:table-cell>
          <table:table-cell table:style-name="Table2.C2" office:value-type="string">
            <text:p text:style-name="P7">ExD</text:p>
          </table:table-cell>
        </table:table-row>
        <table:table-row>
          <table:table-cell table:style-name="Table2.A2" office:value-type="string">
            <text:p text:style-name="P28">AuxM</text:p>
          </table:table-cell>
          <table:table-cell table:style-name="Table2.A2" office:value-type="string">
            <text:p text:style-name="P27">1355 </text:p>
          </table:table-cell>
          <table:table-cell table:style-name="Table2.C2" office:value-type="string">
            <text:p text:style-name="P7"/>
          </table:table-cell>
        </table:table-row>
        <table:table-row>
          <table:table-cell table:style-name="Table2.A2" office:value-type="string">
            <text:p text:style-name="Standard">Atv</text:p>
          </table:table-cell>
          <table:table-cell table:style-name="Table2.A2" office:value-type="string">
            <text:p text:style-name="P27">924 </text:p>
          </table:table-cell>
          <table:table-cell table:style-name="Table2.C2" office:value-type="string">
            <text:p text:style-name="P7">Atv</text:p>
          </table:table-cell>
        </table:table-row>
        <table:table-row>
          <table:table-cell table:style-name="Table2.A2" office:value-type="string">
            <text:p text:style-name="Standard">Pnom</text:p>
          </table:table-cell>
          <table:table-cell table:style-name="Table2.A2" office:value-type="string">
            <text:p text:style-name="P27">580 </text:p>
          </table:table-cell>
          <table:table-cell table:style-name="Table2.C2" office:value-type="string">
            <text:p text:style-name="P7">Pnom</text:p>
          </table:table-cell>
        </table:table-row>
        <table:table-row>
          <table:table-cell table:style-name="Table2.A2" office:value-type="string">
            <text:p text:style-name="P28">AuxE</text:p>
          </table:table-cell>
          <table:table-cell table:style-name="Table2.A2" office:value-type="string">
            <text:p text:style-name="P27">515 </text:p>
          </table:table-cell>
          <table:table-cell table:style-name="Table2.C2" office:value-type="string">
            <text:p text:style-name="P7"/>
          </table:table-cell>
        </table:table-row>
        <table:table-row>
          <table:table-cell table:style-name="Table2.A2" office:value-type="string">
            <text:p text:style-name="Standard">Apos</text:p>
          </table:table-cell>
          <table:table-cell table:style-name="Table2.A2" office:value-type="string">
            <text:p text:style-name="P27">281 </text:p>
          </table:table-cell>
          <table:table-cell table:style-name="Table2.C2" office:value-type="string">
            <text:p text:style-name="P7">Apos</text:p>
          </table:table-cell>
        </table:table-row>
        <table:table-row>
          <table:table-cell table:style-name="Table2.A2" office:value-type="string">
            <text:p text:style-name="P28">Ante</text:p>
          </table:table-cell>
          <table:table-cell table:style-name="Table2.A2" office:value-type="string">
            <text:p text:style-name="P27">152 </text:p>
          </table:table-cell>
          <table:table-cell table:style-name="Table2.C2" office:value-type="string">
            <text:p text:style-name="P13"/>
          </table:table-cell>
        </table:table-row>
        <table:table-row>
          <table:table-cell table:style-name="Table2.A2" office:value-type="string">
            <text:p text:style-name="Standard">AtrAdv</text:p>
          </table:table-cell>
          <table:table-cell table:style-name="Table2.A2" office:value-type="string">
            <text:p text:style-name="P27">88 </text:p>
          </table:table-cell>
          <table:table-cell table:style-name="Table2.C2" office:value-type="string">
            <text:p text:style-name="P7">Atr</text:p>
          </table:table-cell>
        </table:table-row>
        <table:table-row>
          <table:table-cell table:style-name="Table2.A2" office:value-type="string">
            <text:p text:style-name="P28">PredP</text:p>
          </table:table-cell>
          <table:table-cell table:style-name="Table2.A2" office:value-type="string">
            <text:p text:style-name="P27">81 </text:p>
          </table:table-cell>
          <table:table-cell table:style-name="Table2.C2" office:value-type="string">
            <text:p text:style-name="P7"/>
          </table:table-cell>
        </table:table-row>
        <table:table-row>
          <table:table-cell table:style-name="Table2.A2" office:value-type="string">
            <text:p text:style-name="Standard">AdvAtr</text:p>
          </table:table-cell>
          <table:table-cell table:style-name="Table2.A2" office:value-type="string">
            <text:p text:style-name="P27">55 </text:p>
          </table:table-cell>
          <table:table-cell table:style-name="Table2.C2" office:value-type="string">
            <text:p text:style-name="P7">Adv</text:p>
          </table:table-cell>
        </table:table-row>
        <table:table-row>
          <table:table-cell table:style-name="Table2.A2" office:value-type="string">
            <text:p text:style-name="P28">PredE</text:p>
          </table:table-cell>
          <table:table-cell table:style-name="Table2.A2" office:value-type="string">
            <text:p text:style-name="P27">25 </text:p>
          </table:table-cell>
          <table:table-cell table:style-name="Table2.C2" office:value-type="string">
            <text:p text:style-name="P7"/>
          </table:table-cell>
        </table:table-row>
        <table:table-row>
          <table:table-cell table:style-name="Table2.A2" office:value-type="string">
            <text:p text:style-name="Standard">_</text:p>
          </table:table-cell>
          <table:table-cell table:style-name="Table2.A2" office:value-type="string">
            <text:p text:style-name="P27">17 </text:p>
          </table:table-cell>
          <table:table-cell table:style-name="Table2.C2" office:value-type="string">
            <text:p text:style-name="P7">ExD</text:p>
          </table:table-cell>
        </table:table-row>
        <table:table-row>
          <table:table-cell table:style-name="Table2.A2" office:value-type="string">
            <text:p text:style-name="Standard">AtrObj</text:p>
          </table:table-cell>
          <table:table-cell table:style-name="Table2.A2" office:value-type="string">
            <text:p text:style-name="P27">15 </text:p>
          </table:table-cell>
          <table:table-cell table:style-name="Table2.C2" office:value-type="string">
            <text:p text:style-name="P7">Atr</text:p>
          </table:table-cell>
        </table:table-row>
        <table:table-row>
          <table:table-cell table:style-name="Table2.A2" office:value-type="string">
            <text:p text:style-name="Standard">ObjAtr</text:p>
          </table:table-cell>
          <table:table-cell table:style-name="Table2.A2" office:value-type="string">
            <text:p text:style-name="P27">12 </text:p>
          </table:table-cell>
          <table:table-cell table:style-name="Table2.C2" office:value-type="string">
            <text:p text:style-name="P7">Obj</text:p>
          </table:table-cell>
        </table:table-row>
        <table:table-row>
          <table:table-cell table:style-name="Table2.A2" office:value-type="string">
            <text:p text:style-name="P28">PredC</text:p>
          </table:table-cell>
          <table:table-cell table:style-name="Table2.A2" office:value-type="string">
            <text:p text:style-name="P27">9 </text:p>
          </table:table-cell>
          <table:table-cell table:style-name="Table2.C2" office:value-type="string">
            <text:p text:style-name="P7"/>
          </table:table-cell>
        </table:table-row>
        <table:table-row>
          <table:table-cell table:style-name="Table2.A2" office:value-type="string">
            <text:p text:style-name="Standard">AtrAtr</text:p>
          </table:table-cell>
          <table:table-cell table:style-name="Table2.A2" office:value-type="string">
            <text:p text:style-name="P27">7 </text:p>
          </table:table-cell>
          <table:table-cell table:style-name="Table2.C2" office:value-type="string">
            <text:p text:style-name="P7">Atr</text:p>
          </table:table-cell>
        </table:table-row>
        <table:table-row>
          <table:table-cell table:style-name="Table2.A2" office:value-type="string">
            <text:p text:style-name="Standard">ExD|Sb</text:p>
          </table:table-cell>
          <table:table-cell table:style-name="Table2.A2" office:value-type="string">
            <text:p text:style-name="P27">3 </text:p>
          </table:table-cell>
          <table:table-cell table:style-name="Table2.C2" office:value-type="string">
            <text:p text:style-name="P7">ExD</text:p>
          </table:table-cell>
        </table:table-row>
        <table:table-row>
          <table:table-cell table:style-name="Table2.A2" office:value-type="string">
            <text:p text:style-name="Standard">ExD|Coord</text:p>
          </table:table-cell>
          <table:table-cell table:style-name="Table2.A2" office:value-type="string">
            <text:p text:style-name="P27">1 </text:p>
          </table:table-cell>
          <table:table-cell table:style-name="Table2.C2" office:value-type="string">
            <text:p text:style-name="P7">ExD</text:p>
          </table:table-cell>
        </table:table-row>
      </table:table>
      <text:h text:style-name="P35" text:outline-level="1">Tamil</text:h>
      <text:p text:style-name="P1">The data come from TamilTB. (See <text:a xlink:type="simple" xlink:href="https://wiki.ufal.ms.mff.cuni.cz/user:zeman:treebanks:ta">https://wiki.ufal.ms.mff.cuni.cz/user:zeman:treebanks:ta</text:a>.) There are 33 distinct afun values, mostly taken from the Czech PDT. However, 6 of them are unique to TamilTB:</text:p>
      <table:table table:name="Tabulka20" table:style-name="Tabulka20">
        <table:table-column table:style-name="Tabulka20.A"/>
        <table:table-column table:style-name="Tabulka20.B"/>
        <table:table-row>
          <table:table-cell table:style-name="Tabulka20.A1" office:value-type="string">
            <text:p text:style-name="P22">AAdjn</text:p>
          </table:table-cell>
          <table:table-cell table:style-name="Tabulka20.B1" office:value-type="string">
            <text:p text:style-name="P7">Adverbial adjunct</text:p>
          </table:table-cell>
        </table:table-row>
        <table:table-row>
          <table:table-cell table:style-name="Tabulka20.A2" office:value-type="string">
            <text:p text:style-name="P22">AComp</text:p>
          </table:table-cell>
          <table:table-cell table:style-name="Tabulka20.B2" office:value-type="string">
            <text:p text:style-name="P7">Adverbial complement</text:p>
          </table:table-cell>
        </table:table-row>
        <table:table-row>
          <table:table-cell table:style-name="Tabulka20.A2" office:value-type="string">
            <text:p text:style-name="P22">AdjAtr</text:p>
          </table:table-cell>
          <table:table-cell table:style-name="Tabulka20.B2" office:value-type="string">
            <text:p text:style-name="P7">Adjectival participial or adjectivized verb</text:p>
          </table:table-cell>
        </table:table-row>
        <table:table-row>
          <table:table-cell table:style-name="Tabulka20.A2" office:value-type="string">
            <text:p text:style-name="P22">AuxA</text:p>
          </table:table-cell>
          <table:table-cell table:style-name="Tabulka20.B2" office:value-type="string">
            <text:p text:style-name="P49">Determiner</text:p>
          </table:table-cell>
        </table:table-row>
        <table:table-row>
          <table:table-cell table:style-name="Tabulka20.A2" office:value-type="string">
            <text:p text:style-name="P22">CC</text:p>
          </table:table-cell>
          <table:table-cell table:style-name="Tabulka20.B2" office:value-type="string">
            <text:p text:style-name="P49">Part of a word</text:p>
          </table:table-cell>
        </table:table-row>
        <table:table-row>
          <table:table-cell table:style-name="Tabulka20.A2" office:value-type="string">
            <text:p text:style-name="P22">Comp</text:p>
          </table:table-cell>
          <table:table-cell table:style-name="Tabulka20.B2" office:value-type="string">
            <text:p text:style-name="P66"><text:span text:style-name="T29">Complement other than attaching to verbs</text:span></text:p>
          </table:table-cell>
        </table:table-row>
      </table:table>
      <text:p text:style-name="P1"/>
      <text:p text:style-name="P1">The list of afuns follows. Again, the “_M” suffixes denote membership in paratactic structures (coordination, apposition).</text:p>
      <table:table table:name="Tabulka21" table:style-name="Tabulka21">
        <table:table-column table:style-name="Tabulka21.A" table:number-columns-repeated="3"/>
        <table:table-header-rows>
          <table:table-row>
            <table:table-cell table:style-name="Tabulka21.A1" office:value-type="string">
              <text:p text:style-name="P2">Input tag</text:p>
            </table:table-cell>
            <table:table-cell table:style-name="Tabulka21.A1" office:value-type="string">
              <text:p text:style-name="P3">Frequency</text:p>
            </table:table-cell>
            <table:table-cell table:style-name="Tabulka21.C1" office:value-type="string">
              <text:p text:style-name="P4">Output tag</text:p>
            </table:table-cell>
          </table:table-row>
        </table:table-header-rows>
        <table:table-row>
          <table:table-cell table:style-name="Tabulka21.A2" office:value-type="string">
            <text:p text:style-name="Text_20_body"><text:span text:style-name="T2">Atr</text:span></text:p>
          </table:table-cell>
          <table:table-cell table:style-name="Tabulka21.A2" office:value-type="string">
            <text:p text:style-name="P19"><text:span text:style-name="T2">2441</text:span></text:p>
          </table:table-cell>
          <table:table-cell table:style-name="Tabulka21.C2" office:value-type="string">
            <text:p text:style-name="P7">Atr</text:p>
          </table:table-cell>
        </table:table-row>
        <table:table-row>
          <table:table-cell table:style-name="Tabulka21.A2" office:value-type="string">
            <text:p text:style-name="P68"><text:span text:style-name="T2">AAdjn</text:span></text:p>
          </table:table-cell>
          <table:table-cell table:style-name="Tabulka21.A2" office:value-type="string">
            <text:p text:style-name="P19"><text:span text:style-name="T2">1241</text:span></text:p>
          </table:table-cell>
          <table:table-cell table:style-name="Tabulka21.C2" office:value-type="string">
            <text:p text:style-name="P9">AAdjn</text:p>
          </table:table-cell>
        </table:table-row>
        <table:table-row>
          <table:table-cell table:style-name="Tabulka21.A2" office:value-type="string">
            <text:p text:style-name="Text_20_body"><text:span text:style-name="T2">Obj</text:span></text:p>
          </table:table-cell>
          <table:table-cell table:style-name="Tabulka21.A2" office:value-type="string">
            <text:p text:style-name="P19"><text:span text:style-name="T2">878</text:span></text:p>
          </table:table-cell>
          <table:table-cell table:style-name="Tabulka21.C2" office:value-type="string">
            <text:p text:style-name="P7">Obj</text:p>
          </table:table-cell>
        </table:table-row>
        <table:table-row>
          <table:table-cell table:style-name="Tabulka21.A2" office:value-type="string">
            <text:p text:style-name="Text_20_body"><text:span text:style-name="T2">Sb</text:span></text:p>
          </table:table-cell>
          <table:table-cell table:style-name="Tabulka21.A2" office:value-type="string">
            <text:p text:style-name="P19"><text:span text:style-name="T2">656</text:span></text:p>
          </table:table-cell>
          <table:table-cell table:style-name="Tabulka21.C2" office:value-type="string">
            <text:p text:style-name="P7">Sb</text:p>
          </table:table-cell>
        </table:table-row>
        <table:table-row>
          <table:table-cell table:style-name="Tabulka21.A2" office:value-type="string">
            <text:p text:style-name="Text_20_body"><text:span text:style-name="T2">AuxK</text:span></text:p>
          </table:table-cell>
          <table:table-cell table:style-name="Tabulka21.A2" office:value-type="string">
            <text:p text:style-name="P19"><text:span text:style-name="T2">617</text:span></text:p>
          </table:table-cell>
          <table:table-cell table:style-name="Tabulka21.C2" office:value-type="string">
            <text:p text:style-name="P7">AuxK</text:p>
          </table:table-cell>
        </table:table-row>
        <table:table-row>
          <table:table-cell table:style-name="Tabulka21.A2" office:value-type="string">
            <text:p text:style-name="Text_20_body"><text:span text:style-name="T2">AuxV</text:span></text:p>
          </table:table-cell>
          <table:table-cell table:style-name="Tabulka21.A2" office:value-type="string">
            <text:p text:style-name="P19"><text:span text:style-name="T2">601</text:span></text:p>
          </table:table-cell>
          <table:table-cell table:style-name="Tabulka21.C2" office:value-type="string">
            <text:p text:style-name="P7">AuxV</text:p>
          </table:table-cell>
        </table:table-row>
        <table:table-row>
          <table:table-cell table:style-name="Tabulka21.A2" office:value-type="string">
            <text:p text:style-name="Text_20_body"><text:span text:style-name="T2">Pred</text:span></text:p>
          </table:table-cell>
          <table:table-cell table:style-name="Tabulka21.A2" office:value-type="string">
            <text:p text:style-name="P19"><text:span text:style-name="T2">577</text:span></text:p>
          </table:table-cell>
          <table:table-cell table:style-name="Tabulka21.C2" office:value-type="string">
            <text:p text:style-name="P7">Pred</text:p>
          </table:table-cell>
        </table:table-row>
        <table:table-row>
          <table:table-cell table:style-name="Tabulka21.A2" office:value-type="string">
            <text:p text:style-name="P68"><text:span text:style-name="T2">AComp</text:span></text:p>
          </table:table-cell>
          <table:table-cell table:style-name="Tabulka21.A2" office:value-type="string">
            <text:p text:style-name="P19"><text:span text:style-name="T2">388</text:span></text:p>
          </table:table-cell>
          <table:table-cell table:style-name="Tabulka21.C2" office:value-type="string">
            <text:p text:style-name="P9">AComp</text:p>
          </table:table-cell>
        </table:table-row>
        <table:table-row>
          <table:table-cell table:style-name="Tabulka21.A2" office:value-type="string">
            <text:p text:style-name="P68"><text:span text:style-name="T2">AdjAtr</text:span></text:p>
          </table:table-cell>
          <table:table-cell table:style-name="Tabulka21.A2" office:value-type="string">
            <text:p text:style-name="P19"><text:span text:style-name="T2">338</text:span></text:p>
          </table:table-cell>
          <table:table-cell table:style-name="Tabulka21.C2" office:value-type="string">
            <text:p text:style-name="P9">AdjAtr</text:p>
          </table:table-cell>
        </table:table-row>
        <table:table-row>
          <table:table-cell table:style-name="Tabulka21.A2" office:value-type="string">
            <text:p text:style-name="Text_20_body"><text:span text:style-name="T2">AuxP</text:span></text:p>
          </table:table-cell>
          <table:table-cell table:style-name="Tabulka21.A2" office:value-type="string">
            <text:p text:style-name="P19"><text:span text:style-name="T2">276</text:span></text:p>
          </table:table-cell>
          <table:table-cell table:style-name="Tabulka21.C2" office:value-type="string">
            <text:p text:style-name="P7">AuxP</text:p>
          </table:table-cell>
        </table:table-row>
        <table:table-row>
          <table:table-cell table:style-name="Tabulka21.A2" office:value-type="string">
            <text:p text:style-name="Text_20_body"><text:span text:style-name="T2">AuxX</text:span></text:p>
          </table:table-cell>
          <table:table-cell table:style-name="Tabulka21.A2" office:value-type="string">
            <text:p text:style-name="P19"><text:span text:style-name="T2">270</text:span></text:p>
          </table:table-cell>
          <table:table-cell table:style-name="Tabulka21.C2" office:value-type="string">
            <text:p text:style-name="P7">AuxX</text:p>
          </table:table-cell>
        </table:table-row>
        <table:table-row>
          <table:table-cell table:style-name="Tabulka21.A2" office:value-type="string">
            <text:p text:style-name="Text_20_body"><text:span text:style-name="T2">AuxC</text:span></text:p>
          </table:table-cell>
          <table:table-cell table:style-name="Tabulka21.A2" office:value-type="string">
            <text:p text:style-name="P19"><text:span text:style-name="T2">245</text:span></text:p>
          </table:table-cell>
          <table:table-cell table:style-name="Tabulka21.C2" office:value-type="string">
            <text:p text:style-name="P7">AuxC</text:p>
          </table:table-cell>
        </table:table-row>
        <table:table-row>
          <table:table-cell table:style-name="Tabulka21.A2" office:value-type="string">
            <text:p text:style-name="Text_20_body"><text:span text:style-name="T2">AuxZ</text:span></text:p>
          </table:table-cell>
          <table:table-cell table:style-name="Tabulka21.A2" office:value-type="string">
            <text:p text:style-name="P19"><text:span text:style-name="T2">232</text:span></text:p>
          </table:table-cell>
          <table:table-cell table:style-name="Tabulka21.C2" office:value-type="string">
            <text:p text:style-name="P7">AuxZ</text:p>
          </table:table-cell>
        </table:table-row>
        <table:table-row>
          <table:table-cell table:style-name="Tabulka21.A2" office:value-type="string">
            <text:p text:style-name="Text_20_body"><text:span text:style-name="T2">Atr_M</text:span></text:p>
          </table:table-cell>
          <table:table-cell table:style-name="Tabulka21.A2" office:value-type="string">
            <text:p text:style-name="P19"><text:span text:style-name="T2">214</text:span></text:p>
          </table:table-cell>
          <table:table-cell table:style-name="Tabulka21.C2" office:value-type="string">
            <text:p text:style-name="P7">Atr</text:p>
          </table:table-cell>
        </table:table-row>
        <table:table-row>
          <table:table-cell table:style-name="Tabulka21.A2" office:value-type="string">
            <text:p text:style-name="Text_20_body"><text:span text:style-name="T2">Coord</text:span></text:p>
          </table:table-cell>
          <table:table-cell table:style-name="Tabulka21.A2" office:value-type="string">
            <text:p text:style-name="P19"><text:span text:style-name="T2">156</text:span></text:p>
          </table:table-cell>
          <table:table-cell table:style-name="Tabulka21.C2" office:value-type="string">
            <text:p text:style-name="P7">Coord</text:p>
          </table:table-cell>
        </table:table-row>
        <table:table-row>
          <table:table-cell table:style-name="Tabulka21.A2" office:value-type="string">
            <text:p text:style-name="P68"><text:span text:style-name="T2">AuxA</text:span></text:p>
          </table:table-cell>
          <table:table-cell table:style-name="Tabulka21.A2" office:value-type="string">
            <text:p text:style-name="P19"><text:span text:style-name="T2">100</text:span></text:p>
          </table:table-cell>
          <table:table-cell table:style-name="Tabulka21.C2" office:value-type="string">
            <text:p text:style-name="P9">AuxA</text:p>
          </table:table-cell>
        </table:table-row>
        <text:soft-page-break/>
        <table:table-row>
          <table:table-cell table:style-name="Tabulka21.A2" office:value-type="string">
            <text:p text:style-name="Text_20_body"><text:span text:style-name="T2">AuxG</text:span></text:p>
          </table:table-cell>
          <table:table-cell table:style-name="Tabulka21.A2" office:value-type="string">
            <text:p text:style-name="P19"><text:span text:style-name="T2">56</text:span></text:p>
          </table:table-cell>
          <table:table-cell table:style-name="Tabulka21.C2" office:value-type="string">
            <text:p text:style-name="P7">AuxG</text:p>
          </table:table-cell>
        </table:table-row>
        <table:table-row>
          <table:table-cell table:style-name="Tabulka21.A2" office:value-type="string">
            <text:p text:style-name="Text_20_body"><text:span text:style-name="T2">Obj_M</text:span></text:p>
          </table:table-cell>
          <table:table-cell table:style-name="Tabulka21.A2" office:value-type="string">
            <text:p text:style-name="P19"><text:span text:style-name="T2">50</text:span></text:p>
          </table:table-cell>
          <table:table-cell table:style-name="Tabulka21.C2" office:value-type="string">
            <text:p text:style-name="P7">Obj</text:p>
          </table:table-cell>
        </table:table-row>
        <table:table-row>
          <table:table-cell table:style-name="Tabulka21.A2" office:value-type="string">
            <text:p text:style-name="P68"><text:span text:style-name="T2">Comp</text:span></text:p>
          </table:table-cell>
          <table:table-cell table:style-name="Tabulka21.A2" office:value-type="string">
            <text:p text:style-name="P19"><text:span text:style-name="T2">47</text:span></text:p>
          </table:table-cell>
          <table:table-cell table:style-name="Tabulka21.C2" office:value-type="string">
            <text:p text:style-name="P9">Comp</text:p>
          </table:table-cell>
        </table:table-row>
        <table:table-row>
          <table:table-cell table:style-name="Tabulka21.A2" office:value-type="string">
            <text:p text:style-name="Text_20_body"><text:span text:style-name="T2">Sb_M</text:span></text:p>
          </table:table-cell>
          <table:table-cell table:style-name="Tabulka21.A2" office:value-type="string">
            <text:p text:style-name="P19"><text:span text:style-name="T2">42</text:span></text:p>
          </table:table-cell>
          <table:table-cell table:style-name="Tabulka21.C2" office:value-type="string">
            <text:p text:style-name="P7">Sb</text:p>
          </table:table-cell>
        </table:table-row>
        <table:table-row>
          <table:table-cell table:style-name="Tabulka21.A2" office:value-type="string">
            <text:p text:style-name="P68"><text:span text:style-name="T2">CC</text:span></text:p>
          </table:table-cell>
          <table:table-cell table:style-name="Tabulka21.A2" office:value-type="string">
            <text:p text:style-name="P19"><text:span text:style-name="T2">36</text:span></text:p>
          </table:table-cell>
          <table:table-cell table:style-name="Tabulka21.C2" office:value-type="string">
            <text:p text:style-name="P9">CC</text:p>
          </table:table-cell>
        </table:table-row>
        <table:table-row>
          <table:table-cell table:style-name="Tabulka21.A2" office:value-type="string">
            <text:p text:style-name="P68"><text:span text:style-name="T2">AAdjn_M</text:span></text:p>
          </table:table-cell>
          <table:table-cell table:style-name="Tabulka21.A2" office:value-type="string">
            <text:p text:style-name="P19"><text:span text:style-name="T2">33</text:span></text:p>
          </table:table-cell>
          <table:table-cell table:style-name="Tabulka21.C2" office:value-type="string">
            <text:p text:style-name="P9">AAdjn</text:p>
          </table:table-cell>
        </table:table-row>
        <table:table-row>
          <table:table-cell table:style-name="Tabulka21.A2" office:value-type="string">
            <text:p text:style-name="Text_20_body"><text:span text:style-name="T2">Pnom</text:span></text:p>
          </table:table-cell>
          <table:table-cell table:style-name="Tabulka21.A2" office:value-type="string">
            <text:p text:style-name="P19"><text:span text:style-name="T2">22</text:span></text:p>
          </table:table-cell>
          <table:table-cell table:style-name="Tabulka21.C2" office:value-type="string">
            <text:p text:style-name="P7">Pnom</text:p>
          </table:table-cell>
        </table:table-row>
        <table:table-row>
          <table:table-cell table:style-name="Tabulka21.A2" office:value-type="string">
            <text:p text:style-name="Text_20_body"><text:span text:style-name="T2">AuxC_M</text:span></text:p>
          </table:table-cell>
          <table:table-cell table:style-name="Tabulka21.A2" office:value-type="string">
            <text:p text:style-name="P19"><text:span text:style-name="T2">21</text:span></text:p>
          </table:table-cell>
          <table:table-cell table:style-name="Tabulka21.C2" office:value-type="string">
            <text:p text:style-name="P7">AuxC</text:p>
          </table:table-cell>
        </table:table-row>
        <table:table-row>
          <table:table-cell table:style-name="Tabulka21.A2" office:value-type="string">
            <text:p text:style-name="Text_20_body"><text:span text:style-name="T2">Apos</text:span></text:p>
          </table:table-cell>
          <table:table-cell table:style-name="Tabulka21.A2" office:value-type="string">
            <text:p text:style-name="P19"><text:span text:style-name="T2">12</text:span></text:p>
          </table:table-cell>
          <table:table-cell table:style-name="Tabulka21.C2" office:value-type="string">
            <text:p text:style-name="P7">Apos</text:p>
          </table:table-cell>
        </table:table-row>
        <table:table-row>
          <table:table-cell table:style-name="Tabulka21.A2" office:value-type="string">
            <text:p text:style-name="P68"><text:span text:style-name="T2">AComp_M</text:span></text:p>
          </table:table-cell>
          <table:table-cell table:style-name="Tabulka21.A2" office:value-type="string">
            <text:p text:style-name="P19"><text:span text:style-name="T2">11</text:span></text:p>
          </table:table-cell>
          <table:table-cell table:style-name="Tabulka21.C2" office:value-type="string">
            <text:p text:style-name="P9">AComp</text:p>
          </table:table-cell>
        </table:table-row>
        <table:table-row>
          <table:table-cell table:style-name="Tabulka21.A2" office:value-type="string">
            <text:p text:style-name="Text_20_body"><text:span text:style-name="T2">AuxP_M</text:span></text:p>
          </table:table-cell>
          <table:table-cell table:style-name="Tabulka21.A2" office:value-type="string">
            <text:p text:style-name="P19"><text:span text:style-name="T2">10</text:span></text:p>
          </table:table-cell>
          <table:table-cell table:style-name="Tabulka21.C2" office:value-type="string">
            <text:p text:style-name="P7">AuxP</text:p>
          </table:table-cell>
        </table:table-row>
        <table:table-row>
          <table:table-cell table:style-name="Tabulka21.A2" office:value-type="string">
            <text:p text:style-name="Text_20_body"><text:span text:style-name="T2">Coord_M</text:span></text:p>
          </table:table-cell>
          <table:table-cell table:style-name="Tabulka21.A2" office:value-type="string">
            <text:p text:style-name="P19"><text:span text:style-name="T2">3</text:span></text:p>
          </table:table-cell>
          <table:table-cell table:style-name="Tabulka21.C2" office:value-type="string">
            <text:p text:style-name="P7">Coord</text:p>
          </table:table-cell>
        </table:table-row>
        <table:table-row>
          <table:table-cell table:style-name="Tabulka21.A2" office:value-type="string">
            <text:p text:style-name="Text_20_body"><text:span text:style-name="T2">Pnom_M</text:span></text:p>
          </table:table-cell>
          <table:table-cell table:style-name="Tabulka21.A2" office:value-type="string">
            <text:p text:style-name="P19"><text:span text:style-name="T2">2</text:span></text:p>
          </table:table-cell>
          <table:table-cell table:style-name="Tabulka21.C2" office:value-type="string">
            <text:p text:style-name="P7">Pnom</text:p>
          </table:table-cell>
        </table:table-row>
        <table:table-row>
          <table:table-cell table:style-name="Tabulka21.A2" office:value-type="string">
            <text:p text:style-name="P68"><text:span text:style-name="T2">Comp_M</text:span></text:p>
          </table:table-cell>
          <table:table-cell table:style-name="Tabulka21.A2" office:value-type="string">
            <text:p text:style-name="P19"><text:span text:style-name="T2">2</text:span></text:p>
          </table:table-cell>
          <table:table-cell table:style-name="Tabulka21.C2" office:value-type="string">
            <text:p text:style-name="P9">Comp</text:p>
          </table:table-cell>
        </table:table-row>
        <table:table-row>
          <table:table-cell table:style-name="Tabulka21.A2" office:value-type="string">
            <text:p text:style-name="Text_20_body"><text:span text:style-name="T2">Pred_M</text:span></text:p>
          </table:table-cell>
          <table:table-cell table:style-name="Tabulka21.A2" office:value-type="string">
            <text:p text:style-name="P19"><text:span text:style-name="T2">2</text:span></text:p>
          </table:table-cell>
          <table:table-cell table:style-name="Tabulka21.C2" office:value-type="string">
            <text:p text:style-name="P7">Pred</text:p>
          </table:table-cell>
        </table:table-row>
        <table:table-row>
          <table:table-cell table:style-name="Tabulka21.A2" office:value-type="string">
            <text:p text:style-name="Text_20_body"><text:span text:style-name="T2">AuxV_M</text:span></text:p>
          </table:table-cell>
          <table:table-cell table:style-name="Tabulka21.A2" office:value-type="string">
            <text:p text:style-name="P19"><text:span text:style-name="T2">1</text:span></text:p>
          </table:table-cell>
          <table:table-cell table:style-name="Tabulka21.C2" office:value-type="string">
            <text:p text:style-name="P7">AuxV</text:p>
          </table:table-cell>
        </table:table-row>
        <table:table-row>
          <table:table-cell table:style-name="Tabulka21.A2" office:value-type="string">
            <text:p text:style-name="Text_20_body"><text:span text:style-name="T2">Adv</text:span></text:p>
          </table:table-cell>
          <table:table-cell table:style-name="Tabulka21.A2" office:value-type="string">
            <text:p text:style-name="P19"><text:span text:style-name="T2">1</text:span></text:p>
          </table:table-cell>
          <table:table-cell table:style-name="Tabulka21.C2" office:value-type="string">
            <text:p text:style-name="P7">Adv</text:p>
          </table:table-cell>
        </table:table-row>
      </table:table>
      <text:p text:style-name="Text_20_body"><text:span text:style-name="T2"/></text:p>
      <text:h text:style-name="P35" text:outline-level="1">Slovene</text:h>
      <text:p text:style-name="P1">The data come from the Slovene Dependency Treebank, as used during CoNLL 2006. (See <text:a xlink:type="simple" xlink:href="https://wiki.ufal.ms.mff.cuni.cz/user:zeman:treebanks:sl">https://wiki.ufal.ms.mff.cuni.cz/user:zeman:treebanks:sl</text:a>.) There are 26 distinct afun values with the same meaning as their counterparts in the Czech PDT.</text:p>
      <text:p text:style-name="P1">Note that there are no “_M” suffixes, unlike in Czech. The information about coordination membership has been lost during the conversion to the CoNLL data format.</text:p>
      <text:p text:style-name="P1"/>
      <table:table table:name="Table4" table:style-name="Table4">
        <table:table-column table:style-name="Table4.A" table:number-columns-repeated="3"/>
        <table:table-header-rows>
          <table:table-row>
            <table:table-cell table:style-name="Table4.A1" office:value-type="string">
              <text:p text:style-name="P2">Input tag</text:p>
            </table:table-cell>
            <table:table-cell table:style-name="Table4.A1" office:value-type="string">
              <text:p text:style-name="P3">Frequency</text:p>
            </table:table-cell>
            <table:table-cell table:style-name="Table4.C1" office:value-type="string">
              <text:p text:style-name="P4">Output tag</text:p>
            </table:table-cell>
          </table:table-row>
        </table:table-header-rows>
        <table:table-row>
          <table:table-cell table:style-name="Table4.A2" office:value-type="string">
            <text:p text:style-name="Standard">Atr</text:p>
          </table:table-cell>
          <table:table-cell table:style-name="Table4.A2" office:value-type="string">
            <text:p text:style-name="P27">5276 </text:p>
          </table:table-cell>
          <table:table-cell table:style-name="Table4.C2" office:value-type="string">
            <text:p text:style-name="P7">Atr</text:p>
          </table:table-cell>
        </table:table-row>
        <table:table-row>
          <table:table-cell table:style-name="Table4.A2" office:value-type="string">
            <text:p text:style-name="Standard">Adv</text:p>
          </table:table-cell>
          <table:table-cell table:style-name="Table4.A2" office:value-type="string">
            <text:p text:style-name="P27">3822 </text:p>
          </table:table-cell>
          <table:table-cell table:style-name="Table4.C2" office:value-type="string">
            <text:p text:style-name="P7">Adv</text:p>
          </table:table-cell>
        </table:table-row>
        <table:table-row>
          <table:table-cell table:style-name="Table4.A2" office:value-type="string">
            <text:p text:style-name="Standard">AuxV</text:p>
          </table:table-cell>
          <table:table-cell table:style-name="Table4.A2" office:value-type="string">
            <text:p text:style-name="P27">3320 </text:p>
          </table:table-cell>
          <table:table-cell table:style-name="Table4.C2" office:value-type="string">
            <text:p text:style-name="P7">AuxV</text:p>
          </table:table-cell>
        </table:table-row>
        <table:table-row>
          <table:table-cell table:style-name="Table4.A2" office:value-type="string">
            <text:p text:style-name="Standard">Obj</text:p>
          </table:table-cell>
          <table:table-cell table:style-name="Table4.A2" office:value-type="string">
            <text:p text:style-name="P27">2850 </text:p>
          </table:table-cell>
          <table:table-cell table:style-name="Table4.C2" office:value-type="string">
            <text:p text:style-name="P7">Obj</text:p>
          </table:table-cell>
        </table:table-row>
        <table:table-row>
          <table:table-cell table:style-name="Table4.A2" office:value-type="string">
            <text:p text:style-name="Standard">AuxP</text:p>
          </table:table-cell>
          <table:table-cell table:style-name="Table4.A2" office:value-type="string">
            <text:p text:style-name="P27">2579 </text:p>
          </table:table-cell>
          <table:table-cell table:style-name="Table4.C2" office:value-type="string">
            <text:p text:style-name="P7">AuxP</text:p>
          </table:table-cell>
        </table:table-row>
        <table:table-row>
          <table:table-cell table:style-name="Table4.A2" office:value-type="string">
            <text:p text:style-name="Standard">Pred</text:p>
          </table:table-cell>
          <table:table-cell table:style-name="Table4.A2" office:value-type="string">
            <text:p text:style-name="P27">2517 </text:p>
          </table:table-cell>
          <table:table-cell table:style-name="Table4.C2" office:value-type="string">
            <text:p text:style-name="P7">Pred</text:p>
          </table:table-cell>
        </table:table-row>
        <table:table-row>
          <table:table-cell table:style-name="Table4.A2" office:value-type="string">
            <text:p text:style-name="Standard">AuxX</text:p>
          </table:table-cell>
          <table:table-cell table:style-name="Table4.A2" office:value-type="string">
            <text:p text:style-name="P27">2482 </text:p>
          </table:table-cell>
          <table:table-cell table:style-name="Table4.C2" office:value-type="string">
            <text:p text:style-name="P7">AuxX</text:p>
          </table:table-cell>
        </table:table-row>
        <table:table-row>
          <table:table-cell table:style-name="Table4.A2" office:value-type="string">
            <text:p text:style-name="Standard">Sb</text:p>
          </table:table-cell>
          <table:table-cell table:style-name="Table4.A2" office:value-type="string">
            <text:p text:style-name="P27">2070 </text:p>
          </table:table-cell>
          <table:table-cell table:style-name="Table4.C2" office:value-type="string">
            <text:p text:style-name="P7">Sb</text:p>
          </table:table-cell>
        </table:table-row>
        <table:table-row>
          <table:table-cell table:style-name="Table4.A2" office:value-type="string">
            <text:p text:style-name="Standard">AuxK</text:p>
          </table:table-cell>
          <table:table-cell table:style-name="Table4.A2" office:value-type="string">
            <text:p text:style-name="P27">1870 </text:p>
          </table:table-cell>
          <table:table-cell table:style-name="Table4.C2" office:value-type="string">
            <text:p text:style-name="P7">AuxK</text:p>
          </table:table-cell>
        </table:table-row>
        <table:table-row>
          <table:table-cell table:style-name="Table4.A2" office:value-type="string">
            <text:p text:style-name="Standard">Coord</text:p>
          </table:table-cell>
          <table:table-cell table:style-name="Table4.A2" office:value-type="string">
            <text:p text:style-name="P27">1515 </text:p>
          </table:table-cell>
          <table:table-cell table:style-name="Table4.C2" office:value-type="string">
            <text:p text:style-name="P7">Coord</text:p>
          </table:table-cell>
        </table:table-row>
        <table:table-row>
          <table:table-cell table:style-name="Table4.A2" office:value-type="string">
            <text:p text:style-name="Standard">AuxC</text:p>
          </table:table-cell>
          <table:table-cell table:style-name="Table4.A2" office:value-type="string">
            <text:p text:style-name="P27">1314 </text:p>
          </table:table-cell>
          <table:table-cell table:style-name="Table4.C2" office:value-type="string">
            <text:p text:style-name="P7">AuxC</text:p>
          </table:table-cell>
        </table:table-row>
        <table:table-row>
          <table:table-cell table:style-name="Table4.A2" office:value-type="string">
            <text:p text:style-name="Standard">ExD</text:p>
          </table:table-cell>
          <table:table-cell table:style-name="Table4.A2" office:value-type="string">
            <text:p text:style-name="P27">1247 </text:p>
          </table:table-cell>
          <table:table-cell table:style-name="Table4.C2" office:value-type="string">
            <text:p text:style-name="P7">ExD</text:p>
          </table:table-cell>
        </table:table-row>
        <table:table-row>
          <table:table-cell table:style-name="Table4.A2" office:value-type="string">
            <text:p text:style-name="Standard">AuxG</text:p>
          </table:table-cell>
          <table:table-cell table:style-name="Table4.A2" office:value-type="string">
            <text:p text:style-name="P27">1113 </text:p>
          </table:table-cell>
          <table:table-cell table:style-name="Table4.C2" office:value-type="string">
            <text:p text:style-name="P7">AuxG</text:p>
          </table:table-cell>
        </table:table-row>
        <table:table-row>
          <table:table-cell table:style-name="Table4.A2" office:value-type="string">
            <text:p text:style-name="Standard">Pnom</text:p>
          </table:table-cell>
          <table:table-cell table:style-name="Table4.A2" office:value-type="string">
            <text:p text:style-name="P27">851 </text:p>
          </table:table-cell>
          <table:table-cell table:style-name="Table4.C2" office:value-type="string">
            <text:p text:style-name="P7">Pnom</text:p>
          </table:table-cell>
        </table:table-row>
        <table:table-row>
          <table:table-cell table:style-name="Table4.A2" office:value-type="string">
            <text:p text:style-name="Standard">AuxY</text:p>
          </table:table-cell>
          <table:table-cell table:style-name="Table4.A2" office:value-type="string">
            <text:p text:style-name="P27">715 </text:p>
          </table:table-cell>
          <table:table-cell table:style-name="Table4.C2" office:value-type="string">
            <text:p text:style-name="P7">AuxY</text:p>
          </table:table-cell>
        </table:table-row>
        <table:table-row>
          <table:table-cell table:style-name="Table4.A2" office:value-type="string">
            <text:p text:style-name="Standard">AuxZ</text:p>
          </table:table-cell>
          <table:table-cell table:style-name="Table4.A2" office:value-type="string">
            <text:p text:style-name="P27">571 </text:p>
          </table:table-cell>
          <table:table-cell table:style-name="Table4.C2" office:value-type="string">
            <text:p text:style-name="P7">AuxZ</text:p>
          </table:table-cell>
        </table:table-row>
        <table:table-row>
          <table:table-cell table:style-name="Table4.A2" office:value-type="string">
            <text:p text:style-name="Standard">Atv</text:p>
          </table:table-cell>
          <table:table-cell table:style-name="Table4.A2" office:value-type="string">
            <text:p text:style-name="P27">363 </text:p>
          </table:table-cell>
          <table:table-cell table:style-name="Table4.C2" office:value-type="string">
            <text:p text:style-name="P7">Atv</text:p>
          </table:table-cell>
        </table:table-row>
        <table:table-row>
          <table:table-cell table:style-name="Table4.A2" office:value-type="string">
            <text:p text:style-name="Standard">AuxT</text:p>
          </table:table-cell>
          <table:table-cell table:style-name="Table4.A2" office:value-type="string">
            <text:p text:style-name="P27">312 </text:p>
          </table:table-cell>
          <table:table-cell table:style-name="Table4.C2" office:value-type="string">
            <text:p text:style-name="P7">AuxT</text:p>
          </table:table-cell>
        </table:table-row>
        <table:table-row>
          <table:table-cell table:style-name="Table4.A2" office:value-type="string">
            <text:p text:style-name="Standard">Apos</text:p>
          </table:table-cell>
          <table:table-cell table:style-name="Table4.A2" office:value-type="string">
            <text:p text:style-name="P27">86 </text:p>
          </table:table-cell>
          <table:table-cell table:style-name="Table4.C2" office:value-type="string">
            <text:p text:style-name="P7">Apos</text:p>
          </table:table-cell>
        </table:table-row>
        <table:table-row>
          <table:table-cell table:style-name="Table4.A2" office:value-type="string">
            <text:p text:style-name="Standard">AtvV</text:p>
          </table:table-cell>
          <table:table-cell table:style-name="Table4.A2" office:value-type="string">
            <text:p text:style-name="P27">76 </text:p>
          </table:table-cell>
          <table:table-cell table:style-name="Table4.C2" office:value-type="string">
            <text:p text:style-name="P7">AtvV</text:p>
          </table:table-cell>
        </table:table-row>
        <table:table-row>
          <table:table-cell table:style-name="Table4.A2" office:value-type="string">
            <text:p text:style-name="Standard">AtrAdv</text:p>
          </table:table-cell>
          <table:table-cell table:style-name="Table4.A2" office:value-type="string">
            <text:p text:style-name="P27">69 </text:p>
          </table:table-cell>
          <table:table-cell table:style-name="Table4.C2" office:value-type="string">
            <text:p text:style-name="P7">Atr</text:p>
          </table:table-cell>
        </table:table-row>
        <table:table-row>
          <table:table-cell table:style-name="Table4.A2" office:value-type="string">
            <text:p text:style-name="Standard">AdvAtr</text:p>
          </table:table-cell>
          <table:table-cell table:style-name="Table4.B23" office:value-type="float" office:value="51">
            <text:p text:style-name="P27">51</text:p>
          </table:table-cell>
          <table:table-cell table:style-name="Table4.C2" office:value-type="string">
            <text:p text:style-name="P7">Adv</text:p>
          </table:table-cell>
        </table:table-row>
        <text:soft-page-break/>
        <table:table-row>
          <table:table-cell table:style-name="Table4.A2" office:value-type="string">
            <text:p text:style-name="Standard">ObjAtr</text:p>
          </table:table-cell>
          <table:table-cell table:style-name="Table4.B23" office:value-type="float" office:value="29">
            <text:p text:style-name="P27">29</text:p>
          </table:table-cell>
          <table:table-cell table:style-name="Table4.C2" office:value-type="string">
            <text:p text:style-name="P7">Obj</text:p>
          </table:table-cell>
        </table:table-row>
        <table:table-row>
          <table:table-cell table:style-name="Table4.A2" office:value-type="string">
            <text:p text:style-name="Standard">AuxR</text:p>
          </table:table-cell>
          <table:table-cell table:style-name="Table4.B23" office:value-type="float" office:value="23">
            <text:p text:style-name="P27">23</text:p>
          </table:table-cell>
          <table:table-cell table:style-name="Table4.C2" office:value-type="string">
            <text:p text:style-name="P7">AuxR</text:p>
          </table:table-cell>
        </table:table-row>
        <table:table-row>
          <table:table-cell table:style-name="Table4.A2" office:value-type="string">
            <text:p text:style-name="Standard">AtrAtr</text:p>
          </table:table-cell>
          <table:table-cell table:style-name="Table4.B23" office:value-type="float" office:value="10">
            <text:p text:style-name="P27">10</text:p>
          </table:table-cell>
          <table:table-cell table:style-name="Table4.C2" office:value-type="string">
            <text:p text:style-name="P7">Atr</text:p>
          </table:table-cell>
        </table:table-row>
        <table:table-row>
          <table:table-cell table:style-name="Table4.A2" office:value-type="string">
            <text:p text:style-name="Standard">AtrObj</text:p>
          </table:table-cell>
          <table:table-cell table:style-name="Table4.B23" office:value-type="float" office:value="9">
            <text:p text:style-name="P27">9</text:p>
          </table:table-cell>
          <table:table-cell table:style-name="Table4.C2" office:value-type="string">
            <text:p text:style-name="P7">Atr</text:p>
          </table:table-cell>
        </table:table-row>
      </table:table>
      <text:h text:style-name="P35" text:outline-level="1">Greek</text:h>
      <text:p text:style-name="P1">The data come from the Greek Dependency Treebank, as used during CoNLL 2007. (See <text:a xlink:type="simple" xlink:href="https://wiki.ufal.ms.mff.cuni.cz/user:zeman:treebanks:el">https://wiki.ufal.ms.mff.cuni.cz/user:zeman:treebanks:el</text:a>.) There are 46 distinct afun values with the same meaning as their counterparts in the Czech PDT.</text:p>
      <text:p text:style-name="P1">The suffixes “_Co” (10 values) and “_Ap” (10 values) are equivalent to the “_M” suffix in the Czech data and encode membership in paratactic structures (member=1). The suffix “_Pa” (7 values) marks the root node of a parenthesis.</text:p>
      <text:p text:style-name="P1">The value IObj (indirect object) is not used in PDT. <text:span text:style-name="T8">We will map it to Obj although it has not yet been implemented.</text:span></text:p>
      <text:p text:style-name="P1"/>
      <table:table table:name="Table5" table:style-name="Table5">
        <table:table-column table:style-name="Table5.A" table:number-columns-repeated="3"/>
        <table:table-header-rows>
          <table:table-row>
            <table:table-cell table:style-name="Table5.A1" office:value-type="string">
              <text:p text:style-name="P2">Input tag</text:p>
            </table:table-cell>
            <table:table-cell table:style-name="Table5.A1" office:value-type="string">
              <text:p text:style-name="P3">Frequency</text:p>
            </table:table-cell>
            <table:table-cell table:style-name="Table5.C1" office:value-type="string">
              <text:p text:style-name="P4">Output tag</text:p>
            </table:table-cell>
          </table:table-row>
        </table:table-header-rows>
        <table:table-row>
          <table:table-cell table:style-name="Table5.A2" office:value-type="string">
            <text:p text:style-name="P29">Atr</text:p>
          </table:table-cell>
          <table:table-cell table:style-name="Table5.A2" office:value-type="string">
            <text:p text:style-name="P30">26363 </text:p>
          </table:table-cell>
          <table:table-cell table:style-name="Table5.C2" office:value-type="string">
            <text:p text:style-name="P7">Atr</text:p>
          </table:table-cell>
        </table:table-row>
        <table:table-row>
          <table:table-cell table:style-name="Table5.A2" office:value-type="string">
            <text:p text:style-name="P29">Adv</text:p>
          </table:table-cell>
          <table:table-cell table:style-name="Table5.A2" office:value-type="string">
            <text:p text:style-name="P30">6208 </text:p>
          </table:table-cell>
          <table:table-cell table:style-name="Table5.C2" office:value-type="string">
            <text:p text:style-name="P7">Adv</text:p>
          </table:table-cell>
        </table:table-row>
        <table:table-row>
          <table:table-cell table:style-name="Table5.A2" office:value-type="string">
            <text:p text:style-name="P29">AuxP</text:p>
          </table:table-cell>
          <table:table-cell table:style-name="Table5.A2" office:value-type="string">
            <text:p text:style-name="P30">5849 </text:p>
          </table:table-cell>
          <table:table-cell table:style-name="Table5.C2" office:value-type="string">
            <text:p text:style-name="P7">AuxP</text:p>
          </table:table-cell>
        </table:table-row>
        <table:table-row>
          <table:table-cell table:style-name="Table5.A2" office:value-type="string">
            <text:p text:style-name="P29">Sb</text:p>
          </table:table-cell>
          <table:table-cell table:style-name="Table5.A2" office:value-type="string">
            <text:p text:style-name="P30">4252 </text:p>
          </table:table-cell>
          <table:table-cell table:style-name="Table5.C2" office:value-type="string">
            <text:p text:style-name="P7">Sb</text:p>
          </table:table-cell>
        </table:table-row>
        <table:table-row>
          <table:table-cell table:style-name="Table5.A2" office:value-type="string">
            <text:p text:style-name="P29">Obj</text:p>
          </table:table-cell>
          <table:table-cell table:style-name="Table5.A2" office:value-type="string">
            <text:p text:style-name="P30">3820 </text:p>
          </table:table-cell>
          <table:table-cell table:style-name="Table5.C2" office:value-type="string">
            <text:p text:style-name="P7">Obj</text:p>
          </table:table-cell>
        </table:table-row>
        <table:table-row>
          <table:table-cell table:style-name="Table5.A2" office:value-type="string">
            <text:p text:style-name="P29">AuxX</text:p>
          </table:table-cell>
          <table:table-cell table:style-name="Table5.A2" office:value-type="string">
            <text:p text:style-name="P30">3114 </text:p>
          </table:table-cell>
          <table:table-cell table:style-name="Table5.C2" office:value-type="string">
            <text:p text:style-name="P7">AuxX</text:p>
          </table:table-cell>
        </table:table-row>
        <table:table-row>
          <table:table-cell table:style-name="Table5.A2" office:value-type="string">
            <text:p text:style-name="P29">AuxV</text:p>
          </table:table-cell>
          <table:table-cell table:style-name="Table5.A2" office:value-type="string">
            <text:p text:style-name="P30">2802 </text:p>
          </table:table-cell>
          <table:table-cell table:style-name="Table5.C2" office:value-type="string">
            <text:p text:style-name="P7">AuxV</text:p>
          </table:table-cell>
        </table:table-row>
        <table:table-row>
          <table:table-cell table:style-name="Table5.A2" office:value-type="string">
            <text:p text:style-name="P29">AuxK</text:p>
          </table:table-cell>
          <table:table-cell table:style-name="Table5.A2" office:value-type="string">
            <text:p text:style-name="P30">2588 </text:p>
          </table:table-cell>
          <table:table-cell table:style-name="Table5.C2" office:value-type="string">
            <text:p text:style-name="P7">AuxK</text:p>
          </table:table-cell>
        </table:table-row>
        <table:table-row>
          <table:table-cell table:style-name="Table5.A2" office:value-type="string">
            <text:p text:style-name="P29">Pred</text:p>
          </table:table-cell>
          <table:table-cell table:style-name="Table5.A2" office:value-type="string">
            <text:p text:style-name="P30">2117 </text:p>
          </table:table-cell>
          <table:table-cell table:style-name="Table5.C2" office:value-type="string">
            <text:p text:style-name="P7">Pred</text:p>
          </table:table-cell>
        </table:table-row>
        <table:table-row>
          <table:table-cell table:style-name="Table5.A2" office:value-type="string">
            <text:p text:style-name="P29">Coord</text:p>
          </table:table-cell>
          <table:table-cell table:style-name="Table5.A2" office:value-type="string">
            <text:p text:style-name="P30">2110 </text:p>
          </table:table-cell>
          <table:table-cell table:style-name="Table5.C2" office:value-type="string">
            <text:p text:style-name="P7">Coord</text:p>
          </table:table-cell>
        </table:table-row>
        <table:table-row>
          <table:table-cell table:style-name="Table5.A2" office:value-type="string">
            <text:p text:style-name="P29">Atr_Co</text:p>
          </table:table-cell>
          <table:table-cell table:style-name="Table5.A2" office:value-type="string">
            <text:p text:style-name="P30">1459 </text:p>
          </table:table-cell>
          <table:table-cell table:style-name="Table5.C2" office:value-type="string">
            <text:p text:style-name="P7">Atr</text:p>
          </table:table-cell>
        </table:table-row>
        <table:table-row>
          <table:table-cell table:style-name="Table5.A2" office:value-type="string">
            <text:p text:style-name="P29">AuxC</text:p>
          </table:table-cell>
          <table:table-cell table:style-name="Table5.A2" office:value-type="string">
            <text:p text:style-name="P30">1134 </text:p>
          </table:table-cell>
          <table:table-cell table:style-name="Table5.C2" office:value-type="string">
            <text:p text:style-name="P7">AuxC</text:p>
          </table:table-cell>
        </table:table-row>
        <table:table-row>
          <table:table-cell table:style-name="Table5.A2" office:value-type="string">
            <text:p text:style-name="P29">Pred_Co</text:p>
          </table:table-cell>
          <table:table-cell table:style-name="Table5.A2" office:value-type="string">
            <text:p text:style-name="P30">1003 </text:p>
          </table:table-cell>
          <table:table-cell table:style-name="Table5.C2" office:value-type="string">
            <text:p text:style-name="P7">Pred</text:p>
          </table:table-cell>
        </table:table-row>
        <table:table-row>
          <table:table-cell table:style-name="Table5.A2" office:value-type="string">
            <text:p text:style-name="P29">Pnom</text:p>
          </table:table-cell>
          <table:table-cell table:style-name="Table5.A2" office:value-type="string">
            <text:p text:style-name="P30">994 </text:p>
          </table:table-cell>
          <table:table-cell table:style-name="Table5.C2" office:value-type="string">
            <text:p text:style-name="P7">Pnom</text:p>
          </table:table-cell>
        </table:table-row>
        <table:table-row>
          <table:table-cell table:style-name="Table5.A2" office:value-type="string">
            <text:p text:style-name="P29">AuxG</text:p>
          </table:table-cell>
          <table:table-cell table:style-name="Table5.A2" office:value-type="string">
            <text:p text:style-name="P30">916 </text:p>
          </table:table-cell>
          <table:table-cell table:style-name="Table5.C2" office:value-type="string">
            <text:p text:style-name="P7">AuxG</text:p>
          </table:table-cell>
        </table:table-row>
        <table:table-row>
          <table:table-cell table:style-name="Table5.A2" office:value-type="string">
            <text:p text:style-name="P29">ExD</text:p>
          </table:table-cell>
          <table:table-cell table:style-name="Table5.A2" office:value-type="string">
            <text:p text:style-name="P30">766 </text:p>
          </table:table-cell>
          <table:table-cell table:style-name="Table5.C2" office:value-type="string">
            <text:p text:style-name="P7">ExD</text:p>
          </table:table-cell>
        </table:table-row>
        <table:table-row>
          <table:table-cell table:style-name="Table5.A2" office:value-type="string">
            <text:p text:style-name="P29">Obj_Co</text:p>
          </table:table-cell>
          <table:table-cell table:style-name="Table5.A2" office:value-type="string">
            <text:p text:style-name="P30">644 </text:p>
          </table:table-cell>
          <table:table-cell table:style-name="Table5.C2" office:value-type="string">
            <text:p text:style-name="P7">Obj</text:p>
          </table:table-cell>
        </table:table-row>
        <table:table-row>
          <table:table-cell table:style-name="Table5.A2" office:value-type="string">
            <text:p text:style-name="P29">AuxY</text:p>
          </table:table-cell>
          <table:table-cell table:style-name="Table5.A2" office:value-type="string">
            <text:p text:style-name="P30">636 </text:p>
          </table:table-cell>
          <table:table-cell table:style-name="Table5.C2" office:value-type="string">
            <text:p text:style-name="P7">AuxY</text:p>
          </table:table-cell>
        </table:table-row>
        <table:table-row>
          <table:table-cell table:style-name="Table5.A2" office:value-type="string">
            <text:p text:style-name="P29">Adv_Co</text:p>
          </table:table-cell>
          <table:table-cell table:style-name="Table5.A2" office:value-type="string">
            <text:p text:style-name="P30">598 </text:p>
          </table:table-cell>
          <table:table-cell table:style-name="Table5.C2" office:value-type="string">
            <text:p text:style-name="P7">Adv</text:p>
          </table:table-cell>
        </table:table-row>
        <table:table-row>
          <table:table-cell table:style-name="Table5.A2" office:value-type="string">
            <text:p text:style-name="P29">Sb_Co</text:p>
          </table:table-cell>
          <table:table-cell table:style-name="Table5.A2" office:value-type="string">
            <text:p text:style-name="P30">568 </text:p>
          </table:table-cell>
          <table:table-cell table:style-name="Table5.C2" office:value-type="string">
            <text:p text:style-name="P7">Sb</text:p>
          </table:table-cell>
        </table:table-row>
        <text:soft-page-break/>
        <table:table-row>
          <table:table-cell table:style-name="Table5.A2" office:value-type="string">
            <text:p text:style-name="P31">IObj</text:p>
          </table:table-cell>
          <table:table-cell table:style-name="Table5.A2" office:value-type="string">
            <text:p text:style-name="P30">556 </text:p>
          </table:table-cell>
          <table:table-cell table:style-name="Table5.C2" office:value-type="string">
            <text:p text:style-name="P7">Obj</text:p>
          </table:table-cell>
        </table:table-row>
        <table:table-row>
          <table:table-cell table:style-name="Table5.A2" office:value-type="string">
            <text:p text:style-name="P29">ExD_Co</text:p>
          </table:table-cell>
          <table:table-cell table:style-name="Table5.A2" office:value-type="string">
            <text:p text:style-name="P30">318 </text:p>
          </table:table-cell>
          <table:table-cell table:style-name="Table5.C2" office:value-type="string">
            <text:p text:style-name="P7">ExD</text:p>
          </table:table-cell>
        </table:table-row>
        <table:table-row>
          <table:table-cell table:style-name="Table5.A2" office:value-type="string">
            <text:p text:style-name="P29">Apos</text:p>
          </table:table-cell>
          <table:table-cell table:style-name="Table5.A2" office:value-type="string">
            <text:p text:style-name="P30">272 </text:p>
          </table:table-cell>
          <table:table-cell table:style-name="Table5.C2" office:value-type="string">
            <text:p text:style-name="P7">Apos</text:p>
          </table:table-cell>
        </table:table-row>
        <table:table-row>
          <table:table-cell table:style-name="Table5.A2" office:value-type="string">
            <text:p text:style-name="P29">Sb_Ap</text:p>
          </table:table-cell>
          <table:table-cell table:style-name="Table5.A2" office:value-type="string">
            <text:p text:style-name="P30">168 </text:p>
          </table:table-cell>
          <table:table-cell table:style-name="Table5.C2" office:value-type="string">
            <text:p text:style-name="P7">Sb</text:p>
          </table:table-cell>
        </table:table-row>
        <table:table-row>
          <table:table-cell table:style-name="Table5.A2" office:value-type="string">
            <text:p text:style-name="P29">Pnom_Co</text:p>
          </table:table-cell>
          <table:table-cell table:style-name="Table5.A2" office:value-type="string">
            <text:p text:style-name="P30">139 </text:p>
          </table:table-cell>
          <table:table-cell table:style-name="Table5.C2" office:value-type="string">
            <text:p text:style-name="P7">Pnom</text:p>
          </table:table-cell>
        </table:table-row>
        <table:table-row>
          <table:table-cell table:style-name="Table5.A2" office:value-type="string">
            <text:p text:style-name="P29">Obj_Ap</text:p>
          </table:table-cell>
          <table:table-cell table:style-name="Table5.A2" office:value-type="string">
            <text:p text:style-name="P30">106 </text:p>
          </table:table-cell>
          <table:table-cell table:style-name="Table5.C2" office:value-type="string">
            <text:p text:style-name="P7">Obj</text:p>
          </table:table-cell>
        </table:table-row>
        <table:table-row>
          <table:table-cell table:style-name="Table5.A2" office:value-type="string">
            <text:p text:style-name="P29">Atr_Ap</text:p>
          </table:table-cell>
          <table:table-cell table:style-name="Table5.A2" office:value-type="string">
            <text:p text:style-name="P30">100 </text:p>
          </table:table-cell>
          <table:table-cell table:style-name="Table5.C2" office:value-type="string">
            <text:p text:style-name="P7">Atr</text:p>
          </table:table-cell>
        </table:table-row>
        <table:table-row>
          <table:table-cell table:style-name="Table5.A2" office:value-type="string">
            <text:p text:style-name="P31">IObj_Co</text:p>
          </table:table-cell>
          <table:table-cell table:style-name="Table5.A2" office:value-type="string">
            <text:p text:style-name="P30">98 </text:p>
          </table:table-cell>
          <table:table-cell table:style-name="Table5.C2" office:value-type="string">
            <text:p text:style-name="P7">Obj</text:p>
          </table:table-cell>
        </table:table-row>
        <table:table-row>
          <table:table-cell table:style-name="Table5.A2" office:value-type="string">
            <text:p text:style-name="P29">Coord_Co</text:p>
          </table:table-cell>
          <table:table-cell table:style-name="Table5.A2" office:value-type="string">
            <text:p text:style-name="P30">86 </text:p>
          </table:table-cell>
          <table:table-cell table:style-name="Table5.C2" office:value-type="string">
            <text:p text:style-name="P7">Coord</text:p>
          </table:table-cell>
        </table:table-row>
        <table:table-row>
          <table:table-cell table:style-name="Table5.A2" office:value-type="string">
            <text:p text:style-name="P29">Coord_Ap</text:p>
          </table:table-cell>
          <table:table-cell table:style-name="Table5.A2" office:value-type="string">
            <text:p text:style-name="P30">73 </text:p>
          </table:table-cell>
          <table:table-cell table:style-name="Table5.C2" office:value-type="string">
            <text:p text:style-name="P7">Coord</text:p>
          </table:table-cell>
        </table:table-row>
        <table:table-row>
          <table:table-cell table:style-name="Table5.A2" office:value-type="string">
            <text:p text:style-name="P29">Adv_Ap</text:p>
          </table:table-cell>
          <table:table-cell table:style-name="Table5.A2" office:value-type="string">
            <text:p text:style-name="P30">68 </text:p>
          </table:table-cell>
          <table:table-cell table:style-name="Table5.C2" office:value-type="string">
            <text:p text:style-name="P7">Adv</text:p>
          </table:table-cell>
        </table:table-row>
        <table:table-row>
          <table:table-cell table:style-name="Table5.A2" office:value-type="string">
            <text:p text:style-name="P29">Adv_Pa</text:p>
          </table:table-cell>
          <table:table-cell table:style-name="Table5.A2" office:value-type="string">
            <text:p text:style-name="P30">59 </text:p>
          </table:table-cell>
          <table:table-cell table:style-name="Table5.C2" office:value-type="string">
            <text:p text:style-name="P7">Adv</text:p>
          </table:table-cell>
        </table:table-row>
        <table:table-row>
          <table:table-cell table:style-name="Table5.A2" office:value-type="string">
            <text:p text:style-name="P29">Atr_Pa</text:p>
          </table:table-cell>
          <table:table-cell table:style-name="Table5.A2" office:value-type="string">
            <text:p text:style-name="P30">45 </text:p>
          </table:table-cell>
          <table:table-cell table:style-name="Table5.C2" office:value-type="string">
            <text:p text:style-name="P7">Atr</text:p>
          </table:table-cell>
        </table:table-row>
        <table:table-row>
          <table:table-cell table:style-name="Table5.A2" office:value-type="string">
            <text:p text:style-name="P29">ExD_Ap</text:p>
          </table:table-cell>
          <table:table-cell table:style-name="Table5.A2" office:value-type="string">
            <text:p text:style-name="P30">35 </text:p>
          </table:table-cell>
          <table:table-cell table:style-name="Table5.C2" office:value-type="string">
            <text:p text:style-name="P7">ExD</text:p>
          </table:table-cell>
        </table:table-row>
        <table:table-row>
          <table:table-cell table:style-name="Table5.A2" office:value-type="string">
            <text:p text:style-name="P29">Pred_Pa</text:p>
          </table:table-cell>
          <table:table-cell table:style-name="Table5.A2" office:value-type="string">
            <text:p text:style-name="P30">30 </text:p>
          </table:table-cell>
          <table:table-cell table:style-name="Table5.C2" office:value-type="string">
            <text:p text:style-name="P7">Pred</text:p>
          </table:table-cell>
        </table:table-row>
        <table:table-row>
          <table:table-cell table:style-name="Table5.A2" office:value-type="string">
            <text:p text:style-name="P29">Apos_Co</text:p>
          </table:table-cell>
          <table:table-cell table:style-name="Table5.A2" office:value-type="string">
            <text:p text:style-name="P30">25 </text:p>
          </table:table-cell>
          <table:table-cell table:style-name="Table5.C2" office:value-type="string">
            <text:p text:style-name="P7">Apos</text:p>
          </table:table-cell>
        </table:table-row>
        <table:table-row>
          <table:table-cell table:style-name="Table5.A2" office:value-type="string">
            <text:p text:style-name="P31">IObj_Ap</text:p>
          </table:table-cell>
          <table:table-cell table:style-name="Table5.A2" office:value-type="string">
            <text:p text:style-name="P30">23 </text:p>
          </table:table-cell>
          <table:table-cell table:style-name="Table5.C2" office:value-type="string">
            <text:p text:style-name="P7">Obj</text:p>
          </table:table-cell>
        </table:table-row>
        <table:table-row>
          <table:table-cell table:style-name="Table5.A2" office:value-type="string">
            <text:p text:style-name="P29">Atv</text:p>
          </table:table-cell>
          <table:table-cell table:style-name="Table5.A2" office:value-type="string">
            <text:p text:style-name="P30">20 </text:p>
          </table:table-cell>
          <table:table-cell table:style-name="Table5.C2" office:value-type="string">
            <text:p text:style-name="P7">Atv</text:p>
          </table:table-cell>
        </table:table-row>
        <table:table-row>
          <table:table-cell table:style-name="Table5.A2" office:value-type="string">
            <text:p text:style-name="P29">Pred_Ap</text:p>
          </table:table-cell>
          <table:table-cell table:style-name="Table5.A2" office:value-type="string">
            <text:p text:style-name="P30">16 </text:p>
          </table:table-cell>
          <table:table-cell table:style-name="Table5.C2" office:value-type="string">
            <text:p text:style-name="P7">Pred</text:p>
          </table:table-cell>
        </table:table-row>
        <table:table-row>
          <table:table-cell table:style-name="Table5.A2" office:value-type="string">
            <text:p text:style-name="P29">Coord_Pa</text:p>
          </table:table-cell>
          <table:table-cell table:style-name="Table5.A2" office:value-type="string">
            <text:p text:style-name="P30">15 </text:p>
          </table:table-cell>
          <table:table-cell table:style-name="Table5.C2" office:value-type="string">
            <text:p text:style-name="P7">Coord</text:p>
          </table:table-cell>
        </table:table-row>
        <table:table-row>
          <table:table-cell table:style-name="Table5.A2" office:value-type="string">
            <text:p text:style-name="P29">ExD_Pa</text:p>
          </table:table-cell>
          <table:table-cell table:style-name="Table5.A2" office:value-type="string">
            <text:p text:style-name="P30">13 </text:p>
          </table:table-cell>
          <table:table-cell table:style-name="Table5.C2" office:value-type="string">
            <text:p text:style-name="P7">ExD</text:p>
          </table:table-cell>
        </table:table-row>
        <table:table-row>
          <table:table-cell table:style-name="Table5.A2" office:value-type="string">
            <text:p text:style-name="P29">Pnom_Ap</text:p>
          </table:table-cell>
          <table:table-cell table:style-name="Table5.A2" office:value-type="string">
            <text:p text:style-name="P30">9 </text:p>
          </table:table-cell>
          <table:table-cell table:style-name="Table5.C2" office:value-type="string">
            <text:p text:style-name="P7">Pnom</text:p>
          </table:table-cell>
        </table:table-row>
        <table:table-row>
          <table:table-cell table:style-name="Table5.A2" office:value-type="string">
            <text:p text:style-name="P29">---</text:p>
          </table:table-cell>
          <table:table-cell table:style-name="Table5.A2" office:value-type="string">
            <text:p text:style-name="P30">3 </text:p>
          </table:table-cell>
          <table:table-cell table:style-name="Table5.C2" office:value-type="string">
            <text:p text:style-name="P7">ExD</text:p>
          </table:table-cell>
        </table:table-row>
        <table:table-row>
          <table:table-cell table:style-name="Table5.A2" office:value-type="string">
            <text:p text:style-name="P29">Apos_Ap</text:p>
          </table:table-cell>
          <table:table-cell table:style-name="Table5.A2" office:value-type="string">
            <text:p text:style-name="P30">2 </text:p>
          </table:table-cell>
          <table:table-cell table:style-name="Table5.C2" office:value-type="string">
            <text:p text:style-name="P7">Apos</text:p>
          </table:table-cell>
        </table:table-row>
        <table:table-row>
          <table:table-cell table:style-name="Table5.A2" office:value-type="string">
            <text:p text:style-name="P29">Obj_Pa</text:p>
          </table:table-cell>
          <table:table-cell table:style-name="Table5.A2" office:value-type="string">
            <text:p text:style-name="P30">2 </text:p>
          </table:table-cell>
          <table:table-cell table:style-name="Table5.C2" office:value-type="string">
            <text:p text:style-name="P7">Obj</text:p>
          </table:table-cell>
        </table:table-row>
        <table:table-row>
          <table:table-cell table:style-name="Table5.A2" office:value-type="string">
            <text:p text:style-name="P29">Apos_Pa</text:p>
          </table:table-cell>
          <table:table-cell table:style-name="Table5.A2" office:value-type="string">
            <text:p text:style-name="P30">1 </text:p>
          </table:table-cell>
          <table:table-cell table:style-name="Table5.C2" office:value-type="string">
            <text:p text:style-name="P7">Apos</text:p>
          </table:table-cell>
        </table:table-row>
      </table:table>
      <text:h text:style-name="P35" text:outline-level="1">Ancient Greek</text:h>
      <text:p text:style-name="P1">The data come from the Ancient Greek Dependency Treebank. (See <text:a xlink:type="simple" xlink:href="https://wiki.ufal.ms.mff.cuni.cz/user:zeman:treebanks:grc">https://wiki.ufal.ms.mff.cuni.cz/user:zeman:treebanks:grc</text:a>.) In general, the set of afuns is based on that of PDT (see above). However, there are a few unique labels and combined values are abundant. As a result, 967 distinct afun values have been found in the data.</text:p>
      <text:p text:style-name="P1">The suffixes “_CO” and “_AP” are equivalent to the “_M” suffix in the Czech data and encode membership in paratactic structures (member=1). The suffix “_PA” marks the root node of a parenthesis.</text:p>
      <text:p text:style-name="P1">Combined values and suffixes aside, there are 22 single values.</text:p>
      <text:p text:style-name="P8"/>
      <table:table table:name="Table6" table:style-name="Table6">
        <table:table-column table:style-name="Table6.A" table:number-columns-repeated="3"/>
        <table:table-header-rows>
          <table:table-row>
            <table:table-cell table:style-name="Table6.A1" office:value-type="string">
              <text:p text:style-name="P2">Input tag</text:p>
            </table:table-cell>
            <table:table-cell table:style-name="Table6.A1" office:value-type="string">
              <text:p text:style-name="P3">Frequency</text:p>
            </table:table-cell>
            <table:table-cell table:style-name="Table6.C1" office:value-type="string">
              <text:p text:style-name="P4">Output tag</text:p>
            </table:table-cell>
          </table:table-row>
        </table:table-header-rows>
        <table:table-row>
          <table:table-cell table:style-name="Table6.A2" office:value-type="string">
            <text:p text:style-name="P29">ATR</text:p>
          </table:table-cell>
          <table:table-cell table:style-name="Table6.A2" office:value-type="string">
            <text:p text:style-name="P30">43435 </text:p>
          </table:table-cell>
          <table:table-cell table:style-name="Table6.C2" office:value-type="string">
            <text:p text:style-name="P7">Atr</text:p>
          </table:table-cell>
        </table:table-row>
        <table:table-row>
          <table:table-cell table:style-name="Table6.A2" office:value-type="string">
            <text:p text:style-name="P29">OBJ</text:p>
          </table:table-cell>
          <table:table-cell table:style-name="Table6.A2" office:value-type="string">
            <text:p text:style-name="P30">36100 </text:p>
          </table:table-cell>
          <table:table-cell table:style-name="Table6.C2" office:value-type="string">
            <text:p text:style-name="P7">Obj</text:p>
          </table:table-cell>
        </table:table-row>
        <table:table-row>
          <table:table-cell table:style-name="Table6.A2" office:value-type="string">
            <text:p text:style-name="P29">ADV</text:p>
          </table:table-cell>
          <table:table-cell table:style-name="Table6.A2" office:value-type="string">
            <text:p text:style-name="P30">34741 </text:p>
          </table:table-cell>
          <table:table-cell table:style-name="Table6.C2" office:value-type="string">
            <text:p text:style-name="P7">Adv</text:p>
          </table:table-cell>
        </table:table-row>
        <table:table-row>
          <table:table-cell table:style-name="Table6.A2" office:value-type="string">
            <text:p text:style-name="P29">AuxY</text:p>
          </table:table-cell>
          <table:table-cell table:style-name="Table6.A2" office:value-type="string">
            <text:p text:style-name="P30">21644 </text:p>
          </table:table-cell>
          <table:table-cell table:style-name="Table6.C2" office:value-type="string">
            <text:p text:style-name="P7">AuxY</text:p>
          </table:table-cell>
        </table:table-row>
        <table:table-row>
          <table:table-cell table:style-name="Table6.A2" office:value-type="string">
            <text:p text:style-name="P29">AuxK</text:p>
          </table:table-cell>
          <table:table-cell table:style-name="Table6.A2" office:value-type="string">
            <text:p text:style-name="P30">21127 </text:p>
          </table:table-cell>
          <table:table-cell table:style-name="Table6.C2" office:value-type="string">
            <text:p text:style-name="P7">AuxK</text:p>
          </table:table-cell>
        </table:table-row>
        <table:table-row>
          <table:table-cell table:style-name="Table6.A2" office:value-type="string">
            <text:p text:style-name="P29">COORD</text:p>
          </table:table-cell>
          <table:table-cell table:style-name="Table6.A2" office:value-type="string">
            <text:p text:style-name="P30">19533 </text:p>
          </table:table-cell>
          <table:table-cell table:style-name="Table6.C2" office:value-type="string">
            <text:p text:style-name="P7">Coord</text:p>
          </table:table-cell>
        </table:table-row>
        <table:table-row>
          <table:table-cell table:style-name="Table6.A2" office:value-type="string">
            <text:p text:style-name="P29">AuxX</text:p>
          </table:table-cell>
          <table:table-cell table:style-name="Table6.A2" office:value-type="string">
            <text:p text:style-name="P30">18551 </text:p>
          </table:table-cell>
          <table:table-cell table:style-name="Table6.C2" office:value-type="string">
            <text:p text:style-name="P7">AuxX</text:p>
          </table:table-cell>
        </table:table-row>
        <table:table-row>
          <table:table-cell table:style-name="Table6.A2" office:value-type="string">
            <text:p text:style-name="P31">SBJ</text:p>
          </table:table-cell>
          <table:table-cell table:style-name="Table6.A2" office:value-type="string">
            <text:p text:style-name="P30">18092 </text:p>
          </table:table-cell>
          <table:table-cell table:style-name="Table6.C2" office:value-type="string">
            <text:p text:style-name="P7">Sb</text:p>
          </table:table-cell>
        </table:table-row>
        <table:table-row>
          <table:table-cell table:style-name="Table6.A2" office:value-type="string">
            <text:p text:style-name="P29">AuxZ</text:p>
          </table:table-cell>
          <table:table-cell table:style-name="Table6.A2" office:value-type="string">
            <text:p text:style-name="P30">12298 </text:p>
          </table:table-cell>
          <table:table-cell table:style-name="Table6.C2" office:value-type="string">
            <text:p text:style-name="P7">AuxZ</text:p>
          </table:table-cell>
        </table:table-row>
        <table:table-row>
          <table:table-cell table:style-name="Table6.A2" office:value-type="string">
            <text:p text:style-name="P29">AuxP</text:p>
          </table:table-cell>
          <table:table-cell table:style-name="Table6.A2" office:value-type="string">
            <text:p text:style-name="P30">11639 </text:p>
          </table:table-cell>
          <table:table-cell table:style-name="Table6.C2" office:value-type="string">
            <text:p text:style-name="P7">AuxP</text:p>
          </table:table-cell>
        </table:table-row>
        <table:table-row>
          <table:table-cell table:style-name="Table6.A2" office:value-type="string">
            <text:p text:style-name="P29">PRED</text:p>
          </table:table-cell>
          <table:table-cell table:style-name="Table6.A2" office:value-type="string">
            <text:p text:style-name="P30">8104 </text:p>
          </table:table-cell>
          <table:table-cell table:style-name="Table6.C2" office:value-type="string">
            <text:p text:style-name="P7">Pred</text:p>
          </table:table-cell>
        </table:table-row>
        <table:table-row>
          <table:table-cell table:style-name="Table6.A2" office:value-type="string">
            <text:p text:style-name="P29">AuxC</text:p>
          </table:table-cell>
          <table:table-cell table:style-name="Table6.A2" office:value-type="string">
            <text:p text:style-name="P30">4138 </text:p>
          </table:table-cell>
          <table:table-cell table:style-name="Table6.C2" office:value-type="string">
            <text:p text:style-name="P7">AuxC</text:p>
          </table:table-cell>
        </table:table-row>
        <table:table-row>
          <table:table-cell table:style-name="Table6.A2" office:value-type="string">
            <text:p text:style-name="P29">ATV</text:p>
          </table:table-cell>
          <table:table-cell table:style-name="Table6.A2" office:value-type="string">
            <text:p text:style-name="P30">2673 </text:p>
          </table:table-cell>
          <table:table-cell table:style-name="Table6.C2" office:value-type="string">
            <text:p text:style-name="P7">Atv</text:p>
          </table:table-cell>
        </table:table-row>
        <table:table-row>
          <table:table-cell table:style-name="Table6.A2" office:value-type="string">
            <text:p text:style-name="P29">PNOM</text:p>
          </table:table-cell>
          <table:table-cell table:style-name="Table6.A2" office:value-type="string">
            <text:p text:style-name="P30">2203 </text:p>
          </table:table-cell>
          <table:table-cell table:style-name="Table6.C2" office:value-type="string">
            <text:p text:style-name="P7">Pnom</text:p>
          </table:table-cell>
        </table:table-row>
        <table:table-row>
          <table:table-cell table:style-name="Table6.A2" office:value-type="string">
            <text:p text:style-name="P29">ExD</text:p>
          </table:table-cell>
          <table:table-cell table:style-name="Table6.A2" office:value-type="string">
            <text:p text:style-name="P30">1725 </text:p>
          </table:table-cell>
          <table:table-cell table:style-name="Table6.C2" office:value-type="string">
            <text:p text:style-name="P7">ExD</text:p>
          </table:table-cell>
        </table:table-row>
        <table:table-row>
          <table:table-cell table:style-name="Table6.A2" office:value-type="string">
            <text:p text:style-name="P29">AuxG</text:p>
          </table:table-cell>
          <table:table-cell table:style-name="Table6.A2" office:value-type="string">
            <text:p text:style-name="P30">1619 </text:p>
          </table:table-cell>
          <table:table-cell table:style-name="Table6.C2" office:value-type="string">
            <text:p text:style-name="P7">AuxG</text:p>
          </table:table-cell>
        </table:table-row>
        <table:table-row>
          <table:table-cell table:style-name="Table6.A2" office:value-type="string">
            <text:p text:style-name="P29">APOS</text:p>
          </table:table-cell>
          <table:table-cell table:style-name="Table6.A2" office:value-type="string">
            <text:p text:style-name="P30">1247 </text:p>
          </table:table-cell>
          <table:table-cell table:style-name="Table6.C2" office:value-type="string">
            <text:p text:style-name="P7">Apos</text:p>
          </table:table-cell>
        </table:table-row>
        <table:table-row>
          <table:table-cell table:style-name="Table6.A2" office:value-type="string">
            <text:p text:style-name="P29">AtvV</text:p>
          </table:table-cell>
          <table:table-cell table:style-name="Table6.A2" office:value-type="string">
            <text:p text:style-name="P30">1186 </text:p>
          </table:table-cell>
          <table:table-cell table:style-name="Table6.C2" office:value-type="string">
            <text:p text:style-name="P7">AtvV</text:p>
          </table:table-cell>
        </table:table-row>
        <table:table-row>
          <table:table-cell table:style-name="Table6.A2" office:value-type="string">
            <text:p text:style-name="P31">XSEG</text:p>
          </table:table-cell>
          <table:table-cell table:style-name="Table6.A2" office:value-type="string">
            <text:p text:style-name="P30">366 </text:p>
          </table:table-cell>
          <table:table-cell table:style-name="Table6.C2" office:value-type="string">
            <text:p text:style-name="P7"/>
          </table:table-cell>
        </table:table-row>
        <table:table-row>
          <table:table-cell table:style-name="Table6.A2" office:value-type="string">
            <text:p text:style-name="P31">UNDEFINED</text:p>
          </table:table-cell>
          <table:table-cell table:style-name="Table6.A2" office:value-type="string">
            <text:p text:style-name="P30">272 </text:p>
          </table:table-cell>
          <table:table-cell table:style-name="Table6.C2" office:value-type="string">
            <text:p text:style-name="P7">ExD</text:p>
          </table:table-cell>
        </table:table-row>
        <text:soft-page-break/>
        <table:table-row>
          <table:table-cell table:style-name="Table6.A2" office:value-type="string">
            <text:p text:style-name="P31">OCOMP</text:p>
          </table:table-cell>
          <table:table-cell table:style-name="Table6.A2" office:value-type="string">
            <text:p text:style-name="P30">224 </text:p>
          </table:table-cell>
          <table:table-cell table:style-name="Table6.C2" office:value-type="string">
            <text:p text:style-name="P7"/>
          </table:table-cell>
        </table:table-row>
        <table:table-row>
          <table:table-cell table:style-name="Table6.A2" office:value-type="string">
            <text:p text:style-name="P29">AuxV</text:p>
          </table:table-cell>
          <table:table-cell table:style-name="Table6.A2" office:value-type="string">
            <text:p text:style-name="P30">21 </text:p>
          </table:table-cell>
          <table:table-cell table:style-name="Table6.C2" office:value-type="string">
            <text:p text:style-name="P7">AuxV</text:p>
          </table:table-cell>
        </table:table-row>
      </table:table>
      <text:h text:style-name="P35" text:outline-level="1">Latin</text:h>
      <text:p text:style-name="P1">The data come from the Latin Dependency Treebank. (See <text:a xlink:type="simple" xlink:href="https://wiki.ufal.ms.mff.cuni.cz/user:zeman:treebanks:la">https://wiki.ufal.ms.mff.cuni.cz/user:zeman:treebanks:la</text:a>.) In general, the set of afuns is based on that of PDT (see above). However, there are a few unique labels and combined values are abundant. As a result, 353 distinct afun values have been found in the data.</text:p>
      <text:p text:style-name="P1">The suffixes “_CO” and “_AP” are equivalent to the “_M” suffix in the Czech data and encode membership in paratactic structures (member=1). The suffix “_PA” marks the root node of a parenthesis.</text:p>
      <text:p text:style-name="P1">Combined values and suffixes aside, there are 22 single values.</text:p>
      <text:p text:style-name="P8"/>
      <table:table table:name="Table7" table:style-name="Table7">
        <table:table-column table:style-name="Table7.A" table:number-columns-repeated="3"/>
        <table:table-header-rows>
          <table:table-row>
            <table:table-cell table:style-name="Table7.A1" office:value-type="string">
              <text:p text:style-name="P2">Input tag</text:p>
            </table:table-cell>
            <table:table-cell table:style-name="Table7.A1" office:value-type="string">
              <text:p text:style-name="P3">Frequency</text:p>
            </table:table-cell>
            <table:table-cell table:style-name="Table7.C1" office:value-type="string">
              <text:p text:style-name="P4">Output tag</text:p>
            </table:table-cell>
          </table:table-row>
        </table:table-header-rows>
        <table:table-row>
          <table:table-cell table:style-name="Table7.A2" office:value-type="string">
            <text:p text:style-name="P29">ATR</text:p>
          </table:table-cell>
          <table:table-cell table:style-name="Table7.A2" office:value-type="string">
            <text:p text:style-name="P30">8637 </text:p>
          </table:table-cell>
          <table:table-cell table:style-name="Table7.C2" office:value-type="string">
            <text:p text:style-name="P7">Atr</text:p>
          </table:table-cell>
        </table:table-row>
        <table:table-row>
          <table:table-cell table:style-name="Table7.A2" office:value-type="string">
            <text:p text:style-name="P29">OBJ</text:p>
          </table:table-cell>
          <table:table-cell table:style-name="Table7.A2" office:value-type="string">
            <text:p text:style-name="P30">6312 </text:p>
          </table:table-cell>
          <table:table-cell table:style-name="Table7.C2" office:value-type="string">
            <text:p text:style-name="P7">Obj</text:p>
          </table:table-cell>
        </table:table-row>
        <table:table-row>
          <table:table-cell table:style-name="Table7.A2" office:value-type="string">
            <text:p text:style-name="P29">ADV</text:p>
          </table:table-cell>
          <table:table-cell table:style-name="Table7.A2" office:value-type="string">
            <text:p text:style-name="P30">6250 </text:p>
          </table:table-cell>
          <table:table-cell table:style-name="Table7.C2" office:value-type="string">
            <text:p text:style-name="P7">Adv</text:p>
          </table:table-cell>
        </table:table-row>
        <table:table-row>
          <table:table-cell table:style-name="Table7.A2" office:value-type="string">
            <text:p text:style-name="P31">SBJ</text:p>
          </table:table-cell>
          <table:table-cell table:style-name="Table7.A2" office:value-type="string">
            <text:p text:style-name="P30">4374 </text:p>
          </table:table-cell>
          <table:table-cell table:style-name="Table7.C2" office:value-type="string">
            <text:p text:style-name="P7">Sb</text:p>
          </table:table-cell>
        </table:table-row>
        <table:table-row>
          <table:table-cell table:style-name="Table7.A2" office:value-type="string">
            <text:p text:style-name="P29">AuxX</text:p>
          </table:table-cell>
          <table:table-cell table:style-name="Table7.A2" office:value-type="string">
            <text:p text:style-name="P30">3460 </text:p>
          </table:table-cell>
          <table:table-cell table:style-name="Table7.C2" office:value-type="string">
            <text:p text:style-name="P7">AuxX</text:p>
          </table:table-cell>
        </table:table-row>
        <table:table-row>
          <table:table-cell table:style-name="Table7.A2" office:value-type="string">
            <text:p text:style-name="P29">COORD</text:p>
          </table:table-cell>
          <table:table-cell table:style-name="Table7.A2" office:value-type="string">
            <text:p text:style-name="P30">3442 </text:p>
          </table:table-cell>
          <table:table-cell table:style-name="Table7.C2" office:value-type="string">
            <text:p text:style-name="P7">Coord</text:p>
          </table:table-cell>
        </table:table-row>
        <table:table-row>
          <table:table-cell table:style-name="Table7.A2" office:value-type="string">
            <text:p text:style-name="P29">AuxP</text:p>
          </table:table-cell>
          <table:table-cell table:style-name="Table7.A2" office:value-type="string">
            <text:p text:style-name="P30">2729 </text:p>
          </table:table-cell>
          <table:table-cell table:style-name="Table7.C2" office:value-type="string">
            <text:p text:style-name="P7">AuxP</text:p>
          </table:table-cell>
        </table:table-row>
        <table:table-row>
          <table:table-cell table:style-name="Table7.A2" office:value-type="string">
            <text:p text:style-name="P29">AuxY</text:p>
          </table:table-cell>
          <table:table-cell table:style-name="Table7.A2" office:value-type="string">
            <text:p text:style-name="P30">1828 </text:p>
          </table:table-cell>
          <table:table-cell table:style-name="Table7.C2" office:value-type="string">
            <text:p text:style-name="P7">AuxY</text:p>
          </table:table-cell>
        </table:table-row>
        <table:table-row>
          <table:table-cell table:style-name="Table7.A2" office:value-type="string">
            <text:p text:style-name="P29">PRED</text:p>
          </table:table-cell>
          <table:table-cell table:style-name="Table7.A2" office:value-type="string">
            <text:p text:style-name="P30">1715 </text:p>
          </table:table-cell>
          <table:table-cell table:style-name="Table7.C2" office:value-type="string">
            <text:p text:style-name="P7">Pred</text:p>
          </table:table-cell>
        </table:table-row>
        <table:table-row>
          <table:table-cell table:style-name="Table7.A2" office:value-type="string">
            <text:p text:style-name="P29">AuxC</text:p>
          </table:table-cell>
          <table:table-cell table:style-name="Table7.A2" office:value-type="string">
            <text:p text:style-name="P30">1587 </text:p>
          </table:table-cell>
          <table:table-cell table:style-name="Table7.C2" office:value-type="string">
            <text:p text:style-name="P7">AuxC</text:p>
          </table:table-cell>
        </table:table-row>
        <table:table-row>
          <table:table-cell table:style-name="Table7.A2" office:value-type="string">
            <text:p text:style-name="P29">AuxZ</text:p>
          </table:table-cell>
          <table:table-cell table:style-name="Table7.A2" office:value-type="string">
            <text:p text:style-name="P30">1421 </text:p>
          </table:table-cell>
          <table:table-cell table:style-name="Table7.C2" office:value-type="string">
            <text:p text:style-name="P7">AuxZ</text:p>
          </table:table-cell>
        </table:table-row>
        <table:table-row>
          <table:table-cell table:style-name="Table7.A2" office:value-type="string">
            <text:p text:style-name="P29">PNOM</text:p>
          </table:table-cell>
          <table:table-cell table:style-name="Table7.A2" office:value-type="string">
            <text:p text:style-name="P30">675 </text:p>
          </table:table-cell>
          <table:table-cell table:style-name="Table7.C2" office:value-type="string">
            <text:p text:style-name="P7">Pnom</text:p>
          </table:table-cell>
        </table:table-row>
        <table:table-row>
          <table:table-cell table:style-name="Table7.A2" office:value-type="string">
            <text:p text:style-name="P29">AuxV</text:p>
          </table:table-cell>
          <table:table-cell table:style-name="Table7.A2" office:value-type="string">
            <text:p text:style-name="P30">570 </text:p>
          </table:table-cell>
          <table:table-cell table:style-name="Table7.C2" office:value-type="string">
            <text:p text:style-name="P7">AuxV</text:p>
          </table:table-cell>
        </table:table-row>
        <table:table-row>
          <table:table-cell table:style-name="Table7.A2" office:value-type="string">
            <text:p text:style-name="P29">AuxG</text:p>
          </table:table-cell>
          <table:table-cell table:style-name="Table7.A2" office:value-type="string">
            <text:p text:style-name="P30">348 </text:p>
          </table:table-cell>
          <table:table-cell table:style-name="Table7.C2" office:value-type="string">
            <text:p text:style-name="P7">AuxG</text:p>
          </table:table-cell>
        </table:table-row>
        <table:table-row>
          <table:table-cell table:style-name="Table7.A2" office:value-type="string">
            <text:p text:style-name="P29">ExD</text:p>
          </table:table-cell>
          <table:table-cell table:style-name="Table7.A2" office:value-type="string">
            <text:p text:style-name="P30">258 </text:p>
          </table:table-cell>
          <table:table-cell table:style-name="Table7.C2" office:value-type="string">
            <text:p text:style-name="P7">ExD</text:p>
          </table:table-cell>
        </table:table-row>
        <table:table-row>
          <table:table-cell table:style-name="Table7.A2" office:value-type="string">
            <text:p text:style-name="P29">ATV</text:p>
          </table:table-cell>
          <table:table-cell table:style-name="Table7.A2" office:value-type="string">
            <text:p text:style-name="P30">191 </text:p>
          </table:table-cell>
          <table:table-cell table:style-name="Table7.C2" office:value-type="string">
            <text:p text:style-name="P7">Atv</text:p>
          </table:table-cell>
        </table:table-row>
        <table:table-row>
          <table:table-cell table:style-name="Table7.A2" office:value-type="string">
            <text:p text:style-name="P29">APOS</text:p>
          </table:table-cell>
          <table:table-cell table:style-name="Table7.A2" office:value-type="string">
            <text:p text:style-name="P30">120 </text:p>
          </table:table-cell>
          <table:table-cell table:style-name="Table7.C2" office:value-type="string">
            <text:p text:style-name="P7">Apos</text:p>
          </table:table-cell>
        </table:table-row>
        <table:table-row>
          <table:table-cell table:style-name="Table7.A2" office:value-type="string">
            <text:p text:style-name="P31">XSEG</text:p>
          </table:table-cell>
          <table:table-cell table:style-name="Table7.A2" office:value-type="string">
            <text:p text:style-name="P30">69 </text:p>
          </table:table-cell>
          <table:table-cell table:style-name="Table7.C2" office:value-type="string">
            <text:p text:style-name="P7"/>
          </table:table-cell>
        </table:table-row>
        <table:table-row>
          <table:table-cell table:style-name="Table7.A2" office:value-type="string">
            <text:p text:style-name="P31">OCOMP</text:p>
          </table:table-cell>
          <table:table-cell table:style-name="Table7.A2" office:value-type="string">
            <text:p text:style-name="P30">62 </text:p>
          </table:table-cell>
          <table:table-cell table:style-name="Table7.C2" office:value-type="string">
            <text:p text:style-name="P7"/>
          </table:table-cell>
        </table:table-row>
        <table:table-row>
          <table:table-cell table:style-name="Table7.A2" office:value-type="string">
            <text:p text:style-name="P29">AtvV</text:p>
          </table:table-cell>
          <table:table-cell table:style-name="Table7.A2" office:value-type="string">
            <text:p text:style-name="P30">26 </text:p>
          </table:table-cell>
          <table:table-cell table:style-name="Table7.C2" office:value-type="string">
            <text:p text:style-name="P7">AtvV</text:p>
          </table:table-cell>
        </table:table-row>
        <text:soft-page-break/>
        <table:table-row>
          <table:table-cell table:style-name="Table7.A2" office:value-type="string">
            <text:p text:style-name="P29">AuxK</text:p>
          </table:table-cell>
          <table:table-cell table:style-name="Table7.A2" office:value-type="string">
            <text:p text:style-name="P30">9 </text:p>
          </table:table-cell>
          <table:table-cell table:style-name="Table7.C2" office:value-type="string">
            <text:p text:style-name="P7">AuxK</text:p>
          </table:table-cell>
        </table:table-row>
        <table:table-row>
          <table:table-cell table:style-name="Table7.A2" office:value-type="string">
            <text:p text:style-name="P31">UNDEFINED</text:p>
          </table:table-cell>
          <table:table-cell table:style-name="Table7.A2" office:value-type="string">
            <text:p text:style-name="P30">4 </text:p>
          </table:table-cell>
          <table:table-cell table:style-name="Table7.C2" office:value-type="string">
            <text:p text:style-name="P7">ExD</text:p>
          </table:table-cell>
        </table:table-row>
      </table:table>
      <text:h text:style-name="P35" text:outline-level="1">Basque</text:h>
      <text:p text:style-name="P1">The data come from the Basque Dependency Treebank. (See <text:a xlink:type="simple" xlink:href="https://wiki.ufal.ms.mff.cuni.cz/user:zeman:treebanks:eu">https://wiki.ufal.ms.mff.cuni.cz/user:zeman:treebanks:eu</text:a>.) There are 31 distinct afun values in the data (plus ccomp_zobj, which is documented but does not occur in the data).</text:p>
      <text:p text:style-name="P8"/>
      <table:table table:name="Tabulka1" table:style-name="Tabulka1">
        <table:table-column table:style-name="Tabulka1.A" table:number-columns-repeated="3"/>
        <table:table-header-rows>
          <table:table-row>
            <table:table-cell table:style-name="Tabulka1.A1" office:value-type="string">
              <text:p text:style-name="P2">Input tag</text:p>
            </table:table-cell>
            <table:table-cell table:style-name="Tabulka1.A1" office:value-type="string">
              <text:p text:style-name="P3">Frequency</text:p>
            </table:table-cell>
            <table:table-cell table:style-name="Tabulka1.C1" office:value-type="string">
              <text:p text:style-name="P4">Output tag</text:p>
            </table:table-cell>
          </table:table-row>
        </table:table-header-rows>
        <table:table-row>
          <table:table-cell table:style-name="Tabulka1.A2" office:value-type="string">
            <text:p text:style-name="P29">apocmod</text:p>
          </table:table-cell>
          <table:table-cell table:style-name="Tabulka1.A2" office:value-type="string">
            <text:p text:style-name="P30">122</text:p>
          </table:table-cell>
          <table:table-cell table:style-name="Tabulka1.C2" office:value-type="string">
            <text:p text:style-name="P7">Apos</text:p>
          </table:table-cell>
        </table:table-row>
        <table:table-row>
          <table:table-cell table:style-name="Tabulka1.A2" office:value-type="string">
            <text:p text:style-name="P29">aponcmod</text:p>
          </table:table-cell>
          <table:table-cell table:style-name="Tabulka1.A2" office:value-type="string">
            <text:p text:style-name="P30">868</text:p>
          </table:table-cell>
          <table:table-cell table:style-name="Tabulka1.C2" office:value-type="string">
            <text:p text:style-name="P7">Apos</text:p>
          </table:table-cell>
        </table:table-row>
        <table:table-row>
          <table:table-cell table:style-name="Tabulka1.A2" office:value-type="string">
            <text:p text:style-name="P29">aponcpred</text:p>
          </table:table-cell>
          <table:table-cell table:style-name="Tabulka1.A2" office:value-type="string">
            <text:p text:style-name="P30">1</text:p>
          </table:table-cell>
          <table:table-cell table:style-name="Tabulka1.C2" office:value-type="string">
            <text:p text:style-name="P7">Apos</text:p>
          </table:table-cell>
        </table:table-row>
        <table:table-row>
          <table:table-cell table:style-name="Tabulka1.A2" office:value-type="string">
            <text:p text:style-name="P29">apoxmod</text:p>
          </table:table-cell>
          <table:table-cell table:style-name="Tabulka1.A2" office:value-type="string">
            <text:p text:style-name="P30">32</text:p>
          </table:table-cell>
          <table:table-cell table:style-name="Tabulka1.C2" office:value-type="string">
            <text:p text:style-name="P7">Apos</text:p>
          </table:table-cell>
        </table:table-row>
        <table:table-row>
          <table:table-cell table:style-name="Tabulka1.A2" office:value-type="string">
            <text:p text:style-name="P29">auxmod</text:p>
          </table:table-cell>
          <table:table-cell table:style-name="Tabulka1.A2" office:value-type="string">
            <text:p text:style-name="P30">12598</text:p>
          </table:table-cell>
          <table:table-cell table:style-name="Tabulka1.C2" office:value-type="string">
            <text:p text:style-name="P7">AuxV</text:p>
          </table:table-cell>
        </table:table-row>
        <table:table-row>
          <table:table-cell table:style-name="Tabulka1.A2" office:value-type="string">
            <text:p text:style-name="P29">ccomp_obj</text:p>
          </table:table-cell>
          <table:table-cell table:style-name="Tabulka1.A2" office:value-type="string">
            <text:p text:style-name="P30">1608</text:p>
          </table:table-cell>
          <table:table-cell table:style-name="Tabulka1.C2" office:value-type="string">
            <text:p text:style-name="P7">Obj</text:p>
          </table:table-cell>
        </table:table-row>
        <table:table-row>
          <table:table-cell table:style-name="Tabulka1.A2" office:value-type="string">
            <text:p text:style-name="P29">ccomp_subj</text:p>
          </table:table-cell>
          <table:table-cell table:style-name="Tabulka1.A2" office:value-type="string">
            <text:p text:style-name="P30">62</text:p>
          </table:table-cell>
          <table:table-cell table:style-name="Tabulka1.C2" office:value-type="string">
            <text:p text:style-name="P7">Sb</text:p>
          </table:table-cell>
        </table:table-row>
        <table:table-row>
          <table:table-cell table:style-name="Tabulka1.A2" office:value-type="string">
            <text:p text:style-name="P29">ccomp_zobj</text:p>
          </table:table-cell>
          <table:table-cell table:style-name="Tabulka1.A2" office:value-type="string">
            <text:p text:style-name="P30">0</text:p>
          </table:table-cell>
          <table:table-cell table:style-name="Tabulka1.C2" office:value-type="string">
            <text:p text:style-name="P7">Obj</text:p>
          </table:table-cell>
        </table:table-row>
        <table:table-row>
          <table:table-cell table:style-name="Tabulka1.A2" office:value-type="string">
            <text:p text:style-name="P29">cmod</text:p>
          </table:table-cell>
          <table:table-cell table:style-name="Tabulka1.A2" office:value-type="string">
            <text:p text:style-name="P30">3292</text:p>
          </table:table-cell>
          <table:table-cell table:style-name="Tabulka1.C2" office:value-type="string">
            <text:p text:style-name="P7">Adv</text:p>
          </table:table-cell>
        </table:table-row>
        <table:table-row>
          <table:table-cell table:style-name="Tabulka1.A2" office:value-type="string">
            <text:p text:style-name="P29">detmod</text:p>
          </table:table-cell>
          <table:table-cell table:style-name="Tabulka1.A2" office:value-type="string">
            <text:p text:style-name="P30">6514</text:p>
          </table:table-cell>
          <table:table-cell table:style-name="Tabulka1.C2" office:value-type="string">
            <text:p text:style-name="P9">AuxA</text:p>
          </table:table-cell>
        </table:table-row>
        <table:table-row>
          <table:table-cell table:style-name="Tabulka1.A2" office:value-type="string">
            <text:p text:style-name="P29">entios</text:p>
          </table:table-cell>
          <table:table-cell table:style-name="Tabulka1.A2" office:value-type="string">
            <text:p text:style-name="P30">1638</text:p>
          </table:table-cell>
          <table:table-cell table:style-name="Tabulka1.C2" office:value-type="string">
            <text:p text:style-name="P7">Atr</text:p>
          </table:table-cell>
        </table:table-row>
        <table:table-row>
          <table:table-cell table:style-name="Tabulka1.A2" office:value-type="string">
            <text:p text:style-name="P29">galdemod</text:p>
          </table:table-cell>
          <table:table-cell table:style-name="Tabulka1.A2" office:value-type="string">
            <text:p text:style-name="P30">420</text:p>
          </table:table-cell>
          <table:table-cell table:style-name="Tabulka1.C2" office:value-type="string">
            <text:p text:style-name="P7">Adv</text:p>
          </table:table-cell>
        </table:table-row>
        <table:table-row>
          <table:table-cell table:style-name="Tabulka1.A2" office:value-type="string">
            <text:p text:style-name="P29">gradmod</text:p>
          </table:table-cell>
          <table:table-cell table:style-name="Tabulka1.A2" office:value-type="string">
            <text:p text:style-name="P30">508</text:p>
          </table:table-cell>
          <table:table-cell table:style-name="Tabulka1.C2" office:value-type="string">
            <text:p text:style-name="P7">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29">haos</text:p>
          </table:table-cell>
          <table:table-cell table:style-name="Tabulka1.A2" office:value-type="string">
            <text:p text:style-name="P30">530</text:p>
          </table:table-cell>
          <table:table-cell table:style-name="Tabulka1.C2" office:value-type="string">
            <text:p text:style-name="P7">Adv</text:p>
          </table:table-cell>
        </table:table-row>
        <table:table-row>
          <table:table-cell table:style-name="Tabulka1.A2" office:value-type="string">
            <text:p text:style-name="P29">itj_out</text:p>
          </table:table-cell>
          <table:table-cell table:style-name="Tabulka1.A2" office:value-type="string">
            <text:p text:style-name="P30">137</text:p>
          </table:table-cell>
          <table:table-cell table:style-name="Tabulka1.C2" office:value-type="string">
            <text:p text:style-name="P7">Atr</text:p>
          </table:table-cell>
        </table:table-row>
        <table:table-row>
          <table:table-cell table:style-name="Tabulka1.A2" office:value-type="string">
            <text:p text:style-name="P29">lot</text:p>
          </table:table-cell>
          <table:table-cell table:style-name="Tabulka1.A2" office:value-type="string">
            <text:p text:style-name="P30">15031</text:p>
          </table:table-cell>
          <table:table-cell table:style-name="Tabulka1.C2" office:value-type="string">
            <text:p text:style-name="P7">noun =&gt; Atr<text:line-break/>adverb =&gt; Adv<text:line-break/>adjective =&gt; Atr<text:line-break/>verb =&gt; Adv<text:line-break/>numeral =&gt; Atr<text:line-break/>coord conj eta|edo =&gt; Coord<text:line-break/>other coord conj =&gt; Adv<text:line-break/>subord conj =&gt; AuxC<text:line-break/><text:soft-page-break/>ADL =&gt; Atr<text:line-break/>ADI =&gt; Adv<text:line-break/>IZE =&gt; Atr<text:line-break/>BST =&gt; Atr</text:p>
          </table:table-cell>
        </table:table-row>
        <table:table-row>
          <table:table-cell table:style-name="Tabulka1.A2" office:value-type="string">
            <text:p text:style-name="P29">lotat</text:p>
          </table:table-cell>
          <table:table-cell table:style-name="Tabulka1.A2" office:value-type="string">
            <text:p text:style-name="P30">1393</text:p>
          </table:table-cell>
          <table:table-cell table:style-name="Tabulka1.C2" office:value-type="string">
            <text:p text:style-name="P7">noun =&gt; Atr<text:line-break/>adverb =&gt; Adv<text:line-break/>adjective =&gt; Atr<text:line-break/>verb =&gt; Adv<text:line-break/>numeral =&gt; Atr<text:line-break/>coord conj eta|edo =&gt; Coord<text:line-break/>other coord conj =&gt; Adv<text:line-break/>subord conj =&gt; AuxC<text:line-break/>ADL =&gt; Atr<text:line-break/>ADI =&gt; Adv<text:line-break/>IZE =&gt; Atr<text:line-break/>BST =&gt; Atr</text:p>
          </table:table-cell>
        </table:table-row>
        <table:table-row>
          <table:table-cell table:style-name="Tabulka1.A2" office:value-type="string">
            <text:p text:style-name="P29">menos</text:p>
          </table:table-cell>
          <table:table-cell table:style-name="Tabulka1.A2" office:value-type="string">
            <text:p text:style-name="P30">1050</text:p>
          </table:table-cell>
          <table:table-cell table:style-name="Tabulka1.C2" office:value-type="string">
            <text:p text:style-name="P7">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29">ncmod</text:p>
          </table:table-cell>
          <table:table-cell table:style-name="Tabulka1.A2" office:value-type="string">
            <text:p text:style-name="P30">37259</text:p>
          </table:table-cell>
          <table:table-cell table:style-name="Tabulka1.C2" office:value-type="string">
            <text:p text:style-name="P7">is noun ? Atr : Adv</text:p>
          </table:table-cell>
        </table:table-row>
        <table:table-row>
          <table:table-cell table:style-name="Tabulka1.A2" office:value-type="string">
            <text:p text:style-name="P29">ncobj</text:p>
          </table:table-cell>
          <table:table-cell table:style-name="Tabulka1.A2" office:value-type="string">
            <text:p text:style-name="P30">9493</text:p>
          </table:table-cell>
          <table:table-cell table:style-name="Tabulka1.C2" office:value-type="string">
            <text:p text:style-name="P7">Obj</text:p>
          </table:table-cell>
        </table:table-row>
        <table:table-row>
          <table:table-cell table:style-name="Tabulka1.A2" office:value-type="string">
            <text:p text:style-name="P29">ncpred</text:p>
          </table:table-cell>
          <table:table-cell table:style-name="Tabulka1.A2" office:value-type="string">
            <text:p text:style-name="P30">3160</text:p>
          </table:table-cell>
          <table:table-cell table:style-name="Tabulka1.C2" office:value-type="string">
            <text:p text:style-name="P7">Adv</text:p>
          </table:table-cell>
        </table:table-row>
        <table:table-row>
          <table:table-cell table:style-name="Tabulka1.A2" office:value-type="string">
            <text:p text:style-name="P29">ncsubj</text:p>
          </table:table-cell>
          <table:table-cell table:style-name="Tabulka1.A2" office:value-type="string">
            <text:p text:style-name="P30">11206</text:p>
          </table:table-cell>
          <table:table-cell table:style-name="Tabulka1.C2" office:value-type="string">
            <text:p text:style-name="P7">Sb</text:p>
          </table:table-cell>
        </table:table-row>
        <table:table-row>
          <table:table-cell table:style-name="Tabulka1.A2" office:value-type="string">
            <text:p text:style-name="P29">nczobj</text:p>
          </table:table-cell>
          <table:table-cell table:style-name="Tabulka1.A2" office:value-type="string">
            <text:p text:style-name="P30">1320</text:p>
          </table:table-cell>
          <table:table-cell table:style-name="Tabulka1.C2" office:value-type="string">
            <text:p text:style-name="P7">Obj</text:p>
          </table:table-cell>
        </table:table-row>
        <table:table-row>
          <table:table-cell table:style-name="Tabulka1.A2" office:value-type="string">
            <text:p text:style-name="P29">postos</text:p>
          </table:table-cell>
          <table:table-cell table:style-name="Tabulka1.A2" office:value-type="string">
            <text:p text:style-name="P30">377</text:p>
          </table:table-cell>
          <table:table-cell table:style-name="Tabulka1.C2" office:value-type="string">
            <text:p text:style-name="P7">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29">prtmod</text:p>
          </table:table-cell>
          <table:table-cell table:style-name="Tabulka1.A2" office:value-type="string">
            <text:p text:style-name="P30">206</text:p>
          </table:table-cell>
          <table:table-cell table:style-name="Tabulka1.C2" office:value-type="string">
            <text:p text:style-name="P7">Atr</text:p>
          </table:table-cell>
        </table:table-row>
        <table:table-row>
          <table:table-cell table:style-name="Tabulka1.A2" office:value-type="string">
            <text:p text:style-name="P29">PUNC</text:p>
          </table:table-cell>
          <table:table-cell table:style-name="Tabulka1.A2" office:value-type="string">
            <text:p text:style-name="P30">24531</text:p>
          </table:table-cell>
          <table:table-cell table:style-name="Tabulka1.C2" office:value-type="string">
            <text:p text:style-name="P7">AuxX | AuxG | <text:span text:style-name="T8">AuxK</text:span><text:span text:style-name="T8"><text:note text:id="ftn5" text:note-class="footnote"><text:note-citation>5</text:note-citation><text:note-body><text:p text:style-name="P33">Bug in current implementation: AuxK is based on token form but not on its position in the sentence.</text:p></text:note-body></text:note></text:span></text:p>
          </table:table-cell>
        </table:table-row>
        <table:table-row>
          <table:table-cell table:style-name="Tabulka1.A2" office:value-type="string">
            <text:p text:style-name="P29">ROOT</text:p>
          </table:table-cell>
          <table:table-cell table:style-name="Tabulka1.A2" office:value-type="string">
            <text:p text:style-name="P30">11226</text:p>
          </table:table-cell>
          <table:table-cell table:style-name="Tabulka1.C2" office:value-type="string">
            <text:p text:style-name="P7">Pred<text:soft-page-break/></text:p>
          </table:table-cell>
        </table:table-row>
        <table:table-row>
          <table:table-cell table:style-name="Tabulka1.A2" office:value-type="string">
            <text:p text:style-name="P29">xcomp_obj</text:p>
          </table:table-cell>
          <table:table-cell table:style-name="Tabulka1.A2" office:value-type="string">
            <text:p text:style-name="P30">1458</text:p>
          </table:table-cell>
          <table:table-cell table:style-name="Tabulka1.C2" office:value-type="string">
            <text:p text:style-name="P7">Obj</text:p>
          </table:table-cell>
        </table:table-row>
        <table:table-row>
          <table:table-cell table:style-name="Tabulka1.A2" office:value-type="string">
            <text:p text:style-name="P29">xcomp_subj</text:p>
          </table:table-cell>
          <table:table-cell table:style-name="Tabulka1.A2" office:value-type="string">
            <text:p text:style-name="P30">350</text:p>
          </table:table-cell>
          <table:table-cell table:style-name="Tabulka1.C2" office:value-type="string">
            <text:p text:style-name="P7">Sb</text:p>
          </table:table-cell>
        </table:table-row>
        <table:table-row>
          <table:table-cell table:style-name="Tabulka1.A2" office:value-type="string">
            <text:p text:style-name="P29">xcomp_zobj</text:p>
          </table:table-cell>
          <table:table-cell table:style-name="Tabulka1.A2" office:value-type="string">
            <text:p text:style-name="P30">33</text:p>
          </table:table-cell>
          <table:table-cell table:style-name="Tabulka1.C2" office:value-type="string">
            <text:p text:style-name="P7">Obj</text:p>
          </table:table-cell>
        </table:table-row>
        <table:table-row>
          <table:table-cell table:style-name="Tabulka1.A2" office:value-type="string">
            <text:p text:style-name="P29">xmod</text:p>
          </table:table-cell>
          <table:table-cell table:style-name="Tabulka1.A2" office:value-type="string">
            <text:p text:style-name="P30">4618</text:p>
          </table:table-cell>
          <table:table-cell table:style-name="Tabulka1.C2" office:value-type="string">
            <text:p text:style-name="P7">Adv</text:p>
          </table:table-cell>
        </table:table-row>
        <table:table-row>
          <table:table-cell table:style-name="Tabulka1.A2" office:value-type="string">
            <text:p text:style-name="P29">xpred</text:p>
          </table:table-cell>
          <table:table-cell table:style-name="Tabulka1.A2" office:value-type="string">
            <text:p text:style-name="P30">563</text:p>
          </table:table-cell>
          <table:table-cell table:style-name="Tabulka1.C2" office:value-type="string">
            <text:p text:style-name="P7">Adv</text:p>
          </table:table-cell>
        </table:table-row>
      </table:table>
      <text:h text:style-name="P35" text:outline-level="1">Hindi, Bengali and Telugu</text:h>
      <text:p text:style-name="P1">The data come from the Hyderabad Dependency Treebank. (See <text:a xlink:type="simple" xlink:href="https://wiki.ufal.ms.mff.cuni.cz/user:zeman:treebanks:bn">https://wiki.ufal.ms.mff.cuni.cz/user:zeman:treebanks:bn</text:a>, <text:a xlink:type="simple" xlink:href="https://wiki.ufal.ms.mff.cuni.cz/user:zeman:treebanks:hi">https://wiki.ufal.ms.mff.cuni.cz/user:zeman:treebanks:hi</text:a> and <text:a xlink:type="simple" xlink:href="https://wiki.ufal.ms.mff.cuni.cz/user:zeman:treebanks:te">https://wiki.ufal.ms.mff.cuni.cz/user:zeman:treebanks:te</text:a>.)</text:p>
      <text:p text:style-name="P1">There are 102 (hi), 42 (bn), resp. 41 (te) distinct afun values in the data. The occasional suffixes “CYCLE:number” have not been present in the original data. They indicate nodes we had to reattach in order to break cycles.</text:p>
      <text:p text:style-name="P8"/>
      <table:table table:name="Tabulka2" table:style-name="Tabulka2">
        <table:table-column table:style-name="Tabulka2.A"/>
        <table:table-column table:style-name="Tabulka2.B"/>
        <table:table-column table:style-name="Tabulka2.C"/>
        <table:table-column table:style-name="Tabulka2.D"/>
        <table:table-column table:style-name="Tabulka2.E"/>
        <table:table-column table:style-name="Tabulka2.F"/>
        <table:table-header-rows>
          <table:table-row>
            <table:table-cell table:style-name="Tabulka2.A1" office:value-type="string">
              <text:p text:style-name="P2">Input tag</text:p>
            </table:table-cell>
            <table:table-cell table:style-name="Tabulka2.A1" office:value-type="string">
              <text:p text:style-name="P2">Meaning</text:p>
            </table:table-cell>
            <table:table-cell table:style-name="Tabulka2.A1" office:value-type="string">
              <text:p text:style-name="P3">Freq hi</text:p>
            </table:table-cell>
            <table:table-cell table:style-name="Tabulka2.A1" office:value-type="string">
              <text:p text:style-name="P3">Freq bn</text:p>
            </table:table-cell>
            <table:table-cell table:style-name="Tabulka2.A1" office:value-type="string">
              <text:p text:style-name="P3">Freq te</text:p>
            </table:table-cell>
            <table:table-cell table:style-name="Tabulka2.F1" office:value-type="string">
              <text:p text:style-name="P4">Output tag</text:p>
            </table:table-cell>
          </table:table-row>
        </table:table-header-rows>
        <table:table-row>
          <table:table-cell table:style-name="Tabulka2.A2" office:value-type="string">
            <text:p text:style-name="P29">adv</text:p>
          </table:table-cell>
          <table:table-cell table:style-name="Tabulka2.A2" office:value-type="string">
            <text:p text:style-name="Text_20_body"/>
          </table:table-cell>
          <table:table-cell table:style-name="Tabulka2.A2" office:value-type="string">
            <text:p text:style-name="P30">541</text:p>
          </table:table-cell>
          <table:table-cell table:style-name="Tabulka2.A2" office:value-type="string">
            <text:p text:style-name="P30">85</text:p>
          </table:table-cell>
          <table:table-cell table:style-name="Tabulka2.A2" office:value-type="string">
            <text:p text:style-name="P30">277</text:p>
          </table:table-cell>
          <table:table-cell table:style-name="Tabulka2.F2" office:value-type="string">
            <text:p text:style-name="P7">Adv</text:p>
          </table:table-cell>
        </table:table-row>
        <table:table-row>
          <table:table-cell table:style-name="Tabulka2.A2" office:value-type="string">
            <text:p text:style-name="P29">ccof</text:p>
          </table:table-cell>
          <table:table-cell table:style-name="Tabulka2.A2" office:value-type="string">
            <text:p text:style-name="Text_20_body">Conjunct. The original treebank does not distinguish between subordinating conjunctions used as complementizers (such as कि <text:span text:style-name="T3">ki</text:span> = “that”) and coordinating conjunctions (such as और <text:span text:style-name="T3">aur</text:span> = “and”). Ideally, we would identify all subordinating cases and handle them properly. Currently we only identify the most frequent case and get away with the adverbial meaning of the relative clause.</text:p>
          </table:table-cell>
          <table:table-cell table:style-name="Tabulka2.A2" office:value-type="string">
            <text:p text:style-name="P30">5035</text:p>
          </table:table-cell>
          <table:table-cell table:style-name="Tabulka2.A2" office:value-type="string">
            <text:p text:style-name="P30">602</text:p>
          </table:table-cell>
          <table:table-cell table:style-name="Tabulka2.A2" office:value-type="string">
            <text:p text:style-name="P30">316</text:p>
          </table:table-cell>
          <table:table-cell table:style-name="Tabulka2.F2" office:value-type="string">
            <text:p text:style-name="P49">parent is subord conj =&gt; parent AuxC, this node Adv<text:line-break/>otherwise =&gt; member = 1, afun will be taken from parent</text:p>
          </table:table-cell>
        </table:table-row>
        <table:table-row>
          <table:table-cell table:style-name="Tabulka2.A2" office:value-type="string">
            <text:p text:style-name="P29">enm</text:p>
          </table:table-cell>
          <table:table-cell table:style-name="Tabulka2.A2" office:value-type="string">
            <text:p text:style-name="Text_20_body"><text:span text:style-name="T2">E</text:span>numerator</text:p>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fragof</text:p>
          </table:table-cell>
          <table:table-cell table:style-name="Tabulka2.A2" office:value-type="string">
            <text:p text:style-name="Text_20_body"><text:span text:style-name="T2">M</text:span>odifier of adjective</text:p>
          </table:table-cell>
          <table:table-cell table:style-name="Tabulka2.A2" office:value-type="string">
            <text:p text:style-name="P30">92</text:p>
          </table:table-cell>
          <table:table-cell table:style-name="Tabulka2.A2" office:value-type="string">
            <text:p text:style-name="P30">2</text:p>
          </table:table-cell>
          <table:table-cell table:style-name="Tabulka2.A2" office:value-type="string">
            <text:p text:style-name="P30"/>
          </table:table-cell>
          <table:table-cell table:style-name="Tabulka2.F2" office:value-type="string">
            <text:p text:style-name="P9">Atr</text:p>
          </table:table-cell>
        </table:table-row>
        <table:table-row>
          <table:table-cell table:style-name="Tabulka2.A2" office:value-type="string">
            <text:p text:style-name="P29">interjective</text:p>
          </table:table-cell>
          <table:table-cell table:style-name="Tabulka2.A2" office:value-type="string">
            <text:p text:style-name="Text_20_body"/>
          </table:table-cell>
          <table:table-cell table:style-name="Tabulka2.A2" office:value-type="string">
            <text:p text:style-name="P30"/>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
          </table:table-cell>
        </table:table-row>
        <table:table-row>
          <table:table-cell table:style-name="Tabulka2.A2" office:value-type="string">
            <text:p text:style-name="P29">jjmod</text:p>
          </table:table-cell>
          <table:table-cell table:style-name="Tabulka2.A2" office:value-type="string">
            <text:p text:style-name="Text_20_body"><text:span text:style-name="T2">M</text:span>odifier of adjective</text:p>
          </table:table-cell>
          <table:table-cell table:style-name="Tabulka2.A2" office:value-type="string">
            <text:p text:style-name="P30">160</text:p>
          </table:table-cell>
          <table:table-cell table:style-name="Tabulka2.A2" office:value-type="string">
            <text:p text:style-name="P30">5</text:p>
          </table:table-cell>
          <table:table-cell table:style-name="Tabulka2.A2" office:value-type="string">
            <text:p text:style-name="P30"/>
          </table:table-cell>
          <table:table-cell table:style-name="Tabulka2.F2" office:value-type="string">
            <text:p text:style-name="P9">Atr</text:p>
          </table:table-cell>
        </table:table-row>
        <table:table-row>
          <table:table-cell table:style-name="Tabulka2.A2" office:value-type="string">
            <text:p text:style-name="P29">jjmod__intf</text:p>
          </table:table-cell>
          <table:table-cell table:style-name="Tabulka2.A2" office:value-type="string">
            <text:p text:style-name="Text_20_body"/>
          </table:table-cell>
          <table:table-cell table:style-name="Tabulka2.A2" office:value-type="string">
            <text:p text:style-name="P30">76</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jjmod__relc</text:p>
          </table:table-cell>
          <table:table-cell table:style-name="Tabulka2.A2" office:value-type="string">
            <text:p text:style-name="Text_20_body"/>
          </table:table-cell>
          <table:table-cell table:style-name="Tabulka2.A2" office:value-type="string">
            <text:p text:style-name="P30"/>
          </table:table-cell>
          <table:table-cell table:style-name="Tabulka2.A2" office:value-type="string">
            <text:p text:style-name="P30">1</text:p>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jk1</text:p>
          </table:table-cell>
          <table:table-cell table:style-name="Tabulka2.A2" office:value-type="string">
            <text:p text:style-name="Text_20_body"/>
          </table:table-cell>
          <table:table-cell table:style-name="Tabulka2.A2" office:value-type="string">
            <text:p text:style-name="P30">14</text:p>
          </table:table-cell>
          <table:table-cell table:style-name="Tabulka2.A2" office:value-type="string">
            <text:p text:style-name="P30">2</text:p>
          </table:table-cell>
          <table:table-cell table:style-name="Tabulka2.A2" office:value-type="string">
            <text:p text:style-name="P30">1</text:p>
          </table:table-cell>
          <table:table-cell table:style-name="Tabulka2.F2" office:value-type="string">
            <text:p text:style-name="P7">Obj</text:p>
          </table:table-cell>
        </table:table-row>
        <table:table-row>
          <table:table-cell table:style-name="Tabulka2.A2" office:value-type="string">
            <text:p text:style-name="P29">k1</text:p>
          </table:table-cell>
          <table:table-cell table:style-name="Tabulka2.A2" office:value-type="string">
            <text:p text:style-name="Text_20_body"/>
          </table:table-cell>
          <table:table-cell table:style-name="Tabulka2.A2" office:value-type="string">
            <text:p text:style-name="P30">4857</text:p>
          </table:table-cell>
          <table:table-cell table:style-name="Tabulka2.A2" office:value-type="string">
            <text:p text:style-name="P30">1168</text:p>
          </table:table-cell>
          <table:table-cell table:style-name="Tabulka2.A2" office:value-type="string">
            <text:p text:style-name="P30">1032</text:p>
          </table:table-cell>
          <table:table-cell table:style-name="Tabulka2.F2" office:value-type="string">
            <text:p text:style-name="P7">Sb</text:p>
          </table:table-cell>
        </table:table-row>
        <table:table-row>
          <table:table-cell table:style-name="Tabulka2.A2" office:value-type="string">
            <text:p text:style-name="P29">k1g</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1s</text:p>
          </table:table-cell>
          <table:table-cell table:style-name="Tabulka2.A2" office:value-type="string">
            <text:p text:style-name="Text_20_body"/>
          </table:table-cell>
          <table:table-cell table:style-name="Tabulka2.A2" office:value-type="string">
            <text:p text:style-name="P30">532</text:p>
          </table:table-cell>
          <table:table-cell table:style-name="Tabulka2.A2" office:value-type="string">
            <text:p text:style-name="P30">202</text:p>
          </table:table-cell>
          <table:table-cell table:style-name="Tabulka2.A2" office:value-type="string">
            <text:p text:style-name="P30">153</text:p>
          </table:table-cell>
          <table:table-cell table:style-name="Tabulka2.F2" office:value-type="string">
            <text:p text:style-name="P9">Sb, Atv (???)</text:p>
          </table:table-cell>
        </table:table-row>
        <table:table-row>
          <table:table-cell table:style-name="Tabulka2.A2" office:value-type="string">
            <text:p text:style-name="P29">k1ss</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1u</text:p>
          </table:table-cell>
          <table:table-cell table:style-name="Tabulka2.A2" office:value-type="string">
            <text:p text:style-name="Text_20_body"/>
          </table:table-cell>
          <table:table-cell table:style-name="Tabulka2.A2" office:value-type="string">
            <text:p text:style-name="P30">35</text:p>
          </table:table-cell>
          <table:table-cell table:style-name="Tabulka2.A2" office:value-type="string">
            <text:p text:style-name="P30">11</text:p>
          </table:table-cell>
          <table:table-cell table:style-name="Tabulka2.A2" office:value-type="string">
            <text:p text:style-name="P30">6</text:p>
          </table:table-cell>
          <table:table-cell table:style-name="Tabulka2.F2" office:value-type="string">
            <text:p text:style-name="P7">Sb</text:p>
          </table:table-cell>
        </table:table-row>
        <text:soft-page-break/>
        <table:table-row>
          <table:table-cell table:style-name="Tabulka2.A2" office:value-type="string">
            <text:p text:style-name="P29">k2</text:p>
          </table:table-cell>
          <table:table-cell table:style-name="Tabulka2.A2" office:value-type="string">
            <text:p text:style-name="Text_20_body"/>
          </table:table-cell>
          <table:table-cell table:style-name="Tabulka2.A2" office:value-type="string">
            <text:p text:style-name="P30">3733</text:p>
          </table:table-cell>
          <table:table-cell table:style-name="Tabulka2.A2" office:value-type="string">
            <text:p text:style-name="P30">788</text:p>
          </table:table-cell>
          <table:table-cell table:style-name="Tabulka2.A2" office:value-type="string">
            <text:p text:style-name="P30">749</text:p>
          </table:table-cell>
          <table:table-cell table:style-name="Tabulka2.F2" office:value-type="string">
            <text:p text:style-name="P7">Obj</text:p>
          </table:table-cell>
        </table:table-row>
        <table:table-row>
          <table:table-cell table:style-name="Tabulka2.A2" office:value-type="string">
            <text:p text:style-name="P29">k2g</text:p>
          </table:table-cell>
          <table:table-cell table:style-name="Tabulka2.A2" office:value-type="string">
            <text:p text:style-name="Text_20_body"/>
          </table:table-cell>
          <table:table-cell table:style-name="Tabulka2.A2" office:value-type="string">
            <text:p text:style-name="P30">13</text:p>
          </table:table-cell>
          <table:table-cell table:style-name="Tabulka2.A2" office:value-type="string">
            <text:p text:style-name="P30">12</text:p>
          </table:table-cell>
          <table:table-cell table:style-name="Tabulka2.A2" office:value-type="string">
            <text:p text:style-name="P30"/>
          </table:table-cell>
          <table:table-cell table:style-name="Tabulka2.F2" office:value-type="string">
            <text:p text:style-name="P7">Obj</text:p>
          </table:table-cell>
        </table:table-row>
        <table:table-row>
          <table:table-cell table:style-name="Tabulka2.A2" office:value-type="string">
            <text:p text:style-name="P29">k2p</text:p>
          </table:table-cell>
          <table:table-cell table:style-name="Tabulka2.A2" office:value-type="string">
            <text:p text:style-name="Text_20_body"/>
          </table:table-cell>
          <table:table-cell table:style-name="Tabulka2.A2" office:value-type="string">
            <text:p text:style-name="P30">135</text:p>
          </table:table-cell>
          <table:table-cell table:style-name="Tabulka2.A2" office:value-type="string">
            <text:p text:style-name="P30">6</text:p>
          </table:table-cell>
          <table:table-cell table:style-name="Tabulka2.A2" office:value-type="string">
            <text:p text:style-name="P30">23</text:p>
          </table:table-cell>
          <table:table-cell table:style-name="Tabulka2.F2" office:value-type="string">
            <text:p text:style-name="P7">Obj</text:p>
          </table:table-cell>
        </table:table-row>
        <table:table-row>
          <table:table-cell table:style-name="Tabulka2.A2" office:value-type="string">
            <text:p text:style-name="P29">k2s</text:p>
          </table:table-cell>
          <table:table-cell table:style-name="Tabulka2.A2" office:value-type="string">
            <text:p text:style-name="Text_20_body"/>
          </table:table-cell>
          <table:table-cell table:style-name="Tabulka2.A2" office:value-type="string">
            <text:p text:style-name="P30">116</text:p>
          </table:table-cell>
          <table:table-cell table:style-name="Tabulka2.A2" office:value-type="string">
            <text:p text:style-name="P30">8</text:p>
          </table:table-cell>
          <table:table-cell table:style-name="Tabulka2.A2" office:value-type="string">
            <text:p text:style-name="P30">16</text:p>
          </table:table-cell>
          <table:table-cell table:style-name="Tabulka2.F2" office:value-type="string">
            <text:p text:style-name="P7">Obj</text:p>
          </table:table-cell>
        </table:table-row>
        <table:table-row>
          <table:table-cell table:style-name="Tabulka2.A2" office:value-type="string">
            <text:p text:style-name="P29">k2u</text:p>
          </table:table-cell>
          <table:table-cell table:style-name="Tabulka2.A2" office:value-type="string">
            <text:p text:style-name="Text_20_body"/>
          </table:table-cell>
          <table:table-cell table:style-name="Tabulka2.A2" office:value-type="string">
            <text:p text:style-name="P30">21</text:p>
          </table:table-cell>
          <table:table-cell table:style-name="Tabulka2.A2" office:value-type="string">
            <text:p text:style-name="P30">1</text:p>
          </table:table-cell>
          <table:table-cell table:style-name="Tabulka2.A2" office:value-type="string">
            <text:p text:style-name="P30"/>
          </table:table-cell>
          <table:table-cell table:style-name="Tabulka2.F2" office:value-type="string">
            <text:p text:style-name="P7">Obj</text:p>
          </table:table-cell>
        </table:table-row>
        <table:table-row>
          <table:table-cell table:style-name="Tabulka2.A2" office:value-type="string">
            <text:p text:style-name="P29">k3</text:p>
          </table:table-cell>
          <table:table-cell table:style-name="Tabulka2.A2" office:value-type="string">
            <text:p text:style-name="Text_20_body"><text:span text:style-name="T2">I</text:span>nstrumental</text:p>
          </table:table-cell>
          <table:table-cell table:style-name="Tabulka2.A2" office:value-type="string">
            <text:p text:style-name="P30">146</text:p>
          </table:table-cell>
          <table:table-cell table:style-name="Tabulka2.A2" office:value-type="string">
            <text:p text:style-name="P30">32</text:p>
          </table:table-cell>
          <table:table-cell table:style-name="Tabulka2.A2" office:value-type="string">
            <text:p text:style-name="P30">30</text:p>
          </table:table-cell>
          <table:table-cell table:style-name="Tabulka2.F2" office:value-type="string">
            <text:p text:style-name="P7">Adv</text:p>
          </table:table-cell>
        </table:table-row>
        <table:table-row>
          <table:table-cell table:style-name="Tabulka2.A2" office:value-type="string">
            <text:p text:style-name="P29">k3u</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4</text:p>
          </table:table-cell>
          <table:table-cell table:style-name="Tabulka2.A2" office:value-type="string">
            <text:p text:style-name="Text_20_body"/>
          </table:table-cell>
          <table:table-cell table:style-name="Tabulka2.A2" office:value-type="string">
            <text:p text:style-name="P30">420</text:p>
          </table:table-cell>
          <table:table-cell table:style-name="Tabulka2.A2" office:value-type="string">
            <text:p text:style-name="P30">20</text:p>
          </table:table-cell>
          <table:table-cell table:style-name="Tabulka2.A2" office:value-type="string">
            <text:p text:style-name="P30">164</text:p>
          </table:table-cell>
          <table:table-cell table:style-name="Tabulka2.F2" office:value-type="string">
            <text:p text:style-name="P7">Obj</text:p>
          </table:table-cell>
        </table:table-row>
        <table:table-row>
          <table:table-cell table:style-name="Tabulka2.A2" office:value-type="string">
            <text:p text:style-name="P29">k4a</text:p>
          </table:table-cell>
          <table:table-cell table:style-name="Tabulka2.A2" office:value-type="string">
            <text:p text:style-name="Text_20_body"/>
          </table:table-cell>
          <table:table-cell table:style-name="Tabulka2.A2" office:value-type="string">
            <text:p text:style-name="P30">114</text:p>
          </table:table-cell>
          <table:table-cell table:style-name="Tabulka2.A2" office:value-type="string">
            <text:p text:style-name="P30">14</text:p>
          </table:table-cell>
          <table:table-cell table:style-name="Tabulka2.A2" office:value-type="string">
            <text:p text:style-name="P30">32</text:p>
          </table:table-cell>
          <table:table-cell table:style-name="Tabulka2.F2" office:value-type="string">
            <text:p text:style-name="P7">Sb</text:p>
          </table:table-cell>
        </table:table-row>
        <table:table-row>
          <table:table-cell table:style-name="Tabulka2.A2" office:value-type="string">
            <text:p text:style-name="P29">k4as</text:p>
          </table:table-cell>
          <table:table-cell table:style-name="Tabulka2.A2" office:value-type="string">
            <text:p text:style-name="Text_20_body"/>
          </table:table-cell>
          <table:table-cell table:style-name="Tabulka2.A2" office:value-type="string">
            <text:p text:style-name="P30"/>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
          </table:table-cell>
        </table:table-row>
        <table:table-row>
          <table:table-cell table:style-name="Tabulka2.A2" office:value-type="string">
            <text:p text:style-name="P29">k4s</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2</text:p>
          </table:table-cell>
          <table:table-cell table:style-name="Tabulka2.F2" office:value-type="string">
            <text:p text:style-name="P7">Obj</text:p>
          </table:table-cell>
        </table:table-row>
        <table:table-row>
          <table:table-cell table:style-name="Tabulka2.A2" office:value-type="string">
            <text:p text:style-name="P29">k4u</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5</text:p>
          </table:table-cell>
          <table:table-cell table:style-name="Tabulka2.A2" office:value-type="string">
            <text:p text:style-name="Text_20_body"><text:span text:style-name="T2">S</text:span>ource of activity</text:p>
          </table:table-cell>
          <table:table-cell table:style-name="Tabulka2.A2" office:value-type="string">
            <text:p text:style-name="P30">283</text:p>
          </table:table-cell>
          <table:table-cell table:style-name="Tabulka2.A2" office:value-type="string">
            <text:p text:style-name="P30">39</text:p>
          </table:table-cell>
          <table:table-cell table:style-name="Tabulka2.A2" office:value-type="string">
            <text:p text:style-name="P30">32</text:p>
          </table:table-cell>
          <table:table-cell table:style-name="Tabulka2.F2" office:value-type="string">
            <text:p text:style-name="P7">Adv</text:p>
          </table:table-cell>
        </table:table-row>
        <table:table-row>
          <table:table-cell table:style-name="Tabulka2.A2" office:value-type="string">
            <text:p text:style-name="P29">k5prk</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k7</text:p>
          </table:table-cell>
          <table:table-cell table:style-name="Tabulka2.A2" office:value-type="string">
            <text:p text:style-name="Text_20_body"/>
          </table:table-cell>
          <table:table-cell table:style-name="Tabulka2.A2" office:value-type="string">
            <text:p text:style-name="P30">2089</text:p>
          </table:table-cell>
          <table:table-cell table:style-name="Tabulka2.A2" office:value-type="string">
            <text:p text:style-name="P30">152</text:p>
          </table:table-cell>
          <table:table-cell table:style-name="Tabulka2.A2" office:value-type="string">
            <text:p text:style-name="P30">23</text:p>
          </table:table-cell>
          <table:table-cell table:style-name="Tabulka2.F2" office:value-type="string">
            <text:p text:style-name="P7">Adv</text:p>
          </table:table-cell>
        </table:table-row>
        <table:table-row>
          <table:table-cell table:style-name="Tabulka2.A2" office:value-type="string">
            <text:p text:style-name="P29">k7p</text:p>
          </table:table-cell>
          <table:table-cell table:style-name="Tabulka2.A2" office:value-type="string">
            <text:p text:style-name="Text_20_body"/>
          </table:table-cell>
          <table:table-cell table:style-name="Tabulka2.A2" office:value-type="string">
            <text:p text:style-name="P30">1247</text:p>
          </table:table-cell>
          <table:table-cell table:style-name="Tabulka2.A2" office:value-type="string">
            <text:p text:style-name="P30">325</text:p>
          </table:table-cell>
          <table:table-cell table:style-name="Tabulka2.A2" office:value-type="string">
            <text:p text:style-name="P30">207</text:p>
          </table:table-cell>
          <table:table-cell table:style-name="Tabulka2.F2" office:value-type="string">
            <text:p text:style-name="P7">Adv</text:p>
          </table:table-cell>
        </table:table-row>
        <table:table-row>
          <table:table-cell table:style-name="Tabulka2.A2" office:value-type="string">
            <text:p text:style-name="P29">k7pu</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7t</text:p>
          </table:table-cell>
          <table:table-cell table:style-name="Tabulka2.A2" office:value-type="string">
            <text:p text:style-name="Text_20_body"/>
          </table:table-cell>
          <table:table-cell table:style-name="Tabulka2.A2" office:value-type="string">
            <text:p text:style-name="P30">1658</text:p>
          </table:table-cell>
          <table:table-cell table:style-name="Tabulka2.A2" office:value-type="string">
            <text:p text:style-name="P30">303</text:p>
          </table:table-cell>
          <table:table-cell table:style-name="Tabulka2.A2" office:value-type="string">
            <text:p text:style-name="P30">188</text:p>
          </table:table-cell>
          <table:table-cell table:style-name="Tabulka2.F2" office:value-type="string">
            <text:p text:style-name="P7">Adv</text:p>
          </table:table-cell>
        </table:table-row>
        <table:table-row>
          <table:table-cell table:style-name="Tabulka2.A2" office:value-type="string">
            <text:p text:style-name="P29">k7ts</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7tu</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
          </table:table-cell>
        </table:table-row>
        <table:table-row>
          <table:table-cell table:style-name="Tabulka2.A2" office:value-type="string">
            <text:p text:style-name="P29">k7u</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1</text:p>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lwg__jj</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neg</text:p>
          </table:table-cell>
          <table:table-cell table:style-name="Tabulka2.A2" office:value-type="string">
            <text:p text:style-name="Text_20_body"/>
          </table:table-cell>
          <table:table-cell table:style-name="Tabulka2.A2" office:value-type="string">
            <text:p text:style-name="P30">555</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lwg__nn</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nst</text:p>
          </table:table-cell>
          <table:table-cell table:style-name="Tabulka2.A2" office:value-type="string">
            <text:p text:style-name="Text_20_body"/>
          </table:table-cell>
          <table:table-cell table:style-name="Tabulka2.A2" office:value-type="string">
            <text:p text:style-name="P30">99</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psp</text:p>
          </table:table-cell>
          <table:table-cell table:style-name="Tabulka2.A2" office:value-type="string">
            <text:p text:style-name="Text_20_body"/>
          </table:table-cell>
          <table:table-cell table:style-name="Tabulka2.A2" office:value-type="string">
            <text:p text:style-name="P30">1555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lwg__psp-<text:span text:style-name="T8">CYCLE:2</text:span></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ext:soft-page-break/>
        <table:table-row>
          <table:table-cell table:style-name="Tabulka2.A2" office:value-type="string">
            <text:p text:style-name="P29">lwg__qc</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qf</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qo</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rb</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rdp</text:p>
          </table:table-cell>
          <table:table-cell table:style-name="Tabulka2.A2" office:value-type="string">
            <text:p text:style-name="Text_20_body"/>
          </table:table-cell>
          <table:table-cell table:style-name="Tabulka2.A2" office:value-type="string">
            <text:p text:style-name="P30">7</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rp</text:p>
          </table:table-cell>
          <table:table-cell table:style-name="Tabulka2.A2" office:value-type="string">
            <text:p text:style-name="Text_20_body"/>
          </table:table-cell>
          <table:table-cell table:style-name="Tabulka2.A2" office:value-type="string">
            <text:p text:style-name="P30">1280</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unk</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vaux</text:p>
          </table:table-cell>
          <table:table-cell table:style-name="Tabulka2.A2" office:value-type="string">
            <text:p text:style-name="Text_20_body"/>
          </table:table-cell>
          <table:table-cell table:style-name="Tabulka2.A2" office:value-type="string">
            <text:p text:style-name="P30">5049</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vm</text:p>
          </table:table-cell>
          <table:table-cell table:style-name="Tabulka2.A2" office:value-type="string">
            <text:p text:style-name="Text_20_body"/>
          </table:table-cell>
          <table:table-cell table:style-name="Tabulka2.A2" office:value-type="string">
            <text:p text:style-name="P30">47</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vmc</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wq</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xc</text:p>
          </table:table-cell>
          <table:table-cell table:style-name="Tabulka2.A2" office:value-type="string">
            <text:p text:style-name="Text_20_body"/>
          </table:table-cell>
          <table:table-cell table:style-name="Tabulka2.A2" office:value-type="string">
            <text:p text:style-name="P30">1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main</text:p>
          </table:table-cell>
          <table:table-cell table:style-name="Tabulka2.A2" office:value-type="string">
            <text:p text:style-name="Text_20_body"/>
          </table:table-cell>
          <table:table-cell table:style-name="Tabulka2.A2" office:value-type="string">
            <text:p text:style-name="P30">3517</text:p>
          </table:table-cell>
          <table:table-cell table:style-name="Tabulka2.A2" office:value-type="string">
            <text:p text:style-name="P30">1130</text:p>
          </table:table-cell>
          <table:table-cell table:style-name="Tabulka2.A2" office:value-type="string">
            <text:p text:style-name="P30">1453</text:p>
          </table:table-cell>
          <table:table-cell table:style-name="Tabulka2.F2" office:value-type="string">
            <text:p text:style-name="P9"/>
          </table:table-cell>
        </table:table-row>
        <table:table-row>
          <table:table-cell table:style-name="Tabulka2.A2" office:value-type="string">
            <text:p text:style-name="P29">mk1</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Obj</text:p>
          </table:table-cell>
        </table:table-row>
        <table:table-row>
          <table:table-cell table:style-name="Tabulka2.A2" office:value-type="string">
            <text:p text:style-name="P29">mod</text:p>
          </table:table-cell>
          <table:table-cell table:style-name="Tabulka2.A2" office:value-type="string">
            <text:p text:style-name="Text_20_body"/>
          </table:table-cell>
          <table:table-cell table:style-name="Tabulka2.A2" office:value-type="string">
            <text:p text:style-name="P30">4763</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mod__cc</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mod__wq</text:p>
          </table:table-cell>
          <table:table-cell table:style-name="Tabulka2.A2" office:value-type="string">
            <text:p text:style-name="Text_20_body"/>
          </table:table-cell>
          <table:table-cell table:style-name="Tabulka2.A2" office:value-type="string">
            <text:p text:style-name="P30">5</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mod-<text:span text:style-name="T8">CYCLE:8</text:span></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neg</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nmod</text:p>
          </table:table-cell>
          <table:table-cell table:style-name="Tabulka2.A2" office:value-type="string">
            <text:p text:style-name="P1">Modifier of noun</text:p>
          </table:table-cell>
          <table:table-cell table:style-name="Tabulka2.A2" office:value-type="string">
            <text:p text:style-name="P30">1327</text:p>
          </table:table-cell>
          <table:table-cell table:style-name="Tabulka2.A2" office:value-type="string">
            <text:p text:style-name="P30">233</text:p>
          </table:table-cell>
          <table:table-cell table:style-name="Tabulka2.A2" office:value-type="string">
            <text:p text:style-name="P30">204</text:p>
          </table:table-cell>
          <table:table-cell table:style-name="Tabulka2.F2" office:value-type="string">
            <text:p text:style-name="P7">Atr</text:p>
          </table:table-cell>
        </table:table-row>
        <table:table-row>
          <table:table-cell table:style-name="Tabulka2.A2" office:value-type="string">
            <text:p text:style-name="P29">nmod__adj</text:p>
          </table:table-cell>
          <table:table-cell table:style-name="Tabulka2.A2" office:value-type="string">
            <text:p text:style-name="Text_20_body"><text:span text:style-name="T2">Adjectival m</text:span>odifier of noun</text:p>
          </table:table-cell>
          <table:table-cell table:style-name="Tabulka2.A2" office:value-type="string">
            <text:p text:style-name="P30">5627</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nmod__k1inv</text:p>
          </table:table-cell>
          <table:table-cell table:style-name="Tabulka2.A2" office:value-type="string">
            <text:p text:style-name="Text_20_body"/>
          </table:table-cell>
          <table:table-cell table:style-name="Tabulka2.A2" office:value-type="string">
            <text:p text:style-name="P30">35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9"/>
          </table:table-cell>
        </table:table-row>
        <table:table-row>
          <table:table-cell table:style-name="Tabulka2.A2" office:value-type="string">
            <text:p text:style-name="P29">nmod__k2inv</text:p>
          </table:table-cell>
          <table:table-cell table:style-name="Tabulka2.A2" office:value-type="string">
            <text:p text:style-name="Text_20_body"/>
          </table:table-cell>
          <table:table-cell table:style-name="Tabulka2.A2" office:value-type="string">
            <text:p text:style-name="P30">98</text:p>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
          </table:table-cell>
        </table:table-row>
        <table:table-row>
          <table:table-cell table:style-name="Tabulka2.A2" office:value-type="string">
            <text:p text:style-name="P29">nmod__neg</text:p>
          </table:table-cell>
          <table:table-cell table:style-name="Tabulka2.A2" office:value-type="string">
            <text:p text:style-name="Text_20_body"/>
          </table:table-cell>
          <table:table-cell table:style-name="Tabulka2.A2" office:value-type="string">
            <text:p text:style-name="P30">5</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nmod__pofinv</text:p>
          </table:table-cell>
          <table:table-cell table:style-name="Tabulka2.A2" office:value-type="string">
            <text:p text:style-name="Text_20_body"/>
          </table:table-cell>
          <table:table-cell table:style-name="Tabulka2.A2" office:value-type="string">
            <text:p text:style-name="P30">18</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nmod__relc</text:p>
          </table:table-cell>
          <table:table-cell table:style-name="Tabulka2.A2" office:value-type="string">
            <text:p text:style-name="Text_20_body"><text:span text:style-name="T2">R</text:span>elative clause modifying noun</text:p>
          </table:table-cell>
          <table:table-cell table:style-name="Tabulka2.A2" office:value-type="string">
            <text:p text:style-name="P30">248</text:p>
          </table:table-cell>
          <table:table-cell table:style-name="Tabulka2.A2" office:value-type="string">
            <text:p text:style-name="P30">44</text:p>
          </table:table-cell>
          <table:table-cell table:style-name="Tabulka2.A2" office:value-type="string">
            <text:p text:style-name="P30">37</text:p>
          </table:table-cell>
          <table:table-cell table:style-name="Tabulka2.F2" office:value-type="string">
            <text:p text:style-name="P7">Atr</text:p>
          </table:table-cell>
        </table:table-row>
        <table:table-row>
          <table:table-cell table:style-name="Tabulka2.A2" office:value-type="string">
            <text:p text:style-name="P29">nmod__relc-<text:span text:style-name="T8">CYCLE:51-</text:span><text:soft-page-break/><text:span text:style-name="T8">CYCLE:53</text:span></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pk1</text:p>
          </table:table-cell>
          <table:table-cell table:style-name="Tabulka2.A2" office:value-type="string">
            <text:p text:style-name="Text_20_body"/>
          </table:table-cell>
          <table:table-cell table:style-name="Tabulka2.A2" office:value-type="string">
            <text:p text:style-name="P30">8</text:p>
          </table:table-cell>
          <table:table-cell table:style-name="Tabulka2.A2" office:value-type="string">
            <text:p text:style-name="P30">1</text:p>
          </table:table-cell>
          <table:table-cell table:style-name="Tabulka2.A2" office:value-type="string">
            <text:p text:style-name="P30">2</text:p>
          </table:table-cell>
          <table:table-cell table:style-name="Tabulka2.F2" office:value-type="string">
            <text:p text:style-name="P7">Sb</text:p>
          </table:table-cell>
        </table:table-row>
        <table:table-row>
          <table:table-cell table:style-name="Tabulka2.A2" office:value-type="string">
            <text:p text:style-name="P29">pof</text:p>
          </table:table-cell>
          <table:table-cell table:style-name="Tabulka2.A2" office:value-type="string">
            <text:p text:style-name="Text_20_body"><text:span text:style-name="T2">M</text:span>odifier of adjective</text:p>
          </table:table-cell>
          <table:table-cell table:style-name="Tabulka2.A2" office:value-type="string">
            <text:p text:style-name="P30">3057</text:p>
          </table:table-cell>
          <table:table-cell table:style-name="Tabulka2.A2" office:value-type="string">
            <text:p text:style-name="P30">421</text:p>
          </table:table-cell>
          <table:table-cell table:style-name="Tabulka2.A2" office:value-type="string">
            <text:p text:style-name="P30">140</text:p>
          </table:table-cell>
          <table:table-cell table:style-name="Tabulka2.F2" office:value-type="string">
            <text:p text:style-name="P9">Atr</text:p>
          </table:table-cell>
        </table:table-row>
        <table:table-row>
          <table:table-cell table:style-name="Tabulka2.A2" office:value-type="string">
            <text:p text:style-name="P29">pof__cn</text:p>
          </table:table-cell>
          <table:table-cell table:style-name="Tabulka2.A2" office:value-type="string">
            <text:p text:style-name="Text_20_body"/>
          </table:table-cell>
          <table:table-cell table:style-name="Tabulka2.A2" office:value-type="string">
            <text:p text:style-name="P30">1209</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pof__redup</text:p>
          </table:table-cell>
          <table:table-cell table:style-name="Tabulka2.A2" office:value-type="string">
            <text:p text:style-name="Text_20_body"/>
          </table:table-cell>
          <table:table-cell table:style-name="Tabulka2.A2" office:value-type="string">
            <text:p text:style-name="P30">37</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pof-idiom</text:p>
          </table:table-cell>
          <table:table-cell table:style-name="Tabulka2.A2" office:value-type="string">
            <text:p text:style-name="Text_20_body"/>
          </table:table-cell>
          <table:table-cell table:style-name="Tabulka2.A2" office:value-type="string">
            <text:p text:style-name="P30">3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6</text:p>
          </table:table-cell>
          <table:table-cell table:style-name="Tabulka2.A2" office:value-type="string">
            <text:p text:style-name="Text_20_body"><text:span text:style-name="T2">G</text:span>enitive</text:p>
          </table:table-cell>
          <table:table-cell table:style-name="Tabulka2.A2" office:value-type="string">
            <text:p text:style-name="P30">4003</text:p>
          </table:table-cell>
          <table:table-cell table:style-name="Tabulka2.A2" office:value-type="string">
            <text:p text:style-name="P30">790</text:p>
          </table:table-cell>
          <table:table-cell table:style-name="Tabulka2.A2" office:value-type="string">
            <text:p text:style-name="P30">140</text:p>
          </table:table-cell>
          <table:table-cell table:style-name="Tabulka2.F2" office:value-type="string">
            <text:p text:style-name="P7">Atr</text:p>
          </table:table-cell>
        </table:table-row>
        <table:table-row>
          <table:table-cell table:style-name="Tabulka2.A2" office:value-type="string">
            <text:p text:style-name="P29">r6-k1</text:p>
          </table:table-cell>
          <table:table-cell table:style-name="Tabulka2.A2" office:value-type="string">
            <text:p text:style-name="Text_20_body"/>
          </table:table-cell>
          <table:table-cell table:style-name="Tabulka2.A2" office:value-type="string">
            <text:p text:style-name="P30">216</text:p>
          </table:table-cell>
          <table:table-cell table:style-name="Tabulka2.A2" office:value-type="string">
            <text:p text:style-name="P30">1</text:p>
          </table:table-cell>
          <table:table-cell table:style-name="Tabulka2.A2" office:value-type="string">
            <text:p text:style-name="P30"/>
          </table:table-cell>
          <table:table-cell table:style-name="Tabulka2.F2" office:value-type="string">
            <text:p text:style-name="P7">Sb</text:p>
          </table:table-cell>
        </table:table-row>
        <table:table-row>
          <table:table-cell table:style-name="Tabulka2.A2" office:value-type="string">
            <text:p text:style-name="P29">r6-k2</text:p>
          </table:table-cell>
          <table:table-cell table:style-name="Tabulka2.A2" office:value-type="string">
            <text:p text:style-name="Text_20_body"/>
          </table:table-cell>
          <table:table-cell table:style-name="Tabulka2.A2" office:value-type="string">
            <text:p text:style-name="P30">583</text:p>
          </table:table-cell>
          <table:table-cell table:style-name="Tabulka2.A2" office:value-type="string">
            <text:p text:style-name="P30">8</text:p>
          </table:table-cell>
          <table:table-cell table:style-name="Tabulka2.A2" office:value-type="string">
            <text:p text:style-name="P30"/>
          </table:table-cell>
          <table:table-cell table:style-name="Tabulka2.F2" office:value-type="string">
            <text:p text:style-name="P7">Obj</text:p>
          </table:table-cell>
        </table:table-row>
        <table:table-row>
          <table:table-cell table:style-name="Tabulka2.A2" office:value-type="string">
            <text:p text:style-name="P29">r6-k4</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6-k7</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6v</text:p>
          </table:table-cell>
          <table:table-cell table:style-name="Tabulka2.A2" office:value-type="string">
            <text:p text:style-name="Text_20_body"><text:span text:style-name="T2">G</text:span>enitive</text:p>
          </table:table-cell>
          <table:table-cell table:style-name="Tabulka2.A2" office:value-type="string">
            <text:p text:style-name="P30">35</text:p>
          </table:table-cell>
          <table:table-cell table:style-name="Tabulka2.A2" office:value-type="string">
            <text:p text:style-name="P30">22</text:p>
          </table:table-cell>
          <table:table-cell table:style-name="Tabulka2.A2" office:value-type="string">
            <text:p text:style-name="P30">7</text:p>
          </table:table-cell>
          <table:table-cell table:style-name="Tabulka2.F2" office:value-type="string">
            <text:p text:style-name="P7">Atr</text:p>
          </table:table-cell>
        </table:table-row>
        <table:table-row>
          <table:table-cell table:style-name="Tabulka2.A2" office:value-type="string">
            <text:p text:style-name="P29">rad</text:p>
          </table:table-cell>
          <table:table-cell table:style-name="Tabulka2.A2" office:value-type="string">
            <text:p text:style-name="Text_20_body"><text:span text:style-name="T2">A</text:span>ddress</text:p>
          </table:table-cell>
          <table:table-cell table:style-name="Tabulka2.A2" office:value-type="string">
            <text:p text:style-name="P30">2</text:p>
          </table:table-cell>
          <table:table-cell table:style-name="Tabulka2.A2" office:value-type="string">
            <text:p text:style-name="P30">41</text:p>
          </table:table-cell>
          <table:table-cell table:style-name="Tabulka2.A2" office:value-type="string">
            <text:p text:style-name="P30">2</text:p>
          </table:table-cell>
          <table:table-cell table:style-name="Tabulka2.F2" office:value-type="string">
            <text:p text:style-name="P7">Atr <text:span text:style-name="T9">(</text:span><text:span text:style-name="T10">not sure</text:span><text:span text:style-name="T9">)</text:span></text:p>
          </table:table-cell>
        </table:table-row>
        <table:table-row>
          <table:table-cell table:style-name="Tabulka2.A2" office:value-type="string">
            <text:p text:style-name="P29">ras</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33</text:p>
          </table:table-cell>
          <table:table-cell table:style-name="Tabulka2.A2" office:value-type="string">
            <text:p text:style-name="P30">11</text:p>
          </table:table-cell>
          <table:table-cell table:style-name="Tabulka2.F2" office:value-type="string">
            <text:p text:style-name="P7"/>
          </table:table-cell>
        </table:table-row>
        <table:table-row>
          <table:table-cell table:style-name="Tabulka2.A2" office:value-type="string">
            <text:p text:style-name="P29">ras-k1</text:p>
          </table:table-cell>
          <table:table-cell table:style-name="Tabulka2.A2" office:value-type="string">
            <text:p text:style-name="Text_20_body"/>
          </table:table-cell>
          <table:table-cell table:style-name="Tabulka2.A2" office:value-type="string">
            <text:p text:style-name="P30">225</text:p>
          </table:table-cell>
          <table:table-cell table:style-name="Tabulka2.A2" office:value-type="string">
            <text:p text:style-name="P30">2</text:p>
          </table:table-cell>
          <table:table-cell table:style-name="Tabulka2.A2" office:value-type="string">
            <text:p text:style-name="P30">1</text:p>
          </table:table-cell>
          <table:table-cell table:style-name="Tabulka2.F2" office:value-type="string">
            <text:p text:style-name="P7">Sb</text:p>
          </table:table-cell>
        </table:table-row>
        <table:table-row>
          <table:table-cell table:style-name="Tabulka2.A2" office:value-type="string">
            <text:p text:style-name="P29">ras-k2</text:p>
          </table:table-cell>
          <table:table-cell table:style-name="Tabulka2.A2" office:value-type="string">
            <text:p text:style-name="Text_20_body"/>
          </table:table-cell>
          <table:table-cell table:style-name="Tabulka2.A2" office:value-type="string">
            <text:p text:style-name="P30">34</text:p>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Obj</text:p>
          </table:table-cell>
        </table:table-row>
        <table:table-row>
          <table:table-cell table:style-name="Tabulka2.A2" office:value-type="string">
            <text:p text:style-name="P29">ras-k4</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k4a</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k7</text:p>
          </table:table-cell>
          <table:table-cell table:style-name="Tabulka2.A2" office:value-type="string">
            <text:p text:style-name="Text_20_body"/>
          </table:table-cell>
          <table:table-cell table:style-name="Tabulka2.A2" office:value-type="string">
            <text:p text:style-name="P30">5</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k7p</text:p>
          </table:table-cell>
          <table:table-cell table:style-name="Tabulka2.A2" office:value-type="string">
            <text:p text:style-name="Text_20_body"/>
          </table:table-cell>
          <table:table-cell table:style-name="Tabulka2.A2" office:value-type="string">
            <text:p text:style-name="P30">4</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neg-k1</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neg-k2</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r6</text:p>
          </table:table-cell>
          <table:table-cell table:style-name="Tabulka2.A2" office:value-type="string">
            <text:p text:style-name="Text_20_body"/>
          </table:table-cell>
          <table:table-cell table:style-name="Tabulka2.A2" office:value-type="string">
            <text:p text:style-name="P30">4</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r6-k1</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r6-k2</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bmod</text:p>
          </table:table-cell>
          <table:table-cell table:style-name="Tabulka2.A2" office:value-type="string">
            <text:p text:style-name="Text_20_body"/>
          </table:table-cell>
          <table:table-cell table:style-name="Tabulka2.A2" office:value-type="string">
            <text:p text:style-name="P30">5</text:p>
          </table:table-cell>
          <table:table-cell table:style-name="Tabulka2.A2" office:value-type="string">
            <text:p text:style-name="P30"/>
          </table:table-cell>
          <table:table-cell table:style-name="Tabulka2.A2" office:value-type="string">
            <text:p text:style-name="P30">7</text:p>
          </table:table-cell>
          <table:table-cell table:style-name="Tabulka2.F2" office:value-type="string">
            <text:p text:style-name="P7">Adv</text:p>
          </table:table-cell>
        </table:table-row>
        <table:table-row>
          <table:table-cell table:style-name="Tabulka2.A2" office:value-type="string">
            <text:p text:style-name="P29">rbmod__relc</text:p>
          </table:table-cell>
          <table:table-cell table:style-name="Tabulka2.A2" office:value-type="string">
            <text:p text:style-name="Text_20_body"><text:span text:style-name="T2">R</text:span>elative clause modifying adverb</text:p>
          </table:table-cell>
          <table:table-cell table:style-name="Tabulka2.A2" office:value-type="string">
            <text:p text:style-name="P30">2</text:p>
          </table:table-cell>
          <table:table-cell table:style-name="Tabulka2.A2" office:value-type="string">
            <text:p text:style-name="P30">4</text:p>
          </table:table-cell>
          <table:table-cell table:style-name="Tabulka2.A2" office:value-type="string">
            <text:p text:style-name="P30">2</text:p>
          </table:table-cell>
          <table:table-cell table:style-name="Tabulka2.F2" office:value-type="string">
            <text:p text:style-name="P7">Adv</text:p>
          </table:table-cell>
        </table:table-row>
        <text:soft-page-break/>
        <table:table-row>
          <table:table-cell table:style-name="Tabulka2.A2" office:value-type="string">
            <text:p text:style-name="P29">rd</text:p>
          </table:table-cell>
          <table:table-cell table:style-name="Tabulka2.A2" office:value-type="string">
            <text:p text:style-name="Text_20_body"/>
          </table:table-cell>
          <table:table-cell table:style-name="Tabulka2.A2" office:value-type="string">
            <text:p text:style-name="P30">85</text:p>
          </table:table-cell>
          <table:table-cell table:style-name="Tabulka2.A2" office:value-type="string">
            <text:p text:style-name="P30">23</text:p>
          </table:table-cell>
          <table:table-cell table:style-name="Tabulka2.A2" office:value-type="string">
            <text:p text:style-name="P30">2</text:p>
          </table:table-cell>
          <table:table-cell table:style-name="Tabulka2.F2" office:value-type="string">
            <text:p text:style-name="P7">Adv</text:p>
          </table:table-cell>
        </table:table-row>
        <table:table-row>
          <table:table-cell table:style-name="Tabulka2.A2" office:value-type="string">
            <text:p text:style-name="P29">rh</text:p>
          </table:table-cell>
          <table:table-cell table:style-name="Tabulka2.A2" office:value-type="string">
            <text:p text:style-name="Text_20_body"/>
          </table:table-cell>
          <table:table-cell table:style-name="Tabulka2.A2" office:value-type="string">
            <text:p text:style-name="P30">331</text:p>
          </table:table-cell>
          <table:table-cell table:style-name="Tabulka2.A2" office:value-type="string">
            <text:p text:style-name="P30">43</text:p>
          </table:table-cell>
          <table:table-cell table:style-name="Tabulka2.A2" office:value-type="string">
            <text:p text:style-name="P30">46</text:p>
          </table:table-cell>
          <table:table-cell table:style-name="Tabulka2.F2" office:value-type="string">
            <text:p text:style-name="P7">Adv</text:p>
          </table:table-cell>
        </table:table-row>
        <table:table-row>
          <table:table-cell table:style-name="Tabulka2.A2" office:value-type="string">
            <text:p text:style-name="P29">rpt</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3</text:p>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s</text:p>
          </table:table-cell>
          <table:table-cell table:style-name="Tabulka2.A2" office:value-type="string">
            <text:p text:style-name="Text_20_body"><text:span text:style-name="T2">N</text:span>oun elaboration</text:p>
          </table:table-cell>
          <table:table-cell table:style-name="Tabulka2.A2" office:value-type="string">
            <text:p text:style-name="P30">363</text:p>
          </table:table-cell>
          <table:table-cell table:style-name="Tabulka2.A2" office:value-type="string">
            <text:p text:style-name="P30">28</text:p>
          </table:table-cell>
          <table:table-cell table:style-name="Tabulka2.A2" office:value-type="string">
            <text:p text:style-name="P30">3</text:p>
          </table:table-cell>
          <table:table-cell table:style-name="Tabulka2.F2" office:value-type="string">
            <text:p text:style-name="P7">Atr <text:span text:style-name="T9">(</text:span><text:span text:style-name="T10">not sure</text:span><text:span text:style-name="T9">)</text:span></text:p>
          </table:table-cell>
        </table:table-row>
        <table:table-row>
          <table:table-cell table:style-name="Tabulka2.A2" office:value-type="string">
            <text:p text:style-name="P29">rsp</text:p>
          </table:table-cell>
          <table:table-cell table:style-name="Tabulka2.A2" office:value-type="string">
            <text:p text:style-name="Text_20_body"/>
          </table:table-cell>
          <table:table-cell table:style-name="Tabulka2.A2" office:value-type="string">
            <text:p text:style-name="P30">23</text:p>
          </table:table-cell>
          <table:table-cell table:style-name="Tabulka2.A2" office:value-type="string">
            <text:p text:style-name="P30"/>
          </table:table-cell>
          <table:table-cell table:style-name="Tabulka2.A2" office:value-type="string">
            <text:p text:style-name="P30">7</text:p>
          </table:table-cell>
          <table:table-cell table:style-name="Tabulka2.F2" office:value-type="string">
            <text:p text:style-name="P7">Adv</text:p>
          </table:table-cell>
        </table:table-row>
        <table:table-row>
          <table:table-cell table:style-name="Tabulka2.A2" office:value-type="string">
            <text:p text:style-name="P29">rsym</text:p>
          </table:table-cell>
          <table:table-cell table:style-name="Tabulka2.A2" office:value-type="string">
            <text:p text:style-name="Text_20_body"/>
          </table:table-cell>
          <table:table-cell table:style-name="Tabulka2.A2" office:value-type="string">
            <text:p text:style-name="P30">5149</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uxX | AuxG | AuxK</text:p>
          </table:table-cell>
        </table:table-row>
        <table:table-row>
          <table:table-cell table:style-name="Tabulka2.A2" office:value-type="string">
            <text:p text:style-name="P29">rt</text:p>
          </table:table-cell>
          <table:table-cell table:style-name="Tabulka2.A2" office:value-type="string">
            <text:p text:style-name="Text_20_body"/>
          </table:table-cell>
          <table:table-cell table:style-name="Tabulka2.A2" office:value-type="string">
            <text:p text:style-name="P30">487</text:p>
          </table:table-cell>
          <table:table-cell table:style-name="Tabulka2.A2" office:value-type="string">
            <text:p text:style-name="P30">38</text:p>
          </table:table-cell>
          <table:table-cell table:style-name="Tabulka2.A2" office:value-type="string">
            <text:p text:style-name="P30">25</text:p>
          </table:table-cell>
          <table:table-cell table:style-name="Tabulka2.F2" office:value-type="string">
            <text:p text:style-name="P7">Adv</text:p>
          </table:table-cell>
        </table:table-row>
        <table:table-row>
          <table:table-cell table:style-name="Tabulka2.A2" office:value-type="string">
            <text:p text:style-name="P29">sent-adv</text:p>
          </table:table-cell>
          <table:table-cell table:style-name="Tabulka2.A2" office:value-type="string">
            <text:p text:style-name="Text_20_body"/>
          </table:table-cell>
          <table:table-cell table:style-name="Tabulka2.A2" office:value-type="string">
            <text:p text:style-name="P30">223</text:p>
          </table:table-cell>
          <table:table-cell table:style-name="Tabulka2.A2" office:value-type="string">
            <text:p text:style-name="P30">25</text:p>
          </table:table-cell>
          <table:table-cell table:style-name="Tabulka2.A2" office:value-type="string">
            <text:p text:style-name="P30">39</text:p>
          </table:table-cell>
          <table:table-cell table:style-name="Tabulka2.F2" office:value-type="string">
            <text:p text:style-name="P7">Adv</text:p>
          </table:table-cell>
        </table:table-row>
        <table:table-row>
          <table:table-cell table:style-name="Tabulka2.A2" office:value-type="string">
            <text:p text:style-name="P29">vmod</text:p>
          </table:table-cell>
          <table:table-cell table:style-name="Tabulka2.A2" office:value-type="string">
            <text:p text:style-name="Text_20_body"/>
          </table:table-cell>
          <table:table-cell table:style-name="Tabulka2.A2" office:value-type="string">
            <text:p text:style-name="P30">1008</text:p>
          </table:table-cell>
          <table:table-cell table:style-name="Tabulka2.A2" office:value-type="string">
            <text:p text:style-name="P30">583</text:p>
          </table:table-cell>
          <table:table-cell table:style-name="Tabulka2.A2" office:value-type="string">
            <text:p text:style-name="P30">338</text:p>
          </table:table-cell>
          <table:table-cell table:style-name="Tabulka2.F2" office:value-type="string">
            <text:p text:style-name="P7">Adv</text:p>
          </table:table-cell>
        </table:table-row>
        <table:table-row>
          <table:table-cell table:style-name="Tabulka2.A2" office:value-type="string">
            <text:p text:style-name="P29">vmod__adv</text:p>
          </table:table-cell>
          <table:table-cell table:style-name="Tabulka2.A2" office:value-type="string">
            <text:p text:style-name="Text_20_body"/>
          </table:table-cell>
          <table:table-cell table:style-name="Tabulka2.A2" office:value-type="string">
            <text:p text:style-name="P30">8</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vmof</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
      <text:p text:style-name="P29"/>
      <text:p text:style-name="P29">We also use part-of-speech tags to assign afuns:</text:p>
      <text:p text:style-name="P29">preposition / postposition =&gt; AuxP</text:p>
      <text:p text:style-name="P29">modal verb =&gt; AuxV</text:p>
      <text:p text:style-name="P29">VAUX =&gt; AuxV</text:p>
      <text:p text:style-name="P29">PSP =&gt; AuxP</text:p>
      <text:h text:style-name="P36" text:outline-level="1">Bulgarian</text:h>
      <text:p text:style-name="P1">The data come from the <text:span text:style-name="T17">BulTreebank</text:span>. (See <text:a xlink:type="simple" xlink:href="https://wiki.ufal.ms.mff.cuni.cz/user:zeman:treebanks:bg">https://wiki.ufal.ms.mff.cuni.cz/user:zeman:treebanks:bg</text:a>.) There are 19 distinct afun values in the data.</text:p>
      <table:table table:name="Tabulka4" table:style-name="Tabulka4">
        <table:table-column table:style-name="Tabulka4.A"/>
        <table:table-column table:style-name="Tabulka4.B"/>
        <table:table-column table:style-name="Tabulka4.C"/>
        <table:table-column table:style-name="Tabulka4.D"/>
        <table:table-header-rows>
          <table:table-row>
            <table:table-cell table:style-name="Tabulka4.A1" office:value-type="string">
              <text:p text:style-name="P2">Input tag</text:p>
            </table:table-cell>
            <table:table-cell table:style-name="Tabulka4.A1" office:value-type="string">
              <text:p text:style-name="P2">Meaning</text:p>
            </table:table-cell>
            <table:table-cell table:style-name="Tabulka4.A1" office:value-type="string">
              <text:p text:style-name="P3">Frequency</text:p>
            </table:table-cell>
            <table:table-cell table:style-name="Tabulka4.D1" office:value-type="string">
              <text:p text:style-name="P4">Output tag</text:p>
            </table:table-cell>
          </table:table-row>
        </table:table-header-rows>
        <table:table-row>
          <table:table-cell table:style-name="Tabulka4.A2" office:value-type="string">
            <text:p text:style-name="P29">mod</text:p>
          </table:table-cell>
          <table:table-cell table:style-name="Tabulka4.A2" office:value-type="string">
            <text:p text:style-name="P29">Modifier (usually of a noun phrase)</text:p>
          </table:table-cell>
          <table:table-cell table:style-name="Tabulka4.A2" office:value-type="string">
            <text:p text:style-name="P30">42706</text:p>
          </table:table-cell>
          <table:table-cell table:style-name="Tabulka4.D2" office:value-type="string">
            <text:p text:style-name="P14"><text:span text:style-name="T7">form is “</text:span>не<text:span text:style-name="T7">” (“ne”, negative particle) =&gt; Adv</text:span></text:p>
            <text:p text:style-name="P12">otherwise =&gt; Atr</text:p>
          </table:table-cell>
        </table:table-row>
        <table:table-row>
          <table:table-cell table:style-name="Tabulka4.A2" office:value-type="string">
            <text:p text:style-name="P29">punct</text:p>
          </table:table-cell>
          <table:table-cell table:style-name="Tabulka4.A2" office:value-type="string">
            <text:p text:style-name="P29">Punctuation</text:p>
          </table:table-cell>
          <table:table-cell table:style-name="Tabulka4.A2" office:value-type="string">
            <text:p text:style-name="P30">28134</text:p>
          </table:table-cell>
          <table:table-cell table:style-name="Tabulka4.D2" office:value-type="string">
            <text:p text:style-name="P50">AuxX | AuxG</text:p>
          </table:table-cell>
        </table:table-row>
        <table:table-row>
          <table:table-cell table:style-name="Tabulka4.A2" office:value-type="string">
            <text:p text:style-name="P29">prepcomp</text:p>
          </table:table-cell>
          <table:table-cell table:style-name="Tabulka4.A2" office:value-type="string">
            <text:p text:style-name="P29">Complement of preposition</text:p>
          </table:table-cell>
          <table:table-cell table:style-name="Tabulka4.A2" office:value-type="string">
            <text:p text:style-name="P30">27254</text:p>
          </table:table-cell>
          <table:table-cell table:style-name="Tabulka4.D2" office:value-type="string">
            <text:p text:style-name="P12">PrepArg</text:p>
          </table:table-cell>
        </table:table-row>
        <table:table-row>
          <table:table-cell table:style-name="Tabulka4.A2" office:value-type="string">
            <text:p text:style-name="P29">comp</text:p>
          </table:table-cell>
          <table:table-cell table:style-name="Tabulka4.A2" office:value-type="string">
            <text:p text:style-name="P29">Complement (argument of: non-verbal head, non-finite verbal head, copula)</text:p>
          </table:table-cell>
          <table:table-cell table:style-name="Tabulka4.A2" office:value-type="string">
            <text:p text:style-name="P30">18043</text:p>
          </table:table-cell>
          <table:table-cell table:style-name="Tabulka4.D2" office:value-type="string">
            <text:p text:style-name="P12">parent is form of “to be” =&gt; Pnom</text:p>
            <text:p text:style-name="P12">otherwise =&gt; Obj</text:p>
          </table:table-cell>
        </table:table-row>
        <table:table-row>
          <table:table-cell table:style-name="Tabulka4.A2" office:value-type="string">
            <text:p text:style-name="P29">subj</text:p>
          </table:table-cell>
          <table:table-cell table:style-name="Tabulka4.A2" office:value-type="string">
            <text:p text:style-name="P29">Subject</text:p>
          </table:table-cell>
          <table:table-cell table:style-name="Tabulka4.A2" office:value-type="string">
            <text:p text:style-name="P30">14064</text:p>
          </table:table-cell>
          <table:table-cell table:style-name="Tabulka4.D2" office:value-type="string">
            <text:p text:style-name="P12">Sb</text:p>
          </table:table-cell>
        </table:table-row>
        <table:table-row>
          <table:table-cell table:style-name="Tabulka4.A2" office:value-type="string">
            <text:p text:style-name="P29">ROOT</text:p>
          </table:table-cell>
          <table:table-cell table:style-name="Tabulka4.A2" office:value-type="string">
            <text:p text:style-name="P29">Root token attached directly to the artificial root node</text:p>
          </table:table-cell>
          <table:table-cell table:style-name="Tabulka4.A2" office:value-type="string">
            <text:p text:style-name="P30">13221</text:p>
          </table:table-cell>
          <table:table-cell table:style-name="Tabulka4.D2" office:value-type="string">
            <text:p text:style-name="P12">verb =&gt; Pred</text:p>
            <text:p text:style-name="P12">otherwise =&gt; ExD</text:p>
          </table:table-cell>
        </table:table-row>
        <table:table-row>
          <table:table-cell table:style-name="Tabulka4.A2" office:value-type="string">
            <text:p text:style-name="P29">adjunct</text:p>
          </table:table-cell>
          <table:table-cell table:style-name="Tabulka4.A2" office:value-type="string">
            <text:p text:style-name="P29">Free modifier of a verb</text:p>
          </table:table-cell>
          <table:table-cell table:style-name="Tabulka4.A2" office:value-type="string">
            <text:p text:style-name="P30">12009</text:p>
          </table:table-cell>
          <table:table-cell table:style-name="Tabulka4.D2" office:value-type="string">
            <text:p text:style-name="P12">Adv</text:p>
          </table:table-cell>
        </table:table-row>
        <table:table-row>
          <table:table-cell table:style-name="Tabulka4.A2" office:value-type="string">
            <text:p text:style-name="P29">obj</text:p>
          </table:table-cell>
          <table:table-cell table:style-name="Tabulka4.A2" office:value-type="string">
            <text:p text:style-name="P29">Object (direct argument of a non-auxiliary verbal head)</text:p>
          </table:table-cell>
          <table:table-cell table:style-name="Tabulka4.A2" office:value-type="string">
            <text:p text:style-name="P30">7248</text:p>
          </table:table-cell>
          <table:table-cell table:style-name="Tabulka4.D2" office:value-type="string">
            <text:p text:style-name="P12">Obj</text:p>
          </table:table-cell>
        </table:table-row>
        <table:table-row>
          <table:table-cell table:style-name="Tabulka4.A2" office:value-type="string">
            <text:p text:style-name="P29">conjarg</text:p>
          </table:table-cell>
          <table:table-cell table:style-name="Tabulka4.A2" office:value-type="string">
            <text:p text:style-name="P29"/>
          </table:table-cell>
          <table:table-cell table:style-name="Tabulka4.A2" office:value-type="string">
            <text:p text:style-name="P30">7005</text:p>
          </table:table-cell>
          <table:table-cell table:style-name="Tabulka4.D2" office:value-type="string">
            <text:p text:style-name="P12">CoordArg</text:p>
          </table:table-cell>
        </table:table-row>
        <table:table-row>
          <table:table-cell table:style-name="Tabulka4.A2" office:value-type="string">
            <text:p text:style-name="P29">conj</text:p>
          </table:table-cell>
          <table:table-cell table:style-name="Tabulka4.A2" office:value-type="string">
            <text:p text:style-name="P29">The conjunction “и” can serve emphasis (“even”). If it builds coordination instead, its afun will be corrected later.</text:p>
          </table:table-cell>
          <table:table-cell table:style-name="Tabulka4.A2" office:value-type="string">
            <text:p text:style-name="P30">6342</text:p>
          </table:table-cell>
          <table:table-cell table:style-name="Tabulka4.D2" office:value-type="string">
            <text:p text:style-name="P12">form is “и” =&gt; AuxZ</text:p>
            <text:p text:style-name="P12">otherwise =&gt; AuxY | Coord</text:p>
          </table:table-cell>
        </table:table-row>
        <table:table-row>
          <table:table-cell table:style-name="Tabulka4.A2" office:value-type="string">
            <text:p text:style-name="P29">xcomp</text:p>
          </table:table-cell>
          <table:table-cell table:style-name="Tabulka4.A2" office:value-type="string">
            <text:p text:style-name="P29">Clausal complement. If the clause has got a complementizer (“that”) the complementizer is tagged “xcomp”. If there is no complementizer (such as direct speech) the root of the clause (i.e. the verb) is tagged “xcomp”.</text:p>
          </table:table-cell>
          <table:table-cell table:style-name="Tabulka4.A2" office:value-type="string">
            <text:p text:style-name="P30">4651</text:p>
          </table:table-cell>
          <table:table-cell table:style-name="Tabulka4.D2" office:value-type="string">
            <text:p text:style-name="P12">verb =&gt; Obj</text:p>
            <text:p text:style-name="P12">otherwise =&gt; AuxC</text:p>
          </table:table-cell>
        </table:table-row>
        <table:table-row>
          <table:table-cell table:style-name="Tabulka4.A2" office:value-type="string">
            <text:p text:style-name="P29">indobj</text:p>
          </table:table-cell>
          <table:table-cell table:style-name="Tabulka4.A2" office:value-type="string">
            <text:p text:style-name="P29">Indirect object (indirect argument of a non-auxiliary verbal head)</text:p>
          </table:table-cell>
          <table:table-cell table:style-name="Tabulka4.A2" office:value-type="string">
            <text:p text:style-name="P30">4232</text:p>
          </table:table-cell>
          <table:table-cell table:style-name="Tabulka4.D2" office:value-type="string">
            <text:p text:style-name="P12">Obj</text:p>
          </table:table-cell>
        </table:table-row>
        <table:table-row>
          <table:table-cell table:style-name="Tabulka4.A2" office:value-type="string">
            <text:p text:style-name="P29">marked</text:p>
          </table:table-cell>
          <table:table-cell table:style-name="Tabulka4.A2" office:value-type="string">
            <text:p text:style-name="P29">Marked (clauses, introduced by a subordinator)</text:p>
          </table:table-cell>
          <table:table-cell table:style-name="Tabulka4.A2" office:value-type="string">
            <text:p text:style-name="P30">2650</text:p>
          </table:table-cell>
          <table:table-cell table:style-name="Tabulka4.D2" office:value-type="string">
            <text:p text:style-name="P12">Adv</text:p>
          </table:table-cell>
        </table:table-row>
        <table:table-row>
          <table:table-cell table:style-name="Tabulka4.A2" office:value-type="string">
            <text:p text:style-name="P29">clitic</text:p>
          </table:table-cell>
          <table:table-cell table:style-name="Tabulka4.A2" office:value-type="string">
            <text:p text:style-name="Standard"><text:span text:style-name="T2">Clitic. Often a possessive pronoun (“си”, “ни”, “й”) attached to noun, adjective or pronoun. Sometimes a </text:span><text:soft-page-break/><text:span text:style-name="T2">reflexive personal pronoun (“се”) attached to verb (but the verb is in a nominalized form and functions as subject!)</text:span></text:p>
          </table:table-cell>
          <table:table-cell table:style-name="Tabulka4.A2" office:value-type="string">
            <text:p text:style-name="P30">2263</text:p>
          </table:table-cell>
          <table:table-cell table:style-name="Tabulka4.D2" office:value-type="string">
            <text:p text:style-name="P12">possessive pronoun =&gt; Atr</text:p>
            <text:p text:style-name="P12"><text:soft-page-break/>otherwise =&gt; AuxT</text:p>
          </table:table-cell>
        </table:table-row>
        <table:table-row>
          <table:table-cell table:style-name="Tabulka4.A2" office:value-type="string">
            <text:p text:style-name="P29">xmod</text:p>
          </table:table-cell>
          <table:table-cell table:style-name="Tabulka4.A2" office:value-type="string">
            <text:p text:style-name="P29">Clausal modifier</text:p>
          </table:table-cell>
          <table:table-cell table:style-name="Tabulka4.A2" office:value-type="string">
            <text:p text:style-name="P30">2219</text:p>
          </table:table-cell>
          <table:table-cell table:style-name="Tabulka4.D2" office:value-type="string">
            <text:p text:style-name="P12">Atr</text:p>
          </table:table-cell>
        </table:table-row>
        <table:table-row>
          <table:table-cell table:style-name="Tabulka4.A2" office:value-type="string">
            <text:p text:style-name="P29">xadjunct</text:p>
          </table:table-cell>
          <table:table-cell table:style-name="Tabulka4.A2" office:value-type="string">
            <text:p text:style-name="P29">Clausal modifier</text:p>
          </table:table-cell>
          <table:table-cell table:style-name="Tabulka4.A2" office:value-type="string">
            <text:p text:style-name="P30">1826</text:p>
          </table:table-cell>
          <table:table-cell table:style-name="Tabulka4.D2" office:value-type="string">
            <text:p text:style-name="P12">subord conj =&gt; AuxC</text:p>
            <text:p text:style-name="P12">otherwise =&gt; Adv</text:p>
          </table:table-cell>
        </table:table-row>
        <table:table-row>
          <table:table-cell table:style-name="Tabulka4.A2" office:value-type="string">
            <text:p text:style-name="P29">pragadjunct</text:p>
          </table:table-cell>
          <table:table-cell table:style-name="Tabulka4.A2" office:value-type="string">
            <text:p text:style-name="P29">Pragmatic adjunct is an adjunct that does not change semantics of the head. It changes pragmatic meaning. Example: vocative phrases.</text:p>
          </table:table-cell>
          <table:table-cell table:style-name="Tabulka4.A2" office:value-type="string">
            <text:p text:style-name="P30">1612</text:p>
          </table:table-cell>
          <table:table-cell table:style-name="Tabulka4.D2" office:value-type="string">
            <text:p text:style-name="P12">AuxZ</text:p>
          </table:table-cell>
        </table:table-row>
        <table:table-row>
          <table:table-cell table:style-name="Tabulka4.A2" office:value-type="string">
            <text:p text:style-name="P29">xsubj</text:p>
          </table:table-cell>
          <table:table-cell table:style-name="Tabulka4.A2" office:value-type="string">
            <text:p text:style-name="P29">Clausal subject</text:p>
          </table:table-cell>
          <table:table-cell table:style-name="Tabulka4.A2" office:value-type="string">
            <text:p text:style-name="P30">504</text:p>
          </table:table-cell>
          <table:table-cell table:style-name="Tabulka4.D2" office:value-type="string">
            <text:p text:style-name="P12">Sb</text:p>
          </table:table-cell>
        </table:table-row>
        <table:table-row>
          <table:table-cell table:style-name="Tabulka4.A2" office:value-type="string">
            <text:p text:style-name="P29">xprepcomp</text:p>
          </table:table-cell>
          <table:table-cell table:style-name="Tabulka4.A2" office:value-type="string">
            <text:p text:style-name="P29"/>
          </table:table-cell>
          <table:table-cell table:style-name="Tabulka4.A2" office:value-type="string">
            <text:p text:style-name="P30">168</text:p>
          </table:table-cell>
          <table:table-cell table:style-name="Tabulka4.D2" office:value-type="string">
            <text:p text:style-name="P12">PrepArg</text:p>
          </table:table-cell>
        </table:table-row>
      </table:table>
      <text:p text:style-name="P29"/>
      <text:h text:style-name="P35" text:outline-level="1">Catalan and Spanish</text:h>
      <text:p text:style-name="P1">The data come from the AnCora treebanks. (See <text:a xlink:type="simple" xlink:href="https://wiki.ufal.ms.mff.cuni.cz/user:zeman:treebanks:ca">https://wiki.ufal.ms.mff.cuni.cz/user:zeman:treebanks:ca</text:a> and <text:a xlink:type="simple" xlink:href="https://wiki.ufal.ms.mff.cuni.cz/user:zeman:treebanks:es">https://wiki.ufal.ms.mff.cuni.cz/user:zeman:treebanks:es</text:a>.)</text:p>
      <text:p text:style-name="P1">There are 50 distinct afun values in both corpora.</text:p>
      <table:table table:name="Tabulka5" table:style-name="Tabulka5">
        <table:table-column table:style-name="Tabulka5.A"/>
        <table:table-column table:style-name="Tabulka5.B"/>
        <table:table-column table:style-name="Tabulka5.C"/>
        <table:table-column table:style-name="Tabulka5.D"/>
        <table:table-column table:style-name="Tabulka5.E"/>
        <table:table-header-rows>
          <table:table-row>
            <table:table-cell table:style-name="Tabulka5.A1" office:value-type="string">
              <text:p text:style-name="P2">Input tag</text:p>
            </table:table-cell>
            <table:table-cell table:style-name="Tabulka5.A1" office:value-type="string">
              <text:p text:style-name="P2">Meaning</text:p>
            </table:table-cell>
            <table:table-cell table:style-name="Tabulka5.A1" office:value-type="string">
              <text:p text:style-name="P3">Freq ca</text:p>
            </table:table-cell>
            <table:table-cell table:style-name="Tabulka5.A1" office:value-type="string">
              <text:p text:style-name="P3">Freq es</text:p>
            </table:table-cell>
            <table:table-cell table:style-name="Tabulka5.E1" office:value-type="string">
              <text:p text:style-name="P4">Output tag</text:p>
            </table:table-cell>
          </table:table-row>
        </table:table-header-rows>
        <table:table-row>
          <table:table-cell table:style-name="Tabulka5.A2" office:value-type="string">
            <text:p text:style-name="P29">a</text:p>
          </table:table-cell>
          <table:table-cell table:style-name="Tabulka5.A2" office:value-type="string">
            <text:p text:style-name="P29"/>
          </table:table-cell>
          <table:table-cell table:style-name="Tabulka5.A2" office:value-type="string">
            <text:p text:style-name="P30">103</text:p>
          </table:table-cell>
          <table:table-cell table:style-name="Tabulka5.A2" office:value-type="string">
            <text:p text:style-name="P30">132</text:p>
          </table:table-cell>
          <table:table-cell table:style-name="Tabulka5.E2" office:value-type="string">
            <text:p text:style-name="P12">Atr</text:p>
          </table:table-cell>
        </table:table-row>
        <table:table-row>
          <table:table-cell table:style-name="Tabulka5.A2" office:value-type="string">
            <text:p text:style-name="P29">ao</text:p>
          </table:table-cell>
          <table:table-cell table:style-name="Tabulka5.A2" office:value-type="string">
            <text:p text:style-name="P29"/>
          </table:table-cell>
          <table:table-cell table:style-name="Tabulka5.A2" office:value-type="string">
            <text:p text:style-name="P30">2569</text:p>
          </table:table-cell>
          <table:table-cell table:style-name="Tabulka5.A2" office:value-type="string">
            <text:p text:style-name="P30">2202</text:p>
          </table:table-cell>
          <table:table-cell table:style-name="Tabulka5.E2" office:value-type="string">
            <text:p text:style-name="P50"/>
          </table:table-cell>
        </table:table-row>
        <table:table-row>
          <table:table-cell table:style-name="Tabulka5.A2" office:value-type="string">
            <text:p text:style-name="P29">atr</text:p>
          </table:table-cell>
          <table:table-cell table:style-name="Tabulka5.A2" office:value-type="string">
            <text:p text:style-name="P29"/>
          </table:table-cell>
          <table:table-cell table:style-name="Tabulka5.A2" office:value-type="string">
            <text:p text:style-name="P30">4761</text:p>
          </table:table-cell>
          <table:table-cell table:style-name="Tabulka5.A2" office:value-type="string">
            <text:p text:style-name="P30">5817</text:p>
          </table:table-cell>
          <table:table-cell table:style-name="Tabulka5.E2" office:value-type="string">
            <text:p text:style-name="P12"/>
          </table:table-cell>
        </table:table-row>
        <table:table-row>
          <table:table-cell table:style-name="Tabulka5.A2" office:value-type="string">
            <text:p text:style-name="P29">c</text:p>
          </table:table-cell>
          <table:table-cell table:style-name="Tabulka5.A2" office:value-type="string">
            <text:p text:style-name="P29"/>
          </table:table-cell>
          <table:table-cell table:style-name="Tabulka5.A2" office:value-type="string">
            <text:p text:style-name="P30">23</text:p>
          </table:table-cell>
          <table:table-cell table:style-name="Tabulka5.A2" office:value-type="string">
            <text:p text:style-name="P30">389</text:p>
          </table:table-cell>
          <table:table-cell table:style-name="Tabulka5.E2" office:value-type="string">
            <text:p text:style-name="P12">Adv</text:p>
          </table:table-cell>
        </table:table-row>
        <table:table-row>
          <table:table-cell table:style-name="Tabulka5.A2" office:value-type="string">
            <text:p text:style-name="P29">cag</text:p>
          </table:table-cell>
          <table:table-cell table:style-name="Tabulka5.A2" office:value-type="string">
            <text:p text:style-name="P29"/>
          </table:table-cell>
          <table:table-cell table:style-name="Tabulka5.A2" office:value-type="string">
            <text:p text:style-name="P30">1154</text:p>
          </table:table-cell>
          <table:table-cell table:style-name="Tabulka5.A2" office:value-type="string">
            <text:p text:style-name="P30">1264</text:p>
          </table:table-cell>
          <table:table-cell table:style-name="Tabulka5.E2" office:value-type="string">
            <text:p text:style-name="P12"/>
          </table:table-cell>
        </table:table-row>
        <table:table-row>
          <table:table-cell table:style-name="Tabulka5.A2" office:value-type="string">
            <text:p text:style-name="P29">cc</text:p>
          </table:table-cell>
          <table:table-cell table:style-name="Tabulka5.A2" office:value-type="string">
            <text:p text:style-name="P29"/>
          </table:table-cell>
          <table:table-cell table:style-name="Tabulka5.A2" office:value-type="string">
            <text:p text:style-name="P30">25330</text:p>
          </table:table-cell>
          <table:table-cell table:style-name="Tabulka5.A2" office:value-type="string">
            <text:p text:style-name="P30">31570</text:p>
          </table:table-cell>
          <table:table-cell table:style-name="Tabulka5.E2" office:value-type="string">
            <text:p text:style-name="P12">AuxC</text:p>
          </table:table-cell>
        </table:table-row>
        <table:table-row>
          <table:table-cell table:style-name="Tabulka5.A2" office:value-type="string">
            <text:p text:style-name="P29">cd</text:p>
          </table:table-cell>
          <table:table-cell table:style-name="Tabulka5.A2" office:value-type="string">
            <text:p text:style-name="P29"/>
          </table:table-cell>
          <table:table-cell table:style-name="Tabulka5.A2" office:value-type="string">
            <text:p text:style-name="P30">22425</text:p>
          </table:table-cell>
          <table:table-cell table:style-name="Tabulka5.A2" office:value-type="string">
            <text:p text:style-name="P30">25126</text:p>
          </table:table-cell>
          <table:table-cell table:style-name="Tabulka5.E2" office:value-type="string">
            <text:p text:style-name="P12">Obj</text:p>
          </table:table-cell>
        </table:table-row>
        <table:table-row>
          <table:table-cell table:style-name="Tabulka5.A2" office:value-type="string">
            <text:p text:style-name="P29">ci</text:p>
          </table:table-cell>
          <table:table-cell table:style-name="Tabulka5.A2" office:value-type="string">
            <text:p text:style-name="P29"/>
          </table:table-cell>
          <table:table-cell table:style-name="Tabulka5.A2" office:value-type="string">
            <text:p text:style-name="P30">1987</text:p>
          </table:table-cell>
          <table:table-cell table:style-name="Tabulka5.A2" office:value-type="string">
            <text:p text:style-name="P30">2779</text:p>
          </table:table-cell>
          <table:table-cell table:style-name="Tabulka5.E2" office:value-type="string">
            <text:p text:style-name="P12">Obj</text:p>
          </table:table-cell>
        </table:table-row>
        <table:table-row>
          <table:table-cell table:style-name="Tabulka5.A2" office:value-type="string">
            <text:p text:style-name="P29">conj</text:p>
          </table:table-cell>
          <table:table-cell table:style-name="Tabulka5.A2" office:value-type="string">
            <text:p text:style-name="P29"/>
          </table:table-cell>
          <table:table-cell table:style-name="Tabulka5.A2" office:value-type="string">
            <text:p text:style-name="P30">7678</text:p>
          </table:table-cell>
          <table:table-cell table:style-name="Tabulka5.A2" office:value-type="string">
            <text:p text:style-name="P30">9149</text:p>
          </table:table-cell>
          <table:table-cell table:style-name="Tabulka5.E2" office:value-type="string">
            <text:p text:style-name="P12">AuxC</text:p>
          </table:table-cell>
        </table:table-row>
        <table:table-row>
          <table:table-cell table:style-name="Tabulka5.A2" office:value-type="string">
            <text:p text:style-name="P29">coord</text:p>
          </table:table-cell>
          <table:table-cell table:style-name="Tabulka5.A2" office:value-type="string">
            <text:p text:style-name="P29"/>
          </table:table-cell>
          <table:table-cell table:style-name="Tabulka5.A2" office:value-type="string">
            <text:p text:style-name="P30">13014</text:p>
          </table:table-cell>
          <table:table-cell table:style-name="Tabulka5.A2" office:value-type="string">
            <text:p text:style-name="P30">13363</text:p>
          </table:table-cell>
          <table:table-cell table:style-name="Tabulka5.E2" office:value-type="string">
            <text:p text:style-name="P12">Coord</text:p>
          </table:table-cell>
        </table:table-row>
        <table:table-row>
          <table:table-cell table:style-name="Tabulka5.A2" office:value-type="string">
            <text:p text:style-name="P29">cpred</text:p>
          </table:table-cell>
          <table:table-cell table:style-name="Tabulka5.A2" office:value-type="string">
            <text:p text:style-name="P29"/>
          </table:table-cell>
          <table:table-cell table:style-name="Tabulka5.A2" office:value-type="string">
            <text:p text:style-name="P30">1819</text:p>
          </table:table-cell>
          <table:table-cell table:style-name="Tabulka5.A2" office:value-type="string">
            <text:p text:style-name="P30">1741</text:p>
          </table:table-cell>
          <table:table-cell table:style-name="Tabulka5.E2" office:value-type="string">
            <text:p text:style-name="P9">Compl</text:p>
          </table:table-cell>
        </table:table-row>
        <table:table-row>
          <table:table-cell table:style-name="Tabulka5.A2" office:value-type="string">
            <text:p text:style-name="P29">creg</text:p>
          </table:table-cell>
          <table:table-cell table:style-name="Tabulka5.A2" office:value-type="string">
            <text:p text:style-name="P29"/>
          </table:table-cell>
          <table:table-cell table:style-name="Tabulka5.A2" office:value-type="string">
            <text:p text:style-name="P30">5601</text:p>
          </table:table-cell>
          <table:table-cell table:style-name="Tabulka5.A2" office:value-type="string">
            <text:p text:style-name="P30">4845</text:p>
          </table:table-cell>
          <table:table-cell table:style-name="Tabulka5.E2" office:value-type="string">
            <text:p text:style-name="P12">AuxP</text:p>
          </table:table-cell>
        </table:table-row>
        <table:table-row>
          <table:table-cell table:style-name="Tabulka5.A2" office:value-type="string">
            <text:p text:style-name="P29">d</text:p>
          </table:table-cell>
          <table:table-cell table:style-name="Tabulka5.A2" office:value-type="string">
            <text:p text:style-name="P29"/>
          </table:table-cell>
          <table:table-cell table:style-name="Tabulka5.A2" office:value-type="string">
            <text:p text:style-name="P30">2289</text:p>
          </table:table-cell>
          <table:table-cell table:style-name="Tabulka5.A2" office:value-type="string">
            <text:p text:style-name="P30">2176</text:p>
          </table:table-cell>
          <table:table-cell table:style-name="Tabulka5.E2" office:value-type="string">
            <text:p text:style-name="P9">AuxA</text:p>
          </table:table-cell>
        </table:table-row>
        <table:table-row>
          <table:table-cell table:style-name="Tabulka5.A2" office:value-type="string">
            <text:p text:style-name="P29">et</text:p>
          </table:table-cell>
          <table:table-cell table:style-name="Tabulka5.A2" office:value-type="string">
            <text:p text:style-name="P29"/>
          </table:table-cell>
          <table:table-cell table:style-name="Tabulka5.A2" office:value-type="string">
            <text:p text:style-name="P30">1439</text:p>
          </table:table-cell>
          <table:table-cell table:style-name="Tabulka5.A2" office:value-type="string">
            <text:p text:style-name="P30">1249</text:p>
          </table:table-cell>
          <table:table-cell table:style-name="Tabulka5.E2" office:value-type="string">
            <text:p text:style-name="P12"/>
          </table:table-cell>
        </table:table-row>
        <table:table-row>
          <table:table-cell table:style-name="Tabulka5.A2" office:value-type="string">
            <text:p text:style-name="P29">f</text:p>
          </table:table-cell>
          <table:table-cell table:style-name="Tabulka5.A2" office:value-type="string">
            <text:p text:style-name="P29"/>
          </table:table-cell>
          <table:table-cell table:style-name="Tabulka5.A2" office:value-type="string">
            <text:p text:style-name="P30">50617</text:p>
          </table:table-cell>
          <table:table-cell table:style-name="Tabulka5.A2" office:value-type="string">
            <text:p text:style-name="P30">59204</text:p>
          </table:table-cell>
          <table:table-cell table:style-name="Tabulka5.E2" office:value-type="string">
            <text:p text:style-name="P12">AuxX | AuxG</text:p>
          </table:table-cell>
        </table:table-row>
        <table:table-row>
          <table:table-cell table:style-name="Tabulka5.A2" office:value-type="string">
            <text:p text:style-name="P29">gerundi</text:p>
          </table:table-cell>
          <table:table-cell table:style-name="Tabulka5.A2" office:value-type="string">
            <text:p text:style-name="P29"/>
          </table:table-cell>
          <table:table-cell table:style-name="Tabulka5.A2" office:value-type="string">
            <text:p text:style-name="P30">89</text:p>
          </table:table-cell>
          <table:table-cell table:style-name="Tabulka5.A2" office:value-type="string">
            <text:p text:style-name="P30">89</text:p>
          </table:table-cell>
          <table:table-cell table:style-name="Tabulka5.E2" office:value-type="string">
            <text:p text:style-name="P12"/>
          </table:table-cell>
        </table:table-row>
        <table:table-row>
          <table:table-cell table:style-name="Tabulka5.A2" office:value-type="string">
            <text:p text:style-name="P29">grup.a</text:p>
          </table:table-cell>
          <table:table-cell table:style-name="Tabulka5.A2" office:value-type="string">
            <text:p text:style-name="P29"/>
          </table:table-cell>
          <table:table-cell table:style-name="Tabulka5.A2" office:value-type="string">
            <text:p text:style-name="P30">643</text:p>
          </table:table-cell>
          <table:table-cell table:style-name="Tabulka5.A2" office:value-type="string">
            <text:p text:style-name="P30">668</text:p>
          </table:table-cell>
          <table:table-cell table:style-name="Tabulka5.E2" office:value-type="string">
            <text:p text:style-name="P12"/>
          </table:table-cell>
        </table:table-row>
        <table:table-row>
          <table:table-cell table:style-name="Tabulka5.A2" office:value-type="string">
            <text:p text:style-name="P29">grup.adv</text:p>
          </table:table-cell>
          <table:table-cell table:style-name="Tabulka5.A2" office:value-type="string">
            <text:p text:style-name="P29"/>
          </table:table-cell>
          <table:table-cell table:style-name="Tabulka5.A2" office:value-type="string">
            <text:p text:style-name="P30">40</text:p>
          </table:table-cell>
          <table:table-cell table:style-name="Tabulka5.A2" office:value-type="string">
            <text:p text:style-name="P30">45</text:p>
          </table:table-cell>
          <table:table-cell table:style-name="Tabulka5.E2" office:value-type="string">
            <text:p text:style-name="P12"/>
          </table:table-cell>
        </table:table-row>
        <table:table-row>
          <table:table-cell table:style-name="Tabulka5.A2" office:value-type="string">
            <text:p text:style-name="P29">grup.nom</text:p>
          </table:table-cell>
          <table:table-cell table:style-name="Tabulka5.A2" office:value-type="string">
            <text:p text:style-name="P29"/>
          </table:table-cell>
          <table:table-cell table:style-name="Tabulka5.A2" office:value-type="string">
            <text:p text:style-name="P30">3937</text:p>
          </table:table-cell>
          <table:table-cell table:style-name="Tabulka5.A2" office:value-type="string">
            <text:p text:style-name="P30">3633</text:p>
          </table:table-cell>
          <table:table-cell table:style-name="Tabulka5.E2" office:value-type="string">
            <text:p text:style-name="P12"/>
          </table:table-cell>
        </table:table-row>
        <table:table-row>
          <table:table-cell table:style-name="Tabulka5.A2" office:value-type="string">
            <text:p text:style-name="P29">grup.verb</text:p>
          </table:table-cell>
          <table:table-cell table:style-name="Tabulka5.A2" office:value-type="string">
            <text:p text:style-name="P29"/>
          </table:table-cell>
          <table:table-cell table:style-name="Tabulka5.A2" office:value-type="string">
            <text:p text:style-name="P30">1</text:p>
          </table:table-cell>
          <table:table-cell table:style-name="Tabulka5.A2" office:value-type="string">
            <text:p text:style-name="P30">1</text:p>
          </table:table-cell>
          <table:table-cell table:style-name="Tabulka5.E2" office:value-type="string">
            <text:p text:style-name="P12"/>
          </table:table-cell>
        </table:table-row>
        <table:table-row>
          <table:table-cell table:style-name="Tabulka5.A2" office:value-type="string">
            <text:p text:style-name="P29">i</text:p>
          </table:table-cell>
          <table:table-cell table:style-name="Tabulka5.A2" office:value-type="string">
            <text:p text:style-name="P29"/>
          </table:table-cell>
          <table:table-cell table:style-name="Tabulka5.A2" office:value-type="string">
            <text:p text:style-name="P30">1</text:p>
          </table:table-cell>
          <table:table-cell table:style-name="Tabulka5.A2" office:value-type="string">
            <text:p text:style-name="P30">8</text:p>
          </table:table-cell>
          <table:table-cell table:style-name="Tabulka5.E2" office:value-type="string">
            <text:p text:style-name="P12"/>
          </table:table-cell>
        </table:table-row>
        <table:table-row>
          <table:table-cell table:style-name="Tabulka5.A2" office:value-type="string">
            <text:p text:style-name="P29">impers</text:p>
          </table:table-cell>
          <table:table-cell table:style-name="Tabulka5.A2" office:value-type="string">
            <text:p text:style-name="P29"/>
          </table:table-cell>
          <table:table-cell table:style-name="Tabulka5.A2" office:value-type="string">
            <text:p text:style-name="P30">427</text:p>
          </table:table-cell>
          <table:table-cell table:style-name="Tabulka5.A2" office:value-type="string">
            <text:p text:style-name="P30">415</text:p>
          </table:table-cell>
          <table:table-cell table:style-name="Tabulka5.E2" office:value-type="string">
            <text:p text:style-name="P12"/>
          </table:table-cell>
        </table:table-row>
        <table:table-row>
          <table:table-cell table:style-name="Tabulka5.A2" office:value-type="string">
            <text:p text:style-name="P29">inc</text:p>
          </table:table-cell>
          <table:table-cell table:style-name="Tabulka5.A2" office:value-type="string">
            <text:p text:style-name="P29"/>
          </table:table-cell>
          <table:table-cell table:style-name="Tabulka5.A2" office:value-type="string">
            <text:p text:style-name="P30">250</text:p>
          </table:table-cell>
          <table:table-cell table:style-name="Tabulka5.A2" office:value-type="string">
            <text:p text:style-name="P30">476</text:p>
          </table:table-cell>
          <table:table-cell table:style-name="Tabulka5.E2" office:value-type="string">
            <text:p text:style-name="P12"/>
          </table:table-cell>
        </table:table-row>
        <text:soft-page-break/>
        <table:table-row>
          <table:table-cell table:style-name="Tabulka5.A2" office:value-type="string">
            <text:p text:style-name="P29">infinitiu</text:p>
          </table:table-cell>
          <table:table-cell table:style-name="Tabulka5.A2" office:value-type="string">
            <text:p text:style-name="P29"/>
          </table:table-cell>
          <table:table-cell table:style-name="Tabulka5.A2" office:value-type="string">
            <text:p text:style-name="P30">614</text:p>
          </table:table-cell>
          <table:table-cell table:style-name="Tabulka5.A2" office:value-type="string">
            <text:p text:style-name="P30">707</text:p>
          </table:table-cell>
          <table:table-cell table:style-name="Tabulka5.E2" office:value-type="string">
            <text:p text:style-name="P12"/>
          </table:table-cell>
        </table:table-row>
        <table:table-row>
          <table:table-cell table:style-name="Tabulka5.A2" office:value-type="string">
            <text:p text:style-name="P29">interjeccio</text:p>
          </table:table-cell>
          <table:table-cell table:style-name="Tabulka5.A2" office:value-type="string">
            <text:p text:style-name="P29"/>
          </table:table-cell>
          <table:table-cell table:style-name="Tabulka5.A2" office:value-type="string">
            <text:p text:style-name="P30">7</text:p>
          </table:table-cell>
          <table:table-cell table:style-name="Tabulka5.A2" office:value-type="string">
            <text:p text:style-name="P30">53</text:p>
          </table:table-cell>
          <table:table-cell table:style-name="Tabulka5.E2" office:value-type="string">
            <text:p text:style-name="P12"/>
          </table:table-cell>
        </table:table-row>
        <table:table-row>
          <table:table-cell table:style-name="Tabulka5.A2" office:value-type="string">
            <text:p text:style-name="P29">mod</text:p>
          </table:table-cell>
          <table:table-cell table:style-name="Tabulka5.A2" office:value-type="string">
            <text:p text:style-name="P29"/>
          </table:table-cell>
          <table:table-cell table:style-name="Tabulka5.A2" office:value-type="string">
            <text:p text:style-name="P30">3746</text:p>
          </table:table-cell>
          <table:table-cell table:style-name="Tabulka5.A2" office:value-type="string">
            <text:p text:style-name="P30">4610</text:p>
          </table:table-cell>
          <table:table-cell table:style-name="Tabulka5.E2" office:value-type="string">
            <text:p text:style-name="P12">Adv</text:p>
          </table:table-cell>
        </table:table-row>
        <table:table-row>
          <table:table-cell table:style-name="Tabulka5.A2" office:value-type="string">
            <text:p text:style-name="P29">morfema.pronominal</text:p>
          </table:table-cell>
          <table:table-cell table:style-name="Tabulka5.A2" office:value-type="string">
            <text:p text:style-name="P29"/>
          </table:table-cell>
          <table:table-cell table:style-name="Tabulka5.A2" office:value-type="string">
            <text:p text:style-name="P30">3074</text:p>
          </table:table-cell>
          <table:table-cell table:style-name="Tabulka5.A2" office:value-type="string">
            <text:p text:style-name="P30">2734</text:p>
          </table:table-cell>
          <table:table-cell table:style-name="Tabulka5.E2" office:value-type="string">
            <text:p text:style-name="P12">AuxR</text:p>
          </table:table-cell>
        </table:table-row>
        <table:table-row>
          <table:table-cell table:style-name="Tabulka5.A2" office:value-type="string">
            <text:p text:style-name="P29">morfema.verbal</text:p>
          </table:table-cell>
          <table:table-cell table:style-name="Tabulka5.A2" office:value-type="string">
            <text:p text:style-name="P29"/>
          </table:table-cell>
          <table:table-cell table:style-name="Tabulka5.A2" office:value-type="string">
            <text:p text:style-name="P30">31</text:p>
          </table:table-cell>
          <table:table-cell table:style-name="Tabulka5.A2" office:value-type="string">
            <text:p text:style-name="P30">41</text:p>
          </table:table-cell>
          <table:table-cell table:style-name="Tabulka5.E2" office:value-type="string">
            <text:p text:style-name="P12">AuxR</text:p>
          </table:table-cell>
        </table:table-row>
        <table:table-row>
          <table:table-cell table:style-name="Tabulka5.A2" office:value-type="string">
            <text:p text:style-name="P29">n</text:p>
          </table:table-cell>
          <table:table-cell table:style-name="Tabulka5.A2" office:value-type="string">
            <text:p text:style-name="P31">Noun?</text:p>
          </table:table-cell>
          <table:table-cell table:style-name="Tabulka5.A2" office:value-type="string">
            <text:p text:style-name="P30">250</text:p>
          </table:table-cell>
          <table:table-cell table:style-name="Tabulka5.A2" office:value-type="string">
            <text:p text:style-name="P30">123</text:p>
          </table:table-cell>
          <table:table-cell table:style-name="Tabulka5.E2" office:value-type="string">
            <text:p text:style-name="P12"/>
          </table:table-cell>
        </table:table-row>
        <table:table-row>
          <table:table-cell table:style-name="Tabulka5.A2" office:value-type="string">
            <text:p text:style-name="P29">neg</text:p>
          </table:table-cell>
          <table:table-cell table:style-name="Tabulka5.A2" office:value-type="string">
            <text:p text:style-name="P29">Negation</text:p>
          </table:table-cell>
          <table:table-cell table:style-name="Tabulka5.A2" office:value-type="string">
            <text:p text:style-name="P30">251</text:p>
          </table:table-cell>
          <table:table-cell table:style-name="Tabulka5.A2" office:value-type="string">
            <text:p text:style-name="P30">229</text:p>
          </table:table-cell>
          <table:table-cell table:style-name="Tabulka5.E2" office:value-type="string">
            <text:p text:style-name="P12"/>
          </table:table-cell>
        </table:table-row>
        <table:table-row>
          <table:table-cell table:style-name="Tabulka5.A2" office:value-type="string">
            <text:p text:style-name="P29">p</text:p>
          </table:table-cell>
          <table:table-cell table:style-name="Tabulka5.A2" office:value-type="string">
            <text:p text:style-name="P31">Pronoun?</text:p>
          </table:table-cell>
          <table:table-cell table:style-name="Tabulka5.A2" office:value-type="string">
            <text:p text:style-name="P30">14</text:p>
          </table:table-cell>
          <table:table-cell table:style-name="Tabulka5.A2" office:value-type="string">
            <text:p text:style-name="P30">36</text:p>
          </table:table-cell>
          <table:table-cell table:style-name="Tabulka5.E2" office:value-type="string">
            <text:p text:style-name="P12"/>
          </table:table-cell>
        </table:table-row>
        <table:table-row>
          <table:table-cell table:style-name="Tabulka5.A2" office:value-type="string">
            <text:p text:style-name="P29">participi</text:p>
          </table:table-cell>
          <table:table-cell table:style-name="Tabulka5.A2" office:value-type="string">
            <text:p text:style-name="P29">Participle</text:p>
          </table:table-cell>
          <table:table-cell table:style-name="Tabulka5.A2" office:value-type="string">
            <text:p text:style-name="P30">73</text:p>
          </table:table-cell>
          <table:table-cell table:style-name="Tabulka5.A2" office:value-type="string">
            <text:p text:style-name="P30">35</text:p>
          </table:table-cell>
          <table:table-cell table:style-name="Tabulka5.E2" office:value-type="string">
            <text:p text:style-name="P12"/>
          </table:table-cell>
        </table:table-row>
        <table:table-row>
          <table:table-cell table:style-name="Tabulka5.A2" office:value-type="string">
            <text:p text:style-name="P29">pass</text:p>
          </table:table-cell>
          <table:table-cell table:style-name="Tabulka5.A2" office:value-type="string">
            <text:p text:style-name="P29"/>
          </table:table-cell>
          <table:table-cell table:style-name="Tabulka5.A2" office:value-type="string">
            <text:p text:style-name="P30">3082</text:p>
          </table:table-cell>
          <table:table-cell table:style-name="Tabulka5.A2" office:value-type="string">
            <text:p text:style-name="P30">1632</text:p>
          </table:table-cell>
          <table:table-cell table:style-name="Tabulka5.E2" office:value-type="string">
            <text:p text:style-name="P12">AuxR</text:p>
          </table:table-cell>
        </table:table-row>
        <table:table-row>
          <table:table-cell table:style-name="Tabulka5.A2" office:value-type="string">
            <text:p text:style-name="P29">prep</text:p>
          </table:table-cell>
          <table:table-cell table:style-name="Tabulka5.A2" office:value-type="string">
            <text:p text:style-name="P29"/>
          </table:table-cell>
          <table:table-cell table:style-name="Tabulka5.A2" office:value-type="string">
            <text:p text:style-name="P30">35</text:p>
          </table:table-cell>
          <table:table-cell table:style-name="Tabulka5.A2" office:value-type="string">
            <text:p text:style-name="P30">8</text:p>
          </table:table-cell>
          <table:table-cell table:style-name="Tabulka5.E2" office:value-type="string">
            <text:p text:style-name="P12">AuxP</text:p>
          </table:table-cell>
        </table:table-row>
        <table:table-row>
          <table:table-cell table:style-name="Tabulka5.A2" office:value-type="string">
            <text:p text:style-name="P29">r</text:p>
          </table:table-cell>
          <table:table-cell table:style-name="Tabulka5.A2" office:value-type="string">
            <text:p text:style-name="P29"/>
          </table:table-cell>
          <table:table-cell table:style-name="Tabulka5.A2" office:value-type="string">
            <text:p text:style-name="P30">220</text:p>
          </table:table-cell>
          <table:table-cell table:style-name="Tabulka5.A2" office:value-type="string">
            <text:p text:style-name="P30">255</text:p>
          </table:table-cell>
          <table:table-cell table:style-name="Tabulka5.E2" office:value-type="string">
            <text:p text:style-name="P12">Adv</text:p>
          </table:table-cell>
        </table:table-row>
        <table:table-row>
          <table:table-cell table:style-name="Tabulka5.A2" office:value-type="string">
            <text:p text:style-name="P29">relatiu</text:p>
          </table:table-cell>
          <table:table-cell table:style-name="Tabulka5.A2" office:value-type="string">
            <text:p text:style-name="P29">Relative pronoun</text:p>
          </table:table-cell>
          <table:table-cell table:style-name="Tabulka5.A2" office:value-type="string">
            <text:p text:style-name="P30">890</text:p>
          </table:table-cell>
          <table:table-cell table:style-name="Tabulka5.A2" office:value-type="string">
            <text:p text:style-name="P30">291</text:p>
          </table:table-cell>
          <table:table-cell table:style-name="Tabulka5.E2" office:value-type="string">
            <text:p text:style-name="P12"/>
          </table:table-cell>
        </table:table-row>
        <table:table-row>
          <table:table-cell table:style-name="Tabulka5.A2" office:value-type="string">
            <text:p text:style-name="P29">s</text:p>
          </table:table-cell>
          <table:table-cell table:style-name="Tabulka5.A2" office:value-type="string">
            <text:p text:style-name="P29"/>
          </table:table-cell>
          <table:table-cell table:style-name="Tabulka5.A2" office:value-type="string">
            <text:p text:style-name="P30">1671</text:p>
          </table:table-cell>
          <table:table-cell table:style-name="Tabulka5.A2" office:value-type="string">
            <text:p text:style-name="P30">1171</text:p>
          </table:table-cell>
          <table:table-cell table:style-name="Tabulka5.E2" office:value-type="string">
            <text:p text:style-name="P12">AuxP</text:p>
          </table:table-cell>
        </table:table-row>
        <table:table-row>
          <table:table-cell table:style-name="Tabulka5.A2" office:value-type="string">
            <text:p text:style-name="P29">S</text:p>
          </table:table-cell>
          <table:table-cell table:style-name="Tabulka5.A2" office:value-type="string">
            <text:p text:style-name="P29"/>
          </table:table-cell>
          <table:table-cell table:style-name="Tabulka5.A2" office:value-type="string">
            <text:p text:style-name="P30">21217</text:p>
          </table:table-cell>
          <table:table-cell table:style-name="Tabulka5.A2" office:value-type="string">
            <text:p text:style-name="P30">25493</text:p>
          </table:table-cell>
          <table:table-cell table:style-name="Tabulka5.E2" office:value-type="string">
            <text:p text:style-name="P12">Pred</text:p>
          </table:table-cell>
        </table:table-row>
        <table:table-row>
          <table:table-cell table:style-name="Tabulka5.A2" office:value-type="string">
            <text:p text:style-name="P29">s.a</text:p>
          </table:table-cell>
          <table:table-cell table:style-name="Tabulka5.A2" office:value-type="string">
            <text:p text:style-name="P29"/>
          </table:table-cell>
          <table:table-cell table:style-name="Tabulka5.A2" office:value-type="string">
            <text:p text:style-name="P30">18906</text:p>
          </table:table-cell>
          <table:table-cell table:style-name="Tabulka5.A2" office:value-type="string">
            <text:p text:style-name="P30">22724</text:p>
          </table:table-cell>
          <table:table-cell table:style-name="Tabulka5.E2" office:value-type="string">
            <text:p text:style-name="P12">Atr</text:p>
          </table:table-cell>
        </table:table-row>
        <table:table-row>
          <table:table-cell table:style-name="Tabulka5.A2" office:value-type="string">
            <text:p text:style-name="P29">sa</text:p>
          </table:table-cell>
          <table:table-cell table:style-name="Tabulka5.A2" office:value-type="string">
            <text:p text:style-name="P29"/>
          </table:table-cell>
          <table:table-cell table:style-name="Tabulka5.A2" office:value-type="string">
            <text:p text:style-name="P30">126</text:p>
          </table:table-cell>
          <table:table-cell table:style-name="Tabulka5.A2" office:value-type="string">
            <text:p text:style-name="P30">120</text:p>
          </table:table-cell>
          <table:table-cell table:style-name="Tabulka5.E2" office:value-type="string">
            <text:p text:style-name="P9">Compl</text:p>
          </table:table-cell>
        </table:table-row>
        <table:table-row>
          <table:table-cell table:style-name="Tabulka5.A2" office:value-type="string">
            <text:p text:style-name="P29">sadv</text:p>
          </table:table-cell>
          <table:table-cell table:style-name="Tabulka5.A2" office:value-type="string">
            <text:p text:style-name="P29"/>
          </table:table-cell>
          <table:table-cell table:style-name="Tabulka5.A2" office:value-type="string">
            <text:p text:style-name="P30">1948</text:p>
          </table:table-cell>
          <table:table-cell table:style-name="Tabulka5.A2" office:value-type="string">
            <text:p text:style-name="P30">2416</text:p>
          </table:table-cell>
          <table:table-cell table:style-name="Tabulka5.E2" office:value-type="string">
            <text:p text:style-name="P12">Adv</text:p>
          </table:table-cell>
        </table:table-row>
        <table:table-row>
          <table:table-cell table:style-name="Tabulka5.A2" office:value-type="string">
            <text:p text:style-name="P29">sentence</text:p>
          </table:table-cell>
          <table:table-cell table:style-name="Tabulka5.A2" office:value-type="string">
            <text:p text:style-name="P29"/>
          </table:table-cell>
          <table:table-cell table:style-name="Tabulka5.A2" office:value-type="string">
            <text:p text:style-name="P30">14924</text:p>
          </table:table-cell>
          <table:table-cell table:style-name="Tabulka5.A2" office:value-type="string">
            <text:p text:style-name="P30">15984</text:p>
          </table:table-cell>
          <table:table-cell table:style-name="Tabulka5.E2" office:value-type="string">
            <text:p text:style-name="P12">Pred</text:p>
          </table:table-cell>
        </table:table-row>
        <table:table-row>
          <table:table-cell table:style-name="Tabulka5.A2" office:value-type="string">
            <text:p text:style-name="P29">sn</text:p>
          </table:table-cell>
          <table:table-cell table:style-name="Tabulka5.A2" office:value-type="string">
            <text:p text:style-name="P29"/>
          </table:table-cell>
          <table:table-cell table:style-name="Tabulka5.A2" office:value-type="string">
            <text:p text:style-name="P30">71602</text:p>
          </table:table-cell>
          <table:table-cell table:style-name="Tabulka5.A2" office:value-type="string">
            <text:p text:style-name="P30">75851</text:p>
          </table:table-cell>
          <table:table-cell table:style-name="Tabulka5.E2" office:value-type="string">
            <text:p text:style-name="P12"/>
          </table:table-cell>
        </table:table-row>
        <table:table-row>
          <table:table-cell table:style-name="Tabulka5.A2" office:value-type="string">
            <text:p text:style-name="P29">sp</text:p>
          </table:table-cell>
          <table:table-cell table:style-name="Tabulka5.A2" office:value-type="string">
            <text:p text:style-name="P29"/>
          </table:table-cell>
          <table:table-cell table:style-name="Tabulka5.A2" office:value-type="string">
            <text:p text:style-name="P30">40383</text:p>
          </table:table-cell>
          <table:table-cell table:style-name="Tabulka5.A2" office:value-type="string">
            <text:p text:style-name="P30">39443</text:p>
          </table:table-cell>
          <table:table-cell table:style-name="Tabulka5.E2" office:value-type="string">
            <text:p text:style-name="P12">AuxP</text:p>
          </table:table-cell>
        </table:table-row>
        <table:table-row>
          <table:table-cell table:style-name="Tabulka5.A2" office:value-type="string">
            <text:p text:style-name="P29">spec</text:p>
          </table:table-cell>
          <table:table-cell table:style-name="Tabulka5.A2" office:value-type="string">
            <text:p text:style-name="P29"/>
          </table:table-cell>
          <table:table-cell table:style-name="Tabulka5.A2" office:value-type="string">
            <text:p text:style-name="P30">64508</text:p>
          </table:table-cell>
          <table:table-cell table:style-name="Tabulka5.A2" office:value-type="string">
            <text:p text:style-name="P30">70742</text:p>
          </table:table-cell>
          <table:table-cell table:style-name="Tabulka5.E2" office:value-type="string">
            <text:p text:style-name="P12"/>
          </table:table-cell>
        </table:table-row>
        <table:table-row>
          <table:table-cell table:style-name="Tabulka5.A2" office:value-type="string">
            <text:p text:style-name="P29">suj</text:p>
          </table:table-cell>
          <table:table-cell table:style-name="Tabulka5.A2" office:value-type="string">
            <text:p text:style-name="P29">Subject</text:p>
          </table:table-cell>
          <table:table-cell table:style-name="Tabulka5.A2" office:value-type="string">
            <text:p text:style-name="P30">32896</text:p>
          </table:table-cell>
          <table:table-cell table:style-name="Tabulka5.A2" office:value-type="string">
            <text:p text:style-name="P30">37561</text:p>
          </table:table-cell>
          <table:table-cell table:style-name="Tabulka5.E2" office:value-type="string">
            <text:p text:style-name="P12">Sb</text:p>
          </table:table-cell>
        </table:table-row>
        <table:table-row>
          <table:table-cell table:style-name="Tabulka5.A2" office:value-type="string">
            <text:p text:style-name="P29">v</text:p>
          </table:table-cell>
          <table:table-cell table:style-name="Tabulka5.A2" office:value-type="string">
            <text:p text:style-name="P29"/>
          </table:table-cell>
          <table:table-cell table:style-name="Tabulka5.A2" office:value-type="string">
            <text:p text:style-name="P30">15981</text:p>
          </table:table-cell>
          <table:table-cell table:style-name="Tabulka5.A2" office:value-type="string">
            <text:p text:style-name="P30">8362</text:p>
          </table:table-cell>
          <table:table-cell table:style-name="Tabulka5.E2" office:value-type="string">
            <text:p text:style-name="P12">AuxV</text:p>
          </table:table-cell>
        </table:table-row>
        <table:table-row>
          <table:table-cell table:style-name="Tabulka5.A2" office:value-type="string">
            <text:p text:style-name="P29">voc</text:p>
          </table:table-cell>
          <table:table-cell table:style-name="Tabulka5.A2" office:value-type="string">
            <text:p text:style-name="P29"/>
          </table:table-cell>
          <table:table-cell table:style-name="Tabulka5.A2" office:value-type="string">
            <text:p text:style-name="P30">7</text:p>
          </table:table-cell>
          <table:table-cell table:style-name="Tabulka5.A2" office:value-type="string">
            <text:p text:style-name="P30">13</text:p>
          </table:table-cell>
          <table:table-cell table:style-name="Tabulka5.E2" office:value-type="string">
            <text:p text:style-name="P12"/>
          </table:table-cell>
        </table:table-row>
        <table:table-row>
          <table:table-cell table:style-name="Tabulka5.A2" office:value-type="string">
            <text:p text:style-name="P29">w</text:p>
          </table:table-cell>
          <table:table-cell table:style-name="Tabulka5.A2" office:value-type="string">
            <text:p text:style-name="P29"/>
          </table:table-cell>
          <table:table-cell table:style-name="Tabulka5.A2" office:value-type="string">
            <text:p text:style-name="P30">4</text:p>
          </table:table-cell>
          <table:table-cell table:style-name="Tabulka5.A2" office:value-type="string">
            <text:p text:style-name="P30">21</text:p>
          </table:table-cell>
          <table:table-cell table:style-name="Tabulka5.E2" office:value-type="string">
            <text:p text:style-name="P12"/>
          </table:table-cell>
        </table:table-row>
        <table:table-row>
          <table:table-cell table:style-name="Tabulka5.A2" office:value-type="string">
            <text:p text:style-name="P29">z</text:p>
          </table:table-cell>
          <table:table-cell table:style-name="Tabulka5.A2" office:value-type="string">
            <text:p text:style-name="P29">Number</text:p>
          </table:table-cell>
          <table:table-cell table:style-name="Tabulka5.A2" office:value-type="string">
            <text:p text:style-name="P30">660</text:p>
          </table:table-cell>
          <table:table-cell table:style-name="Tabulka5.A2" office:value-type="string">
            <text:p text:style-name="P30">814</text:p>
          </table:table-cell>
          <table:table-cell table:style-name="Tabulka5.E2" office:value-type="string">
            <text:p text:style-name="P12"/>
          </table:table-cell>
        </table:table-row>
      </table:table>
      <text:p text:style-name="Text_20_body"/>
      <text:p text:style-name="Text_20_body"><text:soft-page-break/>Labels that cannot be converted using the above table are processed according to the part of speech of their node and the part of speech of their parent:</text:p>
      <text:p text:style-name="P1">Determiner =&gt; <text:span text:style-name="T8">AuxA</text:span></text:p>
      <text:p text:style-name="P1">Subordinating conjunction =&gt; AuxC</text:p>
      <text:p text:style-name="P1">Preposition =&gt; AuxP</text:p>
      <text:p text:style-name="P1">Adjective =&gt; Atr</text:p>
      <text:p text:style-name="P1">Adverb =&gt; Adv</text:p>
      <text:p text:style-name="P1">Parent is preposition =&gt; Adv</text:p>
      <text:p text:style-name="P1">Parent is noun =&gt; Atr</text:p>
      <text:p text:style-name="P1">This is preposition and parent is verb =&gt; AuxV (“vamos a estar”)</text:p>
      <text:h text:style-name="P35" text:outline-level="1">Danish</text:h>
      <text:p text:style-name="P1">The data come from the Danish Dependency Treebank. (See <text:a xlink:type="simple" xlink:href="https://wiki.ufal.ms.mff.cuni.cz/user:zeman:treebanks:da">https://wiki.ufal.ms.mff.cuni.cz/user:zeman:treebanks:da</text:a>.) There are 54 distinct afun values in the data.</text:p>
      <text:p text:style-name="P1">Tags in angle brackets are used with elliptical coordinations: <text:span text:style-name="T9">On Monday he bought a house and yesterday [he bought] a car.</text:span><text:span text:style-name="T13"> </text:span><text:span text:style-name="T9">Yesterday</text:span><text:span text:style-name="T13"> and </text:span><text:span text:style-name="T9">car</text:span><text:span text:style-name="T13"> should be attached to the second </text:span><text:span text:style-name="T9">bought</text:span><text:span text:style-name="T13">. Since it is missing, they will be attached directly to the coordinator. The tag still reflects their relation to the missing node. In PDT they would be tagged ExD instead.</text:span></text:p>
      <table:table table:name="Tabulka6" table:style-name="Tabulka6">
        <table:table-column table:style-name="Tabulka6.A"/>
        <table:table-column table:style-name="Tabulka6.B"/>
        <table:table-column table:style-name="Tabulka6.C"/>
        <table:table-column table:style-name="Tabulka6.D"/>
        <table:table-header-rows>
          <table:table-row>
            <table:table-cell table:style-name="Tabulka6.A1" office:value-type="string">
              <text:p text:style-name="P2">Input tag</text:p>
            </table:table-cell>
            <table:table-cell table:style-name="Tabulka6.A1" office:value-type="string">
              <text:p text:style-name="P2">Meaning</text:p>
            </table:table-cell>
            <table:table-cell table:style-name="Tabulka6.A1" office:value-type="string">
              <text:p text:style-name="P3">Frequency</text:p>
            </table:table-cell>
            <table:table-cell table:style-name="Tabulka6.D1" office:value-type="string">
              <text:p text:style-name="P4">Output tag</text:p>
            </table:table-cell>
          </table:table-row>
        </table:table-header-rows>
        <table:table-row>
          <table:table-cell table:style-name="Tabulka6.A2" office:value-type="string">
            <text:p text:style-name="Text_20_body">&lt;avobj&gt;</text:p>
          </table:table-cell>
          <table:table-cell table:style-name="Tabulka6.A2" office:value-type="string">
            <text:p text:style-name="P29"/>
          </table:table-cell>
          <table:table-cell table:style-name="Tabulka6.A2" office:value-type="string">
            <text:p text:style-name="P19">1</text:p>
          </table:table-cell>
          <table:table-cell table:style-name="Tabulka6.D2" office:value-type="string">
            <text:p text:style-name="P12">ExD</text:p>
          </table:table-cell>
        </table:table-row>
        <table:table-row>
          <table:table-cell table:style-name="Tabulka6.A2" office:value-type="string">
            <text:p text:style-name="Text_20_body">&lt;dobj&gt;</text:p>
          </table:table-cell>
          <table:table-cell table:style-name="Tabulka6.A2" office:value-type="string">
            <text:p text:style-name="P29"/>
          </table:table-cell>
          <table:table-cell table:style-name="Tabulka6.A2" office:value-type="string">
            <text:p text:style-name="P19">30</text:p>
          </table:table-cell>
          <table:table-cell table:style-name="Tabulka6.D2" office:value-type="string">
            <text:p text:style-name="P50">ExD</text:p>
          </table:table-cell>
        </table:table-row>
        <table:table-row>
          <table:table-cell table:style-name="Tabulka6.A2" office:value-type="string">
            <text:p text:style-name="Text_20_body">&lt;lobj&gt;</text:p>
          </table:table-cell>
          <table:table-cell table:style-name="Tabulka6.A2" office:value-type="string">
            <text:p text:style-name="P29"/>
          </table:table-cell>
          <table:table-cell table:style-name="Tabulka6.A2" office:value-type="string">
            <text:p text:style-name="P19">5</text:p>
          </table:table-cell>
          <table:table-cell table:style-name="Tabulka6.D2" office:value-type="string">
            <text:p text:style-name="P12">ExD</text:p>
          </table:table-cell>
        </table:table-row>
        <table:table-row>
          <table:table-cell table:style-name="Tabulka6.A2" office:value-type="string">
            <text:p text:style-name="Text_20_body">&lt;mod&gt;</text:p>
          </table:table-cell>
          <table:table-cell table:style-name="Tabulka6.A2" office:value-type="string">
            <text:p text:style-name="P29"/>
          </table:table-cell>
          <table:table-cell table:style-name="Tabulka6.A2" office:value-type="string">
            <text:p text:style-name="P19">88</text:p>
          </table:table-cell>
          <table:table-cell table:style-name="Tabulka6.D2" office:value-type="string">
            <text:p text:style-name="P12">ExD</text:p>
          </table:table-cell>
        </table:table-row>
        <table:table-row>
          <table:table-cell table:style-name="Tabulka6.A2" office:value-type="string">
            <text:p text:style-name="Text_20_body">&lt;nobj&gt;</text:p>
          </table:table-cell>
          <table:table-cell table:style-name="Tabulka6.A2" office:value-type="string">
            <text:p text:style-name="P29"/>
          </table:table-cell>
          <table:table-cell table:style-name="Tabulka6.A2" office:value-type="string">
            <text:p text:style-name="P19">21</text:p>
          </table:table-cell>
          <table:table-cell table:style-name="Tabulka6.D2" office:value-type="string">
            <text:p text:style-name="P12">ExD</text:p>
          </table:table-cell>
        </table:table-row>
        <table:table-row>
          <table:table-cell table:style-name="Tabulka6.A2" office:value-type="string">
            <text:p text:style-name="Text_20_body">&lt;pobj:nobj&gt;</text:p>
          </table:table-cell>
          <table:table-cell table:style-name="Tabulka6.A2" office:value-type="string">
            <text:p text:style-name="P29"/>
          </table:table-cell>
          <table:table-cell table:style-name="Tabulka6.A2" office:value-type="string">
            <text:p text:style-name="P19">1</text:p>
          </table:table-cell>
          <table:table-cell table:style-name="Tabulka6.D2" office:value-type="string">
            <text:p text:style-name="P12">ExD</text:p>
          </table:table-cell>
        </table:table-row>
        <table:table-row>
          <table:table-cell table:style-name="Tabulka6.A2" office:value-type="string">
            <text:p text:style-name="Text_20_body">&lt;pobj&gt;</text:p>
          </table:table-cell>
          <table:table-cell table:style-name="Tabulka6.A2" office:value-type="string">
            <text:p text:style-name="P29"/>
          </table:table-cell>
          <table:table-cell table:style-name="Tabulka6.A2" office:value-type="string">
            <text:p text:style-name="P19">16</text:p>
          </table:table-cell>
          <table:table-cell table:style-name="Tabulka6.D2" office:value-type="string">
            <text:p text:style-name="P12">ExD</text:p>
          </table:table-cell>
        </table:table-row>
        <table:table-row>
          <table:table-cell table:style-name="Tabulka6.A2" office:value-type="string">
            <text:p text:style-name="Text_20_body">&lt;possd&gt;</text:p>
          </table:table-cell>
          <table:table-cell table:style-name="Tabulka6.A2" office:value-type="string">
            <text:p text:style-name="P29"/>
          </table:table-cell>
          <table:table-cell table:style-name="Tabulka6.A2" office:value-type="string">
            <text:p text:style-name="P19">3</text:p>
          </table:table-cell>
          <table:table-cell table:style-name="Tabulka6.D2" office:value-type="string">
            <text:p text:style-name="P12">ExD</text:p>
          </table:table-cell>
        </table:table-row>
        <table:table-row>
          <table:table-cell table:style-name="Tabulka6.A2" office:value-type="string">
            <text:p text:style-name="Text_20_body">&lt;pred&gt;</text:p>
          </table:table-cell>
          <table:table-cell table:style-name="Tabulka6.A2" office:value-type="string">
            <text:p text:style-name="P29"/>
          </table:table-cell>
          <table:table-cell table:style-name="Tabulka6.A2" office:value-type="string">
            <text:p text:style-name="P19">41</text:p>
          </table:table-cell>
          <table:table-cell table:style-name="Tabulka6.D2" office:value-type="string">
            <text:p text:style-name="P12">ExD</text:p>
          </table:table-cell>
        </table:table-row>
        <table:table-row>
          <table:table-cell table:style-name="Tabulka6.A2" office:value-type="string">
            <text:p text:style-name="Text_20_body">&lt;qobj&gt;</text:p>
          </table:table-cell>
          <table:table-cell table:style-name="Tabulka6.A2" office:value-type="string">
            <text:p text:style-name="P29"/>
          </table:table-cell>
          <table:table-cell table:style-name="Tabulka6.A2" office:value-type="string">
            <text:p text:style-name="P19">2</text:p>
          </table:table-cell>
          <table:table-cell table:style-name="Tabulka6.D2" office:value-type="string">
            <text:p text:style-name="P12">ExD</text:p>
          </table:table-cell>
        </table:table-row>
        <table:table-row>
          <table:table-cell table:style-name="Tabulka6.A2" office:value-type="string">
            <text:p text:style-name="Text_20_body">&lt;subj:pobj&gt;</text:p>
          </table:table-cell>
          <table:table-cell table:style-name="Tabulka6.A2" office:value-type="string">
            <text:p text:style-name="P29"/>
          </table:table-cell>
          <table:table-cell table:style-name="Tabulka6.A2" office:value-type="string">
            <text:p text:style-name="P19">1</text:p>
          </table:table-cell>
          <table:table-cell table:style-name="Tabulka6.D2" office:value-type="string">
            <text:p text:style-name="P12">ExD</text:p>
          </table:table-cell>
        </table:table-row>
        <table:table-row>
          <table:table-cell table:style-name="Tabulka6.A2" office:value-type="string">
            <text:p text:style-name="Text_20_body">&lt;subj&gt;</text:p>
          </table:table-cell>
          <table:table-cell table:style-name="Tabulka6.A2" office:value-type="string">
            <text:p text:style-name="P29"/>
          </table:table-cell>
          <table:table-cell table:style-name="Tabulka6.A2" office:value-type="string">
            <text:p text:style-name="P19">25</text:p>
          </table:table-cell>
          <table:table-cell table:style-name="Tabulka6.D2" office:value-type="string">
            <text:p text:style-name="P12">ExD</text:p>
          </table:table-cell>
        </table:table-row>
        <table:table-row>
          <table:table-cell table:style-name="Tabulka6.A2" office:value-type="string">
            <text:p text:style-name="Text_20_body">&lt;vobj&gt;</text:p>
          </table:table-cell>
          <table:table-cell table:style-name="Tabulka6.A2" office:value-type="string">
            <text:p text:style-name="P29"/>
          </table:table-cell>
          <table:table-cell table:style-name="Tabulka6.A2" office:value-type="string">
            <text:p text:style-name="P19">2</text:p>
          </table:table-cell>
          <table:table-cell table:style-name="Tabulka6.D2" office:value-type="string">
            <text:p text:style-name="P12">ExD</text:p>
          </table:table-cell>
        </table:table-row>
        <table:table-row>
          <table:table-cell table:style-name="Tabulka6.A2" office:value-type="string">
            <text:p text:style-name="Text_20_body">&lt;xpl&gt;</text:p>
          </table:table-cell>
          <table:table-cell table:style-name="Tabulka6.A2" office:value-type="string">
            <text:p text:style-name="P29"/>
          </table:table-cell>
          <table:table-cell table:style-name="Tabulka6.A2" office:value-type="string">
            <text:p text:style-name="P19">1</text:p>
          </table:table-cell>
          <table:table-cell table:style-name="Tabulka6.D2" office:value-type="string">
            <text:p text:style-name="P12">ExD</text:p>
          </table:table-cell>
        </table:table-row>
        <table:table-row>
          <table:table-cell table:style-name="Tabulka6.A2" office:value-type="string">
            <text:p text:style-name="Text_20_body">ROOT</text:p>
          </table:table-cell>
          <table:table-cell table:style-name="Tabulka6.A2" office:value-type="string">
            <text:p text:style-name="P29">Root token (main verb or head noun if there is no verb; not the artificial root node)</text:p>
          </table:table-cell>
          <table:table-cell table:style-name="Tabulka6.A2" office:value-type="string">
            <text:p text:style-name="P19">5538</text:p>
          </table:table-cell>
          <table:table-cell table:style-name="Tabulka6.D2" office:value-type="string">
            <text:p text:style-name="P12">verb =&gt; Pred</text:p>
            <text:p text:style-name="P12">otherwise =&gt; ExD</text:p>
          </table:table-cell>
        </table:table-row>
        <table:table-row>
          <table:table-cell table:style-name="Tabulka6.A2" office:value-type="string">
            <text:p text:style-name="Text_20_body">aobj</text:p>
          </table:table-cell>
          <table:table-cell table:style-name="Tabulka6.A2" office:value-type="string">
            <text:p text:style-name="Text_20_body">Adjectival object. Poorly documented.</text:p>
            <text:p text:style-name="P1">Example: <text:span text:style-name="T9">kan</text:span><text:span text:style-name="T13">.VB.Pred </text:span><text:span text:style-name="T9">sige</text:span><text:span text:style-name="T13">.Vf.vobj </text:span><text:span text:style-name="T9">sig</text:span><text:span text:style-name="T13">.P6.dobj </text:span><text:span text:style-name="T9">fri</text:span><text:span text:style-name="T13">.AA.aobj </text:span><text:span text:style-name="T9">for</text:span><text:span text:style-name="T13">.RR.pobj … (“can [verb] himself free for …”)</text:span></text:p>
          </table:table-cell>
          <table:table-cell table:style-name="Tabulka6.A2" office:value-type="string">
            <text:p text:style-name="P19">124</text:p>
          </table:table-cell>
          <table:table-cell table:style-name="Tabulka6.D2" office:value-type="string">
            <text:p text:style-name="P12">Atv</text:p>
          </table:table-cell>
        </table:table-row>
        <table:table-row>
          <table:table-cell table:style-name="Tabulka6.A2" office:value-type="string">
            <text:p text:style-name="Text_20_body">appa</text:p>
          </table:table-cell>
          <table:table-cell table:style-name="Tabulka6.A2" office:value-type="string">
            <text:p text:style-name="P1">Parenthetic apposition</text:p>
            <text:p text:style-name="P1">Example: <text:span text:style-name="T9">Danmarks Socialdemokratiske Ungdom (DSU)</text:span><text:span text:style-name="T13"> (“Denmark Social Democratic Union </text:span><text:soft-page-break/><text:span text:style-name="T13">(DSU)”). </text:span><text:span text:style-name="T9">DSU</text:span><text:span text:style-name="T13"> is appa of </text:span><text:span text:style-name="T9">Ungdom</text:span><text:span text:style-name="T13">; the brackets are attached to </text:span><text:span text:style-name="T9">DSU</text:span><text:span text:style-name="T13">.</text:span></text:p>
          </table:table-cell>
          <table:table-cell table:style-name="Tabulka6.A2" office:value-type="string">
            <text:p text:style-name="P19">263</text:p>
          </table:table-cell>
          <table:table-cell table:style-name="Tabulka6.D2" office:value-type="string">
            <text:p text:style-name="P9">Apos</text:p>
          </table:table-cell>
        </table:table-row>
        <table:table-row>
          <table:table-cell table:style-name="Tabulka6.A2" office:value-type="string">
            <text:p text:style-name="Text_20_body">appr</text:p>
          </table:table-cell>
          <table:table-cell table:style-name="Tabulka6.A2" office:value-type="string">
            <text:p text:style-name="Text_20_body">Restrictive apposition (no comma)</text:p>
            <text:p text:style-name="P1">Example: <text:span text:style-name="T9">Socialdemokratiets næstformand Birte Weiss</text:span><text:span text:style-name="T13"> (“social democrats' vice-chairman Birte Weiss”). </text:span><text:span text:style-name="T9">Næstformand</text:span><text:span text:style-name="T13"> is the head, </text:span><text:span text:style-name="T9">Weiss</text:span><text:span text:style-name="T13"> is its appr. In PDT, </text:span><text:span text:style-name="T9">Weiss</text:span><text:span text:style-name="T13"> would be the head and the occupation would be its Atr: </text:span><text:span text:style-name="T19">americký prezident Bush</text:span><text:span text:style-name="T22"> </text:span><text:span text:style-name="T13">(</text:span><text:span text:style-name="T19">prezident</text:span><text:span text:style-name="T22"> </text:span><text:span text:style-name="T13">is Atr of </text:span><text:span text:style-name="T9">Bush</text:span><text:span text:style-name="T13">, </text:span><text:span text:style-name="T19">americký</text:span><text:span text:style-name="T22"> </text:span><text:span text:style-name="T13">is Atr of </text:span><text:span text:style-name="T9">prezident</text:span><text:span text:style-name="T13">).</text:span></text:p>
          </table:table-cell>
          <table:table-cell table:style-name="Tabulka6.A2" office:value-type="string">
            <text:p text:style-name="P19">281</text:p>
          </table:table-cell>
          <table:table-cell table:style-name="Tabulka6.D2" office:value-type="string">
            <text:p text:style-name="P9">Atr</text:p>
          </table:table-cell>
        </table:table-row>
        <table:table-row>
          <table:table-cell table:style-name="Tabulka6.A2" office:value-type="string">
            <text:p text:style-name="Text_20_body">avobj</text:p>
          </table:table-cell>
          <table:table-cell table:style-name="Tabulka6.A2" office:value-type="string">
            <text:p text:style-name="P29">Adverbial object. Examples:</text:p>
            <text:p text:style-name="P32">She acted out of love.</text:p>
          </table:table-cell>
          <table:table-cell table:style-name="Tabulka6.A2" office:value-type="string">
            <text:p text:style-name="P19">230</text:p>
          </table:table-cell>
          <table:table-cell table:style-name="Tabulka6.D2" office:value-type="string">
            <text:p text:style-name="P12">parent is noun =&gt; Atr</text:p>
            <text:p text:style-name="P12">otherwise =&gt; Adv</text:p>
          </table:table-cell>
        </table:table-row>
        <table:table-row>
          <table:table-cell table:style-name="Tabulka6.A2" office:value-type="string">
            <text:p text:style-name="Text_20_body">conj</text:p>
          </table:table-cell>
          <table:table-cell table:style-name="Tabulka6.A2" office:value-type="string">
            <text:p text:style-name="P29"/>
          </table:table-cell>
          <table:table-cell table:style-name="Tabulka6.A2" office:value-type="string">
            <text:p text:style-name="P19">4142</text:p>
          </table:table-cell>
          <table:table-cell table:style-name="Tabulka6.D2" office:value-type="string">
            <text:p text:style-name="P12">CoordArg</text:p>
          </table:table-cell>
        </table:table-row>
        <table:table-row>
          <table:table-cell table:style-name="Tabulka6.A2" office:value-type="string">
            <text:p text:style-name="Text_20_body">coord</text:p>
          </table:table-cell>
          <table:table-cell table:style-name="Tabulka6.A2" office:value-type="string">
            <text:p text:style-name="P29"/>
          </table:table-cell>
          <table:table-cell table:style-name="Tabulka6.A2" office:value-type="string">
            <text:p text:style-name="P19">2965</text:p>
          </table:table-cell>
          <table:table-cell table:style-name="Tabulka6.D2" office:value-type="string">
            <text:p text:style-name="P12">Coord</text:p>
          </table:table-cell>
        </table:table-row>
        <table:table-row>
          <table:table-cell table:style-name="Tabulka6.A2" office:value-type="string">
            <text:p text:style-name="Text_20_body">dobj</text:p>
          </table:table-cell>
          <table:table-cell table:style-name="Tabulka6.A2" office:value-type="string">
            <text:p text:style-name="P29">Direct object</text:p>
          </table:table-cell>
          <table:table-cell table:style-name="Tabulka6.A2" office:value-type="string">
            <text:p text:style-name="P19">5308</text:p>
          </table:table-cell>
          <table:table-cell table:style-name="Tabulka6.D2" office:value-type="string">
            <text:p text:style-name="P12">Obj</text:p>
          </table:table-cell>
        </table:table-row>
        <table:table-row>
          <table:table-cell table:style-name="Tabulka6.A2" office:value-type="string">
            <text:p text:style-name="Text_20_body">err</text:p>
          </table:table-cell>
          <table:table-cell table:style-name="Tabulka6.A2" office:value-type="string">
            <text:p text:style-name="Text_20_body">Deprecated error relation. Used when connecting two phrases <text:span text:style-name="T2">that do not fit together, often because of errors in the text.</text:span></text:p>
          </table:table-cell>
          <table:table-cell table:style-name="Tabulka6.A2" office:value-type="string">
            <text:p text:style-name="P19">51</text:p>
          </table:table-cell>
          <table:table-cell table:style-name="Tabulka6.D2" office:value-type="string">
            <text:p text:style-name="P12">ExD</text:p>
          </table:table-cell>
        </table:table-row>
        <table:table-row>
          <table:table-cell table:style-name="Tabulka6.A2" office:value-type="string">
            <text:p text:style-name="Text_20_body">expl</text:p>
          </table:table-cell>
          <table:table-cell table:style-name="Tabulka6.A2" office:value-type="string">
            <text:p text:style-name="P29">Expletive (<text:span text:style-name="T17">výplňový</text:span>) subject</text:p>
          </table:table-cell>
          <table:table-cell table:style-name="Tabulka6.A2" office:value-type="string">
            <text:p text:style-name="P19">442</text:p>
          </table:table-cell>
          <table:table-cell table:style-name="Tabulka6.D2" office:value-type="string">
            <text:p text:style-name="P12">Sb</text:p>
          </table:table-cell>
        </table:table-row>
        <table:table-row>
          <table:table-cell table:style-name="Tabulka6.A2" office:value-type="string">
            <text:p text:style-name="Text_20_body">iobj</text:p>
          </table:table-cell>
          <table:table-cell table:style-name="Tabulka6.A2" office:value-type="string">
            <text:p text:style-name="P29">Indirect object</text:p>
          </table:table-cell>
          <table:table-cell table:style-name="Tabulka6.A2" office:value-type="string">
            <text:p text:style-name="P19">155</text:p>
          </table:table-cell>
          <table:table-cell table:style-name="Tabulka6.D2" office:value-type="string">
            <text:p text:style-name="P12">Obj</text:p>
          </table:table-cell>
        </table:table-row>
        <table:table-row>
          <table:table-cell table:style-name="Tabulka6.A2" office:value-type="string">
            <text:p text:style-name="Text_20_body">list</text:p>
          </table:table-cell>
          <table:table-cell table:style-name="Tabulka6.A2" office:value-type="string">
            <text:p text:style-name="P29">The sentence is a list item and this is the main verb attached to the item number</text:p>
          </table:table-cell>
          <table:table-cell table:style-name="Tabulka6.A2" office:value-type="string">
            <text:p text:style-name="P19">269</text:p>
          </table:table-cell>
          <table:table-cell table:style-name="Tabulka6.D2" office:value-type="string">
            <text:p text:style-name="P12">verb =&gt; Pred</text:p>
            <text:p text:style-name="P12">otherwise =&gt; ExD</text:p>
          </table:table-cell>
        </table:table-row>
        <table:table-row>
          <table:table-cell table:style-name="Tabulka6.A2" office:value-type="string">
            <text:p text:style-name="Text_20_body">lobj</text:p>
          </table:table-cell>
          <table:table-cell table:style-name="Tabulka6.A2" office:value-type="string">
            <text:p text:style-name="P29">Valency-bound location/direction adverbial? Examples:</text:p>
            <text:p text:style-name="P32">Ruslands vej <text:span text:style-name="T24">til demokrati</text:span><text:span text:style-name="T14"> (“Russia's way </text:span><text:span text:style-name="T15">to democracy</text:span><text:span text:style-name="T14">”)</text:span></text:p>
            <text:p text:style-name="P32"><text:span text:style-name="T1">går</text:span><text:span text:style-name="T14">.verb</text:span><text:span text:style-name="T1"> </text:span><text:span text:style-name="T24">gennem diktatur</text:span></text:p>
          </table:table-cell>
          <table:table-cell table:style-name="Tabulka6.A2" office:value-type="string">
            <text:p text:style-name="P19">1082</text:p>
          </table:table-cell>
          <table:table-cell table:style-name="Tabulka6.D2" office:value-type="string">
            <text:p text:style-name="P12">parent is noun =&gt; Atr</text:p>
            <text:p text:style-name="P12">otherwise =&gt; Adv</text:p>
          </table:table-cell>
        </table:table-row>
        <table:table-row>
          <table:table-cell table:style-name="Tabulka6.A2" office:value-type="string">
            <text:p text:style-name="Text_20_body">mod</text:p>
          </table:table-cell>
          <table:table-cell table:style-name="Tabulka6.A2" office:value-type="string">
            <text:p text:style-name="Text_20_body">Attribute of noun</text:p>
            <text:p text:style-name="P1">Adverbial modifier of verb</text:p>
          </table:table-cell>
          <table:table-cell table:style-name="Tabulka6.A2" office:value-type="string">
            <text:p text:style-name="P19">17939</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modo</text:p>
          </table:table-cell>
          <table:table-cell table:style-name="Tabulka6.A2" office:value-type="string">
            <text:p text:style-name="P29">Deprecated name for object-oriented modifier</text:p>
          </table:table-cell>
          <table:table-cell table:style-name="Tabulka6.A2" office:value-type="string">
            <text:p text:style-name="P19">5</text:p>
          </table:table-cell>
          <table:table-cell table:style-name="Tabulka6.D2" office:value-type="string">
            <text:p text:style-name="P12">parent is noun, adjective or numeral =&gt; Atr</text:p>
            <text:p text:style-name="P12">otherwise =&gt; Adv</text:p>
          </table:table-cell>
        </table:table-row>
        <text:soft-page-break/>
        <table:table-row>
          <table:table-cell table:style-name="Tabulka6.A2" office:value-type="string">
            <text:p text:style-name="Text_20_body">modp</text:p>
          </table:table-cell>
          <table:table-cell table:style-name="Tabulka6.A2" office:value-type="string">
            <text:p text:style-name="P29">Deprecated name for parenthetic modifier</text:p>
          </table:table-cell>
          <table:table-cell table:style-name="Tabulka6.A2" office:value-type="string">
            <text:p text:style-name="P19">122</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modr</text:p>
          </table:table-cell>
          <table:table-cell table:style-name="Tabulka6.A2" office:value-type="string">
            <text:p text:style-name="P29">Deprecated name for restrictive modifier</text:p>
          </table:table-cell>
          <table:table-cell table:style-name="Tabulka6.A2" office:value-type="string">
            <text:p text:style-name="P19">1</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mods</text:p>
          </table:table-cell>
          <table:table-cell table:style-name="Tabulka6.A2" office:value-type="string">
            <text:p text:style-name="P29">Deprecated name for ??? modifier</text:p>
          </table:table-cell>
          <table:table-cell table:style-name="Tabulka6.A2" office:value-type="string">
            <text:p text:style-name="P19">13</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name</text:p>
          </table:table-cell>
          <table:table-cell table:style-name="Tabulka6.A2" office:value-type="string">
            <text:p text:style-name="P29">Part of name of person, e.g. the middle initial, attached to the main name</text:p>
          </table:table-cell>
          <table:table-cell table:style-name="Tabulka6.A2" office:value-type="string">
            <text:p text:style-name="P19">157</text:p>
          </table:table-cell>
          <table:table-cell table:style-name="Tabulka6.D2" office:value-type="string">
            <text:p text:style-name="P12">Atr</text:p>
          </table:table-cell>
        </table:table-row>
        <table:table-row>
          <table:table-cell table:style-name="Tabulka6.A2" office:value-type="string">
            <text:p text:style-name="Text_20_body">namef</text:p>
          </table:table-cell>
          <table:table-cell table:style-name="Tabulka6.A2" office:value-type="string">
            <text:p text:style-name="P29">First name of person, attached to the last name</text:p>
          </table:table-cell>
          <table:table-cell table:style-name="Tabulka6.A2" office:value-type="string">
            <text:p text:style-name="P19">1048</text:p>
          </table:table-cell>
          <table:table-cell table:style-name="Tabulka6.D2" office:value-type="string">
            <text:p text:style-name="P12">Atr</text:p>
          </table:table-cell>
        </table:table-row>
        <table:table-row>
          <table:table-cell table:style-name="Tabulka6.A2" office:value-type="string">
            <text:p text:style-name="Text_20_body">namel</text:p>
          </table:table-cell>
          <table:table-cell table:style-name="Tabulka6.A2" office:value-type="string">
            <text:p text:style-name="P29">Last name of person (attached to another name?)</text:p>
          </table:table-cell>
          <table:table-cell table:style-name="Tabulka6.A2" office:value-type="string">
            <text:p text:style-name="P19">74</text:p>
          </table:table-cell>
          <table:table-cell table:style-name="Tabulka6.D2" office:value-type="string">
            <text:p text:style-name="P12">Atr</text:p>
          </table:table-cell>
        </table:table-row>
        <table:table-row>
          <table:table-cell table:style-name="Tabulka6.A2" office:value-type="string">
            <text:p text:style-name="Text_20_body">nobj</text:p>
          </table:table-cell>
          <table:table-cell table:style-name="Tabulka6.A2" office:value-type="string">
            <text:p text:style-name="Text_20_body">Nominal argument of a preposition. Also argument of an indefinite pronoun/article.</text:p>
            <text:p text:style-name="P1"><text:span text:style-name="T9">Som</text:span> (“as”) tagged as particle may act as a preposition. Example: <text:span text:style-name="T9">som</text:span><text:span text:style-name="T13">.TT.pobj </text:span><text:span text:style-name="T9">undskyldning</text:span><text:span text:style-name="T13">.NN.nobj</text:span></text:p>
            <text:p text:style-name="P10">Heriblandt<text:span text:style-name="T13"> (“including”) tagged as adverb may act as a preposition. Example: </text:span>heriblandt<text:span text:style-name="T13">.Db.mod </text:span>Lvov<text:span text:style-name="T13">.NN.nobj</text:span></text:p>
            <text:p text:style-name="P10"><text:span text:style-name="T13">Parent can be subordinator. </text:span>End<text:span text:style-name="T13"> (“than”) can have noun arguments.</text:span></text:p>
            <text:p text:style-name="Text_20_body"><text:span text:style-name="T3">S</text:span><text:span text:style-name="T9">å</text:span> <text:span text:style-name="T3">at</text:span><text:span text:style-name="T4"> examples:</text:span></text:p>
            <text:p text:style-name="P20"><text:span text:style-name="T2">så meget kludder …, at man kan sende</text:span><text:span text:style-name="T4"> (“so [meget kludder] … that one can send</text:span><text:bookmark-start text:name="__DdeLink__2289_1469614376"/><text:span text:style-name="T4">”</text:span><text:bookmark-end text:name="__DdeLink__2289_1469614376"/><text:span text:style-name="T4">). In this example, </text:span><text:span text:style-name="T2">at</text:span><text:span text:style-name="T4"> is nobj of </text:span><text:span text:style-name="T2">så</text:span><text:span text:style-name="T4">, often nonprojective. In PDT, </text:span><text:span text:style-name="T2">at man kan sende</text:span><text:span text:style-name="T4"> would be Adv clause of </text:span><text:span text:style-name="T2">kludder</text:span><text:span text:style-name="T4">.</text:span></text:p>
            <text:p text:style-name="P48">Parent can be interjection. Example:</text:p>
            <text:p text:style-name="P20"><text:span text:style-name="T2">“</text:span><text:span text:style-name="T4">.XP.pnct </text:span><text:span text:style-name="T2">Åh</text:span><text:span text:style-name="T4">.I.qobj </text:span><text:span text:style-name="T2">snack</text:span><text:span text:style-name="T4">.NC.nobj </text:span><text:span text:style-name="T2">,</text:span><text:span text:style-name="T4">.XP.pnct </text:span><text:span text:style-name="T2">”</text:span><text:span text:style-name="T4">.XP.pnct </text:span><text:span text:style-name="T2">sagde</text:span><text:span text:style-name="T4">.VA.ROOT</text:span></text:p>
            <text:p text:style-name="P48">Other cases:</text:p>
            <text:p text:style-name="P20"><text:span text:style-name="T2">Klokken</text:span><text:span text:style-name="T4">.NN.? </text:span><text:span text:style-name="T2">17.05</text:span><text:span text:style-name="T4">.Cn.nobj</text:span></text:p>
            <text:p text:style-name="P17"><text:soft-page-break/>§<text:span text:style-name="T13">.</text:span><text:span text:style-name="T4">XS.? </text:span><text:span text:style-name="T2">20</text:span><text:span text:style-name="T4">.AC.nobj</text:span></text:p>
          </table:table-cell>
          <table:table-cell table:style-name="Tabulka6.A2" office:value-type="string">
            <text:p text:style-name="P19">18019</text:p>
          </table:table-cell>
          <table:table-cell table:style-name="Tabulka6.D2" office:value-type="string">
            <text:p text:style-name="P12">parent is pronominal =&gt; DetArg</text:p>
            <text:p text:style-name="P12">parent is adjective =&gt; AdjArg</text:p>
            <text:p text:style-name="P12">parent is numeral =&gt; NumArg</text:p>
            <text:p text:style-name="P12">parent is preposition, “som” or “heriblandt” =&gt; PrepArg</text:p>
            <text:p text:style-name="P12">parent is subordinator =&gt; SubArg</text:p>
            <text:p text:style-name="P14"><text:span text:style-name="T7">parent is “s</text:span>å<text:span text:style-name="T7">” and this is “at” =&gt; Adv</text:span></text:p>
            <text:p text:style-name="P12">parent is interjection =&gt; ExD</text:p>
            <text:p text:style-name="P12">otherwise =&gt; Atr</text:p>
          </table:table-cell>
        </table:table-row>
        <table:table-row>
          <table:table-cell table:style-name="Tabulka6.A2" office:value-type="string">
            <text:p text:style-name="Text_20_body">numa</text:p>
          </table:table-cell>
          <table:table-cell table:style-name="Tabulka6.A2" office:value-type="string">
            <text:p text:style-name="Text_20_body">Additive numeral complement</text:p>
            <text:p text:style-name="P1">Numerals license one additive and one numeral complement, both optional. The numerical value associated with the expression is the value M <text:span text:style-name="T17">× </text:span>N + A, where M is the numerical value of the multiplicative complement, A is the numerical value of the additive complement and N is the numerical value associated with the lexical numeral itself. E.g. <text:span text:style-name="T9">two hundred four</text:span><text:span text:style-name="T13"> has value 2 </text:span><text:span text:style-name="T22">× </text:span><text:span text:style-name="T13">100 + 4, </text:span><text:span text:style-name="T9">two hundred four thousand</text:span><text:span text:style-name="T13"> has value (2 </text:span><text:span text:style-name="T22">×</text:span><text:span text:style-name="T13"> 100 + 4) </text:span><text:span text:style-name="T22">×</text:span><text:span text:style-name="T13"> 1000, and </text:span><text:span text:style-name="T9">two hundred four thousand and twenty three</text:span><text:span text:style-name="T13"> has value (2 </text:span><text:span text:style-name="T22">×</text:span><text:span text:style-name="T13"> 100 + 4) </text:span><text:span text:style-name="T22">×</text:span><text:span text:style-name="T13"> 1000 + (20 + (3)).</text:span></text:p>
          </table:table-cell>
          <table:table-cell table:style-name="Tabulka6.A2" office:value-type="string">
            <text:p text:style-name="P19">6</text:p>
          </table:table-cell>
          <table:table-cell table:style-name="Tabulka6.D2" office:value-type="string">
            <text:p text:style-name="P12">Atr</text:p>
          </table:table-cell>
        </table:table-row>
        <table:table-row>
          <table:table-cell table:style-name="Tabulka6.A2" office:value-type="string">
            <text:p text:style-name="Text_20_body">numm</text:p>
          </table:table-cell>
          <table:table-cell table:style-name="Tabulka6.A2" office:value-type="string">
            <text:p text:style-name="Text_20_body">Multiplicative numeral complement (see explanation of numa)</text:p>
          </table:table-cell>
          <table:table-cell table:style-name="Tabulka6.A2" office:value-type="string">
            <text:p text:style-name="P19">60</text:p>
          </table:table-cell>
          <table:table-cell table:style-name="Tabulka6.D2" office:value-type="string">
            <text:p text:style-name="P12">Atr</text:p>
          </table:table-cell>
        </table:table-row>
        <table:table-row>
          <table:table-cell table:style-name="Tabulka6.A2" office:value-type="string">
            <text:p text:style-name="Text_20_body">obl</text:p>
          </table:table-cell>
          <table:table-cell table:style-name="Tabulka6.A2" office:value-type="string">
            <text:p text:style-name="Text_20_body">???</text:p>
            <text:p text:style-name="P1">Example: <text:span text:style-name="T9">end</text:span><text:span text:style-name="T13">.J,.pobj </text:span><text:span text:style-name="T9">af</text:span><text:span text:style-name="T13">.RR.obl </text:span><text:span text:style-name="T9">seriøs</text:span><text:span text:style-name="T13">.AA.mod </text:span><text:span text:style-name="T9">debat</text:span><text:span text:style-name="T13">.NN.nobj (“than of serious debate”)</text:span></text:p>
          </table:table-cell>
          <table:table-cell table:style-name="Tabulka6.A2" office:value-type="string">
            <text:p text:style-name="P19">46</text:p>
          </table:table-cell>
          <table:table-cell table:style-name="Tabulka6.D2" office:value-type="string">
            <text:p text:style-name="P12">parent is subordinator =&gt; SubArg</text:p>
            <text:p text:style-name="P12">parent is preposition =&gt; PrepArg</text:p>
          </table:table-cell>
        </table:table-row>
        <table:table-row>
          <table:table-cell table:style-name="Tabulka6.A2" office:value-type="string">
            <text:p text:style-name="Text_20_body">part</text:p>
          </table:table-cell>
          <table:table-cell table:style-name="Tabulka6.A2" office:value-type="string">
            <text:p text:style-name="P29">Verbal particle (e.g. “down” in “break down something”)</text:p>
          </table:table-cell>
          <table:table-cell table:style-name="Tabulka6.A2" office:value-type="string">
            <text:p text:style-name="P19">162</text:p>
          </table:table-cell>
          <table:table-cell table:style-name="Tabulka6.D2" office:value-type="string">
            <text:p text:style-name="P12">AuxT</text:p>
          </table:table-cell>
        </table:table-row>
        <table:table-row>
          <table:table-cell table:style-name="Tabulka6.A2" office:value-type="string">
            <text:p text:style-name="Text_20_body">pnct</text:p>
          </table:table-cell>
          <table:table-cell table:style-name="Tabulka6.A2" office:value-type="string">
            <text:p text:style-name="P29">Punctuation</text:p>
          </table:table-cell>
          <table:table-cell table:style-name="Tabulka6.A2" office:value-type="string">
            <text:p text:style-name="P19">13922</text:p>
          </table:table-cell>
          <table:table-cell table:style-name="Tabulka6.D2" office:value-type="string">
            <text:p text:style-name="P12">AuxX | AuxG | AuxK</text:p>
          </table:table-cell>
        </table:table-row>
        <table:table-row>
          <table:table-cell table:style-name="Tabulka6.A2" office:value-type="string">
            <text:p text:style-name="Text_20_body">pobj</text:p>
          </table:table-cell>
          <table:table-cell table:style-name="Tabulka6.A2" office:value-type="string">
            <text:p text:style-name="Text_20_body">Prepositional object.</text:p>
            <text:p text:style-name="P1">Example: <text:span text:style-name="T9">i en </text:span><text:span text:style-name="T11">af</text:span><text:span text:style-name="T12"> deres artikler</text:span><text:span text:style-name="T14"> (“in one of these articles”). </text:span><text:span text:style-name="T12">En</text:span><text:span text:style-name="T14"> is tagged as indefinite determiner but unlike other cases, here we do not want to lift its argument!</text:span></text:p>
            <text:p text:style-name="P1"><text:span text:style-name="T14">Numeral parent example: </text:span><text:span text:style-name="T12">34 af 149.000</text:span><text:span text:style-name="T14"> (“34 of 149,000”)</text:span></text:p>
            <text:p text:style-name="P1"><text:span text:style-name="T14">Example of preposition attached to another preposition: </text:span><text:span text:style-name="T12">fra X til Y</text:span><text:span text:style-name="T14"> (“from X to Y”; </text:span><text:span text:style-name="T12">til</text:span><text:span text:style-name="T14"> is pobj of </text:span><text:span text:style-name="T12">fra</text:span><text:span text:style-name="T14">). If the first preposition governs the second one (like here), the parent (first prep) already has got afun, which we can copy to the child. Note that we probably later want to </text:span><text:soft-page-break/><text:span text:style-name="T14">reattach the child to its grandparent, too.</text:span></text:p>
            <text:p text:style-name="P51">Parent can be an unknown word, e.g. in an English clause embedded in Danish text. Other parts of speech may occur too.</text:p>
          </table:table-cell>
          <table:table-cell table:style-name="Tabulka6.A2" office:value-type="string">
            <text:p text:style-name="P19">5021</text:p>
          </table:table-cell>
          <table:table-cell table:style-name="Tabulka6.D2" office:value-type="string">
            <text:p text:style-name="P12">parent is “en” and this is “af” =&gt; Atr</text:p>
            <text:p text:style-name="P12">parent is noun, adjective or numeral =&gt; Atr</text:p>
            <text:p text:style-name="P12">parent is verb =&gt; Obj</text:p>
            <text:p text:style-name="P12">parent is adverb =&gt; Adv</text:p>
            <text:p text:style-name="P12">parent is preposition =&gt; parent's afun</text:p>
            <text:p text:style-name="P12">otherwise =&gt; Atr</text:p>
          </table:table-cell>
        </table:table-row>
        <table:table-row>
          <table:table-cell table:style-name="Tabulka6.A2" office:value-type="string">
            <text:p text:style-name="Text_20_body">possd</text:p>
          </table:table-cell>
          <table:table-cell table:style-name="Tabulka6.A2" office:value-type="string">
            <text:p text:style-name="P29">Argument of a possessive, i.e. the thing possessed</text:p>
          </table:table-cell>
          <table:table-cell table:style-name="Tabulka6.A2" office:value-type="string">
            <text:p text:style-name="P19">1860</text:p>
          </table:table-cell>
          <table:table-cell table:style-name="Tabulka6.D2" office:value-type="string">
            <text:p text:style-name="P12">PossArg</text:p>
          </table:table-cell>
        </table:table-row>
        <table:table-row>
          <table:table-cell table:style-name="Tabulka6.A2" office:value-type="string">
            <text:p text:style-name="Text_20_body">pred</text:p>
          </table:table-cell>
          <table:table-cell table:style-name="Tabulka6.A2" office:value-type="string">
            <text:p text:style-name="P29">Predicative (adjective attached to copula)</text:p>
          </table:table-cell>
          <table:table-cell table:style-name="Tabulka6.A2" office:value-type="string">
            <text:p text:style-name="P19">2463</text:p>
          </table:table-cell>
          <table:table-cell table:style-name="Tabulka6.D2" office:value-type="string">
            <text:p text:style-name="P12">Pnom</text:p>
          </table:table-cell>
        </table:table-row>
        <table:table-row>
          <table:table-cell table:style-name="Tabulka6.A2" office:value-type="string">
            <text:p text:style-name="Text_20_body">qobj</text:p>
          </table:table-cell>
          <table:table-cell table:style-name="Tabulka6.A2" office:value-type="string">
            <text:p text:style-name="P29">Quotation object</text:p>
          </table:table-cell>
          <table:table-cell table:style-name="Tabulka6.A2" office:value-type="string">
            <text:p text:style-name="P19">458</text:p>
          </table:table-cell>
          <table:table-cell table:style-name="Tabulka6.D2" office:value-type="string">
            <text:p text:style-name="P12">Obj</text:p>
          </table:table-cell>
        </table:table-row>
        <table:table-row>
          <table:table-cell table:style-name="Tabulka6.A2" office:value-type="string">
            <text:p text:style-name="Text_20_body">rel</text:p>
          </table:table-cell>
          <table:table-cell table:style-name="Tabulka6.A2" office:value-type="string">
            <text:p text:style-name="Text_20_body">Relative clause</text:p>
            <text:p text:style-name="P1">Parent can be preposition. Relative pronouns and determiners are possible subordinators in DDT and the predicates of the relative clauses are attached to them. In PDT they would be normal nodes in the relative clause, possibly filling valency slots of the predicate, which would be the root of the clause. When the relative pronoun is governed by a preposition in DDT the predicate is also attached to the preposition. Example (train/003.treex#108):</text:p>
            <text:p text:style-name="P10">, i<text:span text:style-name="T13">.nobj </text:span>hvilken<text:span text:style-name="T13">.nobj </text:span>grad<text:span text:style-name="T13">.nobj </text:span>Folketinget<text:span text:style-name="T13">.subj </text:span>er<text:span text:style-name="T13">.rel </text:span>indblandet<text:span text:style-name="T13">.vobj (“to what degree the Folketing is involved”)</text:span></text:p>
          </table:table-cell>
          <table:table-cell table:style-name="Tabulka6.A2" office:value-type="string">
            <text:p text:style-name="P19">1478</text:p>
          </table:table-cell>
          <table:table-cell table:style-name="Tabulka6.D2" office:value-type="string">
            <text:p text:style-name="P12">parent is noun, adjective or numeral =&gt; Atr</text:p>
            <text:p text:style-name="P12">parent is verb =&gt; Adv</text:p>
            <text:p text:style-name="P12">parent is subordinator =&gt; SubArg</text:p>
            <text:p text:style-name="P12">parent is preposition: <text:span text:style-name="T8">we should investigate whether the clause modifies a noun (=&gt; Atr) or a verb (=&gt; Adv or Obj). Currently we just assume =&gt;</text:span> Adv</text:p>
            <text:p text:style-name="P12">otherwise =&gt; Atr</text:p>
          </table:table-cell>
        </table:table-row>
        <table:table-row>
          <table:table-cell table:style-name="Tabulka6.A2" office:value-type="string">
            <text:p text:style-name="Text_20_body">rep</text:p>
          </table:table-cell>
          <table:table-cell table:style-name="Tabulka6.A2" office:value-type="string">
            <text:p text:style-name="Text_20_body">Repetition?</text:p>
            <text:p text:style-name="P1">Example: <text:span text:style-name="T9">Og hvor</text:span><text:span text:style-name="T13">.rep </text:span><text:span text:style-name="T9">…</text:span><text:span text:style-name="T13">.pnct </text:span><text:span text:style-name="T9">hvordan</text:span><text:span text:style-name="T13">.mod </text:span><text:span text:style-name="T9">gik</text:span><text:span text:style-name="T13">.conj</text:span></text:p>
          </table:table-cell>
          <table:table-cell table:style-name="Tabulka6.A2" office:value-type="string">
            <text:p text:style-name="P19">3</text:p>
          </table:table-cell>
          <table:table-cell table:style-name="Tabulka6.D2" office:value-type="string">
            <text:p text:style-name="P12">Atr</text:p>
          </table:table-cell>
        </table:table-row>
        <table:table-row>
          <table:table-cell table:style-name="Tabulka6.A2" office:value-type="string">
            <text:p text:style-name="Text_20_body">subj</text:p>
          </table:table-cell>
          <table:table-cell table:style-name="Tabulka6.A2" office:value-type="string">
            <text:p text:style-name="P29">Subject of clause, attached to the predicate (verb)</text:p>
          </table:table-cell>
          <table:table-cell table:style-name="Tabulka6.A2" office:value-type="string">
            <text:p text:style-name="P19">9081</text:p>
          </table:table-cell>
          <table:table-cell table:style-name="Tabulka6.D2" office:value-type="string">
            <text:p text:style-name="P12">Sb</text:p>
          </table:table-cell>
        </table:table-row>
        <table:table-row>
          <table:table-cell table:style-name="Tabulka6.A2" office:value-type="string">
            <text:p text:style-name="Text_20_body">title</text:p>
          </table:table-cell>
          <table:table-cell table:style-name="Tabulka6.A2" office:value-type="string">
            <text:p text:style-name="P29">Title of person, attached to the last name</text:p>
          </table:table-cell>
          <table:table-cell table:style-name="Tabulka6.A2" office:value-type="string">
            <text:p text:style-name="P19">198</text:p>
          </table:table-cell>
          <table:table-cell table:style-name="Tabulka6.D2" office:value-type="string">
            <text:p text:style-name="P12">Atr</text:p>
          </table:table-cell>
        </table:table-row>
        <table:table-row>
          <table:table-cell table:style-name="Tabulka6.A2" office:value-type="string">
            <text:p text:style-name="Text_20_body">tobj</text:p>
          </table:table-cell>
          <table:table-cell table:style-name="Tabulka6.A2" office:value-type="string">
            <text:p text:style-name="P29">Valency-bound time adverbial?</text:p>
          </table:table-cell>
          <table:table-cell table:style-name="Tabulka6.A2" office:value-type="string">
            <text:p text:style-name="P19">170</text:p>
          </table:table-cell>
          <table:table-cell table:style-name="Tabulka6.D2" office:value-type="string">
            <text:p text:style-name="P12">parent is noun =&gt; Atr</text:p>
            <text:p text:style-name="P12">otherwise =&gt; Adv</text:p>
          </table:table-cell>
        </table:table-row>
        <table:table-row>
          <table:table-cell table:style-name="Tabulka6.A2" office:value-type="string">
            <text:p text:style-name="Text_20_body">vobj</text:p>
          </table:table-cell>
          <table:table-cell table:style-name="Tabulka6.A2" office:value-type="string">
            <text:p text:style-name="P29">Verbal argument. Examples:</text:p>
            <text:p text:style-name="Text_20_body"><text:span text:style-name="T3">til</text:span><text:span text:style-name="T4">.preposition </text:span><text:span text:style-name="T3">at</text:span><text:span text:style-name="T4">.infinitive.particle </text:span><text:span text:style-name="T3">g</text:span><text:span text:style-name="T9">å</text:span><text:span text:style-name="T4">.verb.vobj (“until going”)</text:span></text:p>
            <text:p text:style-name="P48"><text:soft-page-break/>Verbal arguments of modal verbs belong here, too</text:p>
            <text:p text:style-name="P38"/>
          </table:table-cell>
          <table:table-cell table:style-name="Tabulka6.A2" office:value-type="string">
            <text:p text:style-name="P19">6587</text:p>
          </table:table-cell>
          <table:table-cell table:style-name="Tabulka6.D2" office:value-type="string">
            <text:p text:style-name="P12">parent is subord =&gt; SubArg</text:p>
            <text:p text:style-name="P12">parent is preposition (it <text:soft-page-break/>seems that constructions like “without going” can use a finite form of the verb “to go”) =&gt; PrepArg</text:p>
            <text:p text:style-name="P12">parent is verb (modal or other verbal construction) =&gt; Obj</text:p>
            <text:p text:style-name="P12">parent is noun, adjective or numeral =&gt; Atr</text:p>
            <text:p text:style-name="P12">parent is adverb =&gt; Adv</text:p>
            <text:p text:style-name="P12">otherwise =&gt; Adv</text:p>
          </table:table-cell>
        </table:table-row>
        <table:table-row>
          <table:table-cell table:style-name="Tabulka6.A2" office:value-type="string">
            <text:p text:style-name="Text_20_body">voc</text:p>
          </table:table-cell>
          <table:table-cell table:style-name="Tabulka6.A2" office:value-type="string">
            <text:p text:style-name="Text_20_body">Vocative specification</text:p>
            <text:p text:style-name="P1">Example: <text:span text:style-name="T9">Will you help me, Mary</text:span><text:span text:style-name="T13">.voc</text:span><text:span text:style-name="T9"> ?</text:span><text:span text:style-name="T13"> In PDT they are tagged as parenthetical ExD.</text:span></text:p>
          </table:table-cell>
          <table:table-cell table:style-name="Tabulka6.A2" office:value-type="string">
            <text:p text:style-name="P19">33</text:p>
          </table:table-cell>
          <table:table-cell table:style-name="Tabulka6.D2" office:value-type="string">
            <text:p text:style-name="P12">ExD</text:p>
          </table:table-cell>
        </table:table-row>
        <table:table-row>
          <table:table-cell table:style-name="Tabulka6.A2" office:value-type="string">
            <text:p text:style-name="Text_20_body">xpl</text:p>
          </table:table-cell>
          <table:table-cell table:style-name="Tabulka6.A2" office:value-type="string">
            <text:p text:style-name="P1">Explication of an NP or VP</text:p>
            <text:p text:style-name="P1">Example: <text:span text:style-name="T9">The title of the plan: “The Virtuous Circle”</text:span><text:span text:style-name="T13">.</text:span></text:p>
          </table:table-cell>
          <table:table-cell table:style-name="Tabulka6.A2" office:value-type="string">
            <text:p text:style-name="P19">153</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xtop</text:p>
          </table:table-cell>
          <table:table-cell table:style-name="Tabulka6.A2" office:value-type="string">
            <text:p text:style-name="Text_20_body">External topic with resuming pronoun. <text:span text:style-name="T2">An external topic is a sentence-initial NP whose only function is to provide the antecedent for a pronoun later in the sentence.</text:span></text:p>
            <text:p text:style-name="Text_20_body"><text:span text:style-name="T2">Example: </text:span><text:span text:style-name="T3">John, he is a nice person.</text:span><text:span text:style-name="T4"> Here </text:span><text:span text:style-name="T3">John</text:span><text:span text:style-name="T4"> is the xtop of </text:span><text:span text:style-name="T3">is</text:span><text:span text:style-name="T4"> and </text:span><text:span text:style-name="T3">he</text:span><text:span text:style-name="T4"> is the subject of </text:span><text:span text:style-name="T3">is</text:span><text:span text:style-name="T4">.</text:span></text:p>
            <text:p text:style-name="Text_20_body"><text:span text:style-name="T4">Example from the Danish data: </text:span><text:span text:style-name="T3">Og når deres repræsentanter er parate …, så stopper en jernnæve det.</text:span><text:span text:style-name="T4"> </text:span><text:span text:style-name="T3">Når</text:span><text:span text:style-name="T4">.J,.xtop governs the subordinated clause and is attached to the predicate of the main clause (</text:span><text:span text:style-name="T3">stopper</text:span><text:span text:style-name="T4">). </text:span><text:span text:style-name="T3">Så</text:span><text:span text:style-name="T4">.Db.mod is the co-coordinator and is attached to the predicate of the main clause, too. </text:span><text:span text:style-name="T5">I am currently not sure how to map this on the PDT rules.</text:span></text:p>
          </table:table-cell>
          <table:table-cell table:style-name="Tabulka6.A2" office:value-type="string">
            <text:p text:style-name="P19">72</text:p>
          </table:table-cell>
          <table:table-cell table:style-name="Tabulka6.D2" office:value-type="string">
            <text:p text:style-name="P9">Adv</text:p>
          </table:table-cell>
        </table:table-row>
      </table:table>
      <text:h text:style-name="P35" text:outline-level="1">Dutch</text:h>
      <text:p text:style-name="P1">The data come from the Alpino Treebank. (See <text:a xlink:type="simple" xlink:href="https://wiki.ufal.ms.mff.cuni.cz/user:zeman:treebanks:nl">https://wiki.ufal.ms.mff.cuni.cz/user:zeman:treebanks:nl</text:a>.) There are 26 distinct afun values in the data.</text:p>
      <table:table table:name="Tabulka7" table:style-name="Tabulka7">
        <table:table-column table:style-name="Tabulka7.A"/>
        <table:table-column table:style-name="Tabulka7.B"/>
        <table:table-column table:style-name="Tabulka7.C"/>
        <table:table-column table:style-name="Tabulka7.D"/>
        <table:table-header-rows>
          <table:table-row>
            <table:table-cell table:style-name="Tabulka7.A1" office:value-type="string">
              <text:p text:style-name="P2">Input tag</text:p>
            </table:table-cell>
            <table:table-cell table:style-name="Tabulka7.A1" office:value-type="string">
              <text:p text:style-name="P2">Meaning</text:p>
            </table:table-cell>
            <table:table-cell table:style-name="Tabulka7.A1" office:value-type="string">
              <text:p text:style-name="P3">Frequency</text:p>
            </table:table-cell>
            <table:table-cell table:style-name="Tabulka7.D1" office:value-type="string">
              <text:p text:style-name="P5">Output tag</text:p>
            </table:table-cell>
          </table:table-row>
        </table:table-header-rows>
        <table:table-row>
          <table:table-cell table:style-name="Tabulka7.A2" office:value-type="string">
            <text:p text:style-name="Text_20_body">ROOT</text:p>
          </table:table-cell>
          <table:table-cell table:style-name="Tabulka7.A2" office:value-type="string">
            <text:p text:style-name="P62">Root token (main verb or head noun if there is no verb; not the artificial root node)</text:p>
          </table:table-cell>
          <table:table-cell table:style-name="Tabulka7.A2" office:value-type="string">
            <text:p text:style-name="P19">16528</text:p>
          </table:table-cell>
          <table:table-cell table:style-name="Tabulka7.D2" office:value-type="string">
            <text:p text:style-name="P12">verb =&gt; Pred</text:p>
          </table:table-cell>
        </table:table-row>
        <table:table-row>
          <table:table-cell table:style-name="Tabulka7.A2" office:value-type="string">
            <text:p text:style-name="Text_20_body">app</text:p>
          </table:table-cell>
          <table:table-cell table:style-name="Tabulka7.A2" office:value-type="string">
            <text:p text:style-name="P48"/>
          </table:table-cell>
          <table:table-cell table:style-name="Tabulka7.A2" office:value-type="string">
            <text:p text:style-name="P19">2388</text:p>
          </table:table-cell>
          <table:table-cell table:style-name="Tabulka7.D2" office:value-type="string">
            <text:p text:style-name="P12"/>
          </table:table-cell>
        </table:table-row>
        <table:table-row>
          <table:table-cell table:style-name="Tabulka7.A2" office:value-type="string">
            <text:p text:style-name="Text_20_body">body</text:p>
          </table:table-cell>
          <table:table-cell table:style-name="Tabulka7.A2" office:value-type="string">
            <text:p text:style-name="P1"/>
          </table:table-cell>
          <table:table-cell table:style-name="Tabulka7.A2" office:value-type="string">
            <text:p text:style-name="P19">10419</text:p>
          </table:table-cell>
          <table:table-cell table:style-name="Tabulka7.D2" office:value-type="string">
            <text:p text:style-name="P12">grandparent is artificial root and parent is not Pred and parent is not conjunction =&gt; Pred</text:p>
          </table:table-cell>
        </table:table-row>
        <table:table-row>
          <table:table-cell table:style-name="Tabulka7.A2" office:value-type="string">
            <text:p text:style-name="Text_20_body">cnj</text:p>
          </table:table-cell>
          <table:table-cell table:style-name="Tabulka7.A2" office:value-type="string">
            <text:p text:style-name="P1"/>
          </table:table-cell>
          <table:table-cell table:style-name="Tabulka7.A2" office:value-type="string">
            <text:p text:style-name="P19">8964</text:p>
          </table:table-cell>
          <table:table-cell table:style-name="Tabulka7.D2" office:value-type="string">
            <text:p text:style-name="P12"/>
          </table:table-cell>
        </table:table-row>
        <table:table-row>
          <table:table-cell table:style-name="Tabulka7.A2" office:value-type="string">
            <text:p text:style-name="Text_20_body">crd</text:p>
          </table:table-cell>
          <table:table-cell table:style-name="Tabulka7.A2" office:value-type="string">
            <text:p text:style-name="P1"/>
          </table:table-cell>
          <table:table-cell table:style-name="Tabulka7.A2" office:value-type="string">
            <text:p text:style-name="P19">119</text:p>
          </table:table-cell>
          <table:table-cell table:style-name="Tabulka7.D2" office:value-type="string">
            <text:p text:style-name="P12"/>
          </table:table-cell>
        </table:table-row>
        <table:table-row>
          <table:table-cell table:style-name="Tabulka7.A2" office:value-type="string">
            <text:p text:style-name="Text_20_body">det</text:p>
          </table:table-cell>
          <table:table-cell table:style-name="Tabulka7.A2" office:value-type="string">
            <text:p text:style-name="P1"/>
          </table:table-cell>
          <table:table-cell table:style-name="Tabulka7.A2" office:value-type="string">
            <text:p text:style-name="P19">28286</text:p>
          </table:table-cell>
          <table:table-cell table:style-name="Tabulka7.D2" office:value-type="string">
            <text:p text:style-name="P12"/>
          </table:table-cell>
        </table:table-row>
        <table:table-row>
          <table:table-cell table:style-name="Tabulka7.A2" office:value-type="string">
            <text:p text:style-name="Text_20_body">dp</text:p>
          </table:table-cell>
          <table:table-cell table:style-name="Tabulka7.A2" office:value-type="string">
            <text:p text:style-name="P1"/>
          </table:table-cell>
          <table:table-cell table:style-name="Tabulka7.A2" office:value-type="string">
            <text:p text:style-name="P19">1</text:p>
          </table:table-cell>
          <table:table-cell table:style-name="Tabulka7.D2" office:value-type="string">
            <text:p text:style-name="P12"/>
          </table:table-cell>
        </table:table-row>
        <table:table-row>
          <table:table-cell table:style-name="Tabulka7.A2" office:value-type="string">
            <text:p text:style-name="Text_20_body">hd</text:p>
          </table:table-cell>
          <table:table-cell table:style-name="Tabulka7.A2" office:value-type="string">
            <text:p text:style-name="P1"/>
          </table:table-cell>
          <table:table-cell table:style-name="Tabulka7.A2" office:value-type="string">
            <text:p text:style-name="P19">9</text:p>
          </table:table-cell>
          <table:table-cell table:style-name="Tabulka7.D2" office:value-type="string">
            <text:p text:style-name="P12"/>
          </table:table-cell>
        </table:table-row>
        <table:table-row>
          <table:table-cell table:style-name="Tabulka7.A2" office:value-type="string">
            <text:p text:style-name="Text_20_body">hdf</text:p>
          </table:table-cell>
          <table:table-cell table:style-name="Tabulka7.A2" office:value-type="string">
            <text:p text:style-name="P1"/>
          </table:table-cell>
          <table:table-cell table:style-name="Tabulka7.A2" office:value-type="string">
            <text:p text:style-name="P19">102</text:p>
          </table:table-cell>
          <table:table-cell table:style-name="Tabulka7.D2" office:value-type="string">
            <text:p text:style-name="P12"/>
          </table:table-cell>
        </table:table-row>
        <table:table-row>
          <table:table-cell table:style-name="Tabulka7.A2" office:value-type="string">
            <text:p text:style-name="Text_20_body">ld</text:p>
          </table:table-cell>
          <table:table-cell table:style-name="Tabulka7.A2" office:value-type="string">
            <text:p text:style-name="P1"/>
          </table:table-cell>
          <table:table-cell table:style-name="Tabulka7.A2" office:value-type="string">
            <text:p text:style-name="P19">1762</text:p>
          </table:table-cell>
          <table:table-cell table:style-name="Tabulka7.D2" office:value-type="string">
            <text:p text:style-name="P12"/>
          </table:table-cell>
        </table:table-row>
        <table:table-row>
          <table:table-cell table:style-name="Tabulka7.A2" office:value-type="string">
            <text:p text:style-name="Text_20_body">me</text:p>
          </table:table-cell>
          <table:table-cell table:style-name="Tabulka7.A2" office:value-type="string">
            <text:p text:style-name="P1"/>
          </table:table-cell>
          <table:table-cell table:style-name="Tabulka7.A2" office:value-type="string">
            <text:p text:style-name="P19">301</text:p>
          </table:table-cell>
          <table:table-cell table:style-name="Tabulka7.D2" office:value-type="string">
            <text:p text:style-name="P12"/>
          </table:table-cell>
        </table:table-row>
        <table:table-row>
          <table:table-cell table:style-name="Tabulka7.A2" office:value-type="string">
            <text:p text:style-name="Text_20_body">mod</text:p>
          </table:table-cell>
          <table:table-cell table:style-name="Tabulka7.A2" office:value-type="string">
            <text:p text:style-name="P1"/>
          </table:table-cell>
          <table:table-cell table:style-name="Tabulka7.A2" office:value-type="string">
            <text:p text:style-name="P19">44074</text:p>
          </table:table-cell>
          <table:table-cell table:style-name="Tabulka7.D2" office:value-type="string">
            <text:p text:style-name="P12"/>
          </table:table-cell>
        </table:table-row>
        <table:table-row>
          <table:table-cell table:style-name="Tabulka7.A2" office:value-type="string">
            <text:p text:style-name="Text_20_body">obcomp</text:p>
          </table:table-cell>
          <table:table-cell table:style-name="Tabulka7.A2" office:value-type="string">
            <text:p text:style-name="P1"/>
          </table:table-cell>
          <table:table-cell table:style-name="Tabulka7.A2" office:value-type="string">
            <text:p text:style-name="P19">474</text:p>
          </table:table-cell>
          <table:table-cell table:style-name="Tabulka7.D2" office:value-type="string">
            <text:p text:style-name="P12"/>
          </table:table-cell>
        </table:table-row>
        <table:table-row>
          <table:table-cell table:style-name="Tabulka7.A2" office:value-type="string">
            <text:p text:style-name="Text_20_body">obj1</text:p>
          </table:table-cell>
          <table:table-cell table:style-name="Tabulka7.A2" office:value-type="string">
            <text:p text:style-name="P1">Object</text:p>
          </table:table-cell>
          <table:table-cell table:style-name="Tabulka7.A2" office:value-type="string">
            <text:p text:style-name="P19">29086</text:p>
          </table:table-cell>
          <table:table-cell table:style-name="Tabulka7.D2" office:value-type="string">
            <text:p text:style-name="P12">parent is preposition =&gt; Adv</text:p>
            <text:p text:style-name="P12">otherwise =&gt; Obj</text:p>
          </table:table-cell>
        </table:table-row>
        <table:table-row>
          <table:table-cell table:style-name="Tabulka7.A2" office:value-type="string">
            <text:p text:style-name="Text_20_body">obj2</text:p>
          </table:table-cell>
          <table:table-cell table:style-name="Tabulka7.A2" office:value-type="string">
            <text:p text:style-name="P1"/>
          </table:table-cell>
          <table:table-cell table:style-name="Tabulka7.A2" office:value-type="string">
            <text:p text:style-name="P19">687</text:p>
          </table:table-cell>
          <table:table-cell table:style-name="Tabulka7.D2" office:value-type="string">
            <text:p text:style-name="P12"/>
          </table:table-cell>
        </table:table-row>
        <table:table-row>
          <table:table-cell table:style-name="Tabulka7.A2" office:value-type="string">
            <text:p text:style-name="Text_20_body">pc</text:p>
          </table:table-cell>
          <table:table-cell table:style-name="Tabulka7.A2" office:value-type="string">
            <text:p text:style-name="P1"/>
          </table:table-cell>
          <table:table-cell table:style-name="Tabulka7.A2" office:value-type="string">
            <text:p text:style-name="P19">2705</text:p>
          </table:table-cell>
          <table:table-cell table:style-name="Tabulka7.D2" office:value-type="string">
            <text:p text:style-name="P12"/>
          </table:table-cell>
        </table:table-row>
        <table:table-row>
          <table:table-cell table:style-name="Tabulka7.A2" office:value-type="string">
            <text:p text:style-name="Text_20_body">pobj1</text:p>
          </table:table-cell>
          <table:table-cell table:style-name="Tabulka7.A2" office:value-type="string">
            <text:p text:style-name="P1"/>
          </table:table-cell>
          <table:table-cell table:style-name="Tabulka7.A2" office:value-type="string">
            <text:p text:style-name="P19">194</text:p>
          </table:table-cell>
          <table:table-cell table:style-name="Tabulka7.D2" office:value-type="string">
            <text:p text:style-name="P12"/>
          </table:table-cell>
        </table:table-row>
        <table:table-row>
          <table:table-cell table:style-name="Tabulka7.A2" office:value-type="string">
            <text:p text:style-name="Text_20_body">predc</text:p>
          </table:table-cell>
          <table:table-cell table:style-name="Tabulka7.A2" office:value-type="string">
            <text:p text:style-name="P1"/>
          </table:table-cell>
          <table:table-cell table:style-name="Tabulka7.A2" office:value-type="string">
            <text:p text:style-name="P19">3875</text:p>
          </table:table-cell>
          <table:table-cell table:style-name="Tabulka7.D2" office:value-type="string">
            <text:p text:style-name="P12"/>
          </table:table-cell>
        </table:table-row>
        <table:table-row>
          <table:table-cell table:style-name="Tabulka7.A2" office:value-type="string">
            <text:p text:style-name="Text_20_body">predm</text:p>
          </table:table-cell>
          <table:table-cell table:style-name="Tabulka7.A2" office:value-type="string">
            <text:p text:style-name="P1"/>
          </table:table-cell>
          <table:table-cell table:style-name="Tabulka7.A2" office:value-type="string">
            <text:p text:style-name="P19">476</text:p>
          </table:table-cell>
          <table:table-cell table:style-name="Tabulka7.D2" office:value-type="string">
            <text:p text:style-name="P12"/>
          </table:table-cell>
        </table:table-row>
        <table:table-row>
          <table:table-cell table:style-name="Tabulka7.A2" office:value-type="string">
            <text:p text:style-name="Text_20_body">punct</text:p>
          </table:table-cell>
          <table:table-cell table:style-name="Tabulka7.A2" office:value-type="string">
            <text:p text:style-name="P1"/>
          </table:table-cell>
          <table:table-cell table:style-name="Tabulka7.A2" office:value-type="string">
            <text:p text:style-name="P19">22130</text:p>
          </table:table-cell>
          <table:table-cell table:style-name="Tabulka7.D2" office:value-type="string">
            <text:p text:style-name="P12"/>
          </table:table-cell>
        </table:table-row>
        <text:soft-page-break/>
        <table:table-row>
          <table:table-cell table:style-name="Tabulka7.A2" office:value-type="string">
            <text:p text:style-name="Text_20_body">sat</text:p>
          </table:table-cell>
          <table:table-cell table:style-name="Tabulka7.A2" office:value-type="string">
            <text:p text:style-name="P1"/>
          </table:table-cell>
          <table:table-cell table:style-name="Tabulka7.A2" office:value-type="string">
            <text:p text:style-name="P19">1</text:p>
          </table:table-cell>
          <table:table-cell table:style-name="Tabulka7.D2" office:value-type="string">
            <text:p text:style-name="P12"/>
          </table:table-cell>
        </table:table-row>
        <table:table-row>
          <table:table-cell table:style-name="Tabulka7.A2" office:value-type="string">
            <text:p text:style-name="Text_20_body">se</text:p>
          </table:table-cell>
          <table:table-cell table:style-name="Tabulka7.A2" office:value-type="string">
            <text:p text:style-name="P1">Obligatory reflexive object</text:p>
          </table:table-cell>
          <table:table-cell table:style-name="Tabulka7.A2" office:value-type="string">
            <text:p text:style-name="P19">452</text:p>
          </table:table-cell>
          <table:table-cell table:style-name="Tabulka7.D2" office:value-type="string">
            <text:p text:style-name="P12">Obj</text:p>
          </table:table-cell>
        </table:table-row>
        <table:table-row>
          <table:table-cell table:style-name="Tabulka7.A2" office:value-type="string">
            <text:p text:style-name="Text_20_body">su</text:p>
          </table:table-cell>
          <table:table-cell table:style-name="Tabulka7.A2" office:value-type="string">
            <text:p text:style-name="P1">Subject</text:p>
          </table:table-cell>
          <table:table-cell table:style-name="Tabulka7.A2" office:value-type="string">
            <text:p text:style-name="P19">15279</text:p>
          </table:table-cell>
          <table:table-cell table:style-name="Tabulka7.D2" office:value-type="string">
            <text:p text:style-name="P12">Sb</text:p>
          </table:table-cell>
        </table:table-row>
        <table:table-row>
          <table:table-cell table:style-name="Tabulka7.A2" office:value-type="string">
            <text:p text:style-name="Text_20_body">sup</text:p>
          </table:table-cell>
          <table:table-cell table:style-name="Tabulka7.A2" office:value-type="string">
            <text:p text:style-name="P1"/>
          </table:table-cell>
          <table:table-cell table:style-name="Tabulka7.A2" office:value-type="string">
            <text:p text:style-name="P19">234</text:p>
          </table:table-cell>
          <table:table-cell table:style-name="Tabulka7.D2" office:value-type="string">
            <text:p text:style-name="P12"/>
          </table:table-cell>
        </table:table-row>
        <table:table-row>
          <table:table-cell table:style-name="Tabulka7.A2" office:value-type="string">
            <text:p text:style-name="Text_20_body">svp</text:p>
          </table:table-cell>
          <table:table-cell table:style-name="Tabulka7.A2" office:value-type="string">
            <text:p text:style-name="P1"/>
          </table:table-cell>
          <table:table-cell table:style-name="Tabulka7.A2" office:value-type="string">
            <text:p text:style-name="P19">1985</text:p>
          </table:table-cell>
          <table:table-cell table:style-name="Tabulka7.D2" office:value-type="string">
            <text:p text:style-name="P12"/>
          </table:table-cell>
        </table:table-row>
        <table:table-row>
          <table:table-cell table:style-name="Tabulka7.A2" office:value-type="string">
            <text:p text:style-name="Text_20_body">vc</text:p>
          </table:table-cell>
          <table:table-cell table:style-name="Tabulka7.A2" office:value-type="string">
            <text:p text:style-name="P1">Verbal complement</text:p>
          </table:table-cell>
          <table:table-cell table:style-name="Tabulka7.A2" office:value-type="string">
            <text:p text:style-name="P19">10123</text:p>
          </table:table-cell>
          <table:table-cell table:style-name="Tabulka7.D2" office:value-type="string">
            <text:p text:style-name="P12">Obj</text:p>
          </table:table-cell>
        </table:table-row>
      </table:table>
      <text:p text:style-name="Text_20_body"/>
      <text:p text:style-name="Text_20_body">Labels that cannot be converted using the above table are processed according to the part of speech of their node and the part of speech of their parent:</text:p>
      <text:p text:style-name="P1">Article =&gt; <text:span text:style-name="T8">AuxA</text:span></text:p>
      <text:p text:style-name="P1">Preposition =&gt; AuxP</text:p>
      <text:p text:style-name="P1">Adverb =&gt; Adv</text:p>
      <text:p text:style-name="P1">Punctuation =&gt; AuxX | AuxG</text:p>
      <text:p text:style-name="P1">Conjunction =&gt; AuxC (it could be also Coord but it is already filled when filling the member attribute of its children)</text:p>
      <text:p text:style-name="P1">Conjunction under Coord =&gt; AuxY</text:p>
      <text:p text:style-name="P1">Parent is preposition =&gt; Adv</text:p>
      <text:p text:style-name="P1">Parent is noun =&gt; Atr</text:p>
      <text:h text:style-name="P36" text:outline-level="1">English</text:h>
      <text:p text:style-name="P1">The data come from the <text:span text:style-name="T17">Penn</text:span> Treebank converted to dependencies for the CoNLL 2007 shared task. (See <text:a xlink:type="simple" xlink:href="https://wiki.ufal.ms.mff.cuni.cz/user:zeman:treebanks:en">https://wiki.ufal.ms.mff.cuni.cz/user:zeman:treebanks:en</text:a>.) There are 20 distinct afun values in the data.</text:p>
      <text:p text:style-name="P1">Although the following table suggests output tags for some of the input tags, we process English independently of the input deprels most of the time. We use Treex English processing blocks to assign afuns based on tree topology, word forms, lemmas, part of speech and morphosyntactic features of both the parent and child node. <text:span text:style-name="T8">The assignment rules should be documented here, too.</text:span></text:p>
      <table:table table:name="Tabulka8" table:style-name="Tabulka8">
        <table:table-column table:style-name="Tabulka8.A"/>
        <table:table-column table:style-name="Tabulka8.B"/>
        <table:table-column table:style-name="Tabulka8.C"/>
        <table:table-column table:style-name="Tabulka8.D"/>
        <table:table-header-rows>
          <table:table-row>
            <table:table-cell table:style-name="Tabulka8.A1" office:value-type="string">
              <text:p text:style-name="P2">Input tag</text:p>
            </table:table-cell>
            <table:table-cell table:style-name="Tabulka8.A1" office:value-type="string">
              <text:p text:style-name="P2">Meaning</text:p>
            </table:table-cell>
            <table:table-cell table:style-name="Tabulka8.A1" office:value-type="string">
              <text:p text:style-name="P3">Frequency</text:p>
            </table:table-cell>
            <table:table-cell table:style-name="Tabulka8.D1" office:value-type="string">
              <text:p text:style-name="P5">Output tag</text:p>
            </table:table-cell>
          </table:table-row>
        </table:table-header-rows>
        <table:table-row>
          <table:table-cell table:style-name="Tabulka8.A2" office:value-type="string">
            <text:p text:style-name="P1">NMOD</text:p>
          </table:table-cell>
          <table:table-cell table:style-name="Tabulka8.A2" office:value-type="string">
            <text:p text:style-name="P48">Modifier of noun</text:p>
          </table:table-cell>
          <table:table-cell table:style-name="Tabulka8.A2" office:value-type="string">
            <text:p text:style-name="P6">155951</text:p>
          </table:table-cell>
          <table:table-cell table:style-name="Tabulka8.D2" office:value-type="string">
            <text:p text:style-name="P12">Atr</text:p>
          </table:table-cell>
        </table:table-row>
        <table:table-row>
          <table:table-cell table:style-name="Tabulka8.A2" office:value-type="string">
            <text:p text:style-name="P1">P</text:p>
          </table:table-cell>
          <table:table-cell table:style-name="Tabulka8.A2" office:value-type="string">
            <text:p text:style-name="P48">Punctuation</text:p>
          </table:table-cell>
          <table:table-cell table:style-name="Tabulka8.A2" office:value-type="string">
            <text:p text:style-name="P6">52051</text:p>
          </table:table-cell>
          <table:table-cell table:style-name="Tabulka8.D2" office:value-type="string">
            <text:p text:style-name="P12">AuxX | AuxG | AuxK</text:p>
          </table:table-cell>
        </table:table-row>
        <table:table-row>
          <table:table-cell table:style-name="Tabulka8.A2" office:value-type="string">
            <text:p text:style-name="P1">PMOD</text:p>
          </table:table-cell>
          <table:table-cell table:style-name="Tabulka8.A2" office:value-type="string">
            <text:p text:style-name="P1">Modifier of preposition</text:p>
          </table:table-cell>
          <table:table-cell table:style-name="Tabulka8.A2" office:value-type="string">
            <text:p text:style-name="P6">45207</text:p>
          </table:table-cell>
          <table:table-cell table:style-name="Tabulka8.D2" office:value-type="string">
            <text:p text:style-name="P12">PrepArg</text:p>
          </table:table-cell>
        </table:table-row>
        <table:table-row>
          <table:table-cell table:style-name="Tabulka8.A2" office:value-type="string">
            <text:p text:style-name="P1">SBJ</text:p>
          </table:table-cell>
          <table:table-cell table:style-name="Tabulka8.A2" office:value-type="string">
            <text:p text:style-name="P1">Subject</text:p>
          </table:table-cell>
          <table:table-cell table:style-name="Tabulka8.A2" office:value-type="string">
            <text:p text:style-name="P6">35446</text:p>
          </table:table-cell>
          <table:table-cell table:style-name="Tabulka8.D2" office:value-type="string">
            <text:p text:style-name="P12">Sb</text:p>
          </table:table-cell>
        </table:table-row>
        <table:table-row>
          <table:table-cell table:style-name="Tabulka8.A2" office:value-type="string">
            <text:p text:style-name="P1">ADV</text:p>
          </table:table-cell>
          <table:table-cell table:style-name="Tabulka8.A2" office:value-type="string">
            <text:p text:style-name="P1">Adverbial modifier</text:p>
          </table:table-cell>
          <table:table-cell table:style-name="Tabulka8.A2" office:value-type="string">
            <text:p text:style-name="P6">32202</text:p>
          </table:table-cell>
          <table:table-cell table:style-name="Tabulka8.D2" office:value-type="string">
            <text:p text:style-name="P12">Adv</text:p>
          </table:table-cell>
        </table:table-row>
        <table:table-row>
          <table:table-cell table:style-name="Tabulka8.A2" office:value-type="string">
            <text:p text:style-name="P1">OBJ</text:p>
          </table:table-cell>
          <table:table-cell table:style-name="Tabulka8.A2" office:value-type="string">
            <text:p text:style-name="P1">Object</text:p>
          </table:table-cell>
          <table:table-cell table:style-name="Tabulka8.A2" office:value-type="string">
            <text:p text:style-name="P6">30507</text:p>
          </table:table-cell>
          <table:table-cell table:style-name="Tabulka8.D2" office:value-type="string">
            <text:p text:style-name="P12">Obj</text:p>
          </table:table-cell>
        </table:table-row>
        <table:table-row>
          <table:table-cell table:style-name="Tabulka8.A2" office:value-type="string">
            <text:p text:style-name="P1">COORD</text:p>
          </table:table-cell>
          <table:table-cell table:style-name="Tabulka8.A2" office:value-type="string">
            <text:p text:style-name="P1">Conjunctions and conjuncts in the middle of coordination chain</text:p>
          </table:table-cell>
          <table:table-cell table:style-name="Tabulka8.A2" office:value-type="string">
            <text:p text:style-name="P6">22865</text:p>
          </table:table-cell>
          <table:table-cell table:style-name="Tabulka8.D2" office:value-type="string">
            <text:p text:style-name="P12">Coord | CoordArg | AuxY</text:p>
          </table:table-cell>
        </table:table-row>
        <table:table-row>
          <table:table-cell table:style-name="Tabulka8.A2" office:value-type="string">
            <text:p text:style-name="P1">VMOD</text:p>
          </table:table-cell>
          <table:table-cell table:style-name="Tabulka8.A2" office:value-type="string">
            <text:p text:style-name="P1">Modifier of verb</text:p>
          </table:table-cell>
          <table:table-cell table:style-name="Tabulka8.A2" office:value-type="string">
            <text:p text:style-name="P6">21053</text:p>
          </table:table-cell>
          <table:table-cell table:style-name="Tabulka8.D2" office:value-type="string">
            <text:p text:style-name="P12">Adv</text:p>
          </table:table-cell>
        </table:table-row>
        <table:table-row>
          <table:table-cell table:style-name="Tabulka8.A2" office:value-type="string">
            <text:p text:style-name="P1">ROOT</text:p>
          </table:table-cell>
          <table:table-cell table:style-name="Tabulka8.A2" office:value-type="string">
            <text:p text:style-name="P48">Root token (main verb or head noun if there is no verb; not the artificial root node)</text:p>
          </table:table-cell>
          <table:table-cell table:style-name="Tabulka8.A2" office:value-type="string">
            <text:p text:style-name="P6">18791</text:p>
          </table:table-cell>
          <table:table-cell table:style-name="Tabulka8.D2" office:value-type="string">
            <text:p text:style-name="P12">Pred</text:p>
          </table:table-cell>
        </table:table-row>
        <table:table-row>
          <table:table-cell table:style-name="Tabulka8.A2" office:value-type="string">
            <text:p text:style-name="P1">AMOD</text:p>
          </table:table-cell>
          <table:table-cell table:style-name="Tabulka8.A2" office:value-type="string">
            <text:p text:style-name="P1">Modifier of adjective</text:p>
          </table:table-cell>
          <table:table-cell table:style-name="Tabulka8.A2" office:value-type="string">
            <text:p text:style-name="P6">15269</text:p>
          </table:table-cell>
          <table:table-cell table:style-name="Tabulka8.D2" office:value-type="string">
            <text:p text:style-name="P12"/>
          </table:table-cell>
        </table:table-row>
        <table:table-row>
          <table:table-cell table:style-name="Tabulka8.A2" office:value-type="string">
            <text:p text:style-name="P1">VC</text:p>
          </table:table-cell>
          <table:table-cell table:style-name="Tabulka8.A2" office:value-type="string">
            <text:p text:style-name="P1"/>
          </table:table-cell>
          <table:table-cell table:style-name="Tabulka8.A2" office:value-type="string">
            <text:p text:style-name="P6">13745</text:p>
          </table:table-cell>
          <table:table-cell table:style-name="Tabulka8.D2" office:value-type="string">
            <text:p text:style-name="P12"/>
          </table:table-cell>
        </table:table-row>
        <table:table-row>
          <table:table-cell table:style-name="Tabulka8.A2" office:value-type="string">
            <text:p text:style-name="P1">IOBJ</text:p>
          </table:table-cell>
          <table:table-cell table:style-name="Tabulka8.A2" office:value-type="string">
            <text:p text:style-name="P1">Indirect object</text:p>
          </table:table-cell>
          <table:table-cell table:style-name="Tabulka8.A2" office:value-type="string">
            <text:p text:style-name="P6">1883</text:p>
          </table:table-cell>
          <table:table-cell table:style-name="Tabulka8.D2" office:value-type="string">
            <text:p text:style-name="P12">Obj</text:p>
          </table:table-cell>
        </table:table-row>
        <table:table-row>
          <table:table-cell table:style-name="Tabulka8.A2" office:value-type="string">
            <text:p text:style-name="P1">CC</text:p>
          </table:table-cell>
          <table:table-cell table:style-name="Tabulka8.A2" office:value-type="string">
            <text:p text:style-name="P1"/>
          </table:table-cell>
          <table:table-cell table:style-name="Tabulka8.A2" office:value-type="string">
            <text:p text:style-name="P6">1336</text:p>
          </table:table-cell>
          <table:table-cell table:style-name="Tabulka8.D2" office:value-type="string">
            <text:p text:style-name="P12"/>
          </table:table-cell>
        </table:table-row>
        <table:table-row>
          <table:table-cell table:style-name="Tabulka8.A2" office:value-type="string">
            <text:p text:style-name="P1">PRT</text:p>
          </table:table-cell>
          <table:table-cell table:style-name="Tabulka8.A2" office:value-type="string">
            <text:p text:style-name="P1"/>
          </table:table-cell>
          <table:table-cell table:style-name="Tabulka8.A2" office:value-type="string">
            <text:p text:style-name="P6">1268</text:p>
          </table:table-cell>
          <table:table-cell table:style-name="Tabulka8.D2" office:value-type="string">
            <text:p text:style-name="P12"/>
          </table:table-cell>
        </table:table-row>
        <table:table-row>
          <table:table-cell table:style-name="Tabulka8.A2" office:value-type="string">
            <text:p text:style-name="P1">PRN</text:p>
          </table:table-cell>
          <table:table-cell table:style-name="Tabulka8.A2" office:value-type="string">
            <text:p text:style-name="P1"/>
          </table:table-cell>
          <table:table-cell table:style-name="Tabulka8.A2" office:value-type="string">
            <text:p text:style-name="P6">1259</text:p>
          </table:table-cell>
          <table:table-cell table:style-name="Tabulka8.D2" office:value-type="string">
            <text:p text:style-name="P12"/>
          </table:table-cell>
        </table:table-row>
        <table:table-row>
          <table:table-cell table:style-name="Tabulka8.A2" office:value-type="string">
            <text:p text:style-name="P1">LGS</text:p>
          </table:table-cell>
          <table:table-cell table:style-name="Tabulka8.A2" office:value-type="string">
            <text:p text:style-name="P1"/>
          </table:table-cell>
          <table:table-cell table:style-name="Tabulka8.A2" office:value-type="string">
            <text:p text:style-name="P6">1211</text:p>
          </table:table-cell>
          <table:table-cell table:style-name="Tabulka8.D2" office:value-type="string">
            <text:p text:style-name="P12"/>
          </table:table-cell>
        </table:table-row>
        <table:table-row>
          <table:table-cell table:style-name="Tabulka8.A2" office:value-type="string">
            <text:p text:style-name="P1">DEP</text:p>
          </table:table-cell>
          <table:table-cell table:style-name="Tabulka8.A2" office:value-type="string">
            <text:p text:style-name="P1"/>
          </table:table-cell>
          <table:table-cell table:style-name="Tabulka8.A2" office:value-type="string">
            <text:p text:style-name="P6">892</text:p>
          </table:table-cell>
          <table:table-cell table:style-name="Tabulka8.D2" office:value-type="string">
            <text:p text:style-name="P12"/>
          </table:table-cell>
        </table:table-row>
        <table:table-row>
          <table:table-cell table:style-name="Tabulka8.A2" office:value-type="string">
            <text:p text:style-name="P1">GAP</text:p>
          </table:table-cell>
          <table:table-cell table:style-name="Tabulka8.A2" office:value-type="string">
            <text:p text:style-name="P1"/>
          </table:table-cell>
          <table:table-cell table:style-name="Tabulka8.A2" office:value-type="string">
            <text:p text:style-name="P6">272</text:p>
          </table:table-cell>
          <table:table-cell table:style-name="Tabulka8.D2" office:value-type="string">
            <text:p text:style-name="P12"/>
          </table:table-cell>
        </table:table-row>
        <table:table-row>
          <table:table-cell table:style-name="Tabulka8.A2" office:value-type="string">
            <text:p text:style-name="P1">EXP</text:p>
          </table:table-cell>
          <table:table-cell table:style-name="Tabulka8.A2" office:value-type="string">
            <text:p text:style-name="P1"/>
          </table:table-cell>
          <table:table-cell table:style-name="Tabulka8.A2" office:value-type="string">
            <text:p text:style-name="P6">219</text:p>
          </table:table-cell>
          <table:table-cell table:style-name="Tabulka8.D2" office:value-type="string">
            <text:p text:style-name="P12"/>
          </table:table-cell>
        </table:table-row>
        <table:table-row>
          <table:table-cell table:style-name="Tabulka8.A2" office:value-type="string">
            <text:p text:style-name="P1">TMP</text:p>
          </table:table-cell>
          <table:table-cell table:style-name="Tabulka8.A2" office:value-type="string">
            <text:p text:style-name="P1"/>
          </table:table-cell>
          <table:table-cell table:style-name="Tabulka8.A2" office:value-type="string">
            <text:p text:style-name="P6">149</text:p>
          </table:table-cell>
          <table:table-cell table:style-name="Tabulka8.D2" office:value-type="string">
            <text:p text:style-name="P12"/>
          </table:table-cell>
        </table:table-row>
      </table:table>
      <text:p text:style-name="Text_20_body"><text:soft-page-break/></text:p>
      <text:p text:style-name="Text_20_body">Labels that cannot be converted using the above table are processed according to the part of speech of their node and the part of speech of their parent:</text:p>
      <text:p text:style-name="P1">Article =&gt; <text:span text:style-name="T8">AuxA</text:span></text:p>
      <text:p text:style-name="P1">Preposition =&gt; AuxP</text:p>
      <text:p text:style-name="P1">Adverb =&gt; Adv</text:p>
      <text:p text:style-name="P1">Punctuation =&gt; AuxX | AuxG</text:p>
      <text:p text:style-name="P1">Conjunction =&gt; AuxC (it could be also Coord but it is already filled when filling the member attribute of its children)</text:p>
      <text:p text:style-name="P1">Conjunction under Coord =&gt; AuxY</text:p>
      <text:p text:style-name="P1">Parent is preposition =&gt; Adv</text:p>
      <text:p text:style-name="P1">Parent is noun =&gt; Atr</text:p>
      <text:h text:style-name="P35" text:outline-level="1">Estonian</text:h>
      <text:p text:style-name="P1">The data come from the Eesti keele puudepank. (See <text:a xlink:type="simple" xlink:href="https://wiki.ufal.ms.mff.cuni.cz/user:zeman:treebanks:et">https://wiki.ufal.ms.mff.cuni.cz/user:zeman:treebanks:et</text:a>.) The treebank is based on constituents. Despite the lack of documentation in English, we attempt to devise our own head-selection rules in order to convert the treebank to dependencies. We also assign dependency relation labels (afuns) as part of the process, according to the following rules. Note that the “function” attribute refers to the edge label in the original treebank. However, these are edges in a constituent tree, i.e. between nonterminal and/or terminal nodes!</text:p>
      <text:list xml:id="list33704907" text:style-name="L2">
        <text:list-item>
          <text:p text:style-name="P55">form is “,” =&gt; AuxX</text:p>
        </text:list-item>
        <text:list-item>
          <text:p text:style-name="P55">function is X =&gt; ExD</text:p>
        </text:list-item>
        <text:list-item>
          <text:p text:style-name="P55">function is D (or function is CJT and parent is conjunction) =&gt;</text:p>
        </text:list-item>
        <text:list-item>
          <text:p text:style-name="P69">parent is adposition =&gt; AuxZ | AuxP</text:p>
        </text:list-item>
        <text:list-item>
          <text:p text:style-name="P69">parent is noun, pronoun or numeral =&gt; Atr</text:p>
        </text:list-item>
        <text:list-item>
          <text:p text:style-name="P69">parent is demonstrative and this is adverb =&gt; Adv</text:p>
        </text:list-item>
        <text:list-item>
          <text:p text:style-name="P69">parent is verb, adjective or adverb =&gt; Adv</text:p>
        </text:list-item>
        <text:list-item>
          <text:p text:style-name="P69">parent is conjunction and this is adverb =&gt; AuxY</text:p>
        </text:list-item>
        <text:list-item>
          <text:p text:style-name="P70">function is A =&gt; Adv</text:p>
        </text:list-item>
        <text:list-item>
          <text:p text:style-name="P70">function is DA =&gt; Adv (<text:span text:style-name="T8">not sure</text:span>)</text:p>
        </text:list-item>
        <text:list-item>
          <text:p text:style-name="P70">function is O or DO =&gt; Obj</text:p>
        </text:list-item>
        <text:list-item>
          <text:p text:style-name="P70">function is S =&gt; Sb</text:p>
        </text:list-item>
        <text:list-item>
          <text:p text:style-name="P70">function is B =&gt; AuxY</text:p>
        </text:list-item>
        <text:list-item>
          <text:p text:style-name="P70">function is C =&gt;</text:p>
        </text:list-item>
        <text:list-item>
          <text:p text:style-name="P69">parent is verb =&gt; Pnom</text:p>
        </text:list-item>
        <text:list-item>
          <text:p text:style-name="P69">otherwise =&gt; Atr</text:p>
        </text:list-item>
        <text:list-item>
          <text:p text:style-name="P55">function is FST, EM, QM or EXC =&gt; AuxK</text:p>
        </text:list-item>
        <text:list-item>
          <text:p text:style-name="P55">function is SUB =&gt; AuxC</text:p>
        </text:list-item>
        <text:list-item>
          <text:p text:style-name="P55">function is Aneg or Vneg =&gt; AuxZ</text:p>
        </text:list-item>
        <text:list-item>
          <text:p text:style-name="P55">function is Vmod, Vaux or Vph =&gt; AuxV</text:p>
        </text:list-item>
        <text:list-item>
          <text:p text:style-name="P55">function is Vm or Vmain =&gt;</text:p>
        </text:list-item>
        <text:list-item>
          <text:p text:style-name="P69">parent is root =&gt; Pred</text:p>
        </text:list-item>
        <text:list-item>
          <text:p text:style-name="P69">otherwise =&gt; AuxV</text:p>
        </text:list-item>
        <text:list-item>
          <text:p text:style-name="P70">function is P =&gt;</text:p>
        </text:list-item>
        <text:list-item>
          <text:p text:style-name="P69">parent is root =&gt; Pred</text:p>
        </text:list-item>
        <text:list-item>
          <text:p text:style-name="P69">otherwise =&gt; ExD</text:p>
        </text:list-item>
        <text:list-item>
          <text:p text:style-name="P70">function is CO or D and parent is conjunction or punctuation =&gt; AuxY</text:p>
        </text:list-item>
        <text:list-item>
          <text:p text:style-name="P70">function is UTT, REP or T (repetition in spoken language) =&gt; ExD</text:p>
        </text:list-item>
        <text:list-item>
          <text:p text:style-name="P70"><text:soft-page-break/>function is Vpart (verbal particle, similar to preposition in English phrasal verbs) =&gt; AuxV</text:p>
        </text:list-item>
        <text:list-item>
          <text:p text:style-name="P70">function is H =&gt;</text:p>
        </text:list-item>
        <text:list-item>
          <text:p text:style-name="P69">no siblings =&gt; ExD</text:p>
        </text:list-item>
        <text:list-item>
          <text:p text:style-name="P69">otherwise =&gt; Atr</text:p>
        </text:list-item>
        <text:list-item>
          <text:p text:style-name="P70">function is -- or PNC and this is punctuation =&gt; AuxX | AuxG</text:p>
        </text:list-item>
        <text:list-item>
          <text:p text:style-name="P55">otherwise =&gt; ExD</text:p>
        </text:list-item>
      </text:list>
      <text:h text:style-name="P35" text:outline-level="1">Finnish</text:h>
      <text:p text:style-name="P1">The data come from the Turku Dependency Treebank. (See <text:a xlink:type="simple" xlink:href="https://wiki.ufal.ms.mff.cuni.cz/user:zeman:treebanks:fi">https://wiki.ufal.ms.mff.cuni.cz/user:zeman:treebanks:fi</text:a>.) There are 45 distinct afun values in the data.</text:p>
      <table:table table:name="Tabulka9" table:style-name="Tabulka9">
        <table:table-column table:style-name="Tabulka9.A"/>
        <table:table-column table:style-name="Tabulka9.B"/>
        <table:table-column table:style-name="Tabulka9.C"/>
        <table:table-column table:style-name="Tabulka9.D"/>
        <table:table-header-rows>
          <table:table-row>
            <table:table-cell table:style-name="Tabulka9.A1" office:value-type="string">
              <text:p text:style-name="P2">Input tag</text:p>
            </table:table-cell>
            <table:table-cell table:style-name="Tabulka9.A1" office:value-type="string">
              <text:p text:style-name="P2">Meaning</text:p>
            </table:table-cell>
            <table:table-cell table:style-name="Tabulka9.A1" office:value-type="string">
              <text:p text:style-name="P3">Frequency</text:p>
            </table:table-cell>
            <table:table-cell table:style-name="Tabulka9.D1" office:value-type="string">
              <text:p text:style-name="P5">Output tag</text:p>
            </table:table-cell>
          </table:table-row>
        </table:table-header-rows>
        <table:table-row>
          <table:table-cell table:style-name="Tabulka9.A2" office:value-type="string">
            <text:p text:style-name="P16">acomp</text:p>
          </table:table-cell>
          <table:table-cell table:style-name="Tabulka9.A2" office:value-type="string">
            <text:p text:style-name="P16">Adjective under verb</text:p>
          </table:table-cell>
          <table:table-cell table:style-name="Tabulka9.A2" office:value-type="string">
            <text:p text:style-name="P64">93</text:p>
          </table:table-cell>
          <table:table-cell table:style-name="Tabulka9.D2" office:value-type="string">
            <text:p text:style-name="P18">Obj</text:p>
          </table:table-cell>
        </table:table-row>
        <table:table-row>
          <table:table-cell table:style-name="Tabulka9.A2" office:value-type="string">
            <text:p text:style-name="P16">adpos</text:p>
          </table:table-cell>
          <table:table-cell table:style-name="Tabulka9.A2" office:value-type="string">
            <text:p text:style-name="P1">Adposition</text:p>
          </table:table-cell>
          <table:table-cell table:style-name="Tabulka9.A2" office:value-type="string">
            <text:p text:style-name="P64">856</text:p>
          </table:table-cell>
          <table:table-cell table:style-name="Tabulka9.D2" office:value-type="string">
            <text:p text:style-name="P12">AuxP</text:p>
          </table:table-cell>
        </table:table-row>
        <table:table-row>
          <table:table-cell table:style-name="Tabulka9.A2" office:value-type="string">
            <text:p text:style-name="P16">advcl</text:p>
          </table:table-cell>
          <table:table-cell table:style-name="Tabulka9.A2" office:value-type="string">
            <text:p text:style-name="P1">Adverbial clause</text:p>
          </table:table-cell>
          <table:table-cell table:style-name="Tabulka9.A2" office:value-type="string">
            <text:p text:style-name="P64">591</text:p>
          </table:table-cell>
          <table:table-cell table:style-name="Tabulka9.D2" office:value-type="string">
            <text:p text:style-name="P12">Adv</text:p>
          </table:table-cell>
        </table:table-row>
        <table:table-row>
          <table:table-cell table:style-name="Tabulka9.A2" office:value-type="string">
            <text:p text:style-name="P16">advmod</text:p>
          </table:table-cell>
          <table:table-cell table:style-name="Tabulka9.A2" office:value-type="string">
            <text:p text:style-name="P1">Adverbial modifier</text:p>
          </table:table-cell>
          <table:table-cell table:style-name="Tabulka9.A2" office:value-type="string">
            <text:p text:style-name="P64">3175</text:p>
          </table:table-cell>
          <table:table-cell table:style-name="Tabulka9.D2" office:value-type="string">
            <text:p text:style-name="P12">parent is noun =&gt; Atr</text:p>
            <text:p text:style-name="P12">otherwise =&gt; Adv</text:p>
          </table:table-cell>
        </table:table-row>
        <table:table-row>
          <table:table-cell table:style-name="Tabulka9.A2" office:value-type="string">
            <text:p text:style-name="P16">amod</text:p>
          </table:table-cell>
          <table:table-cell table:style-name="Tabulka9.A2" office:value-type="string">
            <text:p text:style-name="P1">Adjective modifier of noun</text:p>
          </table:table-cell>
          <table:table-cell table:style-name="Tabulka9.A2" office:value-type="string">
            <text:p text:style-name="P64">2815</text:p>
          </table:table-cell>
          <table:table-cell table:style-name="Tabulka9.D2" office:value-type="string">
            <text:p text:style-name="P12">Atr</text:p>
          </table:table-cell>
        </table:table-row>
        <table:table-row>
          <table:table-cell table:style-name="Tabulka9.A2" office:value-type="string">
            <text:p text:style-name="P16">appos</text:p>
          </table:table-cell>
          <table:table-cell table:style-name="Tabulka9.A2" office:value-type="string">
            <text:p text:style-name="P1">Apposition</text:p>
          </table:table-cell>
          <table:table-cell table:style-name="Tabulka9.A2" office:value-type="string">
            <text:p text:style-name="P64">593</text:p>
          </table:table-cell>
          <table:table-cell table:style-name="Tabulka9.D2" office:value-type="string">
            <text:p text:style-name="P11">Should have been Apos but it is not possible to combine it with Coord. There is no way of finding the Apos node, therefore it becomes Atr.</text:p>
          </table:table-cell>
        </table:table-row>
        <table:table-row>
          <table:table-cell table:style-name="Tabulka9.A2" office:value-type="string">
            <text:p text:style-name="P16">aux</text:p>
          </table:table-cell>
          <table:table-cell table:style-name="Tabulka9.A2" office:value-type="string">
            <text:p text:style-name="P1">Auxiliary verb</text:p>
          </table:table-cell>
          <table:table-cell table:style-name="Tabulka9.A2" office:value-type="string">
            <text:p text:style-name="P64">772</text:p>
          </table:table-cell>
          <table:table-cell table:style-name="Tabulka9.D2" office:value-type="string">
            <text:p text:style-name="P12">AuxV</text:p>
          </table:table-cell>
        </table:table-row>
        <table:table-row>
          <table:table-cell table:style-name="Tabulka9.A2" office:value-type="string">
            <text:p text:style-name="P16">auxpass</text:p>
          </table:table-cell>
          <table:table-cell table:style-name="Tabulka9.A2" office:value-type="string">
            <text:p text:style-name="P1">Auxiliary “to be” for passive</text:p>
          </table:table-cell>
          <table:table-cell table:style-name="Tabulka9.A2" office:value-type="string">
            <text:p text:style-name="P64">182</text:p>
          </table:table-cell>
          <table:table-cell table:style-name="Tabulka9.D2" office:value-type="string">
            <text:p text:style-name="P12">AuxV</text:p>
          </table:table-cell>
        </table:table-row>
        <table:table-row>
          <table:table-cell table:style-name="Tabulka9.A2" office:value-type="string">
            <text:p text:style-name="P16">cc</text:p>
          </table:table-cell>
          <table:table-cell table:style-name="Tabulka9.A2" office:value-type="string">
            <text:p text:style-name="P1">Coordinating conjunction without coordination</text:p>
          </table:table-cell>
          <table:table-cell table:style-name="Tabulka9.A2" office:value-type="string">
            <text:p text:style-name="P64">2314</text:p>
          </table:table-cell>
          <table:table-cell table:style-name="Tabulka9.D2" office:value-type="string">
            <text:p text:style-name="P12">AuxY</text:p>
          </table:table-cell>
        </table:table-row>
        <table:table-row>
          <table:table-cell table:style-name="Tabulka9.A2" office:value-type="string">
            <text:p text:style-name="P16">ccomp</text:p>
          </table:table-cell>
          <table:table-cell table:style-name="Tabulka9.A2" office:value-type="string">
            <text:p text:style-name="P1">Finite clausal complement</text:p>
          </table:table-cell>
          <table:table-cell table:style-name="Tabulka9.A2" office:value-type="string">
            <text:p text:style-name="P64">423</text:p>
          </table:table-cell>
          <table:table-cell table:style-name="Tabulka9.D2" office:value-type="string">
            <text:p text:style-name="P12">parent is form of “olla” and no sibling is yet Pnom =&gt; Pnom</text:p>
            <text:p text:style-name="P12">otherwise =&gt; Obj</text:p>
          </table:table-cell>
        </table:table-row>
        <table:table-row>
          <table:table-cell table:style-name="Tabulka9.A2" office:value-type="string">
            <text:p text:style-name="P16">compar</text:p>
          </table:table-cell>
          <table:table-cell table:style-name="Tabulka9.A2" office:value-type="string">
            <text:p text:style-name="P1">Compared element</text:p>
          </table:table-cell>
          <table:table-cell table:style-name="Tabulka9.A2" office:value-type="string">
            <text:p text:style-name="P64">111</text:p>
          </table:table-cell>
          <table:table-cell table:style-name="Tabulka9.D2" office:value-type="string">
            <text:p text:style-name="P12">Adv</text:p>
          </table:table-cell>
        </table:table-row>
        <table:table-row>
          <table:table-cell table:style-name="Tabulka9.A2" office:value-type="string">
            <text:p text:style-name="P16">comparator</text:p>
          </table:table-cell>
          <table:table-cell table:style-name="Tabulka9.A2" office:value-type="string">
            <text:p text:style-name="P1">Comparator (comparing conjunction)</text:p>
          </table:table-cell>
          <table:table-cell table:style-name="Tabulka9.A2" office:value-type="string">
            <text:p text:style-name="P64">82</text:p>
          </table:table-cell>
          <table:table-cell table:style-name="Tabulka9.D2" office:value-type="string">
            <text:p text:style-name="P12">AuxC (roughly; for more detailed rules see the source code)</text:p>
          </table:table-cell>
        </table:table-row>
        <table:table-row>
          <table:table-cell table:style-name="Tabulka9.A2" office:value-type="string">
            <text:p text:style-name="P16">complm</text:p>
          </table:table-cell>
          <table:table-cell table:style-name="Tabulka9.A2" office:value-type="string">
            <text:p text:style-name="P1">Complementizer (“that” in complement clause)</text:p>
          </table:table-cell>
          <table:table-cell table:style-name="Tabulka9.A2" office:value-type="string">
            <text:p text:style-name="P64">291</text:p>
          </table:table-cell>
          <table:table-cell table:style-name="Tabulka9.D2" office:value-type="string">
            <text:p text:style-name="P12">AuxC (roughly; for more detailed rules see the source code)</text:p>
          </table:table-cell>
        </table:table-row>
        <table:table-row>
          <table:table-cell table:style-name="Tabulka9.A2" office:value-type="string">
            <text:p text:style-name="P16">conj</text:p>
          </table:table-cell>
          <table:table-cell table:style-name="Tabulka9.A2" office:value-type="string">
            <text:p text:style-name="P1">Coordinating conjunction without children</text:p>
          </table:table-cell>
          <table:table-cell table:style-name="Tabulka9.A2" office:value-type="string">
            <text:p text:style-name="P64">2937</text:p>
          </table:table-cell>
          <table:table-cell table:style-name="Tabulka9.D2" office:value-type="string">
            <text:p text:style-name="P12">AuxY</text:p>
          </table:table-cell>
        </table:table-row>
        <table:table-row>
          <table:table-cell table:style-name="Tabulka9.A2" office:value-type="string">
            <text:p text:style-name="P16">cop</text:p>
          </table:table-cell>
          <table:table-cell table:style-name="Tabulka9.A2" office:value-type="string">
            <text:p text:style-name="P1"/>
          </table:table-cell>
          <table:table-cell table:style-name="Tabulka9.A2" office:value-type="string">
            <text:p text:style-name="P64">1186</text:p>
          </table:table-cell>
          <table:table-cell table:style-name="Tabulka9.D2" office:value-type="string">
            <text:p text:style-name="P12"/>
          </table:table-cell>
        </table:table-row>
        <text:soft-page-break/>
        <table:table-row>
          <table:table-cell table:style-name="Tabulka9.A2" office:value-type="string">
            <text:p text:style-name="P16">csubj</text:p>
          </table:table-cell>
          <table:table-cell table:style-name="Tabulka9.A2" office:value-type="string">
            <text:p text:style-name="P1"/>
          </table:table-cell>
          <table:table-cell table:style-name="Tabulka9.A2" office:value-type="string">
            <text:p text:style-name="P64">37</text:p>
          </table:table-cell>
          <table:table-cell table:style-name="Tabulka9.D2" office:value-type="string">
            <text:p text:style-name="P12"/>
          </table:table-cell>
        </table:table-row>
        <table:table-row>
          <table:table-cell table:style-name="Tabulka9.A2" office:value-type="string">
            <text:p text:style-name="P16">csubj-cop</text:p>
          </table:table-cell>
          <table:table-cell table:style-name="Tabulka9.A2" office:value-type="string">
            <text:p text:style-name="P1"/>
          </table:table-cell>
          <table:table-cell table:style-name="Tabulka9.A2" office:value-type="string">
            <text:p text:style-name="P64">33</text:p>
          </table:table-cell>
          <table:table-cell table:style-name="Tabulka9.D2" office:value-type="string">
            <text:p text:style-name="P12"/>
          </table:table-cell>
        </table:table-row>
        <table:table-row>
          <table:table-cell table:style-name="Tabulka9.A2" office:value-type="string">
            <text:p text:style-name="P16">dep</text:p>
          </table:table-cell>
          <table:table-cell table:style-name="Tabulka9.A2" office:value-type="string">
            <text:p text:style-name="P1"/>
          </table:table-cell>
          <table:table-cell table:style-name="Tabulka9.A2" office:value-type="string">
            <text:p text:style-name="P64">171</text:p>
          </table:table-cell>
          <table:table-cell table:style-name="Tabulka9.D2" office:value-type="string">
            <text:p text:style-name="P12">parent is AuxP =&gt; AuxP</text:p>
            <text:p text:style-name="P12">parent is AuxC =&gt; AuxY</text:p>
            <text:p text:style-name="P12">parent is noun =&gt; Atr</text:p>
            <text:p text:style-name="P12">otherwise =&gt; Adv</text:p>
          </table:table-cell>
        </table:table-row>
        <table:table-row>
          <table:table-cell table:style-name="Tabulka9.A2" office:value-type="string">
            <text:p text:style-name="P16">det</text:p>
          </table:table-cell>
          <table:table-cell table:style-name="Tabulka9.A2" office:value-type="string">
            <text:p text:style-name="P1">Determiner</text:p>
          </table:table-cell>
          <table:table-cell table:style-name="Tabulka9.A2" office:value-type="string">
            <text:p text:style-name="P64">646</text:p>
          </table:table-cell>
          <table:table-cell table:style-name="Tabulka9.D2" office:value-type="string">
            <text:p text:style-name="P12">Atr</text:p>
          </table:table-cell>
        </table:table-row>
        <table:table-row>
          <table:table-cell table:style-name="Tabulka9.A2" office:value-type="string">
            <text:p text:style-name="P16">dobj</text:p>
          </table:table-cell>
          <table:table-cell table:style-name="Tabulka9.A2" office:value-type="string">
            <text:p text:style-name="P16">Direct object</text:p>
          </table:table-cell>
          <table:table-cell table:style-name="Tabulka9.A2" office:value-type="string">
            <text:p text:style-name="P64">2962</text:p>
          </table:table-cell>
          <table:table-cell table:style-name="Tabulka9.D2" office:value-type="string">
            <text:p text:style-name="P18">Obj</text:p>
          </table:table-cell>
        </table:table-row>
        <table:table-row>
          <table:table-cell table:style-name="Tabulka9.A2" office:value-type="string">
            <text:p text:style-name="P16">gobj</text:p>
          </table:table-cell>
          <table:table-cell table:style-name="Tabulka9.A2" office:value-type="string">
            <text:p text:style-name="P1">Genitive object under nominalized verb</text:p>
          </table:table-cell>
          <table:table-cell table:style-name="Tabulka9.A2" office:value-type="string">
            <text:p text:style-name="P64">347</text:p>
          </table:table-cell>
          <table:table-cell table:style-name="Tabulka9.D2" office:value-type="string">
            <text:p text:style-name="P12">Atr</text:p>
          </table:table-cell>
        </table:table-row>
        <table:table-row>
          <table:table-cell table:style-name="Tabulka9.A2" office:value-type="string">
            <text:p text:style-name="P16">iccomp</text:p>
          </table:table-cell>
          <table:table-cell table:style-name="Tabulka9.A2" office:value-type="string">
            <text:p text:style-name="P16">Infinitival clausal complement</text:p>
          </table:table-cell>
          <table:table-cell table:style-name="Tabulka9.A2" office:value-type="string">
            <text:p text:style-name="P64">132</text:p>
          </table:table-cell>
          <table:table-cell table:style-name="Tabulka9.D2" office:value-type="string">
            <text:p text:style-name="P18">Obj</text:p>
          </table:table-cell>
        </table:table-row>
        <table:table-row>
          <table:table-cell table:style-name="Tabulka9.A2" office:value-type="string">
            <text:p text:style-name="P16">infmod</text:p>
          </table:table-cell>
          <table:table-cell table:style-name="Tabulka9.A2" office:value-type="string">
            <text:p text:style-name="P1">Modification expressed by infinitive</text:p>
          </table:table-cell>
          <table:table-cell table:style-name="Tabulka9.A2" office:value-type="string">
            <text:p text:style-name="P64">71</text:p>
          </table:table-cell>
          <table:table-cell table:style-name="Tabulka9.D2" office:value-type="string">
            <text:p text:style-name="P12"/>
          </table:table-cell>
        </table:table-row>
        <table:table-row>
          <table:table-cell table:style-name="Tabulka9.A2" office:value-type="string">
            <text:p text:style-name="P16">intj</text:p>
          </table:table-cell>
          <table:table-cell table:style-name="Tabulka9.A2" office:value-type="string">
            <text:p text:style-name="P1">Interjection</text:p>
          </table:table-cell>
          <table:table-cell table:style-name="Tabulka9.A2" office:value-type="string">
            <text:p text:style-name="P64">1</text:p>
          </table:table-cell>
          <table:table-cell table:style-name="Tabulka9.D2" office:value-type="string">
            <text:p text:style-name="P12">ExD</text:p>
          </table:table-cell>
        </table:table-row>
        <table:table-row>
          <table:table-cell table:style-name="Tabulka9.A2" office:value-type="string">
            <text:p text:style-name="P16">mark</text:p>
          </table:table-cell>
          <table:table-cell table:style-name="Tabulka9.A2" office:value-type="string">
            <text:p text:style-name="P1">Marker of non-obligatory subordinate clause</text:p>
          </table:table-cell>
          <table:table-cell table:style-name="Tabulka9.A2" office:value-type="string">
            <text:p text:style-name="P64">352</text:p>
          </table:table-cell>
          <table:table-cell table:style-name="Tabulka9.D2" office:value-type="string">
            <text:p text:style-name="P12">AuxC (roughly; for more detailed rules see the source code)</text:p>
          </table:table-cell>
        </table:table-row>
        <table:table-row>
          <table:table-cell table:style-name="Tabulka9.A2" office:value-type="string">
            <text:p text:style-name="P16">name</text:p>
          </table:table-cell>
          <table:table-cell table:style-name="Tabulka9.A2" office:value-type="string">
            <text:p text:style-name="P1">Part of a name</text:p>
          </table:table-cell>
          <table:table-cell table:style-name="Tabulka9.A2" office:value-type="string">
            <text:p text:style-name="P64">2724</text:p>
          </table:table-cell>
          <table:table-cell table:style-name="Tabulka9.D2" office:value-type="string">
            <text:p text:style-name="P12">word =&gt; Atr</text:p>
            <text:p text:style-name="P12">symbol =&gt; AuxG</text:p>
          </table:table-cell>
        </table:table-row>
        <table:table-row>
          <table:table-cell table:style-name="Tabulka9.A2" office:value-type="string">
            <text:p text:style-name="P16">neg</text:p>
          </table:table-cell>
          <table:table-cell table:style-name="Tabulka9.A2" office:value-type="string">
            <text:p text:style-name="P1">Negation</text:p>
          </table:table-cell>
          <table:table-cell table:style-name="Tabulka9.A2" office:value-type="string">
            <text:p text:style-name="P64">365</text:p>
          </table:table-cell>
          <table:table-cell table:style-name="Tabulka9.D2" office:value-type="string">
            <text:p text:style-name="P12">AuxZ</text:p>
          </table:table-cell>
        </table:table-row>
        <table:table-row>
          <table:table-cell table:style-name="Tabulka9.A2" office:value-type="string">
            <text:p text:style-name="P16">nn</text:p>
          </table:table-cell>
          <table:table-cell table:style-name="Tabulka9.A2" office:value-type="string">
            <text:p text:style-name="P16">Name part</text:p>
          </table:table-cell>
          <table:table-cell table:style-name="Tabulka9.A2" office:value-type="string">
            <text:p text:style-name="P64">609</text:p>
          </table:table-cell>
          <table:table-cell table:style-name="Tabulka9.D2" office:value-type="string">
            <text:p text:style-name="P18">Atr</text:p>
          </table:table-cell>
        </table:table-row>
        <table:table-row>
          <table:table-cell table:style-name="Tabulka9.A2" office:value-type="string">
            <text:p text:style-name="P16">nommod</text:p>
          </table:table-cell>
          <table:table-cell table:style-name="Tabulka9.A2" office:value-type="string">
            <text:p text:style-name="P1">Modification expressed by noun</text:p>
          </table:table-cell>
          <table:table-cell table:style-name="Tabulka9.A2" office:value-type="string">
            <text:p text:style-name="P64">7738</text:p>
          </table:table-cell>
          <table:table-cell table:style-name="Tabulka9.D2" office:value-type="string">
            <text:p text:style-name="P12">parent is noun =&gt; Atr</text:p>
            <text:p text:style-name="P12">otherwise =&gt; Adv</text:p>
          </table:table-cell>
        </table:table-row>
        <table:table-row>
          <table:table-cell table:style-name="Tabulka9.A2" office:value-type="string">
            <text:p text:style-name="P16">nsubj</text:p>
          </table:table-cell>
          <table:table-cell table:style-name="Tabulka9.A2" office:value-type="string">
            <text:p text:style-name="P1">Nominal subject</text:p>
          </table:table-cell>
          <table:table-cell table:style-name="Tabulka9.A2" office:value-type="string">
            <text:p text:style-name="P64">3715</text:p>
          </table:table-cell>
          <table:table-cell table:style-name="Tabulka9.D2" office:value-type="string">
            <text:p text:style-name="P12">Sb</text:p>
          </table:table-cell>
        </table:table-row>
        <table:table-row>
          <table:table-cell table:style-name="Tabulka9.A2" office:value-type="string">
            <text:p text:style-name="P16">nsubj-cop</text:p>
          </table:table-cell>
          <table:table-cell table:style-name="Tabulka9.A2" office:value-type="string">
            <text:p text:style-name="P1"/>
          </table:table-cell>
          <table:table-cell table:style-name="Tabulka9.A2" office:value-type="string">
            <text:p text:style-name="P64">1068</text:p>
          </table:table-cell>
          <table:table-cell table:style-name="Tabulka9.D2" office:value-type="string">
            <text:p text:style-name="P12"/>
          </table:table-cell>
        </table:table-row>
        <table:table-row>
          <table:table-cell table:style-name="Tabulka9.A2" office:value-type="string">
            <text:p text:style-name="P16">num</text:p>
          </table:table-cell>
          <table:table-cell table:style-name="Tabulka9.A2" office:value-type="string">
            <text:p text:style-name="P1"/>
          </table:table-cell>
          <table:table-cell table:style-name="Tabulka9.A2" office:value-type="string">
            <text:p text:style-name="P64">1339</text:p>
          </table:table-cell>
          <table:table-cell table:style-name="Tabulka9.D2" office:value-type="string">
            <text:p text:style-name="P12">Atr</text:p>
          </table:table-cell>
        </table:table-row>
        <table:table-row>
          <table:table-cell table:style-name="Tabulka9.A2" office:value-type="string">
            <text:p text:style-name="P16">number</text:p>
          </table:table-cell>
          <table:table-cell table:style-name="Tabulka9.A2" office:value-type="string">
            <text:p text:style-name="P1"/>
          </table:table-cell>
          <table:table-cell table:style-name="Tabulka9.A2" office:value-type="string">
            <text:p text:style-name="P64">767</text:p>
          </table:table-cell>
          <table:table-cell table:style-name="Tabulka9.D2" office:value-type="string">
            <text:p text:style-name="P12">Atr</text:p>
          </table:table-cell>
        </table:table-row>
        <table:table-row>
          <table:table-cell table:style-name="Tabulka9.A2" office:value-type="string">
            <text:p text:style-name="P16">parataxis</text:p>
          </table:table-cell>
          <table:table-cell table:style-name="Tabulka9.A2" office:value-type="string">
            <text:p text:style-name="P1">Parataxis. Sometimes direct speech (Obj), sometimes rather coordination (not created; ExD)</text:p>
          </table:table-cell>
          <table:table-cell table:style-name="Tabulka9.A2" office:value-type="string">
            <text:p text:style-name="P64">189</text:p>
          </table:table-cell>
          <table:table-cell table:style-name="Tabulka9.D2" office:value-type="string">
            <text:p text:style-name="P12">parent is form of <text:span text:style-name="T17">kertoa, sanoa, arvioida, todeta, kirjoittaa, kysyä, vaatia, painottaa, reagida, toistua, selittää, pohtia, luonnehtia, lisätä, </text:span><text:span text:style-name="T17">kuvata, kommentoida, </text:span><text:soft-page-break/><text:span text:style-name="T17">jatkaa </text:span>=&gt; Obj</text:p>
            <text:p text:style-name="P12">otherwise =&gt; ExD</text:p>
          </table:table-cell>
        </table:table-row>
        <table:table-row>
          <table:table-cell table:style-name="Tabulka9.A2" office:value-type="string">
            <text:p text:style-name="P16">partmod</text:p>
          </table:table-cell>
          <table:table-cell table:style-name="Tabulka9.A2" office:value-type="string">
            <text:p text:style-name="P1">Modification (mostly of nouns) expressed by participle</text:p>
          </table:table-cell>
          <table:table-cell table:style-name="Tabulka9.A2" office:value-type="string">
            <text:p text:style-name="P64">875</text:p>
          </table:table-cell>
          <table:table-cell table:style-name="Tabulka9.D2" office:value-type="string">
            <text:p text:style-name="P12">parent is noun =&gt; Atr</text:p>
            <text:p text:style-name="P12">otherwise =&gt; Adv</text:p>
          </table:table-cell>
        </table:table-row>
        <table:table-row>
          <table:table-cell table:style-name="Tabulka9.A2" office:value-type="string">
            <text:p text:style-name="P16">poss</text:p>
          </table:table-cell>
          <table:table-cell table:style-name="Tabulka9.A2" office:value-type="string">
            <text:p text:style-name="P1">Possessive under noun</text:p>
          </table:table-cell>
          <table:table-cell table:style-name="Tabulka9.A2" office:value-type="string">
            <text:p text:style-name="P64">3655</text:p>
          </table:table-cell>
          <table:table-cell table:style-name="Tabulka9.D2" office:value-type="string">
            <text:p text:style-name="P12">Atr</text:p>
          </table:table-cell>
        </table:table-row>
        <table:table-row>
          <table:table-cell table:style-name="Tabulka9.A2" office:value-type="string">
            <text:p text:style-name="P16">preconj</text:p>
          </table:table-cell>
          <table:table-cell table:style-name="Tabulka9.A2" office:value-type="string">
            <text:p text:style-name="P1">Part of multiword coordinating conjunction</text:p>
          </table:table-cell>
          <table:table-cell table:style-name="Tabulka9.A2" office:value-type="string">
            <text:p text:style-name="P64">48</text:p>
          </table:table-cell>
          <table:table-cell table:style-name="Tabulka9.D2" office:value-type="string">
            <text:p text:style-name="P12">AuxY</text:p>
          </table:table-cell>
        </table:table-row>
        <table:table-row>
          <table:table-cell table:style-name="Tabulka9.A2" office:value-type="string">
            <text:p text:style-name="P16">prt</text:p>
          </table:table-cell>
          <table:table-cell table:style-name="Tabulka9.A2" office:value-type="string">
            <text:p text:style-name="P1">Particle of phrasal verb</text:p>
          </table:table-cell>
          <table:table-cell table:style-name="Tabulka9.A2" office:value-type="string">
            <text:p text:style-name="P64">33</text:p>
          </table:table-cell>
          <table:table-cell table:style-name="Tabulka9.D2" office:value-type="string">
            <text:p text:style-name="P12">Obj</text:p>
          </table:table-cell>
        </table:table-row>
        <table:table-row>
          <table:table-cell table:style-name="Tabulka9.A2" office:value-type="string">
            <text:p text:style-name="Text_20_body">punct</text:p>
          </table:table-cell>
          <table:table-cell table:style-name="Tabulka9.A2" office:value-type="string">
            <text:p text:style-name="P48">Punctuation</text:p>
          </table:table-cell>
          <table:table-cell table:style-name="Tabulka9.A2" office:value-type="string">
            <text:p text:style-name="P19">8295</text:p>
          </table:table-cell>
          <table:table-cell table:style-name="Tabulka9.D2" office:value-type="string">
            <text:p text:style-name="P12">AuxX | AuxG | AuxK</text:p>
          </table:table-cell>
        </table:table-row>
        <table:table-row>
          <table:table-cell table:style-name="Tabulka9.A2" office:value-type="string">
            <text:p text:style-name="P16">quantmod</text:p>
          </table:table-cell>
          <table:table-cell table:style-name="Tabulka9.A2" office:value-type="string">
            <text:p text:style-name="P1"/>
          </table:table-cell>
          <table:table-cell table:style-name="Tabulka9.A2" office:value-type="string">
            <text:p text:style-name="P64">114</text:p>
          </table:table-cell>
          <table:table-cell table:style-name="Tabulka9.D2" office:value-type="string">
            <text:p text:style-name="P12">AuxZ</text:p>
          </table:table-cell>
        </table:table-row>
        <table:table-row>
          <table:table-cell table:style-name="Tabulka9.A2" office:value-type="string">
            <text:p text:style-name="P16">rcmod</text:p>
          </table:table-cell>
          <table:table-cell table:style-name="Tabulka9.A2" office:value-type="string">
            <text:p text:style-name="P16">Relative clause</text:p>
          </table:table-cell>
          <table:table-cell table:style-name="Tabulka9.A2" office:value-type="string">
            <text:p text:style-name="P64">580</text:p>
          </table:table-cell>
          <table:table-cell table:style-name="Tabulka9.D2" office:value-type="string">
            <text:p text:style-name="P18">Atr</text:p>
          </table:table-cell>
        </table:table-row>
        <table:table-row>
          <table:table-cell table:style-name="Tabulka9.A2" office:value-type="string">
            <text:p text:style-name="P16">rel</text:p>
          </table:table-cell>
          <table:table-cell table:style-name="Tabulka9.A2" office:value-type="string">
            <text:p text:style-name="P1">Relativizer</text:p>
          </table:table-cell>
          <table:table-cell table:style-name="Tabulka9.A2" office:value-type="string">
            <text:p text:style-name="P64">582</text:p>
          </table:table-cell>
          <table:table-cell table:style-name="Tabulka9.D2" office:value-type="string">
            <text:p text:style-name="P12">nominative =&gt; Sb</text:p>
            <text:p text:style-name="P12">genitive or partitive =&gt; (has an adpos child =&gt; Adv; otherwise =&gt; Obj)</text:p>
            <text:p text:style-name="P12">otherwise =&gt; Adv</text:p>
          </table:table-cell>
        </table:table-row>
        <table:table-row>
          <table:table-cell table:style-name="Tabulka9.A2" office:value-type="string">
            <text:p text:style-name="P16">ROOT</text:p>
          </table:table-cell>
          <table:table-cell table:style-name="Tabulka9.A2" office:value-type="string">
            <text:p text:style-name="P62">Root token (main verb or head noun if there is no verb; not the artificial root node)</text:p>
          </table:table-cell>
          <table:table-cell table:style-name="Tabulka9.A2" office:value-type="string">
            <text:p text:style-name="P64">4307</text:p>
          </table:table-cell>
          <table:table-cell table:style-name="Tabulka9.D2" office:value-type="string">
            <text:p text:style-name="P12">verb =&gt; Pred</text:p>
            <text:p text:style-name="P12">otherwise =&gt; ExD</text:p>
          </table:table-cell>
        </table:table-row>
        <table:table-row>
          <table:table-cell table:style-name="Tabulka9.A2" office:value-type="string">
            <text:p text:style-name="P16">voc</text:p>
          </table:table-cell>
          <table:table-cell table:style-name="Tabulka9.A2" office:value-type="string">
            <text:p text:style-name="P1">Vocative</text:p>
          </table:table-cell>
          <table:table-cell table:style-name="Tabulka9.A2" office:value-type="string">
            <text:p text:style-name="P64">7</text:p>
          </table:table-cell>
          <table:table-cell table:style-name="Tabulka9.D2" office:value-type="string">
            <text:p text:style-name="P12">ExD</text:p>
          </table:table-cell>
        </table:table-row>
        <table:table-row>
          <table:table-cell table:style-name="Tabulka9.A2" office:value-type="string">
            <text:p text:style-name="P16">xcomp</text:p>
          </table:table-cell>
          <table:table-cell table:style-name="Tabulka9.A2" office:value-type="string">
            <text:p text:style-name="P16">Open clausal complement</text:p>
          </table:table-cell>
          <table:table-cell table:style-name="Tabulka9.A2" office:value-type="string">
            <text:p text:style-name="P64">393</text:p>
          </table:table-cell>
          <table:table-cell table:style-name="Tabulka9.D2" office:value-type="string">
            <text:p text:style-name="P18">Obj</text:p>
          </table:table-cell>
        </table:table-row>
      </table:table>
      <text:h text:style-name="Heading_20_1" text:outline-level="1">German</text:h>
      <text:p text:style-name="P1">The data come from the Tiger Treebank as converted for the CoNLL 2009 shared task. (See <text:a xlink:type="simple" xlink:href="https://wiki.ufal.ms.mff.cuni.cz/user:zeman:treebanks:de">https://wiki.ufal.ms.mff.cuni.cz/user:zeman:treebanks:de</text:a>.) There are 46 distinct afun values in the data.</text:p>
      <table:table table:name="Tabulka10" table:style-name="Tabulka10">
        <table:table-column table:style-name="Tabulka10.A"/>
        <table:table-column table:style-name="Tabulka10.B"/>
        <table:table-column table:style-name="Tabulka10.C"/>
        <table:table-column table:style-name="Tabulka10.D"/>
        <table:table-header-rows>
          <table:table-row>
            <table:table-cell table:style-name="Tabulka10.A1" office:value-type="string">
              <text:p text:style-name="P2">Input tag</text:p>
            </table:table-cell>
            <table:table-cell table:style-name="Tabulka10.A1" office:value-type="string">
              <text:p text:style-name="P2">Meaning</text:p>
            </table:table-cell>
            <table:table-cell table:style-name="Tabulka10.A1" office:value-type="string">
              <text:p text:style-name="P3">Frequency</text:p>
            </table:table-cell>
            <table:table-cell table:style-name="Tabulka10.D1" office:value-type="string">
              <text:p text:style-name="P5">Output tag</text:p>
            </table:table-cell>
          </table:table-row>
        </table:table-header-rows>
        <table:table-row>
          <table:table-cell table:style-name="Tabulka10.A2" office:value-type="string">
            <text:p text:style-name="P1">--</text:p>
          </table:table-cell>
          <table:table-cell table:style-name="Tabulka10.A2" office:value-type="string">
            <text:p text:style-name="P1">Unknown function? First example was a ExD-Pa:</text:p>
            <text:p text:style-name="P10">WUNSIEDEL, 5. Juli ( dpa<text:span text:style-name="T13">.-- </text:span>)</text:p>
          </table:table-cell>
          <table:table-cell table:style-name="Tabulka10.A2" office:value-type="string">
            <text:p text:style-name="P6">11</text:p>
          </table:table-cell>
          <table:table-cell table:style-name="Tabulka10.D2" office:value-type="string">
            <text:p text:style-name="P12">ExD</text:p>
          </table:table-cell>
        </table:table-row>
        <table:table-row>
          <table:table-cell table:style-name="Tabulka10.A2" office:value-type="string">
            <text:p text:style-name="P1">AC</text:p>
          </table:table-cell>
          <table:table-cell table:style-name="Tabulka10.A2" office:value-type="string">
            <text:p text:style-name="P1">Adposition (preposition, postposition or circumposition). If the preposition governs the prepositional phrase, its deprel is that of the whole subtree. However, dependent parts of compound prepositions will get AC.</text:p>
            <text:p text:style-name="P1">Example: <text:span text:style-name="T9">aufgrund</text:span><text:span text:style-name="T13">.RR </text:span><text:span text:style-name="T9">von</text:span><text:span text:style-name="T13">.RR </text:span><text:span text:style-name="T9">Entscheidungen</text:span><text:span text:style-name="T13">.NN</text:span></text:p>
          </table:table-cell>
          <table:table-cell table:style-name="Tabulka10.A2" office:value-type="string">
            <text:p text:style-name="P6">658</text:p>
          </table:table-cell>
          <table:table-cell table:style-name="Tabulka10.D2" office:value-type="string">
            <text:p text:style-name="P12">AuxP</text:p>
          </table:table-cell>
        </table:table-row>
        <table:table-row>
          <table:table-cell table:style-name="Tabulka10.A2" office:value-type="string">
            <text:p text:style-name="P1">ADC</text:p>
          </table:table-cell>
          <table:table-cell table:style-name="Tabulka10.A2" office:value-type="string">
            <text:p text:style-name="P1">Adjective component</text:p>
            <text:p text:style-name="P1">Example: <text:span text:style-name="T9">Bad</text:span><text:span text:style-name="T13">.ADC </text:span><text:span text:style-name="T9">Homburger</text:span><text:span text:style-name="T13">, </text:span><text:span text:style-name="T9">New</text:span><text:span text:style-name="T13">.ADC </text:span><text:span text:style-name="T9">Yorker</text:span><text:span text:style-name="T13">.</text:span></text:p>
          </table:table-cell>
          <table:table-cell table:style-name="Tabulka10.A2" office:value-type="string">
            <text:p text:style-name="P6">27</text:p>
          </table:table-cell>
          <table:table-cell table:style-name="Tabulka10.D2" office:value-type="string">
            <text:p text:style-name="P12">Atr</text:p>
          </table:table-cell>
        </table:table-row>
        <table:table-row>
          <table:table-cell table:style-name="Tabulka10.A2" office:value-type="string">
            <text:p text:style-name="P1">AG</text:p>
          </table:table-cell>
          <table:table-cell table:style-name="Tabulka10.A2" office:value-type="string">
            <text:p text:style-name="P1">Genitive attribute</text:p>
          </table:table-cell>
          <table:table-cell table:style-name="Tabulka10.A2" office:value-type="string">
            <text:p text:style-name="P6">17581</text:p>
          </table:table-cell>
          <table:table-cell table:style-name="Tabulka10.D2" office:value-type="string">
            <text:p text:style-name="P12">Atr</text:p>
          </table:table-cell>
        </table:table-row>
        <table:table-row>
          <table:table-cell table:style-name="Tabulka10.A2" office:value-type="string">
            <text:p text:style-name="P1">AMS</text:p>
          </table:table-cell>
          <table:table-cell table:style-name="Tabulka10.A2" office:value-type="string">
            <text:p text:style-name="P1">Measure argument of adjective</text:p>
            <text:p text:style-name="P1">Examples: <text:span text:style-name="T19">zwei Jahre alt</text:span><text:span text:style-name="T22"> </text:span><text:span text:style-name="T13">(“two years old”), </text:span><text:span text:style-name="T9">zehn Meter hoch</text:span><text:span text:style-name="T13"> (“ten meters tall”), </text:span><text:span text:style-name="T9">um einiges besser</text:span><text:span text:style-name="T13"> (“somewhat better”)</text:span></text:p>
            <text:p text:style-name="P48">Similar constructions in PDT are annotated inconsistently: sometimes Atr or even Obj but Adv seems to be the most frequent.</text:p>
          </table:table-cell>
          <table:table-cell table:style-name="Tabulka10.A2" office:value-type="string">
            <text:p text:style-name="P6">435</text:p>
          </table:table-cell>
          <table:table-cell table:style-name="Tabulka10.D2" office:value-type="string">
            <text:p text:style-name="P12">Adv</text:p>
          </table:table-cell>
        </table:table-row>
        <table:table-row>
          <table:table-cell table:style-name="Tabulka10.A2" office:value-type="string">
            <text:p text:style-name="P1">APP</text:p>
          </table:table-cell>
          <table:table-cell table:style-name="Tabulka10.A2" office:value-type="string">
            <text:p text:style-name="P1">Second member of apposition</text:p>
          </table:table-cell>
          <table:table-cell table:style-name="Tabulka10.A2" office:value-type="string">
            <text:p text:style-name="P6">2401</text:p>
          </table:table-cell>
          <table:table-cell table:style-name="Tabulka10.D2" office:value-type="string">
            <text:p text:style-name="P9">Apos</text:p>
          </table:table-cell>
        </table:table-row>
        <table:table-row>
          <table:table-cell table:style-name="Tabulka10.A2" office:value-type="string">
            <text:p text:style-name="P1">AVC</text:p>
          </table:table-cell>
          <table:table-cell table:style-name="Tabulka10.A2" office:value-type="string">
            <text:p text:style-name="P1">Adverb component</text:p>
            <text:p text:style-name="P1">Example: <text:span text:style-name="T9">Und</text:span><text:span text:style-name="T13">.J^.AVC </text:span><text:span text:style-name="T9">zwar</text:span><text:span text:style-name="T13">.Db.MO </text:span><text:span text:style-name="T9">jetzt</text:span><text:span text:style-name="T13">.Db.ROOT </text:span><text:span text:style-name="T9">!</text:span><text:span text:style-name="T13">.Z:.PUNC</text:span></text:p>
          </table:table-cell>
          <table:table-cell table:style-name="Tabulka10.A2" office:value-type="string">
            <text:p text:style-name="P6">35</text:p>
          </table:table-cell>
          <table:table-cell table:style-name="Tabulka10.D2" office:value-type="string">
            <text:p text:style-name="P12">Adv</text:p>
          </table:table-cell>
        </table:table-row>
        <table:table-row>
          <table:table-cell table:style-name="Tabulka10.A2" office:value-type="string">
            <text:p text:style-name="P1">CC</text:p>
          </table:table-cell>
          <table:table-cell table:style-name="Tabulka10.A2" office:value-type="string">
            <text:p text:style-name="P1">Comparative complement. This can be a simple noun phrase with conjunction (behaving same way as prepositional phrases): <text:span text:style-name="T9">wie Frankreich</text:span><text:span text:style-name="T13"> (“like France”).</text:span></text:p>
            <text:p text:style-name="P1"><text:span text:style-name="T13">It can also be a dependent clause: </text:span><text:span text:style-name="T9">als</text:span><text:span text:style-name="T13">.CM </text:span><text:span text:style-name="T19">dabei gegenwärtige Sünder </text:span><text:soft-page-break/><text:span text:style-name="T19">abgeurteilt werden</text:span><text:span text:style-name="T22">.</text:span><text:span text:style-name="T13">CC</text:span></text:p>
          </table:table-cell>
          <table:table-cell table:style-name="Tabulka10.A2" office:value-type="string">
            <text:p text:style-name="P6">1779</text:p>
          </table:table-cell>
          <table:table-cell table:style-name="Tabulka10.D2" office:value-type="string">
            <text:p text:style-name="P12">parent is noun, adjective or numeral =&gt; Atr</text:p>
            <text:p text:style-name="P12">otherwise =&gt; Adv</text:p>
          </table:table-cell>
        </table:table-row>
        <table:table-row>
          <table:table-cell table:style-name="Tabulka10.A2" office:value-type="string">
            <text:p text:style-name="P1">CD</text:p>
          </table:table-cell>
          <table:table-cell table:style-name="Tabulka10.A2" office:value-type="string">
            <text:p text:style-name="P1">Coordinating conjunction</text:p>
          </table:table-cell>
          <table:table-cell table:style-name="Tabulka10.A2" office:value-type="string">
            <text:p text:style-name="P6">15765</text:p>
          </table:table-cell>
          <table:table-cell table:style-name="Tabulka10.D2" office:value-type="string">
            <text:p text:style-name="P12">Coord</text:p>
          </table:table-cell>
        </table:table-row>
        <table:table-row>
          <table:table-cell table:style-name="Tabulka10.A2" office:value-type="string">
            <text:p text:style-name="P1">CJ</text:p>
          </table:table-cell>
          <table:table-cell table:style-name="Tabulka10.A2" office:value-type="string">
            <text:p text:style-name="P1">Conjunct</text:p>
          </table:table-cell>
          <table:table-cell table:style-name="Tabulka10.A2" office:value-type="string">
            <text:p text:style-name="P6">22042</text:p>
          </table:table-cell>
          <table:table-cell table:style-name="Tabulka10.D2" office:value-type="string">
            <text:p text:style-name="P12">CoordArg</text:p>
          </table:table-cell>
        </table:table-row>
        <table:table-row>
          <table:table-cell table:style-name="Tabulka10.A2" office:value-type="string">
            <text:p text:style-name="P1">CM</text:p>
          </table:table-cell>
          <table:table-cell table:style-name="Tabulka10.A2" office:value-type="string">
            <text:p text:style-name="P1">Comparative conjunction</text:p>
          </table:table-cell>
          <table:table-cell table:style-name="Tabulka10.A2" office:value-type="string">
            <text:p text:style-name="P6">1970</text:p>
          </table:table-cell>
          <table:table-cell table:style-name="Tabulka10.D2" office:value-type="string">
            <text:p text:style-name="P12">AuxC</text:p>
          </table:table-cell>
        </table:table-row>
        <table:table-row>
          <table:table-cell table:style-name="Tabulka10.A2" office:value-type="string">
            <text:p text:style-name="P1">CP</text:p>
          </table:table-cell>
          <table:table-cell table:style-name="Tabulka10.A2" office:value-type="string">
            <text:p text:style-name="P1">Complementizer <text:span text:style-name="T9">dass</text:span><text:span text:style-name="T13"> (“that”)</text:span></text:p>
          </table:table-cell>
          <table:table-cell table:style-name="Tabulka10.A2" office:value-type="string">
            <text:p text:style-name="P6">6440</text:p>
          </table:table-cell>
          <table:table-cell table:style-name="Tabulka10.D2" office:value-type="string">
            <text:p text:style-name="P12">AuxC</text:p>
          </table:table-cell>
        </table:table-row>
        <table:table-row>
          <table:table-cell table:style-name="Tabulka10.A2" office:value-type="string">
            <text:p text:style-name="P1">CVC</text:p>
          </table:table-cell>
          <table:table-cell table:style-name="Tabulka10.A2" office:value-type="string">
            <text:p text:style-name="P1">Collocational verb construction (<text:span text:style-name="T17">Funktionsverbgefüge</text:span>): combination of full verb and prepositional phrase.</text:p>
            <text:p text:style-name="P1">Example: <text:span text:style-name="T9">in</text:span><text:span text:style-name="T13">.CVC </text:span><text:span text:style-name="T9">Schwung</text:span><text:span text:style-name="T13">.NK </text:span><text:span text:style-name="T9">bringen</text:span></text:p>
          </table:table-cell>
          <table:table-cell table:style-name="Tabulka10.A2" office:value-type="string">
            <text:p text:style-name="P6">1355</text:p>
          </table:table-cell>
          <table:table-cell table:style-name="Tabulka10.D2" office:value-type="string">
            <text:p text:style-name="P12">Obj</text:p>
          </table:table-cell>
        </table:table-row>
        <table:table-row>
          <table:table-cell table:style-name="Tabulka10.A2" office:value-type="string">
            <text:p text:style-name="P1">DA</text:p>
          </table:table-cell>
          <table:table-cell table:style-name="Tabulka10.A2" office:value-type="string">
            <text:p text:style-name="P1">Dative object or free dative</text:p>
          </table:table-cell>
          <table:table-cell table:style-name="Tabulka10.A2" office:value-type="string">
            <text:p text:style-name="P6">4045</text:p>
          </table:table-cell>
          <table:table-cell table:style-name="Tabulka10.D2" office:value-type="string">
            <text:p text:style-name="P12">Obj</text:p>
          </table:table-cell>
        </table:table-row>
        <table:table-row>
          <table:table-cell table:style-name="Tabulka10.A2" office:value-type="string">
            <text:p text:style-name="P1">DH</text:p>
          </table:table-cell>
          <table:table-cell table:style-name="Tabulka10.A2" office:value-type="string">
            <text:p text:style-name="P1">Discourse-level head (with direct speech, information about who said that). It is also used for location information in the beginning of a news report.</text:p>
            <text:p text:style-name="P1">Example: <text:span text:style-name="T9">FR</text:span><text:span text:style-name="T13">.DH </text:span><text:span text:style-name="T9">:</text:span><text:span text:style-name="T13">.PUNC </text:span><text:span text:style-name="T9">Auf die Wahlerfolge … haben</text:span><text:span text:style-name="T13">.ROOT</text:span><text:span text:style-name="T9"> die Etablierten … reagiert.</text:span></text:p>
            <text:p text:style-name="P48">In PDT such initial localizations are segmented as separate sentences and get the ExD afun.</text:p>
          </table:table-cell>
          <table:table-cell table:style-name="Tabulka10.A2" office:value-type="string">
            <text:p text:style-name="P6">160</text:p>
          </table:table-cell>
          <table:table-cell table:style-name="Tabulka10.D2" office:value-type="string">
            <text:p text:style-name="P12">ExD</text:p>
          </table:table-cell>
        </table:table-row>
        <table:table-row>
          <table:table-cell table:style-name="Tabulka10.A2" office:value-type="string">
            <text:p text:style-name="P1">DM</text:p>
          </table:table-cell>
          <table:table-cell table:style-name="Tabulka10.A2" office:value-type="string">
            <text:p text:style-name="P1">Discourse marker.</text:p>
            <text:p text:style-name="P1">Example: <text:span text:style-name="T9">ja</text:span><text:span text:style-name="T13"> (“yes”). In PDT, </text:span><text:span text:style-name="T9">ano</text:span><text:span text:style-name="T13"> (“yes”) usually gets ExD.</text:span></text:p>
          </table:table-cell>
          <table:table-cell table:style-name="Tabulka10.A2" office:value-type="string">
            <text:p text:style-name="P6">58</text:p>
          </table:table-cell>
          <table:table-cell table:style-name="Tabulka10.D2" office:value-type="string">
            <text:p text:style-name="P12">ExD</text:p>
          </table:table-cell>
        </table:table-row>
        <table:table-row>
          <table:table-cell table:style-name="Tabulka10.A2" office:value-type="string">
            <text:p text:style-name="P1">EP</text:p>
          </table:table-cell>
          <table:table-cell table:style-name="Tabulka10.A2" office:value-type="string">
            <text:p text:style-name="P1">Expletive (<text:span text:style-name="T17">výplňové</text:span>) <text:span text:style-name="T9">es</text:span></text:p>
            <text:p text:style-name="P1"><text:span text:style-name="T13">Example: </text:span><text:span text:style-name="T9">es gibt X</text:span><text:span text:style-name="T13"> (“there is X”). Formally it is the subject of the verb </text:span><text:span text:style-name="T9">geben</text:span><text:span text:style-name="T13">.</text:span></text:p>
          </table:table-cell>
          <table:table-cell table:style-name="Tabulka10.A2" office:value-type="string">
            <text:p text:style-name="P6">1215</text:p>
          </table:table-cell>
          <table:table-cell table:style-name="Tabulka10.D2" office:value-type="string">
            <text:p text:style-name="P12">Sb</text:p>
          </table:table-cell>
        </table:table-row>
        <table:table-row>
          <table:table-cell table:style-name="Tabulka10.A2" office:value-type="string">
            <text:p text:style-name="P1">HD</text:p>
          </table:table-cell>
          <table:table-cell table:style-name="Tabulka10.A2" office:value-type="string">
            <text:p text:style-name="P1">Head (???)</text:p>
            <text:p text:style-name="P1">Example: <text:span text:style-name="T9">Seit</text:span><text:span text:style-name="T13">.RR </text:span><text:span text:style-name="T19">über</text:span><text:span text:style-name="T22">.</text:span><text:span text:style-name="T13">RR.MO.einem </text:span><text:span text:style-name="T9">einem</text:span><text:span text:style-name="T13">.AA.NK.Seit </text:span><text:span text:style-name="T9">halben</text:span><text:span text:style-name="T13">.AA.HD.einem </text:span><text:span text:style-name="T9">Jahr</text:span><text:span text:style-name="T13">.NN.NK.Seit (lit. “since over a half year”). This example seems to result from an error during conversion of the Tiger constituent structure to dependencies.</text:span></text:p>
          </table:table-cell>
          <table:table-cell table:style-name="Tabulka10.A2" office:value-type="string">
            <text:p text:style-name="P6">15</text:p>
          </table:table-cell>
          <table:table-cell table:style-name="Tabulka10.D2" office:value-type="string">
            <text:p text:style-name="P12">Atr</text:p>
          </table:table-cell>
        </table:table-row>
        <text:soft-page-break/>
        <table:table-row>
          <table:table-cell table:style-name="Tabulka10.A2" office:value-type="string">
            <text:p text:style-name="P1">JU</text:p>
          </table:table-cell>
          <table:table-cell table:style-name="Tabulka10.A2" office:value-type="string">
            <text:p text:style-name="P1">Junctor (conjunction in the beginning of the sentence, deficient coordination of clauses)</text:p>
          </table:table-cell>
          <table:table-cell table:style-name="Tabulka10.A2" office:value-type="string">
            <text:p text:style-name="P6">1290</text:p>
          </table:table-cell>
          <table:table-cell table:style-name="Tabulka10.D2" office:value-type="string">
            <text:p text:style-name="P12">Coord</text:p>
          </table:table-cell>
        </table:table-row>
        <table:table-row>
          <table:table-cell table:style-name="Tabulka10.A2" office:value-type="string">
            <text:p text:style-name="P1">MNR</text:p>
          </table:table-cell>
          <table:table-cell table:style-name="Tabulka10.A2" office:value-type="string">
            <text:p text:style-name="P1">Postnominal modifier</text:p>
          </table:table-cell>
          <table:table-cell table:style-name="Tabulka10.A2" office:value-type="string">
            <text:p text:style-name="P6">19200</text:p>
          </table:table-cell>
          <table:table-cell table:style-name="Tabulka10.D2" office:value-type="string">
            <text:p text:style-name="P12">Atr</text:p>
          </table:table-cell>
        </table:table-row>
        <table:table-row>
          <table:table-cell table:style-name="Tabulka10.A2" office:value-type="string">
            <text:p text:style-name="P1">MO</text:p>
          </table:table-cell>
          <table:table-cell table:style-name="Tabulka10.A2" office:value-type="string">
            <text:p text:style-name="P1">Modifier. In NPs only focus particles are annotated as modifiers</text:p>
          </table:table-cell>
          <table:table-cell table:style-name="Tabulka10.A2" office:value-type="string">
            <text:p text:style-name="P6">85349</text:p>
          </table:table-cell>
          <table:table-cell table:style-name="Tabulka10.D2" office:value-type="string">
            <text:p text:style-name="P12">parent is noun, adjective or numeral =&gt; AuxZ</text:p>
            <text:p text:style-name="P12">otherwise =&gt; Adv</text:p>
          </table:table-cell>
        </table:table-row>
        <table:table-row>
          <table:table-cell table:style-name="Tabulka10.A2" office:value-type="string">
            <text:p text:style-name="P1">NG</text:p>
          </table:table-cell>
          <table:table-cell table:style-name="Tabulka10.A2" office:value-type="string">
            <text:p text:style-name="P1">Negation (usually of adjective or verb): <text:span text:style-name="T9">nicht</text:span></text:p>
          </table:table-cell>
          <table:table-cell table:style-name="Tabulka10.A2" office:value-type="string">
            <text:p text:style-name="P6">4189</text:p>
          </table:table-cell>
          <table:table-cell table:style-name="Tabulka10.D2" office:value-type="string">
            <text:p text:style-name="P9">Adv</text:p>
          </table:table-cell>
        </table:table-row>
        <table:table-row>
          <table:table-cell table:style-name="Tabulka10.A2" office:value-type="string">
            <text:p text:style-name="P1">NK</text:p>
          </table:table-cell>
          <table:table-cell table:style-name="Tabulka10.A2" office:value-type="string">
            <text:p text:style-name="P1">Noun kernel (? – modifiers of nouns?)</text:p>
          </table:table-cell>
          <table:table-cell table:style-name="Tabulka10.A2" office:value-type="string">
            <text:p text:style-name="P6">213084</text:p>
          </table:table-cell>
          <table:table-cell table:style-name="Tabulka10.D2" office:value-type="string">
            <text:p text:style-name="P12">Atr</text:p>
          </table:table-cell>
        </table:table-row>
        <table:table-row>
          <table:table-cell table:style-name="Tabulka10.A2" office:value-type="string">
            <text:p text:style-name="P1">NMC</text:p>
          </table:table-cell>
          <table:table-cell table:style-name="Tabulka10.A2" office:value-type="string">
            <text:p text:style-name="P1">Number component</text:p>
            <text:p text:style-name="P1">Example: <text:span text:style-name="T9">20</text:span><text:span text:style-name="T13">.NMC </text:span><text:span text:style-name="T9">Millionen</text:span><text:span text:style-name="T13">.NK </text:span><text:span text:style-name="T9">Dollar</text:span></text:p>
          </table:table-cell>
          <table:table-cell table:style-name="Tabulka10.A2" office:value-type="string">
            <text:p text:style-name="P6">2058</text:p>
          </table:table-cell>
          <table:table-cell table:style-name="Tabulka10.D2" office:value-type="string">
            <text:p text:style-name="P12">Atr</text:p>
          </table:table-cell>
        </table:table-row>
        <table:table-row>
          <table:table-cell table:style-name="Tabulka10.A2" office:value-type="string">
            <text:p text:style-name="P1">OA</text:p>
          </table:table-cell>
          <table:table-cell table:style-name="Tabulka10.A2" office:value-type="string">
            <text:p text:style-name="P1">Accusative object</text:p>
          </table:table-cell>
          <table:table-cell table:style-name="Tabulka10.A2" office:value-type="string">
            <text:p text:style-name="P6">25221</text:p>
          </table:table-cell>
          <table:table-cell table:style-name="Tabulka10.D2" office:value-type="string">
            <text:p text:style-name="P12">Obj</text:p>
          </table:table-cell>
        </table:table-row>
        <table:table-row>
          <table:table-cell table:style-name="Tabulka10.A2" office:value-type="string">
            <text:p text:style-name="P1">OA2</text:p>
          </table:table-cell>
          <table:table-cell table:style-name="Tabulka10.A2" office:value-type="string">
            <text:p text:style-name="P1">Second accusative object</text:p>
          </table:table-cell>
          <table:table-cell table:style-name="Tabulka10.A2" office:value-type="string">
            <text:p text:style-name="P6">16</text:p>
          </table:table-cell>
          <table:table-cell table:style-name="Tabulka10.D2" office:value-type="string">
            <text:p text:style-name="P12">Obj</text:p>
          </table:table-cell>
        </table:table-row>
        <table:table-row>
          <table:table-cell table:style-name="Tabulka10.A2" office:value-type="string">
            <text:p text:style-name="P1">OC</text:p>
          </table:table-cell>
          <table:table-cell table:style-name="Tabulka10.A2" office:value-type="string">
            <text:p text:style-name="P1">Clausal object. Also verb tokens building a complex verbal form and modal constructions</text:p>
          </table:table-cell>
          <table:table-cell table:style-name="Tabulka10.A2" office:value-type="string">
            <text:p text:style-name="P6">28742</text:p>
          </table:table-cell>
          <table:table-cell table:style-name="Tabulka10.D2" office:value-type="string">
            <text:p text:style-name="P12">Obj</text:p>
          </table:table-cell>
        </table:table-row>
        <table:table-row>
          <table:table-cell table:style-name="Tabulka10.A2" office:value-type="string">
            <text:p text:style-name="P1">OG</text:p>
          </table:table-cell>
          <table:table-cell table:style-name="Tabulka10.A2" office:value-type="string">
            <text:p text:style-name="P1">Genitive object</text:p>
          </table:table-cell>
          <table:table-cell table:style-name="Tabulka10.A2" office:value-type="string">
            <text:p text:style-name="P6">155</text:p>
          </table:table-cell>
          <table:table-cell table:style-name="Tabulka10.D2" office:value-type="string">
            <text:p text:style-name="P12">Obj</text:p>
          </table:table-cell>
        </table:table-row>
        <table:table-row>
          <table:table-cell table:style-name="Tabulka10.A2" office:value-type="string">
            <text:p text:style-name="P1">OP</text:p>
          </table:table-cell>
          <table:table-cell table:style-name="Tabulka10.A2" office:value-type="string">
            <text:p text:style-name="P1">Prepositional object</text:p>
          </table:table-cell>
          <table:table-cell table:style-name="Tabulka10.A2" office:value-type="string">
            <text:p text:style-name="P6">5676</text:p>
          </table:table-cell>
          <table:table-cell table:style-name="Tabulka10.D2" office:value-type="string">
            <text:p text:style-name="P12">Obj</text:p>
          </table:table-cell>
        </table:table-row>
        <table:table-row>
          <table:table-cell table:style-name="Tabulka10.A2" office:value-type="string">
            <text:p text:style-name="P1">PAR</text:p>
          </table:table-cell>
          <table:table-cell table:style-name="Tabulka10.A2" office:value-type="string">
            <text:p text:style-name="P1">Parenthesis</text:p>
          </table:table-cell>
          <table:table-cell table:style-name="Tabulka10.A2" office:value-type="string">
            <text:p text:style-name="P6">1374</text:p>
          </table:table-cell>
          <table:table-cell table:style-name="Tabulka10.D2" office:value-type="string">
            <text:p text:style-name="P12">ExD</text:p>
          </table:table-cell>
        </table:table-row>
        <table:table-row>
          <table:table-cell table:style-name="Tabulka10.A2" office:value-type="string">
            <text:p text:style-name="P1">PD</text:p>
          </table:table-cell>
          <table:table-cell table:style-name="Tabulka10.A2" office:value-type="string">
            <text:p text:style-name="P1">Nominal or adjectival predicative</text:p>
          </table:table-cell>
          <table:table-cell table:style-name="Tabulka10.A2" office:value-type="string">
            <text:p text:style-name="P6">7574</text:p>
          </table:table-cell>
          <table:table-cell table:style-name="Tabulka10.D2" office:value-type="string">
            <text:p text:style-name="P12">Pnom</text:p>
          </table:table-cell>
        </table:table-row>
        <table:table-row>
          <table:table-cell table:style-name="Tabulka10.A2" office:value-type="string">
            <text:p text:style-name="P1">PG</text:p>
          </table:table-cell>
          <table:table-cell table:style-name="Tabulka10.A2" office:value-type="string">
            <text:p text:style-name="P1">Phrasal genitive (a <text:span text:style-name="T9">von</text:span><text:span text:style-name="T13">-PP used instead of a genitive)</text:span></text:p>
          </table:table-cell>
          <table:table-cell table:style-name="Tabulka10.A2" office:value-type="string">
            <text:p text:style-name="P6">2627</text:p>
          </table:table-cell>
          <table:table-cell table:style-name="Tabulka10.D2" office:value-type="string">
            <text:p text:style-name="P12">Atr</text:p>
          </table:table-cell>
        </table:table-row>
        <table:table-row>
          <table:table-cell table:style-name="Tabulka10.A2" office:value-type="string">
            <text:p text:style-name="P1">PH</text:p>
          </table:table-cell>
          <table:table-cell table:style-name="Tabulka10.A2" office:value-type="string">
            <text:p text:style-name="P1">Placeholder, e.g. Vorfeld-<text:span text:style-name="T9">es</text:span><text:span text:style-name="T13">:</text:span></text:p>
            <text:p text:style-name="P10">Es naht ein Gewitter.<text:span text:style-name="T13"> (“A storm is coming.” Lit. “It comes a storm.”) </text:span>Gewitter<text:span text:style-name="T13"> is subject, so </text:span>es<text:span text:style-name="T13"> cannot be subject.</text:span></text:p>
          </table:table-cell>
          <table:table-cell table:style-name="Tabulka10.A2" office:value-type="string">
            <text:p text:style-name="P6">265</text:p>
          </table:table-cell>
          <table:table-cell table:style-name="Tabulka10.D2" office:value-type="string">
            <text:p text:style-name="P12">AuxO</text:p>
          </table:table-cell>
        </table:table-row>
        <table:table-row>
          <table:table-cell table:style-name="Tabulka10.A2" office:value-type="string">
            <text:p text:style-name="P1">PM</text:p>
          </table:table-cell>
          <table:table-cell table:style-name="Tabulka10.A2" office:value-type="string">
            <text:p text:style-name="P1">Morphological particle: infinitival marker <text:span text:style-name="T9">zu</text:span><text:span text:style-name="T13"> with some verb infinitives. The particle is attached to the verb in Tiger treebank. In Danish DT we dealt with infinitive markers </text:span><text:span text:style-name="T9">at</text:span><text:span text:style-name="T13"> as with subordinating conjunctions. </text:span><text:soft-page-break/><text:span text:style-name="T16">Should we do the same here?</text:span><text:span text:style-name="T13"> But: In English, the particle </text:span><text:span text:style-name="T9">to</text:span><text:span text:style-name="T13"> gets the AuxV afun which is more intuitive (or is it?), it also avoids leaving AuxC nodes without children.</text:span></text:p>
          </table:table-cell>
          <table:table-cell table:style-name="Tabulka10.A2" office:value-type="string">
            <text:p text:style-name="P6">3605</text:p>
          </table:table-cell>
          <table:table-cell table:style-name="Tabulka10.D2" office:value-type="string">
            <text:p text:style-name="P12">AuxV</text:p>
          </table:table-cell>
        </table:table-row>
        <table:table-row>
          <table:table-cell table:style-name="Tabulka10.A2" office:value-type="string">
            <text:p text:style-name="P1">PNC</text:p>
          </table:table-cell>
          <table:table-cell table:style-name="Tabulka10.A2" office:value-type="string">
            <text:p text:style-name="P1">Proper noun component (e.g. first name attached to last name)</text:p>
          </table:table-cell>
          <table:table-cell table:style-name="Tabulka10.A2" office:value-type="string">
            <text:p text:style-name="P6">9101</text:p>
          </table:table-cell>
          <table:table-cell table:style-name="Tabulka10.D2" office:value-type="string">
            <text:p text:style-name="P12">Atr</text:p>
          </table:table-cell>
        </table:table-row>
        <table:table-row>
          <table:table-cell table:style-name="Tabulka10.A2" office:value-type="string">
            <text:p text:style-name="P1">PUNC</text:p>
          </table:table-cell>
          <table:table-cell table:style-name="Tabulka10.A2" office:value-type="string">
            <text:p text:style-name="P1">Punctuation</text:p>
          </table:table-cell>
          <table:table-cell table:style-name="Tabulka10.A2" office:value-type="string">
            <text:p text:style-name="P6">93887</text:p>
          </table:table-cell>
          <table:table-cell table:style-name="Tabulka10.D2" office:value-type="string">
            <text:p text:style-name="P12">AuxX | AuxG | AuxK</text:p>
          </table:table-cell>
        </table:table-row>
        <table:table-row>
          <table:table-cell table:style-name="Tabulka10.A2" office:value-type="string">
            <text:p text:style-name="P1">RC</text:p>
          </table:table-cell>
          <table:table-cell table:style-name="Tabulka10.A2" office:value-type="string">
            <text:p text:style-name="P1">Relative clause</text:p>
          </table:table-cell>
          <table:table-cell table:style-name="Tabulka10.A2" office:value-type="string">
            <text:p text:style-name="P6">5203</text:p>
          </table:table-cell>
          <table:table-cell table:style-name="Tabulka10.D2" office:value-type="string">
            <text:p text:style-name="P12">parent is noun, adjective or numeral =&gt; Atr</text:p>
            <text:p text:style-name="P12">otherwise =&gt; Adv</text:p>
          </table:table-cell>
        </table:table-row>
        <table:table-row>
          <table:table-cell table:style-name="Tabulka10.A2" office:value-type="string">
            <text:p text:style-name="P1">RE</text:p>
          </table:table-cell>
          <table:table-cell table:style-name="Tabulka10.A2" office:value-type="string">
            <text:p text:style-name="P1">Repeated element</text:p>
            <text:p text:style-name="P1">Example: <text:span text:style-name="T19">darüber</text:span><text:span text:style-name="T22">.</text:span><text:span text:style-name="T13">OP </text:span><text:span text:style-name="T9">,</text:span><text:span text:style-name="T13">.PUNC </text:span><text:span text:style-name="T9">welche</text:span><text:span text:style-name="T13">.NK … </text:span><text:span text:style-name="T19">wäre</text:span><text:span text:style-name="T22">.</text:span><text:span text:style-name="T13">RE (</text:span><text:span text:style-name="T19">darüber</text:span><text:span text:style-name="T22"> </text:span><text:span text:style-name="T13">is subtree root, comma and </text:span><text:span text:style-name="T19">wäre</text:span><text:span text:style-name="T22"> </text:span><text:span text:style-name="T13">are attached to it)</text:span></text:p>
          </table:table-cell>
          <table:table-cell table:style-name="Tabulka10.A2" office:value-type="string">
            <text:p text:style-name="P6">1999</text:p>
          </table:table-cell>
          <table:table-cell table:style-name="Tabulka10.D2" office:value-type="string">
            <text:p text:style-name="P12">Atr</text:p>
          </table:table-cell>
        </table:table-row>
        <table:table-row>
          <table:table-cell table:style-name="Tabulka10.A2" office:value-type="string">
            <text:p text:style-name="P1">ROOT</text:p>
          </table:table-cell>
          <table:table-cell table:style-name="Tabulka10.A2" office:value-type="string">
            <text:p text:style-name="P48">Root token (main verb or head noun if there is no verb; not the artificial root node)</text:p>
          </table:table-cell>
          <table:table-cell table:style-name="Tabulka10.A2" office:value-type="string">
            <text:p text:style-name="P6">38631</text:p>
          </table:table-cell>
          <table:table-cell table:style-name="Tabulka10.D2" office:value-type="string">
            <text:p text:style-name="P12">verb =&gt; Pred</text:p>
            <text:p text:style-name="P12">otherwise =&gt; ExD</text:p>
          </table:table-cell>
        </table:table-row>
        <table:table-row>
          <table:table-cell table:style-name="Tabulka10.A2" office:value-type="string">
            <text:p text:style-name="P1">RS</text:p>
          </table:table-cell>
          <table:table-cell table:style-name="Tabulka10.A2" office:value-type="string">
            <text:p text:style-name="P1">Reported speech (either direct speech in quotation marks or the pattern in the following example):</text:p>
            <text:p text:style-name="P10">Perot sei<text:span text:style-name="T13">.Vc.RS </text:span><text:span text:style-name="T17">ein autoritärer Macher , beschreibt</text:span><text:span text:style-name="T22">.</text:span><text:span text:style-name="T13">VB.ROOT </text:span>ihn …</text:p>
          </table:table-cell>
          <table:table-cell table:style-name="Tabulka10.A2" office:value-type="string">
            <text:p text:style-name="P6">107</text:p>
          </table:table-cell>
          <table:table-cell table:style-name="Tabulka10.D2" office:value-type="string">
            <text:p text:style-name="P12">Obj</text:p>
          </table:table-cell>
        </table:table-row>
        <table:table-row>
          <table:table-cell table:style-name="Tabulka10.A2" office:value-type="string">
            <text:p text:style-name="P1">SB</text:p>
          </table:table-cell>
          <table:table-cell table:style-name="Tabulka10.A2" office:value-type="string">
            <text:p text:style-name="P1">Subject</text:p>
          </table:table-cell>
          <table:table-cell table:style-name="Tabulka10.A2" office:value-type="string">
            <text:p text:style-name="P6">49986</text:p>
          </table:table-cell>
          <table:table-cell table:style-name="Tabulka10.D2" office:value-type="string">
            <text:p text:style-name="P12">Sb</text:p>
          </table:table-cell>
        </table:table-row>
        <table:table-row>
          <table:table-cell table:style-name="Tabulka10.A2" office:value-type="string">
            <text:p text:style-name="P1">SBP</text:p>
          </table:table-cell>
          <table:table-cell table:style-name="Tabulka10.A2" office:value-type="string">
            <text:p text:style-name="P1">Logical subject in passive construction</text:p>
          </table:table-cell>
          <table:table-cell table:style-name="Tabulka10.A2" office:value-type="string">
            <text:p text:style-name="P6">1315</text:p>
          </table:table-cell>
          <table:table-cell table:style-name="Tabulka10.D2" office:value-type="string">
            <text:p text:style-name="P12">Obj</text:p>
          </table:table-cell>
        </table:table-row>
        <table:table-row>
          <table:table-cell table:style-name="Tabulka10.A2" office:value-type="string">
            <text:p text:style-name="P1">SP</text:p>
          </table:table-cell>
          <table:table-cell table:style-name="Tabulka10.A2" office:value-type="string">
            <text:p text:style-name="P1">Subject or predicative. The parent should have exactly two such arguments. One of them is subject, the other is predicative but we do not know who is who. Our solution: odd occurrences are subjects, even occurrences are predicatives. Note: this occurs only in one sentence of the whole treebank.</text:p>
          </table:table-cell>
          <table:table-cell table:style-name="Tabulka10.A2" office:value-type="string">
            <text:p text:style-name="P6">2</text:p>
          </table:table-cell>
          <table:table-cell table:style-name="Tabulka10.D2" office:value-type="string">
            <text:p text:style-name="P12">Sb | Pnom</text:p>
          </table:table-cell>
        </table:table-row>
        <table:table-row>
          <table:table-cell table:style-name="Tabulka10.A2" office:value-type="string">
            <text:p text:style-name="P1">SVP</text:p>
          </table:table-cell>
          <table:table-cell table:style-name="Tabulka10.A2" office:value-type="string">
            <text:p text:style-name="P1">Separable verb prefix</text:p>
          </table:table-cell>
          <table:table-cell table:style-name="Tabulka10.A2" office:value-type="string">
            <text:p text:style-name="P6">3766</text:p>
          </table:table-cell>
          <table:table-cell table:style-name="Tabulka10.D2" office:value-type="string">
            <text:p text:style-name="P12">AuxT</text:p>
          </table:table-cell>
        </table:table-row>
        <table:table-row>
          <table:table-cell table:style-name="Tabulka10.A2" office:value-type="string">
            <text:p text:style-name="P1">UC</text:p>
          </table:table-cell>
          <table:table-cell table:style-name="Tabulka10.A2" office:value-type="string">
            <text:p text:style-name="P1">Unit component: token in embedded <text:soft-page-break/>foreign phrase or quotation</text:p>
          </table:table-cell>
          <table:table-cell table:style-name="Tabulka10.A2" office:value-type="string">
            <text:p text:style-name="P6">254</text:p>
          </table:table-cell>
          <table:table-cell table:style-name="Tabulka10.D2" office:value-type="string">
            <text:p text:style-name="P12">Atr</text:p>
          </table:table-cell>
        </table:table-row>
        <table:table-row>
          <table:table-cell table:style-name="Tabulka10.A2" office:value-type="string">
            <text:p text:style-name="P1">VO</text:p>
          </table:table-cell>
          <table:table-cell table:style-name="Tabulka10.A2" office:value-type="string">
            <text:p text:style-name="P1">Vocative</text:p>
          </table:table-cell>
          <table:table-cell table:style-name="Tabulka10.A2" office:value-type="string">
            <text:p text:style-name="P6">42</text:p>
          </table:table-cell>
          <table:table-cell table:style-name="Tabulka10.D2" office:value-type="string">
            <text:p text:style-name="P12">ExD</text:p>
          </table:table-cell>
        </table:table-row>
      </table:table>
      <text:h text:style-name="P35" text:outline-level="1">Hungarian</text:h>
      <text:p text:style-name="P1">The data come from the Szeged Treebank as converted for the CoNLL 2007 shared task. (See <text:a xlink:type="simple" xlink:href="https://wiki.ufal.ms.mff.cuni.cz/user:zeman:treebanks:hu">https://wiki.ufal.ms.mff.cuni.cz/user:zeman:treebanks:hu</text:a>.) There are 49 distinct afun values in the data.</text:p>
      <table:table table:name="Tabulka11" table:style-name="Tabulka11">
        <table:table-column table:style-name="Tabulka11.A"/>
        <table:table-column table:style-name="Tabulka11.B"/>
        <table:table-column table:style-name="Tabulka11.C"/>
        <table:table-column table:style-name="Tabulka11.D"/>
        <table:table-header-rows>
          <table:table-row>
            <table:table-cell table:style-name="Tabulka11.A1" office:value-type="string">
              <text:p text:style-name="P2">Input tag</text:p>
            </table:table-cell>
            <table:table-cell table:style-name="Tabulka11.A1" office:value-type="string">
              <text:p text:style-name="P2">Meaning</text:p>
            </table:table-cell>
            <table:table-cell table:style-name="Tabulka11.A1" office:value-type="string">
              <text:p text:style-name="P3">Frequency</text:p>
            </table:table-cell>
            <table:table-cell table:style-name="Tabulka11.D1" office:value-type="string">
              <text:p text:style-name="P5">Output tag</text:p>
            </table:table-cell>
          </table:table-row>
        </table:table-header-rows>
        <table:table-row>
          <table:table-cell table:style-name="Tabulka11.A2" office:value-type="string">
            <text:p text:style-name="P1">ABL</text:p>
          </table:table-cell>
          <table:table-cell table:style-name="Tabulka11.A2" office:value-type="string">
            <text:p text:style-name="P10"/>
          </table:table-cell>
          <table:table-cell table:style-name="Tabulka11.A2" office:value-type="string">
            <text:p text:style-name="P6">270</text:p>
          </table:table-cell>
          <table:table-cell table:style-name="Tabulka11.D2" office:value-type="string">
            <text:p text:style-name="P12">Adv</text:p>
          </table:table-cell>
        </table:table-row>
        <table:table-row>
          <table:table-cell table:style-name="Tabulka11.A2" office:value-type="string">
            <text:p text:style-name="P1">ADE</text:p>
          </table:table-cell>
          <table:table-cell table:style-name="Tabulka11.A2" office:value-type="string">
            <text:p text:style-name="P1"><text:span text:style-name="T13"/></text:p>
          </table:table-cell>
          <table:table-cell table:style-name="Tabulka11.A2" office:value-type="string">
            <text:p text:style-name="P6">144</text:p>
          </table:table-cell>
          <table:table-cell table:style-name="Tabulka11.D2" office:value-type="string">
            <text:p text:style-name="P12">Adv</text:p>
          </table:table-cell>
        </table:table-row>
        <table:table-row>
          <table:table-cell table:style-name="Tabulka11.A2" office:value-type="string">
            <text:p text:style-name="P1">ADV</text:p>
          </table:table-cell>
          <table:table-cell table:style-name="Tabulka11.A2" office:value-type="string">
            <text:p text:style-name="P1"/>
          </table:table-cell>
          <table:table-cell table:style-name="Tabulka11.A2" office:value-type="string">
            <text:p text:style-name="P6">3684</text:p>
          </table:table-cell>
          <table:table-cell table:style-name="Tabulka11.D2" office:value-type="string">
            <text:p text:style-name="P12">Adv</text:p>
          </table:table-cell>
        </table:table-row>
        <table:table-row>
          <table:table-cell table:style-name="Tabulka11.A2" office:value-type="string">
            <text:p text:style-name="P1">ALL</text:p>
          </table:table-cell>
          <table:table-cell table:style-name="Tabulka11.A2" office:value-type="string">
            <text:p text:style-name="P1"/>
          </table:table-cell>
          <table:table-cell table:style-name="Tabulka11.A2" office:value-type="string">
            <text:p text:style-name="P6">300</text:p>
          </table:table-cell>
          <table:table-cell table:style-name="Tabulka11.D2" office:value-type="string">
            <text:p text:style-name="P12">Adv</text:p>
          </table:table-cell>
        </table:table-row>
        <table:table-row>
          <table:table-cell table:style-name="Tabulka11.A2" office:value-type="string">
            <text:p text:style-name="P1">ATT</text:p>
          </table:table-cell>
          <table:table-cell table:style-name="Tabulka11.A2" office:value-type="string">
            <text:p text:style-name="P1"/>
          </table:table-cell>
          <table:table-cell table:style-name="Tabulka11.A2" office:value-type="string">
            <text:p text:style-name="P6">41984</text:p>
          </table:table-cell>
          <table:table-cell table:style-name="Tabulka11.D2" office:value-type="string">
            <text:p text:style-name="P12">Atr</text:p>
          </table:table-cell>
        </table:table-row>
        <table:table-row>
          <table:table-cell table:style-name="Tabulka11.A2" office:value-type="string">
            <text:p text:style-name="P1">AUX</text:p>
          </table:table-cell>
          <table:table-cell table:style-name="Tabulka11.A2" office:value-type="string">
            <text:p text:style-name="P1"/>
          </table:table-cell>
          <table:table-cell table:style-name="Tabulka11.A2" office:value-type="string">
            <text:p text:style-name="P6">107</text:p>
          </table:table-cell>
          <table:table-cell table:style-name="Tabulka11.D2" office:value-type="string">
            <text:p text:style-name="P12">AuxV</text:p>
          </table:table-cell>
        </table:table-row>
        <table:table-row>
          <table:table-cell table:style-name="Tabulka11.A2" office:value-type="string">
            <text:p text:style-name="P1">CAU</text:p>
          </table:table-cell>
          <table:table-cell table:style-name="Tabulka11.A2" office:value-type="string">
            <text:p text:style-name="P1"/>
          </table:table-cell>
          <table:table-cell table:style-name="Tabulka11.A2" office:value-type="string">
            <text:p text:style-name="P6">126</text:p>
          </table:table-cell>
          <table:table-cell table:style-name="Tabulka11.D2" office:value-type="string">
            <text:p text:style-name="P12">Adv</text:p>
          </table:table-cell>
        </table:table-row>
        <table:table-row>
          <table:table-cell table:style-name="Tabulka11.A2" office:value-type="string">
            <text:p text:style-name="P1">CONJ</text:p>
          </table:table-cell>
          <table:table-cell table:style-name="Tabulka11.A2" office:value-type="string">
            <text:p text:style-name="P1"/>
          </table:table-cell>
          <table:table-cell table:style-name="Tabulka11.A2" office:value-type="string">
            <text:p text:style-name="P6">7092</text:p>
          </table:table-cell>
          <table:table-cell table:style-name="Tabulka11.D2" office:value-type="string">
            <text:p text:style-name="P12">Coord | AuxC</text:p>
          </table:table-cell>
        </table:table-row>
        <table:table-row>
          <table:table-cell table:style-name="Tabulka11.A2" office:value-type="string">
            <text:p text:style-name="P1">CP</text:p>
          </table:table-cell>
          <table:table-cell table:style-name="Tabulka11.A2" office:value-type="string">
            <text:p text:style-name="P1">Predicate of any clause?</text:p>
          </table:table-cell>
          <table:table-cell table:style-name="Tabulka11.A2" office:value-type="string">
            <text:p text:style-name="P6">5982</text:p>
          </table:table-cell>
          <table:table-cell table:style-name="Tabulka11.D2" office:value-type="string">
            <text:p text:style-name="P12">Pred</text:p>
          </table:table-cell>
        </table:table-row>
        <table:table-row>
          <table:table-cell table:style-name="Tabulka11.A2" office:value-type="string">
            <text:p text:style-name="P1">DAT</text:p>
          </table:table-cell>
          <table:table-cell table:style-name="Tabulka11.A2" office:value-type="string">
            <text:p text:style-name="P1"/>
          </table:table-cell>
          <table:table-cell table:style-name="Tabulka11.A2" office:value-type="string">
            <text:p text:style-name="P6">649</text:p>
          </table:table-cell>
          <table:table-cell table:style-name="Tabulka11.D2" office:value-type="string">
            <text:p text:style-name="P12">Obj</text:p>
          </table:table-cell>
        </table:table-row>
        <table:table-row>
          <table:table-cell table:style-name="Tabulka11.A2" office:value-type="string">
            <text:p text:style-name="P1">DEL</text:p>
          </table:table-cell>
          <table:table-cell table:style-name="Tabulka11.A2" office:value-type="string">
            <text:p text:style-name="P1"/>
          </table:table-cell>
          <table:table-cell table:style-name="Tabulka11.A2" office:value-type="string">
            <text:p text:style-name="P6">443</text:p>
          </table:table-cell>
          <table:table-cell table:style-name="Tabulka11.D2" office:value-type="string">
            <text:p text:style-name="P12">Adv</text:p>
          </table:table-cell>
        </table:table-row>
        <table:table-row>
          <table:table-cell table:style-name="Tabulka11.A2" office:value-type="string">
            <text:p text:style-name="P1">DET</text:p>
          </table:table-cell>
          <table:table-cell table:style-name="Tabulka11.A2" office:value-type="string">
            <text:p text:style-name="P1"/>
          </table:table-cell>
          <table:table-cell table:style-name="Tabulka11.A2" office:value-type="string">
            <text:p text:style-name="P6">15951</text:p>
          </table:table-cell>
          <table:table-cell table:style-name="Tabulka11.D2" office:value-type="string">
            <text:p text:style-name="P9">AuxA</text:p>
          </table:table-cell>
        </table:table-row>
        <table:table-row>
          <table:table-cell table:style-name="Tabulka11.A2" office:value-type="string">
            <text:p text:style-name="P1">DIS</text:p>
          </table:table-cell>
          <table:table-cell table:style-name="Tabulka11.A2" office:value-type="string">
            <text:p text:style-name="P1"/>
          </table:table-cell>
          <table:table-cell table:style-name="Tabulka11.A2" office:value-type="string">
            <text:p text:style-name="P6">25</text:p>
          </table:table-cell>
          <table:table-cell table:style-name="Tabulka11.D2" office:value-type="string">
            <text:p text:style-name="P12">Adv</text:p>
          </table:table-cell>
        </table:table-row>
        <table:table-row>
          <table:table-cell table:style-name="Tabulka11.A2" office:value-type="string">
            <text:p text:style-name="P1">ELA</text:p>
          </table:table-cell>
          <table:table-cell table:style-name="Tabulka11.A2" office:value-type="string">
            <text:p text:style-name="P1"/>
          </table:table-cell>
          <table:table-cell table:style-name="Tabulka11.A2" office:value-type="string">
            <text:p text:style-name="P6">396</text:p>
          </table:table-cell>
          <table:table-cell table:style-name="Tabulka11.D2" office:value-type="string">
            <text:p text:style-name="P12">Adv</text:p>
          </table:table-cell>
        </table:table-row>
        <table:table-row>
          <table:table-cell table:style-name="Tabulka11.A2" office:value-type="string">
            <text:p text:style-name="P1">ESS</text:p>
          </table:table-cell>
          <table:table-cell table:style-name="Tabulka11.A2" office:value-type="string">
            <text:p text:style-name="P1"/>
          </table:table-cell>
          <table:table-cell table:style-name="Tabulka11.A2" office:value-type="string">
            <text:p text:style-name="P6">49</text:p>
          </table:table-cell>
          <table:table-cell table:style-name="Tabulka11.D2" office:value-type="string">
            <text:p text:style-name="P12">Adv</text:p>
          </table:table-cell>
        </table:table-row>
        <table:table-row>
          <table:table-cell table:style-name="Tabulka11.A2" office:value-type="string">
            <text:p text:style-name="P1">FAC</text:p>
          </table:table-cell>
          <table:table-cell table:style-name="Tabulka11.A2" office:value-type="string">
            <text:p text:style-name="P1"/>
          </table:table-cell>
          <table:table-cell table:style-name="Tabulka11.A2" office:value-type="string">
            <text:p text:style-name="P6">148</text:p>
          </table:table-cell>
          <table:table-cell table:style-name="Tabulka11.D2" office:value-type="string">
            <text:p text:style-name="P12">Adv</text:p>
          </table:table-cell>
        </table:table-row>
        <table:table-row>
          <table:table-cell table:style-name="Tabulka11.A2" office:value-type="string">
            <text:p text:style-name="P1">FOR</text:p>
          </table:table-cell>
          <table:table-cell table:style-name="Tabulka11.A2" office:value-type="string">
            <text:p text:style-name="P1"/>
          </table:table-cell>
          <table:table-cell table:style-name="Tabulka11.A2" office:value-type="string">
            <text:p text:style-name="P6">113</text:p>
          </table:table-cell>
          <table:table-cell table:style-name="Tabulka11.D2" office:value-type="string">
            <text:p text:style-name="P12">Adv</text:p>
          </table:table-cell>
        </table:table-row>
        <table:table-row>
          <table:table-cell table:style-name="Tabulka11.A2" office:value-type="string">
            <text:p text:style-name="P1">FROM</text:p>
          </table:table-cell>
          <table:table-cell table:style-name="Tabulka11.A2" office:value-type="string">
            <text:p text:style-name="P1"/>
          </table:table-cell>
          <table:table-cell table:style-name="Tabulka11.A2" office:value-type="string">
            <text:p text:style-name="P6">41</text:p>
          </table:table-cell>
          <table:table-cell table:style-name="Tabulka11.D2" office:value-type="string">
            <text:p text:style-name="P12">Adv</text:p>
          </table:table-cell>
        </table:table-row>
        <table:table-row>
          <table:table-cell table:style-name="Tabulka11.A2" office:value-type="string">
            <text:p text:style-name="P1">GEN</text:p>
          </table:table-cell>
          <table:table-cell table:style-name="Tabulka11.A2" office:value-type="string">
            <text:p text:style-name="P58">who knows</text:p>
          </table:table-cell>
          <table:table-cell table:style-name="Tabulka11.A2" office:value-type="string">
            <text:p text:style-name="P6">139</text:p>
          </table:table-cell>
          <table:table-cell table:style-name="Tabulka11.D2" office:value-type="string">
            <text:p text:style-name="P12">Atr</text:p>
          </table:table-cell>
        </table:table-row>
        <table:table-row>
          <table:table-cell table:style-name="Tabulka11.A2" office:value-type="string">
            <text:p text:style-name="P1">GOAL</text:p>
          </table:table-cell>
          <table:table-cell table:style-name="Tabulka11.A2" office:value-type="string">
            <text:p text:style-name="P1"/>
          </table:table-cell>
          <table:table-cell table:style-name="Tabulka11.A2" office:value-type="string">
            <text:p text:style-name="P6">14</text:p>
          </table:table-cell>
          <table:table-cell table:style-name="Tabulka11.D2" office:value-type="string">
            <text:p text:style-name="P12">Adv</text:p>
          </table:table-cell>
        </table:table-row>
        <table:table-row>
          <table:table-cell table:style-name="Tabulka11.A2" office:value-type="string">
            <text:p text:style-name="P1">ILL</text:p>
          </table:table-cell>
          <table:table-cell table:style-name="Tabulka11.A2" office:value-type="string">
            <text:p text:style-name="P1"/>
          </table:table-cell>
          <table:table-cell table:style-name="Tabulka11.A2" office:value-type="string">
            <text:p text:style-name="P6">489</text:p>
          </table:table-cell>
          <table:table-cell table:style-name="Tabulka11.D2" office:value-type="string">
            <text:p text:style-name="P12">Adv</text:p>
          </table:table-cell>
        </table:table-row>
        <table:table-row>
          <table:table-cell table:style-name="Tabulka11.A2" office:value-type="string">
            <text:p text:style-name="P1">INE</text:p>
          </table:table-cell>
          <table:table-cell table:style-name="Tabulka11.A2" office:value-type="string">
            <text:p text:style-name="P1"/>
          </table:table-cell>
          <table:table-cell table:style-name="Tabulka11.A2" office:value-type="string">
            <text:p text:style-name="P6">1993</text:p>
          </table:table-cell>
          <table:table-cell table:style-name="Tabulka11.D2" office:value-type="string">
            <text:p text:style-name="P12">Adv</text:p>
          </table:table-cell>
        </table:table-row>
        <table:table-row>
          <table:table-cell table:style-name="Tabulka11.A2" office:value-type="string">
            <text:p text:style-name="P1">INF</text:p>
          </table:table-cell>
          <table:table-cell table:style-name="Tabulka11.A2" office:value-type="string">
            <text:p text:style-name="P58">who knows</text:p>
          </table:table-cell>
          <table:table-cell table:style-name="Tabulka11.A2" office:value-type="string">
            <text:p text:style-name="P6">1052</text:p>
          </table:table-cell>
          <table:table-cell table:style-name="Tabulka11.D2" office:value-type="string">
            <text:p text:style-name="P12"/>
          </table:table-cell>
        </table:table-row>
        <table:table-row>
          <table:table-cell table:style-name="Tabulka11.A2" office:value-type="string">
            <text:p text:style-name="P1">INS</text:p>
          </table:table-cell>
          <table:table-cell table:style-name="Tabulka11.A2" office:value-type="string">
            <text:p text:style-name="P1"/>
          </table:table-cell>
          <table:table-cell table:style-name="Tabulka11.A2" office:value-type="string">
            <text:p text:style-name="P6">960</text:p>
          </table:table-cell>
          <table:table-cell table:style-name="Tabulka11.D2" office:value-type="string">
            <text:p text:style-name="P12">Adv</text:p>
          </table:table-cell>
        </table:table-row>
        <text:soft-page-break/>
        <table:table-row>
          <table:table-cell table:style-name="Tabulka11.A2" office:value-type="string">
            <text:p text:style-name="P1">LOC</text:p>
          </table:table-cell>
          <table:table-cell table:style-name="Tabulka11.A2" office:value-type="string">
            <text:p text:style-name="P1"/>
          </table:table-cell>
          <table:table-cell table:style-name="Tabulka11.A2" office:value-type="string">
            <text:p text:style-name="P6">6</text:p>
          </table:table-cell>
          <table:table-cell table:style-name="Tabulka11.D2" office:value-type="string">
            <text:p text:style-name="P12">Adv</text:p>
          </table:table-cell>
        </table:table-row>
        <table:table-row>
          <table:table-cell table:style-name="Tabulka11.A2" office:value-type="string">
            <text:p text:style-name="P1">LOCY</text:p>
          </table:table-cell>
          <table:table-cell table:style-name="Tabulka11.A2" office:value-type="string">
            <text:p text:style-name="P1"/>
          </table:table-cell>
          <table:table-cell table:style-name="Tabulka11.A2" office:value-type="string">
            <text:p text:style-name="P6">321</text:p>
          </table:table-cell>
          <table:table-cell table:style-name="Tabulka11.D2" office:value-type="string">
            <text:p text:style-name="P12">Adv</text:p>
          </table:table-cell>
        </table:table-row>
        <table:table-row>
          <table:table-cell table:style-name="Tabulka11.A2" office:value-type="string">
            <text:p text:style-name="P1">MODE</text:p>
          </table:table-cell>
          <table:table-cell table:style-name="Tabulka11.A2" office:value-type="string">
            <text:p text:style-name="P1"/>
          </table:table-cell>
          <table:table-cell table:style-name="Tabulka11.A2" office:value-type="string">
            <text:p text:style-name="P6">2941</text:p>
          </table:table-cell>
          <table:table-cell table:style-name="Tabulka11.D2" office:value-type="string">
            <text:p text:style-name="P12">Adv</text:p>
          </table:table-cell>
        </table:table-row>
        <table:table-row>
          <table:table-cell table:style-name="Tabulka11.A2" office:value-type="string">
            <text:p text:style-name="P1">NEG</text:p>
          </table:table-cell>
          <table:table-cell table:style-name="Tabulka11.A2" office:value-type="string">
            <text:p text:style-name="P1"/>
          </table:table-cell>
          <table:table-cell table:style-name="Tabulka11.A2" office:value-type="string">
            <text:p text:style-name="P6">1499</text:p>
          </table:table-cell>
          <table:table-cell table:style-name="Tabulka11.D2" office:value-type="string">
            <text:p text:style-name="P12">Adv</text:p>
          </table:table-cell>
        </table:table-row>
        <table:table-row>
          <table:table-cell table:style-name="Tabulka11.A2" office:value-type="string">
            <text:p text:style-name="P1">NP</text:p>
          </table:table-cell>
          <table:table-cell table:style-name="Tabulka11.A2" office:value-type="string">
            <text:p text:style-name="P58">??</text:p>
          </table:table-cell>
          <table:table-cell table:style-name="Tabulka11.A2" office:value-type="string">
            <text:p text:style-name="P6">1218</text:p>
          </table:table-cell>
          <table:table-cell table:style-name="Tabulka11.D2" office:value-type="string">
            <text:p text:style-name="P12"/>
          </table:table-cell>
        </table:table-row>
        <table:table-row>
          <table:table-cell table:style-name="Tabulka11.A2" office:value-type="string">
            <text:p text:style-name="P1">OBJ</text:p>
          </table:table-cell>
          <table:table-cell table:style-name="Tabulka11.A2" office:value-type="string">
            <text:p text:style-name="P1"/>
          </table:table-cell>
          <table:table-cell table:style-name="Tabulka11.A2" office:value-type="string">
            <text:p text:style-name="P6">5752</text:p>
          </table:table-cell>
          <table:table-cell table:style-name="Tabulka11.D2" office:value-type="string">
            <text:p text:style-name="P12">Obj</text:p>
          </table:table-cell>
        </table:table-row>
        <table:table-row>
          <table:table-cell table:style-name="Tabulka11.A2" office:value-type="string">
            <text:p text:style-name="P1">PP</text:p>
          </table:table-cell>
          <table:table-cell table:style-name="Tabulka11.A2" office:value-type="string">
            <text:p text:style-name="P1"/>
          </table:table-cell>
          <table:table-cell table:style-name="Tabulka11.A2" office:value-type="string">
            <text:p text:style-name="P6">2208</text:p>
          </table:table-cell>
          <table:table-cell table:style-name="Tabulka11.D2" office:value-type="string">
            <text:p text:style-name="P12">AuxP</text:p>
          </table:table-cell>
        </table:table-row>
        <table:table-row>
          <table:table-cell table:style-name="Tabulka11.A2" office:value-type="string">
            <text:p text:style-name="P1">PRED</text:p>
          </table:table-cell>
          <table:table-cell table:style-name="Tabulka11.A2" office:value-type="string">
            <text:p text:style-name="P1">Predicative noun phrase</text:p>
          </table:table-cell>
          <table:table-cell table:style-name="Tabulka11.A2" office:value-type="string">
            <text:p text:style-name="P6">610</text:p>
          </table:table-cell>
          <table:table-cell table:style-name="Tabulka11.D2" office:value-type="string">
            <text:p text:style-name="P12">Pnom</text:p>
          </table:table-cell>
        </table:table-row>
        <table:table-row>
          <table:table-cell table:style-name="Tabulka11.A2" office:value-type="string">
            <text:p text:style-name="P1">PREVERB</text:p>
          </table:table-cell>
          <table:table-cell table:style-name="Tabulka11.A2" office:value-type="string">
            <text:p text:style-name="P1"/>
          </table:table-cell>
          <table:table-cell table:style-name="Tabulka11.A2" office:value-type="string">
            <text:p text:style-name="P6">1660</text:p>
          </table:table-cell>
          <table:table-cell table:style-name="Tabulka11.D2" office:value-type="string">
            <text:p text:style-name="P12">AuxV</text:p>
          </table:table-cell>
        </table:table-row>
        <table:table-row>
          <table:table-cell table:style-name="Tabulka11.A2" office:value-type="string">
            <text:p text:style-name="P1">PUNCT</text:p>
          </table:table-cell>
          <table:table-cell table:style-name="Tabulka11.A2" office:value-type="string">
            <text:p text:style-name="P1"/>
          </table:table-cell>
          <table:table-cell table:style-name="Tabulka11.A2" office:value-type="string">
            <text:p text:style-name="P6">21589</text:p>
          </table:table-cell>
          <table:table-cell table:style-name="Tabulka11.D2" office:value-type="string">
            <text:p text:style-name="P12">AuxX | AuxG | AuxK</text:p>
          </table:table-cell>
        </table:table-row>
        <table:table-row>
          <table:table-cell table:style-name="Tabulka11.A2" office:value-type="string">
            <text:p text:style-name="P1">QUE</text:p>
          </table:table-cell>
          <table:table-cell table:style-name="Tabulka11.A2" office:value-type="string">
            <text:p text:style-name="P58">??</text:p>
          </table:table-cell>
          <table:table-cell table:style-name="Tabulka11.A2" office:value-type="string">
            <text:p text:style-name="P6">90</text:p>
          </table:table-cell>
          <table:table-cell table:style-name="Tabulka11.D2" office:value-type="string">
            <text:p text:style-name="P12"/>
          </table:table-cell>
        </table:table-row>
        <table:table-row>
          <table:table-cell table:style-name="Tabulka11.A2" office:value-type="string">
            <text:p text:style-name="P1">ROOT</text:p>
          </table:table-cell>
          <table:table-cell table:style-name="Tabulka11.A2" office:value-type="string">
            <text:p text:style-name="P48">Root token (main verb or head noun if there is no verb; not the artificial root node)</text:p>
          </table:table-cell>
          <table:table-cell table:style-name="Tabulka11.A2" office:value-type="string">
            <text:p text:style-name="P6">6424</text:p>
          </table:table-cell>
          <table:table-cell table:style-name="Tabulka11.D2" office:value-type="string">
            <text:p text:style-name="P12">Pred</text:p>
          </table:table-cell>
        </table:table-row>
        <table:table-row>
          <table:table-cell table:style-name="Tabulka11.A2" office:value-type="string">
            <text:p text:style-name="P1">SOC</text:p>
          </table:table-cell>
          <table:table-cell table:style-name="Tabulka11.A2" office:value-type="string">
            <text:p text:style-name="P1"/>
          </table:table-cell>
          <table:table-cell table:style-name="Tabulka11.A2" office:value-type="string">
            <text:p text:style-name="P6">1</text:p>
          </table:table-cell>
          <table:table-cell table:style-name="Tabulka11.D2" office:value-type="string">
            <text:p text:style-name="P12">Adv</text:p>
          </table:table-cell>
        </table:table-row>
        <table:table-row>
          <table:table-cell table:style-name="Tabulka11.A2" office:value-type="string">
            <text:p text:style-name="P1">SUB</text:p>
          </table:table-cell>
          <table:table-cell table:style-name="Tabulka11.A2" office:value-type="string">
            <text:p text:style-name="P1"/>
          </table:table-cell>
          <table:table-cell table:style-name="Tabulka11.A2" office:value-type="string">
            <text:p text:style-name="P6">1257</text:p>
          </table:table-cell>
          <table:table-cell table:style-name="Tabulka11.D2" office:value-type="string">
            <text:p text:style-name="P12">Adv</text:p>
          </table:table-cell>
        </table:table-row>
        <table:table-row>
          <table:table-cell table:style-name="Tabulka11.A2" office:value-type="string">
            <text:p text:style-name="P1">SUBJ</text:p>
          </table:table-cell>
          <table:table-cell table:style-name="Tabulka11.A2" office:value-type="string">
            <text:p text:style-name="P1"/>
          </table:table-cell>
          <table:table-cell table:style-name="Tabulka11.A2" office:value-type="string">
            <text:p text:style-name="P6">7016</text:p>
          </table:table-cell>
          <table:table-cell table:style-name="Tabulka11.D2" office:value-type="string">
            <text:p text:style-name="P12">Sb</text:p>
          </table:table-cell>
        </table:table-row>
        <table:table-row>
          <table:table-cell table:style-name="Tabulka11.A2" office:value-type="string">
            <text:p text:style-name="P1">SUP</text:p>
          </table:table-cell>
          <table:table-cell table:style-name="Tabulka11.A2" office:value-type="string">
            <text:p text:style-name="P1"/>
          </table:table-cell>
          <table:table-cell table:style-name="Tabulka11.A2" office:value-type="string">
            <text:p text:style-name="P6">1189</text:p>
          </table:table-cell>
          <table:table-cell table:style-name="Tabulka11.D2" office:value-type="string">
            <text:p text:style-name="P12">Adv</text:p>
          </table:table-cell>
        </table:table-row>
        <table:table-row>
          <table:table-cell table:style-name="Tabulka11.A2" office:value-type="string">
            <text:p text:style-name="P1">TEM</text:p>
          </table:table-cell>
          <table:table-cell table:style-name="Tabulka11.A2" office:value-type="string">
            <text:p text:style-name="P1"/>
          </table:table-cell>
          <table:table-cell table:style-name="Tabulka11.A2" office:value-type="string">
            <text:p text:style-name="P6">47</text:p>
          </table:table-cell>
          <table:table-cell table:style-name="Tabulka11.D2" office:value-type="string">
            <text:p text:style-name="P12">Adv</text:p>
          </table:table-cell>
        </table:table-row>
        <table:table-row>
          <table:table-cell table:style-name="Tabulka11.A2" office:value-type="string">
            <text:p text:style-name="P1">TER</text:p>
          </table:table-cell>
          <table:table-cell table:style-name="Tabulka11.A2" office:value-type="string">
            <text:p text:style-name="P1"/>
          </table:table-cell>
          <table:table-cell table:style-name="Tabulka11.A2" office:value-type="string">
            <text:p text:style-name="P6">163</text:p>
          </table:table-cell>
          <table:table-cell table:style-name="Tabulka11.D2" office:value-type="string">
            <text:p text:style-name="P12">Adv</text:p>
          </table:table-cell>
        </table:table-row>
        <table:table-row>
          <table:table-cell table:style-name="Tabulka11.A2" office:value-type="string">
            <text:p text:style-name="P1">TFROM</text:p>
          </table:table-cell>
          <table:table-cell table:style-name="Tabulka11.A2" office:value-type="string">
            <text:p text:style-name="P1"/>
          </table:table-cell>
          <table:table-cell table:style-name="Tabulka11.A2" office:value-type="string">
            <text:p text:style-name="P6">66</text:p>
          </table:table-cell>
          <table:table-cell table:style-name="Tabulka11.D2" office:value-type="string">
            <text:p text:style-name="P12">Adv</text:p>
          </table:table-cell>
        </table:table-row>
        <table:table-row>
          <table:table-cell table:style-name="Tabulka11.A2" office:value-type="string">
            <text:p text:style-name="P1">TLOCY</text:p>
          </table:table-cell>
          <table:table-cell table:style-name="Tabulka11.A2" office:value-type="string">
            <text:p text:style-name="P1"/>
          </table:table-cell>
          <table:table-cell table:style-name="Tabulka11.A2" office:value-type="string">
            <text:p text:style-name="P6">2324</text:p>
          </table:table-cell>
          <table:table-cell table:style-name="Tabulka11.D2" office:value-type="string">
            <text:p text:style-name="P12">Adv</text:p>
          </table:table-cell>
        </table:table-row>
        <table:table-row>
          <table:table-cell table:style-name="Tabulka11.A2" office:value-type="string">
            <text:p text:style-name="P1">TO</text:p>
          </table:table-cell>
          <table:table-cell table:style-name="Tabulka11.A2" office:value-type="string">
            <text:p text:style-name="P1"/>
          </table:table-cell>
          <table:table-cell table:style-name="Tabulka11.A2" office:value-type="string">
            <text:p text:style-name="P6">83</text:p>
          </table:table-cell>
          <table:table-cell table:style-name="Tabulka11.D2" office:value-type="string">
            <text:p text:style-name="P12">Adv</text:p>
          </table:table-cell>
        </table:table-row>
        <table:table-row>
          <table:table-cell table:style-name="Tabulka11.A2" office:value-type="string">
            <text:p text:style-name="P1">TTO</text:p>
          </table:table-cell>
          <table:table-cell table:style-name="Tabulka11.A2" office:value-type="string">
            <text:p text:style-name="P1"/>
          </table:table-cell>
          <table:table-cell table:style-name="Tabulka11.A2" office:value-type="string">
            <text:p text:style-name="P6">173</text:p>
          </table:table-cell>
          <table:table-cell table:style-name="Tabulka11.D2" office:value-type="string">
            <text:p text:style-name="P12">Adv</text:p>
          </table:table-cell>
        </table:table-row>
        <table:table-row>
          <table:table-cell table:style-name="Tabulka11.A2" office:value-type="string">
            <text:p text:style-name="P1">UK</text:p>
          </table:table-cell>
          <table:table-cell table:style-name="Tabulka11.A2" office:value-type="string">
            <text:p text:style-name="P58">??</text:p>
          </table:table-cell>
          <table:table-cell table:style-name="Tabulka11.A2" office:value-type="string">
            <text:p text:style-name="P6">3</text:p>
          </table:table-cell>
          <table:table-cell table:style-name="Tabulka11.D2" office:value-type="string">
            <text:p text:style-name="P12"/>
          </table:table-cell>
        </table:table-row>
        <table:table-row>
          <table:table-cell table:style-name="Tabulka11.A2" office:value-type="string">
            <text:p text:style-name="P1">VERB2</text:p>
          </table:table-cell>
          <table:table-cell table:style-name="Tabulka11.A2" office:value-type="string">
            <text:p text:style-name="P1"/>
          </table:table-cell>
          <table:table-cell table:style-name="Tabulka11.A2" office:value-type="string">
            <text:p text:style-name="P6">81</text:p>
          </table:table-cell>
          <table:table-cell table:style-name="Tabulka11.D2" office:value-type="string">
            <text:p text:style-name="P12">AuxV</text:p>
          </table:table-cell>
        </table:table-row>
        <table:table-row>
          <table:table-cell table:style-name="Tabulka11.A2" office:value-type="string">
            <text:p text:style-name="P1">XP</text:p>
          </table:table-cell>
          <table:table-cell table:style-name="Tabulka11.A2" office:value-type="string">
            <text:p text:style-name="P58">??</text:p>
          </table:table-cell>
          <table:table-cell table:style-name="Tabulka11.A2" office:value-type="string">
            <text:p text:style-name="P6">271</text:p>
          </table:table-cell>
          <table:table-cell table:style-name="Tabulka11.D2" office:value-type="string">
            <text:p text:style-name="P12"/>
          </table:table-cell>
        </table:table-row>
      </table:table>
      <text:h text:style-name="P35" text:outline-level="1">Italian</text:h>
      <text:p text:style-name="P1">The data come from the Italian Syntactic-Semantic Treebank as converted for the CoNLL 2007 shared task. (See <text:a xlink:type="simple" xlink:href="https://wiki.ufal.ms.mff.cuni.cz/user:zeman:treebanks:it">https://wiki.ufal.ms.mff.cuni.cz/user:zeman:treebanks:it</text:a>.) There are 22 distinct afun values in the data.</text:p>
      <table:table table:name="Tabulka12" table:style-name="Tabulka12">
        <table:table-column table:style-name="Tabulka12.A"/>
        <table:table-column table:style-name="Tabulka12.B"/>
        <table:table-column table:style-name="Tabulka12.C"/>
        <table:table-column table:style-name="Tabulka12.D"/>
        <table:table-header-rows>
          <table:table-row>
            <table:table-cell table:style-name="Tabulka12.A1" office:value-type="string">
              <text:p text:style-name="P2">Input tag</text:p>
            </table:table-cell>
            <table:table-cell table:style-name="Tabulka12.A1" office:value-type="string">
              <text:p text:style-name="P2">Meaning</text:p>
            </table:table-cell>
            <table:table-cell table:style-name="Tabulka12.A1" office:value-type="string">
              <text:p text:style-name="P3">Frequency</text:p>
            </table:table-cell>
            <table:table-cell table:style-name="Tabulka12.D1" office:value-type="string">
              <text:p text:style-name="P5">Output tag</text:p>
            </table:table-cell>
          </table:table-row>
        </table:table-header-rows>
        <table:table-row>
          <table:table-cell table:style-name="Tabulka12.A2" office:value-type="string">
            <text:p text:style-name="P1">arg</text:p>
          </table:table-cell>
          <table:table-cell table:style-name="Tabulka12.A2" office:value-type="string">
            <text:p text:style-name="P1"/>
          </table:table-cell>
          <table:table-cell table:style-name="Tabulka12.A2" office:value-type="string">
            <text:p text:style-name="P6">1295</text:p>
          </table:table-cell>
          <table:table-cell table:style-name="Tabulka12.D2" office:value-type="string">
            <text:p text:style-name="P12">Atv</text:p>
          </table:table-cell>
        </table:table-row>
        <table:table-row>
          <table:table-cell table:style-name="Tabulka12.A2" office:value-type="string">
            <text:p text:style-name="P1">aux</text:p>
          </table:table-cell>
          <table:table-cell table:style-name="Tabulka12.A2" office:value-type="string">
            <text:p text:style-name="P1">Auxiliary verb</text:p>
          </table:table-cell>
          <table:table-cell table:style-name="Tabulka12.A2" office:value-type="string">
            <text:p text:style-name="P6">1633</text:p>
          </table:table-cell>
          <table:table-cell table:style-name="Tabulka12.D2" office:value-type="string">
            <text:p text:style-name="P12">AuxV</text:p>
          </table:table-cell>
        </table:table-row>
        <table:table-row>
          <table:table-cell table:style-name="Tabulka12.A2" office:value-type="string">
            <text:p text:style-name="P1">clit</text:p>
          </table:table-cell>
          <table:table-cell table:style-name="Tabulka12.A2" office:value-type="string">
            <text:p text:style-name="P1">Clitic</text:p>
          </table:table-cell>
          <table:table-cell table:style-name="Tabulka12.A2" office:value-type="string">
            <text:p text:style-name="P6">698</text:p>
          </table:table-cell>
          <table:table-cell table:style-name="Tabulka12.D2" office:value-type="string">
            <text:p text:style-name="P12">AuxT</text:p>
          </table:table-cell>
        </table:table-row>
        <table:table-row>
          <table:table-cell table:style-name="Tabulka12.A2" office:value-type="string">
            <text:p text:style-name="P1">comp</text:p>
          </table:table-cell>
          <table:table-cell table:style-name="Tabulka12.A2" office:value-type="string">
            <text:p text:style-name="P1"/>
          </table:table-cell>
          <table:table-cell table:style-name="Tabulka12.A2" office:value-type="string">
            <text:p text:style-name="P6">401</text:p>
          </table:table-cell>
          <table:table-cell table:style-name="Tabulka12.D2" office:value-type="string">
            <text:p text:style-name="P12">Obj</text:p>
          </table:table-cell>
        </table:table-row>
        <table:table-row>
          <table:table-cell table:style-name="Tabulka12.A2" office:value-type="string">
            <text:p text:style-name="P1">con</text:p>
          </table:table-cell>
          <table:table-cell table:style-name="Tabulka12.A2" office:value-type="string">
            <text:p text:style-name="P1"/>
          </table:table-cell>
          <table:table-cell table:style-name="Tabulka12.A2" office:value-type="string">
            <text:p text:style-name="P6">3163</text:p>
          </table:table-cell>
          <table:table-cell table:style-name="Tabulka12.D2" office:value-type="string">
            <text:p text:style-name="P12">Coord</text:p>
          </table:table-cell>
        </table:table-row>
        <table:table-row>
          <table:table-cell table:style-name="Tabulka12.A2" office:value-type="string">
            <text:p text:style-name="P1">concat</text:p>
          </table:table-cell>
          <table:table-cell table:style-name="Tabulka12.A2" office:value-type="string">
            <text:p text:style-name="P1"/>
          </table:table-cell>
          <table:table-cell table:style-name="Tabulka12.A2" office:value-type="string">
            <text:p text:style-name="P6">625</text:p>
          </table:table-cell>
          <table:table-cell table:style-name="Tabulka12.D2" office:value-type="string">
            <text:p text:style-name="P12">Atr</text:p>
          </table:table-cell>
        </table:table-row>
        <table:table-row>
          <table:table-cell table:style-name="Tabulka12.A2" office:value-type="string">
            <text:p text:style-name="P1">cong</text:p>
          </table:table-cell>
          <table:table-cell table:style-name="Tabulka12.A2" office:value-type="string">
            <text:p text:style-name="P1"/>
          </table:table-cell>
          <table:table-cell table:style-name="Tabulka12.A2" office:value-type="string">
            <text:p text:style-name="P6">2621</text:p>
          </table:table-cell>
          <table:table-cell table:style-name="Tabulka12.D2" office:value-type="string">
            <text:p text:style-name="P12"/>
          </table:table-cell>
        </table:table-row>
        <table:table-row>
          <table:table-cell table:style-name="Tabulka12.A2" office:value-type="string">
            <text:p text:style-name="P1">cong_sub</text:p>
          </table:table-cell>
          <table:table-cell table:style-name="Tabulka12.A2" office:value-type="string">
            <text:p text:style-name="P1">Subordinating conjunction</text:p>
          </table:table-cell>
          <table:table-cell table:style-name="Tabulka12.A2" office:value-type="string">
            <text:p text:style-name="P6">855</text:p>
          </table:table-cell>
          <table:table-cell table:style-name="Tabulka12.D2" office:value-type="string">
            <text:p text:style-name="P12">AuxC</text:p>
          </table:table-cell>
        </table:table-row>
        <table:table-row>
          <table:table-cell table:style-name="Tabulka12.A2" office:value-type="string">
            <text:p text:style-name="P1">det</text:p>
          </table:table-cell>
          <table:table-cell table:style-name="Tabulka12.A2" office:value-type="string">
            <text:p text:style-name="P1">Determiner</text:p>
          </table:table-cell>
          <table:table-cell table:style-name="Tabulka12.A2" office:value-type="string">
            <text:p text:style-name="P6">5985</text:p>
          </table:table-cell>
          <table:table-cell table:style-name="Tabulka12.D2" office:value-type="string">
            <text:p text:style-name="P9">AuxA</text:p>
          </table:table-cell>
        </table:table-row>
        <table:table-row>
          <table:table-cell table:style-name="Tabulka12.A2" office:value-type="string">
            <text:p text:style-name="P1">dis</text:p>
          </table:table-cell>
          <table:table-cell table:style-name="Tabulka12.A2" office:value-type="string">
            <text:p text:style-name="P1"/>
          </table:table-cell>
          <table:table-cell table:style-name="Tabulka12.A2" office:value-type="string">
            <text:p text:style-name="P6">136</text:p>
          </table:table-cell>
          <table:table-cell table:style-name="Tabulka12.D2" office:value-type="string">
            <text:p text:style-name="P12">Coord</text:p>
          </table:table-cell>
        </table:table-row>
        <table:table-row>
          <table:table-cell table:style-name="Tabulka12.A2" office:value-type="string">
            <text:p text:style-name="P1">disg</text:p>
          </table:table-cell>
          <table:table-cell table:style-name="Tabulka12.A2" office:value-type="string">
            <text:p text:style-name="P1"/>
          </table:table-cell>
          <table:table-cell table:style-name="Tabulka12.A2" office:value-type="string">
            <text:p text:style-name="P6">126</text:p>
          </table:table-cell>
          <table:table-cell table:style-name="Tabulka12.D2" office:value-type="string">
            <text:p text:style-name="P12"/>
          </table:table-cell>
        </table:table-row>
        <table:table-row>
          <table:table-cell table:style-name="Tabulka12.A2" office:value-type="string">
            <text:p text:style-name="P1">mod</text:p>
          </table:table-cell>
          <table:table-cell table:style-name="Tabulka12.A2" office:value-type="string">
            <text:p text:style-name="P10"/>
          </table:table-cell>
          <table:table-cell table:style-name="Tabulka12.A2" office:value-type="string">
            <text:p text:style-name="P6">22926</text:p>
          </table:table-cell>
          <table:table-cell table:style-name="Tabulka12.D2" office:value-type="string">
            <text:p text:style-name="P12">parent is noun or numeral =&gt; Atr</text:p>
            <text:p text:style-name="P12">otherwise =&gt; Adv</text:p>
          </table:table-cell>
        </table:table-row>
        <table:table-row>
          <table:table-cell table:style-name="Tabulka12.A2" office:value-type="string">
            <text:p text:style-name="P1">mod_rel</text:p>
          </table:table-cell>
          <table:table-cell table:style-name="Tabulka12.A2" office:value-type="string">
            <text:p text:style-name="P1"/>
          </table:table-cell>
          <table:table-cell table:style-name="Tabulka12.A2" office:value-type="string">
            <text:p text:style-name="P6">929</text:p>
          </table:table-cell>
          <table:table-cell table:style-name="Tabulka12.D2" office:value-type="string">
            <text:p text:style-name="P12">parent is noun or numeral =&gt; Atr</text:p>
            <text:p text:style-name="P12">otherwise =&gt; Adv</text:p>
          </table:table-cell>
        </table:table-row>
        <table:table-row>
          <table:table-cell table:style-name="Tabulka12.A2" office:value-type="string">
            <text:p text:style-name="P1">modal</text:p>
          </table:table-cell>
          <table:table-cell table:style-name="Tabulka12.A2" office:value-type="string">
            <text:p text:style-name="P1"/>
          </table:table-cell>
          <table:table-cell table:style-name="Tabulka12.A2" office:value-type="string">
            <text:p text:style-name="P6">465</text:p>
          </table:table-cell>
          <table:table-cell table:style-name="Tabulka12.D2" office:value-type="string">
            <text:p text:style-name="P12">AuxV</text:p>
          </table:table-cell>
        </table:table-row>
        <table:table-row>
          <table:table-cell table:style-name="Tabulka12.A2" office:value-type="string">
            <text:p text:style-name="P1">obl</text:p>
          </table:table-cell>
          <table:table-cell table:style-name="Tabulka12.A2" office:value-type="string">
            <text:p text:style-name="P1"/>
          </table:table-cell>
          <table:table-cell table:style-name="Tabulka12.A2" office:value-type="string">
            <text:p text:style-name="P6">716</text:p>
          </table:table-cell>
          <table:table-cell table:style-name="Tabulka12.D2" office:value-type="string">
            <text:p text:style-name="P12">Adv</text:p>
          </table:table-cell>
        </table:table-row>
        <table:table-row>
          <table:table-cell table:style-name="Tabulka12.A2" office:value-type="string">
            <text:p text:style-name="P1">ogg_d</text:p>
          </table:table-cell>
          <table:table-cell table:style-name="Tabulka12.A2" office:value-type="string">
            <text:p text:style-name="P1">Direct object</text:p>
          </table:table-cell>
          <table:table-cell table:style-name="Tabulka12.A2" office:value-type="string">
            <text:p text:style-name="P6">2680</text:p>
          </table:table-cell>
          <table:table-cell table:style-name="Tabulka12.D2" office:value-type="string">
            <text:p text:style-name="P12">Obj</text:p>
          </table:table-cell>
        </table:table-row>
        <table:table-row>
          <table:table-cell table:style-name="Tabulka12.A2" office:value-type="string">
            <text:p text:style-name="P1">ogg_i</text:p>
          </table:table-cell>
          <table:table-cell table:style-name="Tabulka12.A2" office:value-type="string">
            <text:p text:style-name="P1">Indirect object</text:p>
          </table:table-cell>
          <table:table-cell table:style-name="Tabulka12.A2" office:value-type="string">
            <text:p text:style-name="P6">409</text:p>
          </table:table-cell>
          <table:table-cell table:style-name="Tabulka12.D2" office:value-type="string">
            <text:p text:style-name="P12">Obj</text:p>
          </table:table-cell>
        </table:table-row>
        <table:table-row>
          <table:table-cell table:style-name="Tabulka12.A2" office:value-type="string">
            <text:p text:style-name="P1">pred</text:p>
          </table:table-cell>
          <table:table-cell table:style-name="Tabulka12.A2" office:value-type="string">
            <text:p text:style-name="P1">Nominal or adjectival predicative</text:p>
          </table:table-cell>
          <table:table-cell table:style-name="Tabulka12.A2" office:value-type="string">
            <text:p text:style-name="P6">1346</text:p>
          </table:table-cell>
          <table:table-cell table:style-name="Tabulka12.D2" office:value-type="string">
            <text:p text:style-name="P12">Pnom</text:p>
          </table:table-cell>
        </table:table-row>
        <table:table-row>
          <table:table-cell table:style-name="Tabulka12.A2" office:value-type="string">
            <text:p text:style-name="P1">prep</text:p>
          </table:table-cell>
          <table:table-cell table:style-name="Tabulka12.A2" office:value-type="string">
            <text:p text:style-name="P1"><text:span text:style-name="T13">Preposition</text:span></text:p>
          </table:table-cell>
          <table:table-cell table:style-name="Tabulka12.A2" office:value-type="string">
            <text:p text:style-name="P6">11256</text:p>
          </table:table-cell>
          <table:table-cell table:style-name="Tabulka12.D2" office:value-type="string">
            <text:p text:style-name="P12">AuxP</text:p>
          </table:table-cell>
        </table:table-row>
        <table:table-row>
          <table:table-cell table:style-name="Tabulka12.A2" office:value-type="string">
            <text:p text:style-name="P1">punc</text:p>
          </table:table-cell>
          <table:table-cell table:style-name="Tabulka12.A2" office:value-type="string">
            <text:p text:style-name="P1">Punctuation</text:p>
          </table:table-cell>
          <table:table-cell table:style-name="Tabulka12.A2" office:value-type="string">
            <text:p text:style-name="P6">10023</text:p>
          </table:table-cell>
          <table:table-cell table:style-name="Tabulka12.D2" office:value-type="string">
            <text:p text:style-name="P12">AuxX | AuxG | AuxK</text:p>
          </table:table-cell>
        </table:table-row>
        <table:table-row>
          <table:table-cell table:style-name="Tabulka12.A2" office:value-type="string">
            <text:p text:style-name="P1">ROOT</text:p>
          </table:table-cell>
          <table:table-cell table:style-name="Tabulka12.A2" office:value-type="string">
            <text:p text:style-name="P48">Root token (main verb or head noun if there is no verb; not the artificial <text:soft-page-break/>root node)</text:p>
          </table:table-cell>
          <table:table-cell table:style-name="Tabulka12.A2" office:value-type="string">
            <text:p text:style-name="P6">4163</text:p>
          </table:table-cell>
          <table:table-cell table:style-name="Tabulka12.D2" office:value-type="string">
            <text:p text:style-name="P12">verb =&gt; Pred</text:p>
            <text:p text:style-name="P12"><text:soft-page-break/>otherwise =&gt; ExD</text:p>
          </table:table-cell>
        </table:table-row>
        <table:table-row>
          <table:table-cell table:style-name="Tabulka12.A2" office:value-type="string">
            <text:p text:style-name="P1">sogg</text:p>
          </table:table-cell>
          <table:table-cell table:style-name="Tabulka12.A2" office:value-type="string">
            <text:p text:style-name="P1">Subject</text:p>
          </table:table-cell>
          <table:table-cell table:style-name="Tabulka12.A2" office:value-type="string">
            <text:p text:style-name="P6">3844</text:p>
          </table:table-cell>
          <table:table-cell table:style-name="Tabulka12.D2" office:value-type="string">
            <text:p text:style-name="P12">Sb</text:p>
          </table:table-cell>
        </table:table-row>
      </table:table>
      <text:h text:style-name="P35" text:outline-level="1">Japanese</text:h>
      <text:p text:style-name="P1">The data come from the <text:span text:style-name="T17">Tü</text:span>Ba-J/S Treebank as converted for the CoNLL 2006 shared task. (See <text:a xlink:type="simple" xlink:href="https://wiki.ufal.ms.mff.cuni.cz/user:zeman:treebanks:ja">https://wiki.ufal.ms.mff.cuni.cz/user:zeman:treebanks:ja</text:a>.) There are 8 distinct afun values in the data.</text:p>
      <table:table table:name="Tabulka13" table:style-name="Tabulka13">
        <table:table-column table:style-name="Tabulka13.A"/>
        <table:table-column table:style-name="Tabulka13.B"/>
        <table:table-column table:style-name="Tabulka13.C"/>
        <table:table-column table:style-name="Tabulka13.D"/>
        <table:table-header-rows>
          <table:table-row>
            <table:table-cell table:style-name="Tabulka13.A1" office:value-type="string">
              <text:p text:style-name="P2">Input tag</text:p>
            </table:table-cell>
            <table:table-cell table:style-name="Tabulka13.A1" office:value-type="string">
              <text:p text:style-name="P2">Meaning</text:p>
            </table:table-cell>
            <table:table-cell table:style-name="Tabulka13.A1" office:value-type="string">
              <text:p text:style-name="P3">Frequency</text:p>
            </table:table-cell>
            <table:table-cell table:style-name="Tabulka13.D1" office:value-type="string">
              <text:p text:style-name="P5">Output tag</text:p>
            </table:table-cell>
          </table:table-row>
        </table:table-header-rows>
        <table:table-row>
          <table:table-cell table:style-name="Tabulka13.A2" office:value-type="string">
            <text:p text:style-name="P1">COMP</text:p>
          </table:table-cell>
          <table:table-cell table:style-name="Tabulka13.A2" office:value-type="string">
            <text:p text:style-name="P1">Complement</text:p>
          </table:table-cell>
          <table:table-cell table:style-name="Tabulka13.A2" office:value-type="string">
            <text:p text:style-name="P6">65735</text:p>
          </table:table-cell>
          <table:table-cell table:style-name="Tabulka13.D2" office:value-type="string">
            <text:p text:style-name="P9">Atv</text:p>
          </table:table-cell>
        </table:table-row>
        <table:table-row>
          <table:table-cell table:style-name="Tabulka13.A2" office:value-type="string">
            <text:p text:style-name="P1">ROOT</text:p>
          </table:table-cell>
          <table:table-cell table:style-name="Tabulka13.A2" office:value-type="string">
            <text:p text:style-name="P48">Root token (main verb or head noun if there is no verb; not the artificial root node)</text:p>
          </table:table-cell>
          <table:table-cell table:style-name="Tabulka13.A2" office:value-type="string">
            <text:p text:style-name="P6">25889</text:p>
          </table:table-cell>
          <table:table-cell table:style-name="Tabulka13.D2" office:value-type="string">
            <text:p text:style-name="P12">verb =&gt; Pred</text:p>
            <text:p text:style-name="P12">otherwise =&gt; ExD</text:p>
          </table:table-cell>
        </table:table-row>
        <table:table-row>
          <table:table-cell table:style-name="Tabulka13.A2" office:value-type="string">
            <text:p text:style-name="P1">ADJ</text:p>
          </table:table-cell>
          <table:table-cell table:style-name="Tabulka13.A2" office:value-type="string">
            <text:p text:style-name="P1"><text:span text:style-name="T13">Adjunct</text:span></text:p>
          </table:table-cell>
          <table:table-cell table:style-name="Tabulka13.A2" office:value-type="string">
            <text:p text:style-name="P6">22710</text:p>
          </table:table-cell>
          <table:table-cell table:style-name="Tabulka13.D2" office:value-type="string">
            <text:p text:style-name="P12">Adv</text:p>
          </table:table-cell>
        </table:table-row>
        <table:table-row>
          <table:table-cell table:style-name="Tabulka13.A2" office:value-type="string">
            <text:p text:style-name="P1">PUNCT</text:p>
          </table:table-cell>
          <table:table-cell table:style-name="Tabulka13.A2" office:value-type="string">
            <text:p text:style-name="P1">Punctuation</text:p>
          </table:table-cell>
          <table:table-cell table:style-name="Tabulka13.A2" office:value-type="string">
            <text:p text:style-name="P6">18240</text:p>
          </table:table-cell>
          <table:table-cell table:style-name="Tabulka13.D2" office:value-type="string">
            <text:p text:style-name="P12">AuxX | AuxG | AuxK</text:p>
          </table:table-cell>
        </table:table-row>
        <table:table-row>
          <table:table-cell table:style-name="Tabulka13.A2" office:value-type="string">
            <text:p text:style-name="P1">MRK</text:p>
          </table:table-cell>
          <table:table-cell table:style-name="Tabulka13.A2" office:value-type="string">
            <text:p text:style-name="P48"/>
          </table:table-cell>
          <table:table-cell table:style-name="Tabulka13.A2" office:value-type="string">
            <text:p text:style-name="P6">12943</text:p>
          </table:table-cell>
          <table:table-cell table:style-name="Tabulka13.D2" office:value-type="string">
            <text:p text:style-name="P12">Atr</text:p>
          </table:table-cell>
        </table:table-row>
        <table:table-row>
          <table:table-cell table:style-name="Tabulka13.A2" office:value-type="string">
            <text:p text:style-name="P1">SBJ</text:p>
          </table:table-cell>
          <table:table-cell table:style-name="Tabulka13.A2" office:value-type="string">
            <text:p text:style-name="P1">Subject</text:p>
          </table:table-cell>
          <table:table-cell table:style-name="Tabulka13.A2" office:value-type="string">
            <text:p text:style-name="P6">5712</text:p>
          </table:table-cell>
          <table:table-cell table:style-name="Tabulka13.D2" office:value-type="string">
            <text:p text:style-name="P12">Sb</text:p>
          </table:table-cell>
        </table:table-row>
        <table:table-row>
          <table:table-cell table:style-name="Tabulka13.A2" office:value-type="string">
            <text:p text:style-name="P1">HD</text:p>
          </table:table-cell>
          <table:table-cell table:style-name="Tabulka13.A2" office:value-type="string">
            <text:p text:style-name="P1">Co-head</text:p>
          </table:table-cell>
          <table:table-cell table:style-name="Tabulka13.A2" office:value-type="string">
            <text:p text:style-name="P6">3474</text:p>
          </table:table-cell>
          <table:table-cell table:style-name="Tabulka13.D2" office:value-type="string">
            <text:p text:style-name="P12">preposition =&gt; AuxP</text:p>
            <text:p text:style-name="P12">numeral =&gt; Atr</text:p>
            <text:p text:style-name="P12">noun =&gt; Atr</text:p>
            <text:p text:style-name="P12">input part of speech is Pacc =&gt; Obj</text:p>
            <text:p text:style-name="P12">input part of speech is P =&gt; AuxP</text:p>
            <text:p text:style-name="P12">finite verb followed by noun (relative clause?) =&gt; Atr</text:p>
          </table:table-cell>
        </table:table-row>
        <table:table-row>
          <table:table-cell table:style-name="Tabulka13.A2" office:value-type="string">
            <text:p text:style-name="P1">-</text:p>
          </table:table-cell>
          <table:table-cell table:style-name="Tabulka13.A2" office:value-type="string">
            <text:p text:style-name="P1"/>
          </table:table-cell>
          <table:table-cell table:style-name="Tabulka13.A2" office:value-type="string">
            <text:p text:style-name="P6">2469</text:p>
          </table:table-cell>
          <table:table-cell table:style-name="Tabulka13.D2" office:value-type="string">
            <text:p text:style-name="P12"/>
          </table:table-cell>
        </table:table-row>
      </table:table>
      <text:p text:style-name="P1"/>
      <text:p text:style-name="Text_20_body">Labels that cannot be converted using the above table are processed according to the part of speech of their node and the part of speech of their parent:</text:p>
      <text:p text:style-name="P1">Modal verb =&gt; AuxV (regardless input afun)</text:p>
      <text:p text:style-name="P1">Adjective =&gt; Atr</text:p>
      <text:p text:style-name="P1">Numeral =&gt; Atr</text:p>
      <text:p text:style-name="P1">Adverb =&gt; Adv</text:p>
      <text:p text:style-name="P1">Input part of speech is Pcnj =&gt; Coord</text:p>
      <text:p text:style-name="P1">Input part of speech is CNJ (sentence-initial conjunction) =&gt; Adv</text:p>
      <text:p text:style-name="P1">Input part of speech is Pacc (accusative <text:span text:style-name="T9">ko</text:span><text:span text:style-name="T13">) =&gt; Obj</text:span></text:p>
      <text:p text:style-name="P1"><text:span text:style-name="T13">Subordinating conjunction =&gt; AuxC</text:span></text:p>
      <text:p text:style-name="P1"><text:span text:style-name="T13">Input part of speech is PSE =&gt; AuxZ</text:span></text:p>
      <text:p text:style-name="P1"><text:soft-page-break/><text:span text:style-name="T13">Input part of speech is P (general postposition) =&gt; AuxP</text:span></text:p>
      <text:p text:style-name="P1"><text:span text:style-name="T13">Input part of speech is Pgen (possessive/genitive </text:span><text:span text:style-name="T9">no</text:span><text:span text:style-name="T13">) =&gt; Atr</text:span></text:p>
      <text:p text:style-name="P1"><text:span text:style-name="T13">Input part of speech is Pfoc (focus postposition) =&gt; AuxZ</text:span></text:p>
      <text:h text:style-name="P35" text:outline-level="1">Persian</text:h>
      <text:p text:style-name="P1">The data come from the Persian Dependency Treebank, pre-release version from early 2012. (See <text:a xlink:type="simple" xlink:href="https://wiki.ufal.ms.mff.cuni.cz/user:zeman:treebanks:fa">https://wiki.ufal.ms.mff.cuni.cz/user:zeman:treebanks:fa</text:a>.) There are 240 distinct afun values in the data but a majority of them are garbage belonging to other CoNLL columns, appearing as afuns because of bugs in the data. We list here only 42 values that seem to be genuine because of their form and frequency. <text:span text:style-name="T9">Update: The documentation of the treebank lists 44 afun values.</text:span></text:p>
      <table:table table:name="Tabulka14" table:style-name="Tabulka14">
        <table:table-column table:style-name="Tabulka14.A"/>
        <table:table-column table:style-name="Tabulka14.B"/>
        <table:table-column table:style-name="Tabulka14.C"/>
        <table:table-column table:style-name="Tabulka14.D"/>
        <table:table-header-rows>
          <table:table-row>
            <table:table-cell table:style-name="Tabulka14.A1" office:value-type="string">
              <text:p text:style-name="P2">Input tag</text:p>
            </table:table-cell>
            <table:table-cell table:style-name="Tabulka14.A1" office:value-type="string">
              <text:p text:style-name="P2">Meaning</text:p>
            </table:table-cell>
            <table:table-cell table:style-name="Tabulka14.A1" office:value-type="string">
              <text:p text:style-name="P3">Frequency</text:p>
            </table:table-cell>
            <table:table-cell table:style-name="Tabulka14.D1" office:value-type="string">
              <text:p text:style-name="P5">Output tag</text:p>
            </table:table-cell>
          </table:table-row>
        </table:table-header-rows>
        <table:table-row>
          <table:table-cell table:style-name="Tabulka14.A2" office:value-type="string">
            <text:p text:style-name="P1"><text:span text:style-name="T13">ACL</text:span></text:p>
          </table:table-cell>
          <table:table-cell table:style-name="Tabulka14.A2" office:value-type="string">
            <text:p text:style-name="P1">Complement clause of adjective: <text:span text:style-name="T9">agah hästäm ke miaji</text:span> = lit. “aware am that he-comes” = “I am aware that he will come.”</text:p>
          </table:table-cell>
          <table:table-cell table:style-name="Tabulka14.A2" office:value-type="string">
            <text:p text:style-name="P6"><text:span text:style-name="T13">98</text:span></text:p>
          </table:table-cell>
          <table:table-cell table:style-name="Tabulka14.D2" office:value-type="string">
            <text:p text:style-name="P12">Obj</text:p>
          </table:table-cell>
        </table:table-row>
        <table:table-row>
          <table:table-cell table:style-name="Tabulka14.A2" office:value-type="string">
            <text:p text:style-name="P1">ADJADV</text:p>
          </table:table-cell>
          <table:table-cell table:style-name="Tabulka14.A2" office:value-type="string">
            <text:p text:style-name="P1">Adverbial complement of adjective: <text:span text:style-name="T9">taksi sävar šodäm</text:span> = lit. “taxi riding I-became” (<text:span text:style-name="T9">taksi</text:span> is ADJADV of <text:span text:style-name="T9">sävar</text:span>).</text:p>
          </table:table-cell>
          <table:table-cell table:style-name="Tabulka14.A2" office:value-type="string">
            <text:p text:style-name="P6">0</text:p>
          </table:table-cell>
          <table:table-cell table:style-name="Tabulka14.D2" office:value-type="string">
            <text:p text:style-name="P12">Adv</text:p>
          </table:table-cell>
        </table:table-row>
        <table:table-row>
          <table:table-cell table:style-name="Tabulka14.A2" office:value-type="string">
            <text:p text:style-name="P1"><text:span text:style-name="T13">ADV</text:span></text:p>
          </table:table-cell>
          <table:table-cell table:style-name="Tabulka14.A2" office:value-type="string">
            <text:p text:style-name="P1">Adverbial modifier of verb: <text:span text:style-name="T9">bäraje xärid räftäm</text:span> = lit. “for shopping I-went” = “I went for shopping.”</text:p>
          </table:table-cell>
          <table:table-cell table:style-name="Tabulka14.A2" office:value-type="string">
            <text:p text:style-name="P6"><text:span text:style-name="T13">13223</text:span></text:p>
          </table:table-cell>
          <table:table-cell table:style-name="Tabulka14.D2" office:value-type="string">
            <text:p text:style-name="P12">Adv</text:p>
          </table:table-cell>
        </table:table-row>
        <table:table-row>
          <table:table-cell table:style-name="Tabulka14.A2" office:value-type="string">
            <text:p text:style-name="P1"><text:span text:style-name="T13">ADVC</text:span></text:p>
          </table:table-cell>
          <table:table-cell table:style-name="Tabulka14.A2" office:value-type="string">
            <text:p text:style-name="P1">Adverbial complement of verb: <text:span text:style-name="T9">tehran mandäm</text:span> = “Tehran stay/PAST-1ST-SG” = “I stayed in Tehran.”</text:p>
          </table:table-cell>
          <table:table-cell table:style-name="Tabulka14.A2" office:value-type="string">
            <text:p text:style-name="P6"><text:span text:style-name="T13">414</text:span></text:p>
          </table:table-cell>
          <table:table-cell table:style-name="Tabulka14.D2" office:value-type="string">
            <text:p text:style-name="P12">Adv</text:p>
          </table:table-cell>
        </table:table-row>
        <table:table-row>
          <table:table-cell table:style-name="Tabulka14.A2" office:value-type="string">
            <text:p text:style-name="P1"><text:span text:style-name="T13">AJCONJ</text:span></text:p>
          </table:table-cell>
          <table:table-cell table:style-name="Tabulka14.A2" office:value-type="string">
            <text:p text:style-name="P1">Coordinating conjunction between two adjectives (the one appearing earlier is dependent, the one appearing later is the head) or the dependent adjective conjunct if there is no coordinating conjunction.</text:p>
          </table:table-cell>
          <table:table-cell table:style-name="Tabulka14.A2" office:value-type="string">
            <text:p text:style-name="P6"><text:span text:style-name="T13">864</text:span></text:p>
          </table:table-cell>
          <table:table-cell table:style-name="Tabulka14.D2" office:value-type="string">
            <text:p text:style-name="P12">Coord</text:p>
          </table:table-cell>
        </table:table-row>
        <table:table-row>
          <table:table-cell table:style-name="Tabulka14.A2" office:value-type="string">
            <text:p text:style-name="P1"><text:span text:style-name="T13">AJPP</text:span></text:p>
          </table:table-cell>
          <table:table-cell table:style-name="Tabulka14.A2" office:value-type="string">
            <text:p text:style-name="P1">Prepositional complement of adjective: <text:span text:style-name="T9">ašna ba äkkasi</text:span> = “familiar with photography”.</text:p>
          </table:table-cell>
          <table:table-cell table:style-name="Tabulka14.A2" office:value-type="string">
            <text:p text:style-name="P6"><text:span text:style-name="T13">838</text:span></text:p>
          </table:table-cell>
          <table:table-cell table:style-name="Tabulka14.D2" office:value-type="string">
            <text:p text:style-name="P12">Obj</text:p>
          </table:table-cell>
        </table:table-row>
        <table:table-row>
          <table:table-cell table:style-name="Tabulka14.A2" office:value-type="string">
            <text:p text:style-name="P1"><text:span text:style-name="T13">AJUCL</text:span></text:p>
          </table:table-cell>
          <table:table-cell table:style-name="Tabulka14.A2" office:value-type="string">
            <text:p text:style-name="P1">Adjunct clause: <text:span text:style-name="T9">ägär bijaji xošhal mišäväm</text:span> = lit. “if you-come happy I-become” = “I'll be happy if you come.” (<text:span text:style-name="T9">ägär</text:span> is AJUCL)</text:p>
          </table:table-cell>
          <table:table-cell table:style-name="Tabulka14.A2" office:value-type="string">
            <text:p text:style-name="P6"><text:span text:style-name="T13">1536</text:span></text:p>
          </table:table-cell>
          <table:table-cell table:style-name="Tabulka14.D2" office:value-type="string">
            <text:p text:style-name="P12">Adv</text:p>
          </table:table-cell>
        </table:table-row>
        <table:table-row>
          <table:table-cell table:style-name="Tabulka14.A2" office:value-type="string">
            <text:p text:style-name="P1">APOSTMOD</text:p>
          </table:table-cell>
          <table:table-cell table:style-name="Tabulka14.A2" office:value-type="string">
            <text:p text:style-name="P1">Adjective post-modifier by another adjective: <text:span text:style-name="T9">pirahän-e abi-je asemani</text:span> = lit. “shirt-EZAFE blue-EZAFE sky” = “a sky blue shirt”.</text:p>
          </table:table-cell>
          <table:table-cell table:style-name="Tabulka14.A2" office:value-type="string">
            <text:p text:style-name="P6">0</text:p>
          </table:table-cell>
          <table:table-cell table:style-name="Tabulka14.D2" office:value-type="string">
            <text:p text:style-name="P12">Adv</text:p>
          </table:table-cell>
        </table:table-row>
        <table:table-row>
          <table:table-cell table:style-name="Tabulka14.A2" office:value-type="string">
            <text:p text:style-name="P1"><text:span text:style-name="T13">APP</text:span></text:p>
          </table:table-cell>
          <table:table-cell table:style-name="Tabulka14.A2" office:value-type="string">
            <text:p text:style-name="P1">Second member of apposition: <text:span text:style-name="T9">sädi šaer -e irani</text:span> = lit. “Saadi poet EZAFE Iranian” = “Saadi, the <text:soft-page-break/>Iranian poet”</text:p>
          </table:table-cell>
          <table:table-cell table:style-name="Tabulka14.A2" office:value-type="string">
            <text:p text:style-name="P6"><text:span text:style-name="T13">563</text:span></text:p>
          </table:table-cell>
          <table:table-cell table:style-name="Tabulka14.D2" office:value-type="string">
            <text:p text:style-name="P9">Apos</text:p>
          </table:table-cell>
        </table:table-row>
        <table:table-row>
          <table:table-cell table:style-name="Tabulka14.A2" office:value-type="string">
            <text:p text:style-name="P1"><text:span text:style-name="T13">APREMOD</text:span></text:p>
          </table:table-cell>
          <table:table-cell table:style-name="Tabulka14.A2" office:value-type="string">
            <text:p text:style-name="P1">Adjective pre-modifier by an adverb: <text:span text:style-name="T9">besjar šad</text:span> = “very happy”.</text:p>
          </table:table-cell>
          <table:table-cell table:style-name="Tabulka14.A2" office:value-type="string">
            <text:p text:style-name="P6"><text:span text:style-name="T13">379</text:span></text:p>
          </table:table-cell>
          <table:table-cell table:style-name="Tabulka14.D2" office:value-type="string">
            <text:p text:style-name="P12">Adv</text:p>
          </table:table-cell>
        </table:table-row>
        <table:table-row>
          <table:table-cell table:style-name="Tabulka14.A2" office:value-type="string">
            <text:p text:style-name="P1"><text:span text:style-name="T13">AVCONJ</text:span></text:p>
          </table:table-cell>
          <table:table-cell table:style-name="Tabulka14.A2" office:value-type="string">
            <text:p text:style-name="P1">Coordinating conjunction between two adverbs (the one appearing earlier is dependent, the one appearing later is the head) or the dependent adverb conjunct if there is no coordinating conjunction.</text:p>
          </table:table-cell>
          <table:table-cell table:style-name="Tabulka14.A2" office:value-type="string">
            <text:p text:style-name="P6"><text:span text:style-name="T13">93</text:span></text:p>
          </table:table-cell>
          <table:table-cell table:style-name="Tabulka14.D2" office:value-type="string">
            <text:p text:style-name="P12">Coord</text:p>
          </table:table-cell>
        </table:table-row>
        <table:table-row>
          <table:table-cell table:style-name="Tabulka14.A2" office:value-type="string">
            <text:p text:style-name="P1"><text:span text:style-name="T13">COMPPP</text:span></text:p>
          </table:table-cell>
          <table:table-cell table:style-name="Tabulka14.A2" office:value-type="string">
            <text:p text:style-name="P1">Comparative preposition: <text:span text:style-name="T9">behtär äz servät</text:span> = “better than wealth”; <text:span text:style-name="T9">äz</text:span> is COMPPP of <text:span text:style-name="T9">behtär</text:span>.</text:p>
            <text:p text:style-name="P8">In PDT, comparative constructions <text:span text:style-name="T9">better than something</text:span> are analyzed as ellipsis for <text:span text:style-name="T9">better than something is</text:span>. They are thus tagged ExD, which does not say much (many other very different cases are tagged ExD, too). We may want to consider introducing special afun for comparative constructions instead.</text:p>
          </table:table-cell>
          <table:table-cell table:style-name="Tabulka14.A2" office:value-type="string">
            <text:p text:style-name="P6"><text:span text:style-name="T13">204</text:span></text:p>
          </table:table-cell>
          <table:table-cell table:style-name="Tabulka14.D2" office:value-type="string">
            <text:p text:style-name="P9">ExD</text:p>
          </table:table-cell>
        </table:table-row>
        <table:table-row>
          <table:table-cell table:style-name="Tabulka14.A2" office:value-type="string">
            <text:p text:style-name="P1"><text:span text:style-name="T13">ENC</text:span></text:p>
          </table:table-cell>
          <table:table-cell table:style-name="Tabulka14.A2" office:value-type="string">
            <text:p text:style-name="P1">Enclitic non-verbal element of a compound verb.</text:p>
          </table:table-cell>
          <table:table-cell table:style-name="Tabulka14.A2" office:value-type="string">
            <text:p text:style-name="P6"><text:span text:style-name="T13">66</text:span></text:p>
          </table:table-cell>
          <table:table-cell table:style-name="Tabulka14.D2" office:value-type="string">
            <text:p text:style-name="P12">Pnom</text:p>
          </table:table-cell>
        </table:table-row>
        <table:table-row>
          <table:table-cell table:style-name="Tabulka14.A2" office:value-type="string">
            <text:p text:style-name="P1"><text:span text:style-name="T13">LVP</text:span></text:p>
          </table:table-cell>
          <table:table-cell table:style-name="Tabulka14.A2" office:value-type="string">
            <text:p text:style-name="P1">Light verb particle. Only the compound light verb <text:span text:style-name="T9">pejda kärdän</text:span> (“to find”) (<text:span text:style-name="T9">pejda</text:span> is LVP).</text:p>
          </table:table-cell>
          <table:table-cell table:style-name="Tabulka14.A2" office:value-type="string">
            <text:p text:style-name="P6"><text:span text:style-name="T13">24</text:span></text:p>
          </table:table-cell>
          <table:table-cell table:style-name="Tabulka14.D2" office:value-type="string">
            <text:p text:style-name="P12">Obj</text:p>
          </table:table-cell>
        </table:table-row>
        <table:table-row>
          <table:table-cell table:style-name="Tabulka14.A2" office:value-type="string">
            <text:p text:style-name="P1"><text:span text:style-name="T13">MESU</text:span></text:p>
          </table:table-cell>
          <table:table-cell table:style-name="Tabulka14.A2" office:value-type="string">
            <text:p text:style-name="P1">Measure (a measurement unit between numeral and counted noun): <text:span text:style-name="T9">do dželd ketab</text:span> = “two volume book”</text:p>
          </table:table-cell>
          <table:table-cell table:style-name="Tabulka14.A2" office:value-type="string">
            <text:p text:style-name="P6"><text:span text:style-name="T13">281</text:span></text:p>
          </table:table-cell>
          <table:table-cell table:style-name="Tabulka14.D2" office:value-type="string">
            <text:p text:style-name="P12">Atr</text:p>
          </table:table-cell>
        </table:table-row>
        <table:table-row>
          <table:table-cell table:style-name="Tabulka14.A2" office:value-type="string">
            <text:p text:style-name="P1"><text:span text:style-name="T13">MOS</text:span></text:p>
          </table:table-cell>
          <table:table-cell table:style-name="Tabulka14.A2" office:value-type="string">
            <text:p text:style-name="P1">Mosnad. A property ascribed to the subject using verbs such as <text:span text:style-name="T9">šodän</text:span> (“to become”), <text:span text:style-name="T9">budän</text:span> (“to be”), <text:span text:style-name="T9">ästän</text:span> (“to be”) etc.</text:p>
            <text:p text:style-name="P1">Example: <text:span text:style-name="T9">u doktor äst</text:span> (lit. “he doctor is”)</text:p>
          </table:table-cell>
          <table:table-cell table:style-name="Tabulka14.A2" office:value-type="string">
            <text:p text:style-name="P6"><text:span text:style-name="T13">4811</text:span></text:p>
          </table:table-cell>
          <table:table-cell table:style-name="Tabulka14.D2" office:value-type="string">
            <text:p text:style-name="P12">Pnom</text:p>
          </table:table-cell>
        </table:table-row>
        <table:table-row>
          <table:table-cell table:style-name="Tabulka14.A2" office:value-type="string">
            <text:p text:style-name="P1"><text:span text:style-name="T13">MOZ</text:span></text:p>
          </table:table-cell>
          <table:table-cell table:style-name="Tabulka14.A2" office:value-type="string">
            <text:p text:style-name="P1"><text:span text:style-name="T13">Ezafe dependent.</text:span></text:p>
            <text:p text:style-name="P1"><text:span text:style-name="T13">Ezafe is the suffix </text:span><text:span text:style-name="T9">-e</text:span><text:span text:style-name="T13"> pronounced after a Persian noun, usually not visible in the Perso-Arabic script (=&gt; it has no node in the tree). It signifies an ezafe construction that connects the head noun to the following </text:span><text:soft-page-break/><text:span text:style-name="T13">modifier noun (cf. with pre/postpositions).</text:span></text:p>
            <text:p text:style-name="P1"><text:span text:style-name="T13">Its possible meanings are:</text:span></text:p>
            <text:list xml:id="list35615216" text:style-name="L3">
              <text:list-item>
                <text:p text:style-name="P60"><text:span text:style-name="T13">possession: </text:span><text:span text:style-name="T9">ketab-e häsän</text:span><text:span text:style-name="T13"> = lit. “book of Hassan” = “Hassan's book”</text:span></text:p>
              </text:list-item>
              <text:list-item>
                <text:p text:style-name="P60"><text:span text:style-name="T13">first name – last name</text:span></text:p>
              </text:list-item>
              <text:list-item>
                <text:p text:style-name="P60"><text:span text:style-name="T13">and others</text:span></text:p>
              </text:list-item>
            </text:list>
            <text:p text:style-name="P1"><text:span text:style-name="T13">Ezafe dependent is the noun after ezafe.</text:span></text:p>
          </table:table-cell>
          <table:table-cell table:style-name="Tabulka14.A2" office:value-type="string">
            <text:p text:style-name="P6"><text:span text:style-name="T13">19094</text:span></text:p>
          </table:table-cell>
          <table:table-cell table:style-name="Tabulka14.D2" office:value-type="string">
            <text:p text:style-name="P12">Atr</text:p>
          </table:table-cell>
        </table:table-row>
        <table:table-row>
          <table:table-cell table:style-name="Tabulka14.A2" office:value-type="string">
            <text:p text:style-name="P1"><text:span text:style-name="T13">NADV</text:span></text:p>
          </table:table-cell>
          <table:table-cell table:style-name="Tabulka14.A2" office:value-type="string">
            <text:p text:style-name="P1">Adverbial modifier of compound predicate, attached to its non-verb component.</text:p>
          </table:table-cell>
          <table:table-cell table:style-name="Tabulka14.A2" office:value-type="string">
            <text:p text:style-name="P6"><text:span text:style-name="T13">13</text:span></text:p>
          </table:table-cell>
          <table:table-cell table:style-name="Tabulka14.D2" office:value-type="string">
            <text:p text:style-name="P12">Adv</text:p>
          </table:table-cell>
        </table:table-row>
        <table:table-row>
          <table:table-cell table:style-name="Tabulka14.A2" office:value-type="string">
            <text:p text:style-name="P1"><text:span text:style-name="T13">NCL</text:span></text:p>
          </table:table-cell>
          <table:table-cell table:style-name="Tabulka14.A2" office:value-type="string">
            <text:p text:style-name="P1">Clause modifying a noun, e.g.: <text:span text:style-name="T9">märd -i ke didi</text:span> = lit. “man a that you-saw” = “the man you saw”</text:p>
          </table:table-cell>
          <table:table-cell table:style-name="Tabulka14.A2" office:value-type="string">
            <text:p text:style-name="P6"><text:span text:style-name="T13">3305</text:span></text:p>
          </table:table-cell>
          <table:table-cell table:style-name="Tabulka14.D2" office:value-type="string">
            <text:p text:style-name="P12">Atr</text:p>
          </table:table-cell>
        </table:table-row>
        <table:table-row>
          <table:table-cell table:style-name="Tabulka14.A2" office:value-type="string">
            <text:p text:style-name="P1"><text:span text:style-name="T13">NCONJ</text:span></text:p>
          </table:table-cell>
          <table:table-cell table:style-name="Tabulka14.A2" office:value-type="string">
            <text:p text:style-name="P1">Coordinating conjunction between two nouns (the one appearing earlier is dependent, the one appearing later is the head) or the dependent noun conjunct if there is no coordinating conjunction.</text:p>
          </table:table-cell>
          <table:table-cell table:style-name="Tabulka14.A2" office:value-type="string">
            <text:p text:style-name="P6"><text:span text:style-name="T13">4403</text:span></text:p>
          </table:table-cell>
          <table:table-cell table:style-name="Tabulka14.D2" office:value-type="string">
            <text:p text:style-name="P12">Coord</text:p>
          </table:table-cell>
        </table:table-row>
        <table:table-row>
          <table:table-cell table:style-name="Tabulka14.A2" office:value-type="string">
            <text:p text:style-name="P1"><text:span text:style-name="T13">NE</text:span></text:p>
          </table:table-cell>
          <table:table-cell table:style-name="Tabulka14.A2" office:value-type="string">
            <text:p text:style-name="P1">Non-verbal element of compound infinitive (Persian infinitives behave (and are tagged?) as nouns).</text:p>
          </table:table-cell>
          <table:table-cell table:style-name="Tabulka14.A2" office:value-type="string">
            <text:p text:style-name="P6"><text:span text:style-name="T13">202</text:span></text:p>
          </table:table-cell>
          <table:table-cell table:style-name="Tabulka14.D2" office:value-type="string">
            <text:p text:style-name="P12">Pnom</text:p>
          </table:table-cell>
        </table:table-row>
        <table:table-row>
          <table:table-cell table:style-name="Tabulka14.A2" office:value-type="string">
            <text:p text:style-name="P1"><text:span text:style-name="T13">NEZ</text:span></text:p>
          </table:table-cell>
          <table:table-cell table:style-name="Tabulka14.A2" office:value-type="string">
            <text:p text:style-name="P1">Ezafe complement of adjective (see MOZ for ezafe explanation): <text:span text:style-name="T9">negäran-e u</text:span> = lit. “anxious-EZAFE him” = “anxious about him”</text:p>
          </table:table-cell>
          <table:table-cell table:style-name="Tabulka14.A2" office:value-type="string">
            <text:p text:style-name="P6"><text:span text:style-name="T13">440</text:span></text:p>
          </table:table-cell>
          <table:table-cell table:style-name="Tabulka14.D2" office:value-type="string">
            <text:p text:style-name="P12">Obj</text:p>
          </table:table-cell>
        </table:table-row>
        <table:table-row>
          <table:table-cell table:style-name="Tabulka14.A2" office:value-type="string">
            <text:p text:style-name="P1"><text:span text:style-name="T13">NPOSTMOD</text:span></text:p>
          </table:table-cell>
          <table:table-cell table:style-name="Tabulka14.A2" office:value-type="string">
            <text:p text:style-name="P1">Post-modifier of noun (positive and comparative adjective, numeral).</text:p>
          </table:table-cell>
          <table:table-cell table:style-name="Tabulka14.A2" office:value-type="string">
            <text:p text:style-name="P6"><text:span text:style-name="T13">8735</text:span></text:p>
          </table:table-cell>
          <table:table-cell table:style-name="Tabulka14.D2" office:value-type="string">
            <text:p text:style-name="P12">Atr</text:p>
          </table:table-cell>
        </table:table-row>
        <table:table-row>
          <table:table-cell table:style-name="Tabulka14.A2" office:value-type="string">
            <text:p text:style-name="P1"><text:span text:style-name="T13">NPP</text:span></text:p>
          </table:table-cell>
          <table:table-cell table:style-name="Tabulka14.A2" office:value-type="string">
            <text:p text:style-name="P1">Prepositional phrase modifying a noun, e.g.: <text:span text:style-name="T9">jedal dar tasuki</text:span> = “battle in Tasooki”</text:p>
          </table:table-cell>
          <table:table-cell table:style-name="Tabulka14.A2" office:value-type="string">
            <text:p text:style-name="P6"><text:span text:style-name="T13">6311</text:span></text:p>
          </table:table-cell>
          <table:table-cell table:style-name="Tabulka14.D2" office:value-type="string">
            <text:p text:style-name="P12">Atr</text:p>
          </table:table-cell>
        </table:table-row>
        <table:table-row>
          <table:table-cell table:style-name="Tabulka14.A2" office:value-type="string">
            <text:p text:style-name="P1"><text:span text:style-name="T13">NPREMOD</text:span></text:p>
          </table:table-cell>
          <table:table-cell table:style-name="Tabulka14.A2" office:value-type="string">
            <text:p text:style-name="P1">Pre-modifier of noun (superlative adjective, numeral, title).</text:p>
          </table:table-cell>
          <table:table-cell table:style-name="Tabulka14.A2" office:value-type="string">
            <text:p text:style-name="P6"><text:span text:style-name="T13">6873</text:span></text:p>
          </table:table-cell>
          <table:table-cell table:style-name="Tabulka14.D2" office:value-type="string">
            <text:p text:style-name="P12">Atr</text:p>
          </table:table-cell>
        </table:table-row>
        <table:table-row>
          <table:table-cell table:style-name="Tabulka14.A2" office:value-type="string">
            <text:p text:style-name="P1"><text:span text:style-name="T13">NPRT</text:span></text:p>
          </table:table-cell>
          <table:table-cell table:style-name="Tabulka14.A2" office:value-type="string">
            <text:p text:style-name="P1">Particle (preposition) of infinitive (infinitives behave as nouns in Persian).</text:p>
          </table:table-cell>
          <table:table-cell table:style-name="Tabulka14.A2" office:value-type="string">
            <text:p text:style-name="P6"><text:span text:style-name="T13">27</text:span></text:p>
          </table:table-cell>
          <table:table-cell table:style-name="Tabulka14.D2" office:value-type="string">
            <text:p text:style-name="P12">Obj</text:p>
          </table:table-cell>
        </table:table-row>
        <text:soft-page-break/>
        <table:table-row>
          <table:table-cell table:style-name="Tabulka14.A2" office:value-type="string">
            <text:p text:style-name="P1"><text:span text:style-name="T13">NVE</text:span></text:p>
          </table:table-cell>
          <table:table-cell table:style-name="Tabulka14.A2" office:value-type="string">
            <text:p text:style-name="P1">Non-verbal element of a compound verb (compound predicate).</text:p>
          </table:table-cell>
          <table:table-cell table:style-name="Tabulka14.A2" office:value-type="string">
            <text:p text:style-name="P6"><text:span text:style-name="T13">9156</text:span></text:p>
          </table:table-cell>
          <table:table-cell table:style-name="Tabulka14.D2" office:value-type="string">
            <text:p text:style-name="P12">Pnom</text:p>
          </table:table-cell>
        </table:table-row>
        <table:table-row>
          <table:table-cell table:style-name="Tabulka14.A2" office:value-type="string">
            <text:p text:style-name="P1"><text:span text:style-name="T13">OBJ</text:span></text:p>
          </table:table-cell>
          <table:table-cell table:style-name="Tabulka14.A2" office:value-type="string">
            <text:p text:style-name="P1">Object</text:p>
          </table:table-cell>
          <table:table-cell table:style-name="Tabulka14.A2" office:value-type="string">
            <text:p text:style-name="P6"><text:span text:style-name="T13">8382</text:span></text:p>
          </table:table-cell>
          <table:table-cell table:style-name="Tabulka14.D2" office:value-type="string">
            <text:p text:style-name="P12">Obj</text:p>
          </table:table-cell>
        </table:table-row>
        <table:table-row>
          <table:table-cell table:style-name="Tabulka14.A2" office:value-type="string">
            <text:p text:style-name="P1"><text:span text:style-name="T13">OBJ2</text:span></text:p>
          </table:table-cell>
          <table:table-cell table:style-name="Tabulka14.A2" office:value-type="string">
            <text:p text:style-name="P1">Second object</text:p>
          </table:table-cell>
          <table:table-cell table:style-name="Tabulka14.A2" office:value-type="string">
            <text:p text:style-name="P6"><text:span text:style-name="T13">14</text:span></text:p>
          </table:table-cell>
          <table:table-cell table:style-name="Tabulka14.D2" office:value-type="string">
            <text:p text:style-name="P12">Obj</text:p>
          </table:table-cell>
        </table:table-row>
        <table:table-row>
          <table:table-cell table:style-name="Tabulka14.A2" office:value-type="string">
            <text:p text:style-name="P1"><text:span text:style-name="T13">PARCL</text:span></text:p>
          </table:table-cell>
          <table:table-cell table:style-name="Tabulka14.A2" office:value-type="string">
            <text:p text:style-name="P1">Participle clause.</text:p>
            <text:p text:style-name="P1">In coordination of two verbs with the same subject and different verbs of the same tense-aspect-mood, the first verb can be changed into the past participle form. In such a case, the transformed verb depends on the verb with normal inflection and the relation is labeled PARCL.</text:p>
            <text:p text:style-name="P1">Example: <text:span text:style-name="T9">be xane räfte xabidäm</text:span> = lit. “to home gone I slept” = “I went home and slept” (or: “Having gone home, I slept”)</text:p>
          </table:table-cell>
          <table:table-cell table:style-name="Tabulka14.A2" office:value-type="string">
            <text:p text:style-name="P6"><text:span text:style-name="T13">173</text:span></text:p>
          </table:table-cell>
          <table:table-cell table:style-name="Tabulka14.D2" office:value-type="string">
            <text:p text:style-name="P12">Adv</text:p>
          </table:table-cell>
        </table:table-row>
        <table:table-row>
          <table:table-cell table:style-name="Tabulka14.A2" office:value-type="string">
            <text:p text:style-name="P1"><text:span text:style-name="T13">PART</text:span></text:p>
          </table:table-cell>
          <table:table-cell table:style-name="Tabulka14.A2" office:value-type="string">
            <text:p text:style-name="P1">Interrogative particle.</text:p>
            <text:p text:style-name="P1">The words <text:span text:style-name="T9">aja</text:span> and <text:span text:style-name="T9">mägär</text:span> turn the sentence into a yes/no question. The relation between the main verb and these particles is labeled PART.</text:p>
            <text:p text:style-name="P8">The Czech PDT tagset does not seem to provide a better label than AuxV. There might be something in the Arabic PADT: AuxM?</text:p>
          </table:table-cell>
          <table:table-cell table:style-name="Tabulka14.A2" office:value-type="string">
            <text:p text:style-name="P6"><text:span text:style-name="T13">155</text:span></text:p>
          </table:table-cell>
          <table:table-cell table:style-name="Tabulka14.D2" office:value-type="string">
            <text:p text:style-name="P9">AuxV</text:p>
          </table:table-cell>
        </table:table-row>
        <table:table-row>
          <table:table-cell table:style-name="Tabulka14.A2" office:value-type="string">
            <text:p text:style-name="P1"><text:span text:style-name="T13">PCONJ</text:span></text:p>
          </table:table-cell>
          <table:table-cell table:style-name="Tabulka14.A2" office:value-type="string">
            <text:p text:style-name="P1">Coordinating conjunction between two prepositions (the one appearing earlier is dependent, the one appearing later is the head) or the dependent prepositional conjunct if there is no coordinating conjunction.</text:p>
            <text:p text:style-name="P1">Example: <text:span text:style-name="T9">där tehran vä ba ma bud</text:span> = lit. “in Tehran and with us was” = “he was in Tehran and with us” (<text:span text:style-name="T9">där</text:span> is PCONJ of <text:span text:style-name="T9">vä</text:span>).</text:p>
          </table:table-cell>
          <table:table-cell table:style-name="Tabulka14.A2" office:value-type="string">
            <text:p text:style-name="P6"><text:span text:style-name="T13">268</text:span></text:p>
          </table:table-cell>
          <table:table-cell table:style-name="Tabulka14.D2" office:value-type="string">
            <text:p text:style-name="P12">Coord</text:p>
          </table:table-cell>
        </table:table-row>
        <table:table-row>
          <table:table-cell table:style-name="Tabulka14.A2" office:value-type="string">
            <text:p text:style-name="P1"><text:span text:style-name="T13">POSDEP</text:span></text:p>
          </table:table-cell>
          <table:table-cell table:style-name="Tabulka14.A2" office:value-type="string">
            <text:p text:style-name="P1">Post-dependent in cases that do not have their own specific tag.</text:p>
            <text:p text:style-name="P1">Common use: relation between a preposition and its noun: <text:span text:style-name="T9">be äli</text:span> = “to Ali” (<text:span text:style-name="T9">äli</text:span> is POSDEP of <text:span text:style-name="T9">be</text:span>).</text:p>
            <text:p text:style-name="P1">Common use: relation between <text:soft-page-break/>coordinating conjunction and the following (non-head) word (noun, adjective, adverb or preposition).</text:p>
          </table:table-cell>
          <table:table-cell table:style-name="Tabulka14.A2" office:value-type="string">
            <text:p text:style-name="P6"><text:span text:style-name="T13">27593</text:span></text:p>
          </table:table-cell>
          <table:table-cell table:style-name="Tabulka14.D2" office:value-type="string">
            <text:p text:style-name="P12">parent is preposition =&gt; PrepArg</text:p>
            <text:p text:style-name="P12">parent is coordinating conjunction =&gt; CoordArg</text:p>
            <text:p text:style-name="P12">otherwise =&gt; AuxZ</text:p>
          </table:table-cell>
        </table:table-row>
        <table:table-row>
          <table:table-cell table:style-name="Tabulka14.A2" office:value-type="string">
            <text:p text:style-name="P1"><text:span text:style-name="T13">PRD</text:span></text:p>
          </table:table-cell>
          <table:table-cell table:style-name="Tabulka14.A2" office:value-type="string">
            <text:p text:style-name="P1">Predicate of a subordinate or relative clause, attached to the subordinating conjunction.</text:p>
            <text:p text:style-name="P1">Example: <text:span text:style-name="T9">amädäm ta bebinäm</text:span> = lit. “I-came to I-see” = “I came to see” (<text:span text:style-name="T9">bebinäm</text:span> is PRD of <text:span text:style-name="T9">ta</text:span>).</text:p>
          </table:table-cell>
          <table:table-cell table:style-name="Tabulka14.A2" office:value-type="string">
            <text:p text:style-name="P6"><text:span text:style-name="T13">4095</text:span></text:p>
          </table:table-cell>
          <table:table-cell table:style-name="Tabulka14.D2" office:value-type="string">
            <text:p text:style-name="P12">SubArg</text:p>
          </table:table-cell>
        </table:table-row>
        <table:table-row>
          <table:table-cell table:style-name="Tabulka14.A2" office:value-type="string">
            <text:p text:style-name="P1"><text:span text:style-name="T13">PREDEP</text:span></text:p>
          </table:table-cell>
          <table:table-cell table:style-name="Tabulka14.A2" office:value-type="string">
            <text:p text:style-name="P1">Pre-dependent in cases that do not have their own specific tag.</text:p>
            <text:p text:style-name="P1">Most common: relation between a noun and its accusative postposition <text:span text:style-name="T9">-ra</text:span>: <text:span text:style-name="T9">äli -ra didäm</text:span> = lit. “Ali ACC I-saw” = “I saw Ali” (<text:span text:style-name="T9">äli</text:span> is PREDEP of <text:span text:style-name="T9">-ra</text:span>).</text:p>
            <text:p text:style-name="P1">Also common: between coordinating conjunction and the preceding (non-head): <text:span text:style-name="T9">xandäm vä neveštäm</text:span> = lit. “I-read and I-wrote” (<text:span text:style-name="T9">xandäm</text:span> is PREDEP of <text:span text:style-name="T9">vä</text:span>).</text:p>
            <text:p text:style-name="P1">All pre-dependents (other than NPRT and NE) of infinitives used as nouns are PREDEP.</text:p>
            <text:p text:style-name="P1">Words like <text:span text:style-name="T9">hätta</text:span> (“even”), <text:span text:style-name="T9">häm</text:span>, <text:span text:style-name="T9">nä</text:span> are PREDEP if they modify a non-verb: <text:span text:style-name="T9">hätta äli fähmid</text:span> = “even Ali learnt.”</text:p>
          </table:table-cell>
          <table:table-cell table:style-name="Tabulka14.A2" office:value-type="string">
            <text:p text:style-name="P6"><text:span text:style-name="T13">10209</text:span></text:p>
          </table:table-cell>
          <table:table-cell table:style-name="Tabulka14.D2" office:value-type="string">
            <text:p text:style-name="P12">parent is preposition =&gt; PrepArg</text:p>
            <text:p text:style-name="P12">parent is coordinating conjunction =&gt; CoordArg</text:p>
            <text:p text:style-name="P12">otherwise =&gt; AuxZ</text:p>
          </table:table-cell>
        </table:table-row>
        <table:table-row>
          <table:table-cell table:style-name="Tabulka14.A2" office:value-type="string">
            <text:p text:style-name="P1"><text:span text:style-name="T13">PROG</text:span></text:p>
          </table:table-cell>
          <table:table-cell table:style-name="Tabulka14.A2" office:value-type="string">
            <text:p text:style-name="P1">Auxiliary forming the progressive tense.</text:p>
            <text:p text:style-name="P1">Example: <text:span text:style-name="T9">daštäm miräštäm</text:span><text:span text:style-name="T13"> = “have-PAST-1ST-SG go-PAST-PROG-1ST-SG” = “I was going”. </text:span><text:span text:style-name="T19">Daštäm</text:span><text:span text:style-name="T22"> </text:span><text:span text:style-name="T13">is the auxiliary.</text:span></text:p>
          </table:table-cell>
          <table:table-cell table:style-name="Tabulka14.A2" office:value-type="string">
            <text:p text:style-name="P6"><text:span text:style-name="T13">55</text:span></text:p>
          </table:table-cell>
          <table:table-cell table:style-name="Tabulka14.D2" office:value-type="string">
            <text:p text:style-name="P12">AuxV</text:p>
          </table:table-cell>
        </table:table-row>
        <table:table-row>
          <table:table-cell table:style-name="Tabulka14.A2" office:value-type="string">
            <text:p text:style-name="P1"><text:span text:style-name="T13">PUNC</text:span></text:p>
          </table:table-cell>
          <table:table-cell table:style-name="Tabulka14.A2" office:value-type="string">
            <text:p text:style-name="P48">Punctuation</text:p>
          </table:table-cell>
          <table:table-cell table:style-name="Tabulka14.A2" office:value-type="string">
            <text:p text:style-name="P6"><text:span text:style-name="T13">19132</text:span></text:p>
          </table:table-cell>
          <table:table-cell table:style-name="Tabulka14.D2" office:value-type="string">
            <text:p text:style-name="P12">AuxX | AuxG | AuxK</text:p>
          </table:table-cell>
        </table:table-row>
        <table:table-row>
          <table:table-cell table:style-name="Tabulka14.A2" office:value-type="string">
            <text:p text:style-name="P1"><text:span text:style-name="T13">ROOT</text:span></text:p>
          </table:table-cell>
          <table:table-cell table:style-name="Tabulka14.A2" office:value-type="string">
            <text:p text:style-name="P48">Root token (main verb or head noun if there is no verb; not the artificial root node)</text:p>
          </table:table-cell>
          <table:table-cell table:style-name="Tabulka14.A2" office:value-type="string">
            <text:p text:style-name="P6"><text:span text:style-name="T13">10435</text:span></text:p>
          </table:table-cell>
          <table:table-cell table:style-name="Tabulka14.D2" office:value-type="string">
            <text:p text:style-name="P12">verb =&gt; Pred</text:p>
            <text:p text:style-name="P12">otherwise =&gt; ExD</text:p>
          </table:table-cell>
        </table:table-row>
        <table:table-row>
          <table:table-cell table:style-name="Tabulka14.A2" office:value-type="string">
            <text:p text:style-name="P1"><text:span text:style-name="T13">SBJ</text:span></text:p>
          </table:table-cell>
          <table:table-cell table:style-name="Tabulka14.A2" office:value-type="string">
            <text:p text:style-name="P48">Subject</text:p>
          </table:table-cell>
          <table:table-cell table:style-name="Tabulka14.A2" office:value-type="string">
            <text:p text:style-name="P6"><text:span text:style-name="T13">11475</text:span></text:p>
          </table:table-cell>
          <table:table-cell table:style-name="Tabulka14.D2" office:value-type="string">
            <text:p text:style-name="P12">Sb</text:p>
          </table:table-cell>
        </table:table-row>
        <table:table-row>
          <table:table-cell table:style-name="Tabulka14.A2" office:value-type="string">
            <text:p text:style-name="P1"><text:span text:style-name="T13">TAM</text:span></text:p>
          </table:table-cell>
          <table:table-cell table:style-name="Tabulka14.A2" office:value-type="string">
            <text:p text:style-name="P1">Tamiz: a property ascribed by the subject to the object (simplified).</text:p>
            <text:p text:style-name="P1"><text:soft-page-break/>Typically occurs with verbs like <text:span text:style-name="T9">namidän</text:span> (“to name”), <text:span text:style-name="T9">xandän</text:span> (“to call”), <text:span text:style-name="T9">danestän</text:span> (“to consider”) etc.</text:p>
            <text:p text:style-name="P1">Example: <text:span text:style-name="T9">ali ra märd -i xub mipendarim</text:span></text:p>
            <text:p text:style-name="P1">Gloss: Ali ACC man INDEF good consider/PRES-1ST-PL</text:p>
            <text:p text:style-name="P1">Translation: “We consider Ali a good man.”</text:p>
            <text:p text:style-name="P1">The relation between <text:span text:style-name="T9">mipendarim</text:span> and <text:span text:style-name="T9">xub</text:span> is labeled TAM.</text:p>
          </table:table-cell>
          <table:table-cell table:style-name="Tabulka14.A2" office:value-type="string">
            <text:p text:style-name="P6"><text:span text:style-name="T13">331</text:span></text:p>
          </table:table-cell>
          <table:table-cell table:style-name="Tabulka14.D2" office:value-type="string">
            <text:p text:style-name="P12">Atv</text:p>
          </table:table-cell>
        </table:table-row>
        <table:table-row>
          <table:table-cell table:style-name="Tabulka14.A2" office:value-type="string">
            <text:p text:style-name="P1"><text:span text:style-name="T13">VCL</text:span></text:p>
          </table:table-cell>
          <table:table-cell table:style-name="Tabulka14.A2" office:value-type="string">
            <text:p text:style-name="P1">Complement clause of verb: <text:span text:style-name="T9">midanäm ke miajäd</text:span> = “I know that he comes.”</text:p>
          </table:table-cell>
          <table:table-cell table:style-name="Tabulka14.A2" office:value-type="string">
            <text:p text:style-name="P6"><text:span text:style-name="T13">2880</text:span></text:p>
          </table:table-cell>
          <table:table-cell table:style-name="Tabulka14.D2" office:value-type="string">
            <text:p text:style-name="P12">Obj</text:p>
          </table:table-cell>
        </table:table-row>
        <table:table-row>
          <table:table-cell table:style-name="Tabulka14.A2" office:value-type="string">
            <text:p text:style-name="P1"><text:span text:style-name="T13">VCONJ</text:span></text:p>
          </table:table-cell>
          <table:table-cell table:style-name="Tabulka14.A2" office:value-type="string">
            <text:p text:style-name="P1">Coordinating conjunction between two verbs (the one appearing earlier is dependent, the one appearing later is the head) or the dependent verb conjunct if there is no coordinating conjunction.</text:p>
          </table:table-cell>
          <table:table-cell table:style-name="Tabulka14.A2" office:value-type="string">
            <text:p text:style-name="P6"><text:span text:style-name="T13">3880</text:span></text:p>
          </table:table-cell>
          <table:table-cell table:style-name="Tabulka14.D2" office:value-type="string">
            <text:p text:style-name="P12">Coord</text:p>
          </table:table-cell>
        </table:table-row>
        <table:table-row>
          <table:table-cell table:style-name="Tabulka14.A2" office:value-type="string">
            <text:p text:style-name="P1"><text:span text:style-name="T13">VPP</text:span></text:p>
          </table:table-cell>
          <table:table-cell table:style-name="Tabulka14.A2" office:value-type="string">
            <text:p text:style-name="P1">Prepositional complement of verb (this is the label of the preposition, so ve also need to switch it with the NP later).</text:p>
          </table:table-cell>
          <table:table-cell table:style-name="Tabulka14.A2" office:value-type="string">
            <text:p text:style-name="P6"><text:span text:style-name="T13">4090</text:span></text:p>
          </table:table-cell>
          <table:table-cell table:style-name="Tabulka14.D2" office:value-type="string">
            <text:p text:style-name="P12">Obj</text:p>
          </table:table-cell>
        </table:table-row>
        <table:table-row>
          <table:table-cell table:style-name="Tabulka14.A2" office:value-type="string">
            <text:p text:style-name="P1"><text:span text:style-name="T13">VPRT</text:span></text:p>
          </table:table-cell>
          <table:table-cell table:style-name="Tabulka14.A2" office:value-type="string">
            <text:p text:style-name="P1">Sometimes preposition-noun-verb is considered a compound verb. Then the preposition is VPRT: <text:span text:style-name="T9">be däst avärd</text:span> = “to hand brought” = “gained”.</text:p>
          </table:table-cell>
          <table:table-cell table:style-name="Tabulka14.A2" office:value-type="string">
            <text:p text:style-name="P6"><text:span text:style-name="T13">472</text:span></text:p>
          </table:table-cell>
          <table:table-cell table:style-name="Tabulka14.D2" office:value-type="string">
            <text:p text:style-name="P12">Obj</text:p>
          </table:table-cell>
        </table:table-row>
      </table:table>
      <text:h text:style-name="P35" text:outline-level="1">Portuguese</text:h>
      <text:p text:style-name="P1">The data come from the Bosque Treebank as converted for the CoNLL 2006 shared task. (See <text:a xlink:type="simple" xlink:href="https://wiki.ufal.ms.mff.cuni.cz/user:zeman:treebanks:pt">https://wiki.ufal.ms.mff.cuni.cz/user:zeman:treebanks:pt</text:a>.) There are 55 distinct afun values in the data.</text:p>
      <table:table table:name="Tabulka15" table:style-name="Tabulka15">
        <table:table-column table:style-name="Tabulka15.A"/>
        <table:table-column table:style-name="Tabulka15.B"/>
        <table:table-column table:style-name="Tabulka15.C"/>
        <table:table-column table:style-name="Tabulka15.D"/>
        <table:table-header-rows>
          <table:table-row>
            <table:table-cell table:style-name="Tabulka15.A1" office:value-type="string">
              <text:p text:style-name="P2">Input tag</text:p>
            </table:table-cell>
            <table:table-cell table:style-name="Tabulka15.A1" office:value-type="string">
              <text:p text:style-name="P2">Meaning</text:p>
            </table:table-cell>
            <table:table-cell table:style-name="Tabulka15.A1" office:value-type="string">
              <text:p text:style-name="P3">Frequency</text:p>
            </table:table-cell>
            <table:table-cell table:style-name="Tabulka15.D1" office:value-type="string">
              <text:p text:style-name="P5">Output tag</text:p>
            </table:table-cell>
          </table:table-row>
        </table:table-header-rows>
        <table:table-row>
          <table:table-cell table:style-name="Tabulka15.A2" office:value-type="string">
            <text:p text:style-name="P1">?</text:p>
          </table:table-cell>
          <table:table-cell table:style-name="Tabulka15.A2" office:value-type="string">
            <text:p text:style-name="P1"/>
          </table:table-cell>
          <table:table-cell table:style-name="Tabulka15.A2" office:value-type="string">
            <text:p text:style-name="P6">153</text:p>
          </table:table-cell>
          <table:table-cell table:style-name="Tabulka15.D2" office:value-type="string">
            <text:p text:style-name="P12"/>
          </table:table-cell>
        </table:table-row>
        <table:table-row>
          <table:table-cell table:style-name="Tabulka15.A2" office:value-type="string">
            <text:p text:style-name="P1">&gt;A</text:p>
          </table:table-cell>
          <table:table-cell table:style-name="Tabulka15.A2" office:value-type="string">
            <text:p text:style-name="P1"/>
          </table:table-cell>
          <table:table-cell table:style-name="Tabulka15.A2" office:value-type="string">
            <text:p text:style-name="P6">1732</text:p>
          </table:table-cell>
          <table:table-cell table:style-name="Tabulka15.D2" office:value-type="string">
            <text:p text:style-name="P12"/>
          </table:table-cell>
        </table:table-row>
        <table:table-row>
          <table:table-cell table:style-name="Tabulka15.A2" office:value-type="string">
            <text:p text:style-name="P1">&gt;N</text:p>
          </table:table-cell>
          <table:table-cell table:style-name="Tabulka15.A2" office:value-type="string">
            <text:p text:style-name="P1"/>
          </table:table-cell>
          <table:table-cell table:style-name="Tabulka15.A2" office:value-type="string">
            <text:p text:style-name="P6">38911</text:p>
          </table:table-cell>
          <table:table-cell table:style-name="Tabulka15.D2" office:value-type="string">
            <text:p text:style-name="P12"/>
          </table:table-cell>
        </table:table-row>
        <table:table-row>
          <table:table-cell table:style-name="Tabulka15.A2" office:value-type="string">
            <text:p text:style-name="P1">&gt;P</text:p>
          </table:table-cell>
          <table:table-cell table:style-name="Tabulka15.A2" office:value-type="string">
            <text:p text:style-name="P1"/>
          </table:table-cell>
          <table:table-cell table:style-name="Tabulka15.A2" office:value-type="string">
            <text:p text:style-name="P6">113</text:p>
          </table:table-cell>
          <table:table-cell table:style-name="Tabulka15.D2" office:value-type="string">
            <text:p text:style-name="P12"/>
          </table:table-cell>
        </table:table-row>
        <table:table-row>
          <table:table-cell table:style-name="Tabulka15.A2" office:value-type="string">
            <text:p text:style-name="P1">&gt;S</text:p>
          </table:table-cell>
          <table:table-cell table:style-name="Tabulka15.A2" office:value-type="string">
            <text:p text:style-name="P1"/>
          </table:table-cell>
          <table:table-cell table:style-name="Tabulka15.A2" office:value-type="string">
            <text:p text:style-name="P6">14</text:p>
          </table:table-cell>
          <table:table-cell table:style-name="Tabulka15.D2" office:value-type="string">
            <text:p text:style-name="P12"/>
          </table:table-cell>
        </table:table-row>
        <table:table-row>
          <table:table-cell table:style-name="Tabulka15.A2" office:value-type="string">
            <text:p text:style-name="P1">A&lt;</text:p>
          </table:table-cell>
          <table:table-cell table:style-name="Tabulka15.A2" office:value-type="string">
            <text:p text:style-name="P1"/>
          </table:table-cell>
          <table:table-cell table:style-name="Tabulka15.A2" office:value-type="string">
            <text:p text:style-name="P6">1277</text:p>
          </table:table-cell>
          <table:table-cell table:style-name="Tabulka15.D2" office:value-type="string">
            <text:p text:style-name="P12"/>
          </table:table-cell>
        </table:table-row>
        <table:table-row>
          <table:table-cell table:style-name="Tabulka15.A2" office:value-type="string">
            <text:p text:style-name="P1">A&lt;PRED</text:p>
          </table:table-cell>
          <table:table-cell table:style-name="Tabulka15.A2" office:value-type="string">
            <text:p text:style-name="P1"/>
          </table:table-cell>
          <table:table-cell table:style-name="Tabulka15.A2" office:value-type="string">
            <text:p text:style-name="P6">1</text:p>
          </table:table-cell>
          <table:table-cell table:style-name="Tabulka15.D2" office:value-type="string">
            <text:p text:style-name="P12"/>
          </table:table-cell>
        </table:table-row>
        <table:table-row>
          <table:table-cell table:style-name="Tabulka15.A2" office:value-type="string">
            <text:p text:style-name="P1">ACC</text:p>
          </table:table-cell>
          <table:table-cell table:style-name="Tabulka15.A2" office:value-type="string">
            <text:p text:style-name="P1">Direct (accusative) object</text:p>
          </table:table-cell>
          <table:table-cell table:style-name="Tabulka15.A2" office:value-type="string">
            <text:p text:style-name="P6">11393</text:p>
          </table:table-cell>
          <table:table-cell table:style-name="Tabulka15.D2" office:value-type="string">
            <text:p text:style-name="P12">Obj</text:p>
          </table:table-cell>
        </table:table-row>
        <table:table-row>
          <table:table-cell table:style-name="Tabulka15.A2" office:value-type="string">
            <text:p text:style-name="P1">ACC-PASS</text:p>
          </table:table-cell>
          <table:table-cell table:style-name="Tabulka15.A2" office:value-type="string">
            <text:p text:style-name="P1"/>
          </table:table-cell>
          <table:table-cell table:style-name="Tabulka15.A2" office:value-type="string">
            <text:p text:style-name="P6">18</text:p>
          </table:table-cell>
          <table:table-cell table:style-name="Tabulka15.D2" office:value-type="string">
            <text:p text:style-name="P12"/>
          </table:table-cell>
        </table:table-row>
        <table:table-row>
          <table:table-cell table:style-name="Tabulka15.A2" office:value-type="string">
            <text:p text:style-name="P1">ACC&gt;-PASS</text:p>
          </table:table-cell>
          <table:table-cell table:style-name="Tabulka15.A2" office:value-type="string">
            <text:p text:style-name="P1"/>
          </table:table-cell>
          <table:table-cell table:style-name="Tabulka15.A2" office:value-type="string">
            <text:p text:style-name="P6">9</text:p>
          </table:table-cell>
          <table:table-cell table:style-name="Tabulka15.D2" office:value-type="string">
            <text:p text:style-name="P12"/>
          </table:table-cell>
        </table:table-row>
        <table:table-row>
          <table:table-cell table:style-name="Tabulka15.A2" office:value-type="string">
            <text:p text:style-name="P1">ADVL</text:p>
          </table:table-cell>
          <table:table-cell table:style-name="Tabulka15.A2" office:value-type="string">
            <text:p text:style-name="P1"/>
          </table:table-cell>
          <table:table-cell table:style-name="Tabulka15.A2" office:value-type="string">
            <text:p text:style-name="P6">16113</text:p>
          </table:table-cell>
          <table:table-cell table:style-name="Tabulka15.D2" office:value-type="string">
            <text:p text:style-name="P12">Adv</text:p>
          </table:table-cell>
        </table:table-row>
        <table:table-row>
          <table:table-cell table:style-name="Tabulka15.A2" office:value-type="string">
            <text:p text:style-name="P1">ADVO</text:p>
          </table:table-cell>
          <table:table-cell table:style-name="Tabulka15.A2" office:value-type="string">
            <text:p text:style-name="P1"/>
          </table:table-cell>
          <table:table-cell table:style-name="Tabulka15.A2" office:value-type="string">
            <text:p text:style-name="P6">167</text:p>
          </table:table-cell>
          <table:table-cell table:style-name="Tabulka15.D2" office:value-type="string">
            <text:p text:style-name="P12"/>
          </table:table-cell>
        </table:table-row>
        <table:table-row>
          <table:table-cell table:style-name="Tabulka15.A2" office:value-type="string">
            <text:p text:style-name="P1">ADVS</text:p>
          </table:table-cell>
          <table:table-cell table:style-name="Tabulka15.A2" office:value-type="string">
            <text:p text:style-name="P1"/>
          </table:table-cell>
          <table:table-cell table:style-name="Tabulka15.A2" office:value-type="string">
            <text:p text:style-name="P6">825</text:p>
          </table:table-cell>
          <table:table-cell table:style-name="Tabulka15.D2" office:value-type="string">
            <text:p text:style-name="P12"/>
          </table:table-cell>
        </table:table-row>
        <table:table-row>
          <table:table-cell table:style-name="Tabulka15.A2" office:value-type="string">
            <text:p text:style-name="P1">APP</text:p>
          </table:table-cell>
          <table:table-cell table:style-name="Tabulka15.A2" office:value-type="string">
            <text:p text:style-name="P1">Apposition. <text:span text:style-name="T8">Mostly attached to a wrong parent! Reattach?</text:span></text:p>
          </table:table-cell>
          <table:table-cell table:style-name="Tabulka15.A2" office:value-type="string">
            <text:p text:style-name="P6">788</text:p>
          </table:table-cell>
          <table:table-cell table:style-name="Tabulka15.D2" office:value-type="string">
            <text:p text:style-name="P12">Atr</text:p>
          </table:table-cell>
        </table:table-row>
        <table:table-row>
          <table:table-cell table:style-name="Tabulka15.A2" office:value-type="string">
            <text:p text:style-name="P1">AS&lt;</text:p>
          </table:table-cell>
          <table:table-cell table:style-name="Tabulka15.A2" office:value-type="string">
            <text:p text:style-name="P1"/>
          </table:table-cell>
          <table:table-cell table:style-name="Tabulka15.A2" office:value-type="string">
            <text:p text:style-name="P6">76</text:p>
          </table:table-cell>
          <table:table-cell table:style-name="Tabulka15.D2" office:value-type="string">
            <text:p text:style-name="P12"/>
          </table:table-cell>
        </table:table-row>
        <table:table-row>
          <table:table-cell table:style-name="Tabulka15.A2" office:value-type="string">
            <text:p text:style-name="P1">AUX</text:p>
          </table:table-cell>
          <table:table-cell table:style-name="Tabulka15.A2" office:value-type="string">
            <text:p text:style-name="P1"/>
          </table:table-cell>
          <table:table-cell table:style-name="Tabulka15.A2" office:value-type="string">
            <text:p text:style-name="P6">402</text:p>
          </table:table-cell>
          <table:table-cell table:style-name="Tabulka15.D2" office:value-type="string">
            <text:p text:style-name="P12"/>
          </table:table-cell>
        </table:table-row>
        <table:table-row>
          <table:table-cell table:style-name="Tabulka15.A2" office:value-type="string">
            <text:p text:style-name="P1">AUX&lt;</text:p>
          </table:table-cell>
          <table:table-cell table:style-name="Tabulka15.A2" office:value-type="string">
            <text:p text:style-name="P1"/>
          </table:table-cell>
          <table:table-cell table:style-name="Tabulka15.A2" office:value-type="string">
            <text:p text:style-name="P6">31</text:p>
          </table:table-cell>
          <table:table-cell table:style-name="Tabulka15.D2" office:value-type="string">
            <text:p text:style-name="P12"/>
          </table:table-cell>
        </table:table-row>
        <table:table-row>
          <table:table-cell table:style-name="Tabulka15.A2" office:value-type="string">
            <text:p text:style-name="P1">CJT</text:p>
          </table:table-cell>
          <table:table-cell table:style-name="Tabulka15.A2" office:value-type="string">
            <text:p text:style-name="P1">Conjunct (member of coordination)</text:p>
          </table:table-cell>
          <table:table-cell table:style-name="Tabulka15.A2" office:value-type="string">
            <text:p text:style-name="P6">6596</text:p>
          </table:table-cell>
          <table:table-cell table:style-name="Tabulka15.D2" office:value-type="string">
            <text:p text:style-name="P12">CoordArg</text:p>
          </table:table-cell>
        </table:table-row>
        <table:table-row>
          <table:table-cell table:style-name="Tabulka15.A2" office:value-type="string">
            <text:p text:style-name="P1">CJT&amp;ADVL</text:p>
          </table:table-cell>
          <table:table-cell table:style-name="Tabulka15.A2" office:value-type="string">
            <text:p text:style-name="P1"/>
          </table:table-cell>
          <table:table-cell table:style-name="Tabulka15.A2" office:value-type="string">
            <text:p text:style-name="P6">9</text:p>
          </table:table-cell>
          <table:table-cell table:style-name="Tabulka15.D2" office:value-type="string">
            <text:p text:style-name="P12"/>
          </table:table-cell>
        </table:table-row>
        <table:table-row>
          <table:table-cell table:style-name="Tabulka15.A2" office:value-type="string">
            <text:p text:style-name="P1">CJT&amp;PRED</text:p>
          </table:table-cell>
          <table:table-cell table:style-name="Tabulka15.A2" office:value-type="string">
            <text:p text:style-name="P1"/>
          </table:table-cell>
          <table:table-cell table:style-name="Tabulka15.A2" office:value-type="string">
            <text:p text:style-name="P6">1</text:p>
          </table:table-cell>
          <table:table-cell table:style-name="Tabulka15.D2" office:value-type="string">
            <text:p text:style-name="P12"/>
          </table:table-cell>
        </table:table-row>
        <table:table-row>
          <table:table-cell table:style-name="Tabulka15.A2" office:value-type="string">
            <text:p text:style-name="P1">CMD</text:p>
          </table:table-cell>
          <table:table-cell table:style-name="Tabulka15.A2" office:value-type="string">
            <text:p text:style-name="P1">Phrase function for command</text:p>
          </table:table-cell>
          <table:table-cell table:style-name="Tabulka15.A2" office:value-type="string">
            <text:p text:style-name="P6">21</text:p>
          </table:table-cell>
          <table:table-cell table:style-name="Tabulka15.D2" office:value-type="string">
            <text:p text:style-name="P12">Pred</text:p>
          </table:table-cell>
        </table:table-row>
        <table:table-row>
          <table:table-cell table:style-name="Tabulka15.A2" office:value-type="string">
            <text:p text:style-name="P1">CO</text:p>
          </table:table-cell>
          <table:table-cell table:style-name="Tabulka15.A2" office:value-type="string">
            <text:p text:style-name="P1">Coordinating conjunction</text:p>
          </table:table-cell>
          <table:table-cell table:style-name="Tabulka15.A2" office:value-type="string">
            <text:p text:style-name="P6">5182</text:p>
          </table:table-cell>
          <table:table-cell table:style-name="Tabulka15.D2" office:value-type="string">
            <text:p text:style-name="P12">Coord</text:p>
          </table:table-cell>
        </table:table-row>
        <table:table-row>
          <table:table-cell table:style-name="Tabulka15.A2" office:value-type="string">
            <text:p text:style-name="P1">COM</text:p>
          </table:table-cell>
          <table:table-cell table:style-name="Tabulka15.A2" office:value-type="string">
            <text:p text:style-name="P1"/>
          </table:table-cell>
          <table:table-cell table:style-name="Tabulka15.A2" office:value-type="string">
            <text:p text:style-name="P6">52</text:p>
          </table:table-cell>
          <table:table-cell table:style-name="Tabulka15.D2" office:value-type="string">
            <text:p text:style-name="P12"/>
          </table:table-cell>
        </table:table-row>
        <text:soft-page-break/>
        <table:table-row>
          <table:table-cell table:style-name="Tabulka15.A2" office:value-type="string">
            <text:p text:style-name="P1">DAT</text:p>
          </table:table-cell>
          <table:table-cell table:style-name="Tabulka15.A2" office:value-type="string">
            <text:p text:style-name="P1"/>
          </table:table-cell>
          <table:table-cell table:style-name="Tabulka15.A2" office:value-type="string">
            <text:p text:style-name="P6">232</text:p>
          </table:table-cell>
          <table:table-cell table:style-name="Tabulka15.D2" office:value-type="string">
            <text:p text:style-name="P12"/>
          </table:table-cell>
        </table:table-row>
        <table:table-row>
          <table:table-cell table:style-name="Tabulka15.A2" office:value-type="string">
            <text:p text:style-name="P1">EXC</text:p>
          </table:table-cell>
          <table:table-cell table:style-name="Tabulka15.A2" office:value-type="string">
            <text:p text:style-name="P1">Phrase function for exclamation</text:p>
          </table:table-cell>
          <table:table-cell table:style-name="Tabulka15.A2" office:value-type="string">
            <text:p text:style-name="P6">53</text:p>
          </table:table-cell>
          <table:table-cell table:style-name="Tabulka15.D2" office:value-type="string">
            <text:p text:style-name="P12">Pred</text:p>
          </table:table-cell>
        </table:table-row>
        <table:table-row>
          <table:table-cell table:style-name="Tabulka15.A2" office:value-type="string">
            <text:p text:style-name="P1">FOC</text:p>
          </table:table-cell>
          <table:table-cell table:style-name="Tabulka15.A2" office:value-type="string">
            <text:p text:style-name="P1">Focus marker (<text:span text:style-name="T19">é</text:span><text:span text:style-name="T22"> </text:span><text:span text:style-name="T13">and </text:span><text:span text:style-name="T9">que</text:span><text:span text:style-name="T13"> forming so-called focus brackets)</text:span></text:p>
          </table:table-cell>
          <table:table-cell table:style-name="Tabulka15.A2" office:value-type="string">
            <text:p text:style-name="P6">205</text:p>
          </table:table-cell>
          <table:table-cell table:style-name="Tabulka15.D2" office:value-type="string">
            <text:p text:style-name="P12">AuxZ</text:p>
          </table:table-cell>
        </table:table-row>
        <table:table-row>
          <table:table-cell table:style-name="Tabulka15.A2" office:value-type="string">
            <text:p text:style-name="P1">H</text:p>
          </table:table-cell>
          <table:table-cell table:style-name="Tabulka15.A2" office:value-type="string">
            <text:p text:style-name="P1"/>
          </table:table-cell>
          <table:table-cell table:style-name="Tabulka15.A2" office:value-type="string">
            <text:p text:style-name="P6">20</text:p>
          </table:table-cell>
          <table:table-cell table:style-name="Tabulka15.D2" office:value-type="string">
            <text:p text:style-name="P12"/>
          </table:table-cell>
        </table:table-row>
        <table:table-row>
          <table:table-cell table:style-name="Tabulka15.A2" office:value-type="string">
            <text:p text:style-name="P1">KOMP&lt;</text:p>
          </table:table-cell>
          <table:table-cell table:style-name="Tabulka15.A2" office:value-type="string">
            <text:p text:style-name="P1"/>
          </table:table-cell>
          <table:table-cell table:style-name="Tabulka15.A2" office:value-type="string">
            <text:p text:style-name="P6">252</text:p>
          </table:table-cell>
          <table:table-cell table:style-name="Tabulka15.D2" office:value-type="string">
            <text:p text:style-name="P12"/>
          </table:table-cell>
        </table:table-row>
        <table:table-row>
          <table:table-cell table:style-name="Tabulka15.A2" office:value-type="string">
            <text:p text:style-name="P1">MV</text:p>
          </table:table-cell>
          <table:table-cell table:style-name="Tabulka15.A2" office:value-type="string">
            <text:p text:style-name="P1">Main verb as a child of a modal or auxiliary verb. <text:span text:style-name="T8">TODO: Auxiliary should be reversed under main verbs.</text:span></text:p>
          </table:table-cell>
          <table:table-cell table:style-name="Tabulka15.A2" office:value-type="string">
            <text:p text:style-name="P6">3091</text:p>
          </table:table-cell>
          <table:table-cell table:style-name="Tabulka15.D2" office:value-type="string">
            <text:p text:style-name="P12">Obj</text:p>
          </table:table-cell>
        </table:table-row>
        <table:table-row>
          <table:table-cell table:style-name="Tabulka15.A2" office:value-type="string">
            <text:p text:style-name="P1">N&lt;</text:p>
          </table:table-cell>
          <table:table-cell table:style-name="Tabulka15.A2" office:value-type="string">
            <text:p text:style-name="P1"/>
          </table:table-cell>
          <table:table-cell table:style-name="Tabulka15.A2" office:value-type="string">
            <text:p text:style-name="P6">26863</text:p>
          </table:table-cell>
          <table:table-cell table:style-name="Tabulka15.D2" office:value-type="string">
            <text:p text:style-name="P12"/>
          </table:table-cell>
        </table:table-row>
        <table:table-row>
          <table:table-cell table:style-name="Tabulka15.A2" office:value-type="string">
            <text:p text:style-name="P1">N&lt;PRED</text:p>
          </table:table-cell>
          <table:table-cell table:style-name="Tabulka15.A2" office:value-type="string">
            <text:p text:style-name="P1"/>
          </table:table-cell>
          <table:table-cell table:style-name="Tabulka15.A2" office:value-type="string">
            <text:p text:style-name="P6">3848</text:p>
          </table:table-cell>
          <table:table-cell table:style-name="Tabulka15.D2" office:value-type="string">
            <text:p text:style-name="P12"/>
          </table:table-cell>
        </table:table-row>
        <table:table-row>
          <table:table-cell table:style-name="Tabulka15.A2" office:value-type="string">
            <text:p text:style-name="P1">NUM&lt;</text:p>
          </table:table-cell>
          <table:table-cell table:style-name="Tabulka15.A2" office:value-type="string">
            <text:p text:style-name="P1"/>
          </table:table-cell>
          <table:table-cell table:style-name="Tabulka15.A2" office:value-type="string">
            <text:p text:style-name="P6">6</text:p>
          </table:table-cell>
          <table:table-cell table:style-name="Tabulka15.D2" office:value-type="string">
            <text:p text:style-name="P12"/>
          </table:table-cell>
        </table:table-row>
        <table:table-row>
          <table:table-cell table:style-name="Tabulka15.A2" office:value-type="string">
            <text:p text:style-name="P1">OC</text:p>
          </table:table-cell>
          <table:table-cell table:style-name="Tabulka15.A2" office:value-type="string">
            <text:p text:style-name="P1"/>
          </table:table-cell>
          <table:table-cell table:style-name="Tabulka15.A2" office:value-type="string">
            <text:p text:style-name="P6">352</text:p>
          </table:table-cell>
          <table:table-cell table:style-name="Tabulka15.D2" office:value-type="string">
            <text:p text:style-name="P12"/>
          </table:table-cell>
        </table:table-row>
        <table:table-row>
          <table:table-cell table:style-name="Tabulka15.A2" office:value-type="string">
            <text:p text:style-name="P1">P</text:p>
          </table:table-cell>
          <table:table-cell table:style-name="Tabulka15.A2" office:value-type="string">
            <text:p text:style-name="P1"/>
          </table:table-cell>
          <table:table-cell table:style-name="Tabulka15.A2" office:value-type="string">
            <text:p text:style-name="P6">90</text:p>
          </table:table-cell>
          <table:table-cell table:style-name="Tabulka15.D2" office:value-type="string">
            <text:p text:style-name="P12"/>
          </table:table-cell>
        </table:table-row>
        <table:table-row>
          <table:table-cell table:style-name="Tabulka15.A2" office:value-type="string">
            <text:p text:style-name="P1">P&lt;</text:p>
          </table:table-cell>
          <table:table-cell table:style-name="Tabulka15.A2" office:value-type="string">
            <text:p text:style-name="P1"/>
          </table:table-cell>
          <table:table-cell table:style-name="Tabulka15.A2" office:value-type="string">
            <text:p text:style-name="P6">31778</text:p>
          </table:table-cell>
          <table:table-cell table:style-name="Tabulka15.D2" office:value-type="string">
            <text:p text:style-name="P12"/>
          </table:table-cell>
        </table:table-row>
        <table:table-row>
          <table:table-cell table:style-name="Tabulka15.A2" office:value-type="string">
            <text:p text:style-name="P1">PASS</text:p>
          </table:table-cell>
          <table:table-cell table:style-name="Tabulka15.A2" office:value-type="string">
            <text:p text:style-name="P1"/>
          </table:table-cell>
          <table:table-cell table:style-name="Tabulka15.A2" office:value-type="string">
            <text:p text:style-name="P6">734</text:p>
          </table:table-cell>
          <table:table-cell table:style-name="Tabulka15.D2" office:value-type="string">
            <text:p text:style-name="P12"/>
          </table:table-cell>
        </table:table-row>
        <table:table-row>
          <table:table-cell table:style-name="Tabulka15.A2" office:value-type="string">
            <text:p text:style-name="P1">PCJT</text:p>
          </table:table-cell>
          <table:table-cell table:style-name="Tabulka15.A2" office:value-type="string">
            <text:p text:style-name="P1"/>
          </table:table-cell>
          <table:table-cell table:style-name="Tabulka15.A2" office:value-type="string">
            <text:p text:style-name="P6">54</text:p>
          </table:table-cell>
          <table:table-cell table:style-name="Tabulka15.D2" office:value-type="string">
            <text:p text:style-name="P12"/>
          </table:table-cell>
        </table:table-row>
        <table:table-row>
          <table:table-cell table:style-name="Tabulka15.A2" office:value-type="string">
            <text:p text:style-name="P1">PIV</text:p>
          </table:table-cell>
          <table:table-cell table:style-name="Tabulka15.A2" office:value-type="string">
            <text:p text:style-name="P1"/>
          </table:table-cell>
          <table:table-cell table:style-name="Tabulka15.A2" office:value-type="string">
            <text:p text:style-name="P6">2743</text:p>
          </table:table-cell>
          <table:table-cell table:style-name="Tabulka15.D2" office:value-type="string">
            <text:p text:style-name="P12"/>
          </table:table-cell>
        </table:table-row>
        <table:table-row>
          <table:table-cell table:style-name="Tabulka15.A2" office:value-type="string">
            <text:p text:style-name="P1">PMV</text:p>
          </table:table-cell>
          <table:table-cell table:style-name="Tabulka15.A2" office:value-type="string">
            <text:p text:style-name="P1"/>
          </table:table-cell>
          <table:table-cell table:style-name="Tabulka15.A2" office:value-type="string">
            <text:p text:style-name="P6">3</text:p>
          </table:table-cell>
          <table:table-cell table:style-name="Tabulka15.D2" office:value-type="string">
            <text:p text:style-name="P12"/>
          </table:table-cell>
        </table:table-row>
        <table:table-row>
          <table:table-cell table:style-name="Tabulka15.A2" office:value-type="string">
            <text:p text:style-name="P1">PRD</text:p>
          </table:table-cell>
          <table:table-cell table:style-name="Tabulka15.A2" office:value-type="string">
            <text:p text:style-name="P1"/>
          </table:table-cell>
          <table:table-cell table:style-name="Tabulka15.A2" office:value-type="string">
            <text:p text:style-name="P6">7</text:p>
          </table:table-cell>
          <table:table-cell table:style-name="Tabulka15.D2" office:value-type="string">
            <text:p text:style-name="P12"/>
          </table:table-cell>
        </table:table-row>
        <table:table-row>
          <table:table-cell table:style-name="Tabulka15.A2" office:value-type="string">
            <text:p text:style-name="P1">PRED</text:p>
          </table:table-cell>
          <table:table-cell table:style-name="Tabulka15.A2" office:value-type="string">
            <text:p text:style-name="P1"/>
          </table:table-cell>
          <table:table-cell table:style-name="Tabulka15.A2" office:value-type="string">
            <text:p text:style-name="P6">303</text:p>
          </table:table-cell>
          <table:table-cell table:style-name="Tabulka15.D2" office:value-type="string">
            <text:p text:style-name="P12"/>
          </table:table-cell>
        </table:table-row>
        <table:table-row>
          <table:table-cell table:style-name="Tabulka15.A2" office:value-type="string">
            <text:p text:style-name="P1">PRT-AUX</text:p>
          </table:table-cell>
          <table:table-cell table:style-name="Tabulka15.A2" office:value-type="string">
            <text:p text:style-name="P1"/>
          </table:table-cell>
          <table:table-cell table:style-name="Tabulka15.A2" office:value-type="string">
            <text:p text:style-name="P6">10</text:p>
          </table:table-cell>
          <table:table-cell table:style-name="Tabulka15.D2" office:value-type="string">
            <text:p text:style-name="P12"/>
          </table:table-cell>
        </table:table-row>
        <table:table-row>
          <table:table-cell table:style-name="Tabulka15.A2" office:value-type="string">
            <text:p text:style-name="P1">PRT-AUX&lt;</text:p>
          </table:table-cell>
          <table:table-cell table:style-name="Tabulka15.A2" office:value-type="string">
            <text:p text:style-name="P1"/>
          </table:table-cell>
          <table:table-cell table:style-name="Tabulka15.A2" office:value-type="string">
            <text:p text:style-name="P6">630</text:p>
          </table:table-cell>
          <table:table-cell table:style-name="Tabulka15.D2" office:value-type="string">
            <text:p text:style-name="P12"/>
          </table:table-cell>
        </table:table-row>
        <table:table-row>
          <table:table-cell table:style-name="Tabulka15.A2" office:value-type="string">
            <text:p text:style-name="P1">PRT-AUX&gt;</text:p>
          </table:table-cell>
          <table:table-cell table:style-name="Tabulka15.A2" office:value-type="string">
            <text:p text:style-name="P1"/>
          </table:table-cell>
          <table:table-cell table:style-name="Tabulka15.A2" office:value-type="string">
            <text:p text:style-name="P6">1</text:p>
          </table:table-cell>
          <table:table-cell table:style-name="Tabulka15.D2" office:value-type="string">
            <text:p text:style-name="P12"/>
          </table:table-cell>
        </table:table-row>
        <table:table-row>
          <table:table-cell table:style-name="Tabulka15.A2" office:value-type="string">
            <text:p text:style-name="P1">PUNC</text:p>
          </table:table-cell>
          <table:table-cell table:style-name="Tabulka15.A2" office:value-type="string">
            <text:p text:style-name="P1">Punctuation</text:p>
          </table:table-cell>
          <table:table-cell table:style-name="Tabulka15.A2" office:value-type="string">
            <text:p text:style-name="P6">29955</text:p>
          </table:table-cell>
          <table:table-cell table:style-name="Tabulka15.D2" office:value-type="string">
            <text:p text:style-name="P12">AuxX | AuxG | AuxK</text:p>
          </table:table-cell>
        </table:table-row>
        <table:table-row>
          <table:table-cell table:style-name="Tabulka15.A2" office:value-type="string">
            <text:p text:style-name="P1">QUE</text:p>
          </table:table-cell>
          <table:table-cell table:style-name="Tabulka15.A2" office:value-type="string">
            <text:p text:style-name="P1">Phrase function for questions</text:p>
          </table:table-cell>
          <table:table-cell table:style-name="Tabulka15.A2" office:value-type="string">
            <text:p text:style-name="P6">182</text:p>
          </table:table-cell>
          <table:table-cell table:style-name="Tabulka15.D2" office:value-type="string">
            <text:p text:style-name="P12">Pred</text:p>
          </table:table-cell>
        </table:table-row>
        <table:table-row>
          <table:table-cell table:style-name="Tabulka15.A2" office:value-type="string">
            <text:p text:style-name="P1">S&lt;</text:p>
          </table:table-cell>
          <table:table-cell table:style-name="Tabulka15.A2" office:value-type="string">
            <text:p text:style-name="P1"/>
          </table:table-cell>
          <table:table-cell table:style-name="Tabulka15.A2" office:value-type="string">
            <text:p text:style-name="P6">96</text:p>
          </table:table-cell>
          <table:table-cell table:style-name="Tabulka15.D2" office:value-type="string">
            <text:p text:style-name="P12"/>
          </table:table-cell>
        </table:table-row>
        <table:table-row>
          <table:table-cell table:style-name="Tabulka15.A2" office:value-type="string">
            <text:p text:style-name="P1">SC</text:p>
          </table:table-cell>
          <table:table-cell table:style-name="Tabulka15.A2" office:value-type="string">
            <text:p text:style-name="P1"/>
          </table:table-cell>
          <table:table-cell table:style-name="Tabulka15.A2" office:value-type="string">
            <text:p text:style-name="P6">3294</text:p>
          </table:table-cell>
          <table:table-cell table:style-name="Tabulka15.D2" office:value-type="string">
            <text:p text:style-name="P12"/>
          </table:table-cell>
        </table:table-row>
        <table:table-row>
          <table:table-cell table:style-name="Tabulka15.A2" office:value-type="string">
            <text:p text:style-name="P1">STA</text:p>
          </table:table-cell>
          <table:table-cell table:style-name="Tabulka15.A2" office:value-type="string">
            <text:p text:style-name="P1">Phrase function for statements</text:p>
          </table:table-cell>
          <table:table-cell table:style-name="Tabulka15.A2" office:value-type="string">
            <text:p text:style-name="P6">8093</text:p>
          </table:table-cell>
          <table:table-cell table:style-name="Tabulka15.D2" office:value-type="string">
            <text:p text:style-name="P12">Pred</text:p>
          </table:table-cell>
        </table:table-row>
        <text:soft-page-break/>
        <table:table-row>
          <table:table-cell table:style-name="Tabulka15.A2" office:value-type="string">
            <text:p text:style-name="P1">SUB</text:p>
          </table:table-cell>
          <table:table-cell table:style-name="Tabulka15.A2" office:value-type="string">
            <text:p text:style-name="P1"/>
          </table:table-cell>
          <table:table-cell table:style-name="Tabulka15.A2" office:value-type="string">
            <text:p text:style-name="P6">2071</text:p>
          </table:table-cell>
          <table:table-cell table:style-name="Tabulka15.D2" office:value-type="string">
            <text:p text:style-name="P12"/>
          </table:table-cell>
        </table:table-row>
        <table:table-row>
          <table:table-cell table:style-name="Tabulka15.A2" office:value-type="string">
            <text:p text:style-name="P1">SUBJ</text:p>
          </table:table-cell>
          <table:table-cell table:style-name="Tabulka15.A2" office:value-type="string">
            <text:p text:style-name="P1">Subject, including impersonal <text:span text:style-name="T9">se</text:span></text:p>
          </table:table-cell>
          <table:table-cell table:style-name="Tabulka15.A2" office:value-type="string">
            <text:p text:style-name="P6">12441</text:p>
          </table:table-cell>
          <table:table-cell table:style-name="Tabulka15.D2" office:value-type="string">
            <text:p text:style-name="P12">Sb</text:p>
          </table:table-cell>
        </table:table-row>
        <table:table-row>
          <table:table-cell table:style-name="Tabulka15.A2" office:value-type="string">
            <text:p text:style-name="P1">TOP</text:p>
          </table:table-cell>
          <table:table-cell table:style-name="Tabulka15.A2" office:value-type="string">
            <text:p text:style-name="P1"/>
          </table:table-cell>
          <table:table-cell table:style-name="Tabulka15.A2" office:value-type="string">
            <text:p text:style-name="P6">9</text:p>
          </table:table-cell>
          <table:table-cell table:style-name="Tabulka15.D2" office:value-type="string">
            <text:p text:style-name="P12"/>
          </table:table-cell>
        </table:table-row>
        <table:table-row>
          <table:table-cell table:style-name="Tabulka15.A2" office:value-type="string">
            <text:p text:style-name="P1">UTT</text:p>
          </table:table-cell>
          <table:table-cell table:style-name="Tabulka15.A2" office:value-type="string">
            <text:p text:style-name="P1"/>
          </table:table-cell>
          <table:table-cell table:style-name="Tabulka15.A2" office:value-type="string">
            <text:p text:style-name="P6">1215</text:p>
          </table:table-cell>
          <table:table-cell table:style-name="Tabulka15.D2" office:value-type="string">
            <text:p text:style-name="P12"/>
          </table:table-cell>
        </table:table-row>
        <table:table-row>
          <table:table-cell table:style-name="Tabulka15.A2" office:value-type="string">
            <text:p text:style-name="P1">VOC</text:p>
          </table:table-cell>
          <table:table-cell table:style-name="Tabulka15.A2" office:value-type="string">
            <text:p text:style-name="P1"/>
          </table:table-cell>
          <table:table-cell table:style-name="Tabulka15.A2" office:value-type="string">
            <text:p text:style-name="P6">23</text:p>
          </table:table-cell>
          <table:table-cell table:style-name="Tabulka15.D2" office:value-type="string">
            <text:p text:style-name="P12"/>
          </table:table-cell>
        </table:table-row>
        <table:table-row>
          <table:table-cell table:style-name="Tabulka15.A2" office:value-type="string">
            <text:p text:style-name="P1">VOK</text:p>
          </table:table-cell>
          <table:table-cell table:style-name="Tabulka15.A2" office:value-type="string">
            <text:p text:style-name="P1"/>
          </table:table-cell>
          <table:table-cell table:style-name="Tabulka15.A2" office:value-type="string">
            <text:p text:style-name="P6">7</text:p>
          </table:table-cell>
          <table:table-cell table:style-name="Tabulka15.D2" office:value-type="string">
            <text:p text:style-name="P12"/>
          </table:table-cell>
        </table:table-row>
      </table:table>
      <text:p text:style-name="P1"/>
      <text:p text:style-name="Text_20_body">Labels that cannot be converted using the above table are processed according to the part of speech of their node and the part of speech of their parent:</text:p>
      <text:p text:style-name="P1">Determiner =&gt; <text:span text:style-name="T8">AuxA</text:span></text:p>
      <text:p text:style-name="P1">Subordinating conjunction =&gt; AuxC</text:p>
      <text:p text:style-name="P1">Preposition =&gt; AuxP</text:p>
      <text:p text:style-name="P1">Adjective =&gt; Atr</text:p>
      <text:p text:style-name="P1">Adverb =&gt; Adv</text:p>
      <text:p text:style-name="P1">Parent is preposition =&gt; Adv</text:p>
      <text:p text:style-name="P1">Parent is noun =&gt; Atr</text:p>
      <text:h text:style-name="P35" text:outline-level="1">Romanian</text:h>
      <text:p text:style-name="P1">The data come from the Resurse pentru Gramaticile de Dependenta. (See <text:a xlink:type="simple" xlink:href="https://wiki.ufal.ms.mff.cuni.cz/user:zeman:treebanks:ro">https://wiki.ufal.ms.mff.cuni.cz/user:zeman:treebanks:ro</text:a>.) There are 25 distinct afun values in the data.</text:p>
      <table:table table:name="Tabulka16" table:style-name="Tabulka16">
        <table:table-column table:style-name="Tabulka16.A"/>
        <table:table-column table:style-name="Tabulka16.B"/>
        <table:table-column table:style-name="Tabulka16.C"/>
        <table:table-column table:style-name="Tabulka16.D"/>
        <table:table-header-rows>
          <table:table-row>
            <table:table-cell table:style-name="Tabulka16.A1" office:value-type="string">
              <text:p text:style-name="P2">Input tag</text:p>
            </table:table-cell>
            <table:table-cell table:style-name="Tabulka16.A1" office:value-type="string">
              <text:p text:style-name="P2">Meaning</text:p>
            </table:table-cell>
            <table:table-cell table:style-name="Tabulka16.A1" office:value-type="string">
              <text:p text:style-name="P3">Frequency</text:p>
            </table:table-cell>
            <table:table-cell table:style-name="Tabulka16.D1" office:value-type="string">
              <text:p text:style-name="P5">Output tag</text:p>
            </table:table-cell>
          </table:table-row>
        </table:table-header-rows>
        <table:table-row>
          <table:table-cell table:style-name="Tabulka16.A2" office:value-type="string">
            <text:p text:style-name="P1">atribut adj.</text:p>
          </table:table-cell>
          <table:table-cell table:style-name="Tabulka16.A2" office:value-type="string">
            <text:p text:style-name="P10"><text:span text:style-name="T13"/></text:p>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atribut adv.</text:p>
          </table:table-cell>
          <table:table-cell table:style-name="Tabulka16.A2" office:value-type="string">
            <text:p text:style-name="P10">Sentina de ieri<text:span text:style-name="T13"> (pos = adverb, afun = Atr) = “the judgement of yesterday”</text:span></text:p>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atribut num.</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atribut pron.</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atribut subst.</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atribut subst. apozitional</text:p>
          </table:table-cell>
          <table:table-cell table:style-name="Tabulka16.A2" office:value-type="string">
            <text:p text:style-name="P8">TODO: Because of missing commas, there is no node to put afun = Apos.</text:p>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atribut verb.</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complement agent</text:p>
          </table:table-cell>
          <table:table-cell table:style-name="Tabulka16.A2" office:value-type="string">
            <text:p text:style-name="P1">Object = Actor in passive constructions, e.g. <text:span text:style-name="T9">Firma desemnata de </text:span>(tag = complement agent) <text:span text:style-name="T9">judecatorul </text:span>(afun = Obj) = “The company nominated by the judge”</text:p>
          </table:table-cell>
          <table:table-cell table:style-name="Tabulka16.A2" office:value-type="string">
            <text:p text:style-name="P6"/>
          </table:table-cell>
          <table:table-cell table:style-name="Tabulka16.D2" office:value-type="string">
            <text:p text:style-name="P12">Obj</text:p>
          </table:table-cell>
        </table:table-row>
        <table:table-row>
          <table:table-cell table:style-name="Tabulka16.A2" office:value-type="string">
            <text:p text:style-name="P1">complement circumst.</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Adv</text:p>
          </table:table-cell>
        </table:table-row>
        <table:table-row>
          <table:table-cell table:style-name="Tabulka16.A2" office:value-type="string">
            <text:p text:style-name="P1">complement dir.</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Obj</text:p>
          </table:table-cell>
        </table:table-row>
        <table:table-row>
          <table:table-cell table:style-name="Tabulka16.A2" office:value-type="string">
            <text:p text:style-name="P1">complement indir.</text:p>
          </table:table-cell>
          <table:table-cell table:style-name="Tabulka16.A2" office:value-type="string">
            <text:p text:style-name="P1">Indirect object, usually with preposition but also <text:span text:style-name="T9">se adreseaza birourilor</text:span><text:span text:style-name="T13">.dative </text:span><text:span text:style-name="T16">(Adv or Obj?)</text:span></text:p>
          </table:table-cell>
          <table:table-cell table:style-name="Tabulka16.A2" office:value-type="string">
            <text:p text:style-name="P6"/>
          </table:table-cell>
          <table:table-cell table:style-name="Tabulka16.D2" office:value-type="string">
            <text:p text:style-name="P9">Adv</text:p>
          </table:table-cell>
        </table:table-row>
        <table:table-row>
          <table:table-cell table:style-name="Tabulka16.A2" office:value-type="string">
            <text:p text:style-name="P1">nume pred.</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Pnom</text:p>
          </table:table-cell>
        </table:table-row>
        <table:table-row>
          <table:table-cell table:style-name="Tabulka16.A2" office:value-type="string">
            <text:p text:style-name="P1">predicat</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Pred</text:p>
          </table:table-cell>
        </table:table-row>
        <table:table-row>
          <table:table-cell table:style-name="Tabulka16.A2" office:value-type="string">
            <text:p text:style-name="P1">rel. aux.</text:p>
          </table:table-cell>
          <table:table-cell table:style-name="Tabulka16.A2" office:value-type="string">
            <text:p text:style-name="P1"><text:span text:style-name="T8"/></text:p>
          </table:table-cell>
          <table:table-cell table:style-name="Tabulka16.A2" office:value-type="string">
            <text:p text:style-name="P6"/>
          </table:table-cell>
          <table:table-cell table:style-name="Tabulka16.D2" office:value-type="string">
            <text:p text:style-name="P12">AuxV</text:p>
          </table:table-cell>
        </table:table-row>
        <table:table-row>
          <table:table-cell table:style-name="Tabulka16.A2" office:value-type="string">
            <text:p text:style-name="P1">rel. comp.</text:p>
          </table:table-cell>
          <table:table-cell table:style-name="Tabulka16.A2" office:value-type="string">
            <text:p text:style-name="P1">Comparative <text:span text:style-name="T9">mai bun</text:span><text:span text:style-name="T13">, superlative </text:span><text:span text:style-name="T9">cel mai bun</text:span></text:p>
          </table:table-cell>
          <table:table-cell table:style-name="Tabulka16.A2" office:value-type="string">
            <text:p text:style-name="P6"/>
          </table:table-cell>
          <table:table-cell table:style-name="Tabulka16.D2" office:value-type="string">
            <text:p text:style-name="P12">Adv</text:p>
          </table:table-cell>
        </table:table-row>
        <table:table-row>
          <table:table-cell table:style-name="Tabulka16.A2" office:value-type="string">
            <text:p text:style-name="P1">rel. conj.</text:p>
          </table:table-cell>
          <table:table-cell table:style-name="Tabulka16.A2" office:value-type="string">
            <text:p text:style-name="P1">Conjunct (member of coordination)</text:p>
          </table:table-cell>
          <table:table-cell table:style-name="Tabulka16.A2" office:value-type="string">
            <text:p text:style-name="P6"/>
          </table:table-cell>
          <table:table-cell table:style-name="Tabulka16.D2" office:value-type="string">
            <text:p text:style-name="P12">CoordArg</text:p>
          </table:table-cell>
        </table:table-row>
        <table:table-row>
          <table:table-cell table:style-name="Tabulka16.A2" office:value-type="string">
            <text:p text:style-name="P1">rel. dem.</text:p>
          </table:table-cell>
          <table:table-cell table:style-name="Tabulka16.A2" office:value-type="string">
            <text:p text:style-name="P8">TODO</text:p>
          </table:table-cell>
          <table:table-cell table:style-name="Tabulka16.A2" office:value-type="string">
            <text:p text:style-name="P6"/>
          </table:table-cell>
          <table:table-cell table:style-name="Tabulka16.D2" office:value-type="string">
            <text:p text:style-name="P12"/>
          </table:table-cell>
        </table:table-row>
        <table:table-row>
          <table:table-cell table:style-name="Tabulka16.A2" office:value-type="string">
            <text:p text:style-name="P1">rel. hot.</text:p>
          </table:table-cell>
          <table:table-cell table:style-name="Tabulka16.A2" office:value-type="string">
            <text:p text:style-name="P1">Definite article, used only in possessive constructions with <text:soft-page-break/>masculine gender</text:p>
          </table:table-cell>
          <table:table-cell table:style-name="Tabulka16.A2" office:value-type="string">
            <text:p text:style-name="P6"/>
          </table:table-cell>
          <table:table-cell table:style-name="Tabulka16.D2" office:value-type="string">
            <text:p text:style-name="P9">AuxA</text:p>
          </table:table-cell>
        </table:table-row>
        <table:table-row>
          <table:table-cell table:style-name="Tabulka16.A2" office:value-type="string">
            <text:p text:style-name="P1">rel. infinit.</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AuxV</text:p>
          </table:table-cell>
        </table:table-row>
        <table:table-row>
          <table:table-cell table:style-name="Tabulka16.A2" office:value-type="string">
            <text:p text:style-name="P1">rel. negat.</text:p>
          </table:table-cell>
          <table:table-cell table:style-name="Tabulka16.A2" office:value-type="string">
            <text:p text:style-name="P1">Negation</text:p>
          </table:table-cell>
          <table:table-cell table:style-name="Tabulka16.A2" office:value-type="string">
            <text:p text:style-name="P6"/>
          </table:table-cell>
          <table:table-cell table:style-name="Tabulka16.D2" office:value-type="string">
            <text:p text:style-name="P9">Neg <text:span text:style-name="T9">(The TectoMT group uses this afun for English </text:span><text:span text:style-name="T13">not</text:span><text:span text:style-name="T9">. It is not sanctioned by PDT.)</text:span></text:p>
          </table:table-cell>
        </table:table-row>
        <table:table-row>
          <table:table-cell table:style-name="Tabulka16.A2" office:value-type="string">
            <text:p text:style-name="P1">rel. nehot.</text:p>
          </table:table-cell>
          <table:table-cell table:style-name="Tabulka16.A2" office:value-type="string">
            <text:p text:style-name="P1">Article</text:p>
          </table:table-cell>
          <table:table-cell table:style-name="Tabulka16.A2" office:value-type="string">
            <text:p text:style-name="P6"/>
          </table:table-cell>
          <table:table-cell table:style-name="Tabulka16.D2" office:value-type="string">
            <text:p text:style-name="P9">AuxA</text:p>
          </table:table-cell>
        </table:table-row>
        <table:table-row>
          <table:table-cell table:style-name="Tabulka16.A2" office:value-type="string">
            <text:p text:style-name="P1">rel. poses.</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rel. prepoz.</text:p>
          </table:table-cell>
          <table:table-cell table:style-name="Tabulka16.A2" office:value-type="string">
            <text:p text:style-name="P1">Argument of a preposition</text:p>
          </table:table-cell>
          <table:table-cell table:style-name="Tabulka16.A2" office:value-type="string">
            <text:p text:style-name="P6"/>
          </table:table-cell>
          <table:table-cell table:style-name="Tabulka16.D2" office:value-type="string">
            <text:p text:style-name="P12">PrepArg</text:p>
          </table:table-cell>
        </table:table-row>
        <table:table-row>
          <table:table-cell table:style-name="Tabulka16.A2" office:value-type="string">
            <text:p text:style-name="P1">rel. reflex.</text:p>
          </table:table-cell>
          <table:table-cell table:style-name="Tabulka16.A2" office:value-type="string">
            <text:p text:style-name="P1">Reflexive pronoun.</text:p>
            <text:p text:style-name="P8">TODO: It can be also AuxT since some Romanian verbs are reflexiva tantum.</text:p>
          </table:table-cell>
          <table:table-cell table:style-name="Tabulka16.A2" office:value-type="string">
            <text:p text:style-name="P6"/>
          </table:table-cell>
          <table:table-cell table:style-name="Tabulka16.D2" office:value-type="string">
            <text:p text:style-name="P12">Obj</text:p>
          </table:table-cell>
        </table:table-row>
        <table:table-row>
          <table:table-cell table:style-name="Tabulka16.A2" office:value-type="string">
            <text:p text:style-name="P1">subiect</text:p>
          </table:table-cell>
          <table:table-cell table:style-name="Tabulka16.A2" office:value-type="string">
            <text:p text:style-name="P1">Subject</text:p>
          </table:table-cell>
          <table:table-cell table:style-name="Tabulka16.A2" office:value-type="string">
            <text:p text:style-name="P6"/>
          </table:table-cell>
          <table:table-cell table:style-name="Tabulka16.D2" office:value-type="string">
            <text:p text:style-name="P12">Sb</text:p>
          </table:table-cell>
        </table:table-row>
      </table:table>
      <text:h text:style-name="P35" text:outline-level="1">Russian</text:h>
      <text:p text:style-name="P1">The data come from SynTagRus. (See <text:a xlink:type="simple" xlink:href="https://wiki.ufal.ms.mff.cuni.cz/user:zeman:treebanks:ru">https://wiki.ufal.ms.mff.cuni.cz/user:zeman:treebanks:ru</text:a>.) There are 75 distinct afun values in the data.</text:p>
      <table:table table:name="Tabulka17" table:style-name="Tabulka17">
        <table:table-column table:style-name="Tabulka17.A"/>
        <table:table-column table:style-name="Tabulka17.B"/>
        <table:table-column table:style-name="Tabulka17.C"/>
        <table:table-column table:style-name="Tabulka17.D"/>
        <table:table-header-rows>
          <table:table-row>
            <table:table-cell table:style-name="Tabulka17.A1" office:value-type="string">
              <text:p text:style-name="P2">Input tag</text:p>
            </table:table-cell>
            <table:table-cell table:style-name="Tabulka17.A1" office:value-type="string">
              <text:p text:style-name="P2">Meaning</text:p>
            </table:table-cell>
            <table:table-cell table:style-name="Tabulka17.A1" office:value-type="string">
              <text:p text:style-name="P3">Frequency</text:p>
            </table:table-cell>
            <table:table-cell table:style-name="Tabulka17.D1" office:value-type="string">
              <text:p text:style-name="P5">Output tag</text:p>
            </table:table-cell>
          </table:table-row>
        </table:table-header-rows>
        <table:table-row>
          <table:table-cell table:style-name="Tabulka17.A2" office:value-type="string">
            <text:p text:style-name="P1"/>
          </table:table-cell>
          <table:table-cell table:style-name="Tabulka17.A2" office:value-type="string">
            <text:p text:style-name="P1"/>
          </table:table-cell>
          <table:table-cell table:style-name="Tabulka17.A2" office:value-type="string">
            <text:p text:style-name="P6">34897</text:p>
          </table:table-cell>
          <table:table-cell table:style-name="Tabulka17.D2" office:value-type="string">
            <text:p text:style-name="P12"/>
          </table:table-cell>
        </table:table-row>
        <table:table-row>
          <table:table-cell table:style-name="Tabulka17.A2" office:value-type="string">
            <text:p text:style-name="P1">1-компл</text:p>
          </table:table-cell>
          <table:table-cell table:style-name="Tabulka17.A2" office:value-type="string">
            <text:p text:style-name="P1">First complement</text:p>
          </table:table-cell>
          <table:table-cell table:style-name="Tabulka17.A2" office:value-type="string">
            <text:p text:style-name="P6">62505</text:p>
          </table:table-cell>
          <table:table-cell table:style-name="Tabulka17.D2" office:value-type="string">
            <text:p text:style-name="P12">Obj</text:p>
          </table:table-cell>
        </table:table-row>
        <table:table-row>
          <table:table-cell table:style-name="Tabulka17.A2" office:value-type="string">
            <text:p text:style-name="P1">1-несобст-компл</text:p>
          </table:table-cell>
          <table:table-cell table:style-name="Tabulka17.A2" office:value-type="string">
            <text:p text:style-name="P1"/>
          </table:table-cell>
          <table:table-cell table:style-name="Tabulka17.A2" office:value-type="string">
            <text:p text:style-name="P6">246</text:p>
          </table:table-cell>
          <table:table-cell table:style-name="Tabulka17.D2" office:value-type="string">
            <text:p text:style-name="P12"/>
          </table:table-cell>
        </table:table-row>
        <table:table-row>
          <table:table-cell table:style-name="Tabulka17.A2" office:value-type="string">
            <text:p text:style-name="P1">2-компл</text:p>
          </table:table-cell>
          <table:table-cell table:style-name="Tabulka17.A2" office:value-type="string">
            <text:p text:style-name="P1">Second complement</text:p>
          </table:table-cell>
          <table:table-cell table:style-name="Tabulka17.A2" office:value-type="string">
            <text:p text:style-name="P6">12292</text:p>
          </table:table-cell>
          <table:table-cell table:style-name="Tabulka17.D2" office:value-type="string">
            <text:p text:style-name="P12">Obj</text:p>
          </table:table-cell>
        </table:table-row>
        <table:table-row>
          <table:table-cell table:style-name="Tabulka17.A2" office:value-type="string">
            <text:p text:style-name="P1">2-несобст-компл</text:p>
          </table:table-cell>
          <table:table-cell table:style-name="Tabulka17.A2" office:value-type="string">
            <text:p text:style-name="P1"/>
          </table:table-cell>
          <table:table-cell table:style-name="Tabulka17.A2" office:value-type="string">
            <text:p text:style-name="P6">59</text:p>
          </table:table-cell>
          <table:table-cell table:style-name="Tabulka17.D2" office:value-type="string">
            <text:p text:style-name="P12"/>
          </table:table-cell>
        </table:table-row>
        <table:table-row>
          <table:table-cell table:style-name="Tabulka17.A2" office:value-type="string">
            <text:p text:style-name="P1">3-компл</text:p>
          </table:table-cell>
          <table:table-cell table:style-name="Tabulka17.A2" office:value-type="string">
            <text:p text:style-name="P1">Third complement</text:p>
          </table:table-cell>
          <table:table-cell table:style-name="Tabulka17.A2" office:value-type="string">
            <text:p text:style-name="P6">2286</text:p>
          </table:table-cell>
          <table:table-cell table:style-name="Tabulka17.D2" office:value-type="string">
            <text:p text:style-name="P12">Obj</text:p>
          </table:table-cell>
        </table:table-row>
        <table:table-row>
          <table:table-cell table:style-name="Tabulka17.A2" office:value-type="string">
            <text:p text:style-name="P1">3-несобст-компл</text:p>
          </table:table-cell>
          <table:table-cell table:style-name="Tabulka17.A2" office:value-type="string">
            <text:p text:style-name="P1"/>
          </table:table-cell>
          <table:table-cell table:style-name="Tabulka17.A2" office:value-type="string">
            <text:p text:style-name="P6">12</text:p>
          </table:table-cell>
          <table:table-cell table:style-name="Tabulka17.D2" office:value-type="string">
            <text:p text:style-name="P12"/>
          </table:table-cell>
        </table:table-row>
        <table:table-row>
          <table:table-cell table:style-name="Tabulka17.A2" office:value-type="string">
            <text:p text:style-name="P1">4-компл</text:p>
          </table:table-cell>
          <table:table-cell table:style-name="Tabulka17.A2" office:value-type="string">
            <text:p text:style-name="P1">Fourth complement</text:p>
          </table:table-cell>
          <table:table-cell table:style-name="Tabulka17.A2" office:value-type="string">
            <text:p text:style-name="P6">112</text:p>
          </table:table-cell>
          <table:table-cell table:style-name="Tabulka17.D2" office:value-type="string">
            <text:p text:style-name="P12">Obj</text:p>
          </table:table-cell>
        </table:table-row>
        <table:table-row>
          <table:table-cell table:style-name="Tabulka17.A2" office:value-type="string">
            <text:p text:style-name="P1">5-компл</text:p>
          </table:table-cell>
          <table:table-cell table:style-name="Tabulka17.A2" office:value-type="string">
            <text:p text:style-name="P1">Fifth complement</text:p>
          </table:table-cell>
          <table:table-cell table:style-name="Tabulka17.A2" office:value-type="string">
            <text:p text:style-name="P6">1</text:p>
          </table:table-cell>
          <table:table-cell table:style-name="Tabulka17.D2" office:value-type="string">
            <text:p text:style-name="P12">Obj</text:p>
          </table:table-cell>
        </table:table-row>
        <table:table-row>
          <table:table-cell table:style-name="Tabulka17.A2" office:value-type="string">
            <text:p text:style-name="P1">авт-аппоз</text:p>
          </table:table-cell>
          <table:table-cell table:style-name="Tabulka17.A2" office:value-type="string">
            <text:p text:style-name="P1"/>
          </table:table-cell>
          <table:table-cell table:style-name="Tabulka17.A2" office:value-type="string">
            <text:p text:style-name="P6">2</text:p>
          </table:table-cell>
          <table:table-cell table:style-name="Tabulka17.D2" office:value-type="string">
            <text:p text:style-name="P12"/>
          </table:table-cell>
        </table:table-row>
        <table:table-row>
          <table:table-cell table:style-name="Tabulka17.A2" office:value-type="string">
            <text:p text:style-name="P1">агент</text:p>
          </table:table-cell>
          <table:table-cell table:style-name="Tabulka17.A2" office:value-type="string">
            <text:p text:style-name="P1"/>
          </table:table-cell>
          <table:table-cell table:style-name="Tabulka17.A2" office:value-type="string">
            <text:p text:style-name="P6">1047</text:p>
          </table:table-cell>
          <table:table-cell table:style-name="Tabulka17.D2" office:value-type="string">
            <text:p text:style-name="P12"/>
          </table:table-cell>
        </table:table-row>
        <table:table-row>
          <table:table-cell table:style-name="Tabulka17.A2" office:value-type="string">
            <text:p text:style-name="P1">аддит</text:p>
          </table:table-cell>
          <table:table-cell table:style-name="Tabulka17.A2" office:value-type="string">
            <text:p text:style-name="P1"/>
          </table:table-cell>
          <table:table-cell table:style-name="Tabulka17.A2" office:value-type="string">
            <text:p text:style-name="P6">18</text:p>
          </table:table-cell>
          <table:table-cell table:style-name="Tabulka17.D2" office:value-type="string">
            <text:p text:style-name="P12"/>
          </table:table-cell>
        </table:table-row>
        <table:table-row>
          <table:table-cell table:style-name="Tabulka17.A2" office:value-type="string">
            <text:p text:style-name="P1">адр-присв</text:p>
          </table:table-cell>
          <table:table-cell table:style-name="Tabulka17.A2" office:value-type="string">
            <text:p text:style-name="P1"/>
          </table:table-cell>
          <table:table-cell table:style-name="Tabulka17.A2" office:value-type="string">
            <text:p text:style-name="P6">1</text:p>
          </table:table-cell>
          <table:table-cell table:style-name="Tabulka17.D2" office:value-type="string">
            <text:p text:style-name="P12">Obj</text:p>
          </table:table-cell>
        </table:table-row>
        <table:table-row>
          <table:table-cell table:style-name="Tabulka17.A2" office:value-type="string">
            <text:p text:style-name="P1">аналит</text:p>
          </table:table-cell>
          <table:table-cell table:style-name="Tabulka17.A2" office:value-type="string">
            <text:p text:style-name="P1"/>
          </table:table-cell>
          <table:table-cell table:style-name="Tabulka17.A2" office:value-type="string">
            <text:p text:style-name="P6">1333</text:p>
          </table:table-cell>
          <table:table-cell table:style-name="Tabulka17.D2" office:value-type="string">
            <text:p text:style-name="P12"/>
          </table:table-cell>
        </table:table-row>
        <table:table-row>
          <table:table-cell table:style-name="Tabulka17.A2" office:value-type="string">
            <text:p text:style-name="P1">аппоз</text:p>
          </table:table-cell>
          <table:table-cell table:style-name="Tabulka17.A2" office:value-type="string">
            <text:p text:style-name="P1"/>
          </table:table-cell>
          <table:table-cell table:style-name="Tabulka17.A2" office:value-type="string">
            <text:p text:style-name="P6">7824</text:p>
          </table:table-cell>
          <table:table-cell table:style-name="Tabulka17.D2" office:value-type="string">
            <text:p text:style-name="P12"/>
          </table:table-cell>
        </table:table-row>
        <table:table-row>
          <table:table-cell table:style-name="Tabulka17.A2" office:value-type="string">
            <text:p text:style-name="P1">аппрокс-колич</text:p>
          </table:table-cell>
          <table:table-cell table:style-name="Tabulka17.A2" office:value-type="string">
            <text:p text:style-name="P1"/>
          </table:table-cell>
          <table:table-cell table:style-name="Tabulka17.A2" office:value-type="string">
            <text:p text:style-name="P6">99</text:p>
          </table:table-cell>
          <table:table-cell table:style-name="Tabulka17.D2" office:value-type="string">
            <text:p text:style-name="P12">Atr</text:p>
          </table:table-cell>
        </table:table-row>
        <table:table-row>
          <table:table-cell table:style-name="Tabulka17.A2" office:value-type="string">
            <text:p text:style-name="P1">атриб</text:p>
          </table:table-cell>
          <table:table-cell table:style-name="Tabulka17.A2" office:value-type="string">
            <text:p text:style-name="P1"/>
          </table:table-cell>
          <table:table-cell table:style-name="Tabulka17.A2" office:value-type="string">
            <text:p text:style-name="P6">13211</text:p>
          </table:table-cell>
          <table:table-cell table:style-name="Tabulka17.D2" office:value-type="string">
            <text:p text:style-name="P12"/>
          </table:table-cell>
        </table:table-row>
        <table:table-row>
          <table:table-cell table:style-name="Tabulka17.A2" office:value-type="string">
            <text:p text:style-name="P1">вводн</text:p>
          </table:table-cell>
          <table:table-cell table:style-name="Tabulka17.A2" office:value-type="string">
            <text:p text:style-name="P1"/>
          </table:table-cell>
          <table:table-cell table:style-name="Tabulka17.A2" office:value-type="string">
            <text:p text:style-name="P6">6667</text:p>
          </table:table-cell>
          <table:table-cell table:style-name="Tabulka17.D2" office:value-type="string">
            <text:p text:style-name="P12">Adv</text:p>
          </table:table-cell>
        </table:table-row>
        <table:table-row>
          <table:table-cell table:style-name="Tabulka17.A2" office:value-type="string">
            <text:p text:style-name="P1">вспом</text:p>
          </table:table-cell>
          <table:table-cell table:style-name="Tabulka17.A2" office:value-type="string">
            <text:p text:style-name="P1"/>
          </table:table-cell>
          <table:table-cell table:style-name="Tabulka17.A2" office:value-type="string">
            <text:p text:style-name="P6">1181</text:p>
          </table:table-cell>
          <table:table-cell table:style-name="Tabulka17.D2" office:value-type="string">
            <text:p text:style-name="P12"/>
          </table:table-cell>
        </table:table-row>
        <table:table-row>
          <table:table-cell table:style-name="Tabulka17.A2" office:value-type="string">
            <text:p text:style-name="P1">дат-субъект</text:p>
          </table:table-cell>
          <table:table-cell table:style-name="Tabulka17.A2" office:value-type="string">
            <text:p text:style-name="P1"/>
          </table:table-cell>
          <table:table-cell table:style-name="Tabulka17.A2" office:value-type="string">
            <text:p text:style-name="P6">390</text:p>
          </table:table-cell>
          <table:table-cell table:style-name="Tabulka17.D2" office:value-type="string">
            <text:p text:style-name="P12"/>
          </table:table-cell>
        </table:table-row>
        <table:table-row>
          <table:table-cell table:style-name="Tabulka17.A2" office:value-type="string">
            <text:p text:style-name="P1">дистанц</text:p>
          </table:table-cell>
          <table:table-cell table:style-name="Tabulka17.A2" office:value-type="string">
            <text:p text:style-name="P1"/>
          </table:table-cell>
          <table:table-cell table:style-name="Tabulka17.A2" office:value-type="string">
            <text:p text:style-name="P6">3</text:p>
          </table:table-cell>
          <table:table-cell table:style-name="Tabulka17.D2" office:value-type="string">
            <text:p text:style-name="P12">Adv</text:p>
          </table:table-cell>
        </table:table-row>
        <table:table-row>
          <table:table-cell table:style-name="Tabulka17.A2" office:value-type="string">
            <text:p text:style-name="P1">длительн</text:p>
          </table:table-cell>
          <table:table-cell table:style-name="Tabulka17.A2" office:value-type="string">
            <text:p text:style-name="P1"/>
          </table:table-cell>
          <table:table-cell table:style-name="Tabulka17.A2" office:value-type="string">
            <text:p text:style-name="P6">304</text:p>
          </table:table-cell>
          <table:table-cell table:style-name="Tabulka17.D2" office:value-type="string">
            <text:p text:style-name="P12">Adv</text:p>
          </table:table-cell>
        </table:table-row>
        <table:table-row>
          <table:table-cell table:style-name="Tabulka17.A2" office:value-type="string">
            <text:p text:style-name="P1">изъясн</text:p>
          </table:table-cell>
          <table:table-cell table:style-name="Tabulka17.A2" office:value-type="string">
            <text:p text:style-name="P1"/>
          </table:table-cell>
          <table:table-cell table:style-name="Tabulka17.A2" office:value-type="string">
            <text:p text:style-name="P6">251</text:p>
          </table:table-cell>
          <table:table-cell table:style-name="Tabulka17.D2" office:value-type="string">
            <text:p text:style-name="P12">Adv</text:p>
          </table:table-cell>
        </table:table-row>
        <text:soft-page-break/>
        <table:table-row>
          <table:table-cell table:style-name="Tabulka17.A2" office:value-type="string">
            <text:p text:style-name="P1">инф-союзн</text:p>
          </table:table-cell>
          <table:table-cell table:style-name="Tabulka17.A2" office:value-type="string">
            <text:p text:style-name="P1"/>
          </table:table-cell>
          <table:table-cell table:style-name="Tabulka17.A2" office:value-type="string">
            <text:p text:style-name="P6">711</text:p>
          </table:table-cell>
          <table:table-cell table:style-name="Tabulka17.D2" office:value-type="string">
            <text:p text:style-name="P12"/>
          </table:table-cell>
        </table:table-row>
        <table:table-row>
          <table:table-cell table:style-name="Tabulka17.A2" office:value-type="string">
            <text:p text:style-name="P1">квазиагент</text:p>
          </table:table-cell>
          <table:table-cell table:style-name="Tabulka17.A2" office:value-type="string">
            <text:p text:style-name="P1"/>
          </table:table-cell>
          <table:table-cell table:style-name="Tabulka17.A2" office:value-type="string">
            <text:p text:style-name="P6">20771</text:p>
          </table:table-cell>
          <table:table-cell table:style-name="Tabulka17.D2" office:value-type="string">
            <text:p text:style-name="P12"/>
          </table:table-cell>
        </table:table-row>
        <table:table-row>
          <table:table-cell table:style-name="Tabulka17.A2" office:value-type="string">
            <text:p text:style-name="P1">квазиобст</text:p>
          </table:table-cell>
          <table:table-cell table:style-name="Tabulka17.A2" office:value-type="string">
            <text:p text:style-name="P1"/>
          </table:table-cell>
          <table:table-cell table:style-name="Tabulka17.A2" office:value-type="string">
            <text:p text:style-name="P6">2</text:p>
          </table:table-cell>
          <table:table-cell table:style-name="Tabulka17.D2" office:value-type="string">
            <text:p text:style-name="P12"/>
          </table:table-cell>
        </table:table-row>
        <table:table-row>
          <table:table-cell table:style-name="Tabulka17.A2" office:value-type="string">
            <text:p text:style-name="P1">колич-вспом</text:p>
          </table:table-cell>
          <table:table-cell table:style-name="Tabulka17.A2" office:value-type="string">
            <text:p text:style-name="P1"/>
          </table:table-cell>
          <table:table-cell table:style-name="Tabulka17.A2" office:value-type="string">
            <text:p text:style-name="P6">44</text:p>
          </table:table-cell>
          <table:table-cell table:style-name="Tabulka17.D2" office:value-type="string">
            <text:p text:style-name="P12"/>
          </table:table-cell>
        </table:table-row>
        <table:table-row>
          <table:table-cell table:style-name="Tabulka17.A2" office:value-type="string">
            <text:p text:style-name="P1">колич-копред</text:p>
          </table:table-cell>
          <table:table-cell table:style-name="Tabulka17.A2" office:value-type="string">
            <text:p text:style-name="P1"/>
          </table:table-cell>
          <table:table-cell table:style-name="Tabulka17.A2" office:value-type="string">
            <text:p text:style-name="P6">23</text:p>
          </table:table-cell>
          <table:table-cell table:style-name="Tabulka17.D2" office:value-type="string">
            <text:p text:style-name="P12"/>
          </table:table-cell>
        </table:table-row>
        <table:table-row>
          <table:table-cell table:style-name="Tabulka17.A2" office:value-type="string">
            <text:p text:style-name="P1">колич-огран</text:p>
          </table:table-cell>
          <table:table-cell table:style-name="Tabulka17.A2" office:value-type="string">
            <text:p text:style-name="P1"/>
          </table:table-cell>
          <table:table-cell table:style-name="Tabulka17.A2" office:value-type="string">
            <text:p text:style-name="P6">897</text:p>
          </table:table-cell>
          <table:table-cell table:style-name="Tabulka17.D2" office:value-type="string">
            <text:p text:style-name="P12"/>
          </table:table-cell>
        </table:table-row>
        <table:table-row>
          <table:table-cell table:style-name="Tabulka17.A2" office:value-type="string">
            <text:p text:style-name="P1">количест</text:p>
          </table:table-cell>
          <table:table-cell table:style-name="Tabulka17.A2" office:value-type="string">
            <text:p text:style-name="P1"/>
          </table:table-cell>
          <table:table-cell table:style-name="Tabulka17.A2" office:value-type="string">
            <text:p text:style-name="P6">5179</text:p>
          </table:table-cell>
          <table:table-cell table:style-name="Tabulka17.D2" office:value-type="string">
            <text:p text:style-name="P12"/>
          </table:table-cell>
        </table:table-row>
        <table:table-row>
          <table:table-cell table:style-name="Tabulka17.A2" office:value-type="string">
            <text:p text:style-name="P1">ком-сочин</text:p>
          </table:table-cell>
          <table:table-cell table:style-name="Tabulka17.A2" office:value-type="string">
            <text:p text:style-name="P1"/>
          </table:table-cell>
          <table:table-cell table:style-name="Tabulka17.A2" office:value-type="string">
            <text:p text:style-name="P6">8</text:p>
          </table:table-cell>
          <table:table-cell table:style-name="Tabulka17.D2" office:value-type="string">
            <text:p text:style-name="P12"/>
          </table:table-cell>
        </table:table-row>
        <table:table-row>
          <table:table-cell table:style-name="Tabulka17.A2" office:value-type="string">
            <text:p text:style-name="P1">компл-аппоз</text:p>
          </table:table-cell>
          <table:table-cell table:style-name="Tabulka17.A2" office:value-type="string">
            <text:p text:style-name="P1"/>
          </table:table-cell>
          <table:table-cell table:style-name="Tabulka17.A2" office:value-type="string">
            <text:p text:style-name="P6">277</text:p>
          </table:table-cell>
          <table:table-cell table:style-name="Tabulka17.D2" office:value-type="string">
            <text:p text:style-name="P12"/>
          </table:table-cell>
        </table:table-row>
        <table:table-row>
          <table:table-cell table:style-name="Tabulka17.A2" office:value-type="string">
            <text:p text:style-name="P1">композ</text:p>
          </table:table-cell>
          <table:table-cell table:style-name="Tabulka17.A2" office:value-type="string">
            <text:p text:style-name="P1"/>
          </table:table-cell>
          <table:table-cell table:style-name="Tabulka17.A2" office:value-type="string">
            <text:p text:style-name="P6">650</text:p>
          </table:table-cell>
          <table:table-cell table:style-name="Tabulka17.D2" office:value-type="string">
            <text:p text:style-name="P12"/>
          </table:table-cell>
        </table:table-row>
        <table:table-row>
          <table:table-cell table:style-name="Tabulka17.A2" office:value-type="string">
            <text:p text:style-name="P1">композ-аппоз</text:p>
          </table:table-cell>
          <table:table-cell table:style-name="Tabulka17.A2" office:value-type="string">
            <text:p text:style-name="P1"/>
          </table:table-cell>
          <table:table-cell table:style-name="Tabulka17.A2" office:value-type="string">
            <text:p text:style-name="P6">1</text:p>
          </table:table-cell>
          <table:table-cell table:style-name="Tabulka17.D2" office:value-type="string">
            <text:p text:style-name="P12"/>
          </table:table-cell>
        </table:table-row>
        <table:table-row>
          <table:table-cell table:style-name="Tabulka17.A2" office:value-type="string">
            <text:p text:style-name="P1">кратн</text:p>
          </table:table-cell>
          <table:table-cell table:style-name="Tabulka17.A2" office:value-type="string">
            <text:p text:style-name="P1"/>
          </table:table-cell>
          <table:table-cell table:style-name="Tabulka17.A2" office:value-type="string">
            <text:p text:style-name="P6">623</text:p>
          </table:table-cell>
          <table:table-cell table:style-name="Tabulka17.D2" office:value-type="string">
            <text:p text:style-name="P12"/>
          </table:table-cell>
        </table:table-row>
        <table:table-row>
          <table:table-cell table:style-name="Tabulka17.A2" office:value-type="string">
            <text:p text:style-name="P1">кратно-длительн</text:p>
          </table:table-cell>
          <table:table-cell table:style-name="Tabulka17.A2" office:value-type="string">
            <text:p text:style-name="P1"/>
          </table:table-cell>
          <table:table-cell table:style-name="Tabulka17.A2" office:value-type="string">
            <text:p text:style-name="P6">30</text:p>
          </table:table-cell>
          <table:table-cell table:style-name="Tabulka17.D2" office:value-type="string">
            <text:p text:style-name="P12">Adv</text:p>
          </table:table-cell>
        </table:table-row>
        <table:table-row>
          <table:table-cell table:style-name="Tabulka17.A2" office:value-type="string">
            <text:p text:style-name="P1">неакт-компл</text:p>
          </table:table-cell>
          <table:table-cell table:style-name="Tabulka17.A2" office:value-type="string">
            <text:p text:style-name="P1"/>
          </table:table-cell>
          <table:table-cell table:style-name="Tabulka17.A2" office:value-type="string">
            <text:p text:style-name="P6">385</text:p>
          </table:table-cell>
          <table:table-cell table:style-name="Tabulka17.D2" office:value-type="string">
            <text:p text:style-name="P12"/>
          </table:table-cell>
        </table:table-row>
        <table:table-row>
          <table:table-cell table:style-name="Tabulka17.A2" office:value-type="string">
            <text:p text:style-name="P1">несобст-агент</text:p>
          </table:table-cell>
          <table:table-cell table:style-name="Tabulka17.A2" office:value-type="string">
            <text:p text:style-name="P1"/>
          </table:table-cell>
          <table:table-cell table:style-name="Tabulka17.A2" office:value-type="string">
            <text:p text:style-name="P6">13</text:p>
          </table:table-cell>
          <table:table-cell table:style-name="Tabulka17.D2" office:value-type="string">
            <text:p text:style-name="P12"/>
          </table:table-cell>
        </table:table-row>
        <table:table-row>
          <table:table-cell table:style-name="Tabulka17.A2" office:value-type="string">
            <text:p text:style-name="P1">ном-аппоз</text:p>
          </table:table-cell>
          <table:table-cell table:style-name="Tabulka17.A2" office:value-type="string">
            <text:p text:style-name="P1"/>
          </table:table-cell>
          <table:table-cell table:style-name="Tabulka17.A2" office:value-type="string">
            <text:p text:style-name="P6">139</text:p>
          </table:table-cell>
          <table:table-cell table:style-name="Tabulka17.D2" office:value-type="string">
            <text:p text:style-name="P12"/>
          </table:table-cell>
        </table:table-row>
        <table:table-row>
          <table:table-cell table:style-name="Tabulka17.A2" office:value-type="string">
            <text:p text:style-name="P1">нум-аппоз</text:p>
          </table:table-cell>
          <table:table-cell table:style-name="Tabulka17.A2" office:value-type="string">
            <text:p text:style-name="P1"/>
          </table:table-cell>
          <table:table-cell table:style-name="Tabulka17.A2" office:value-type="string">
            <text:p text:style-name="P6">180</text:p>
          </table:table-cell>
          <table:table-cell table:style-name="Tabulka17.D2" office:value-type="string">
            <text:p text:style-name="P12"/>
          </table:table-cell>
        </table:table-row>
        <table:table-row>
          <table:table-cell table:style-name="Tabulka17.A2" office:value-type="string">
            <text:p text:style-name="P1">об-аппоз</text:p>
          </table:table-cell>
          <table:table-cell table:style-name="Tabulka17.A2" office:value-type="string">
            <text:p text:style-name="P1"/>
          </table:table-cell>
          <table:table-cell table:style-name="Tabulka17.A2" office:value-type="string">
            <text:p text:style-name="P6">361</text:p>
          </table:table-cell>
          <table:table-cell table:style-name="Tabulka17.D2" office:value-type="string">
            <text:p text:style-name="P12"/>
          </table:table-cell>
        </table:table-row>
        <table:table-row>
          <table:table-cell table:style-name="Tabulka17.A2" office:value-type="string">
            <text:p text:style-name="P1">об-копр</text:p>
          </table:table-cell>
          <table:table-cell table:style-name="Tabulka17.A2" office:value-type="string">
            <text:p text:style-name="P1"/>
          </table:table-cell>
          <table:table-cell table:style-name="Tabulka17.A2" office:value-type="string">
            <text:p text:style-name="P6">78</text:p>
          </table:table-cell>
          <table:table-cell table:style-name="Tabulka17.D2" office:value-type="string">
            <text:p text:style-name="P12">Adv</text:p>
          </table:table-cell>
        </table:table-row>
        <table:table-row>
          <table:table-cell table:style-name="Tabulka17.A2" office:value-type="string">
            <text:p text:style-name="P1">об-обст</text:p>
          </table:table-cell>
          <table:table-cell table:style-name="Tabulka17.A2" office:value-type="string">
            <text:p text:style-name="P1"/>
          </table:table-cell>
          <table:table-cell table:style-name="Tabulka17.A2" office:value-type="string">
            <text:p text:style-name="P6">1</text:p>
          </table:table-cell>
          <table:table-cell table:style-name="Tabulka17.D2" office:value-type="string">
            <text:p text:style-name="P12">Adv</text:p>
          </table:table-cell>
        </table:table-row>
        <table:table-row>
          <table:table-cell table:style-name="Tabulka17.A2" office:value-type="string">
            <text:p text:style-name="P1">обст</text:p>
          </table:table-cell>
          <table:table-cell table:style-name="Tabulka17.A2" office:value-type="string">
            <text:p text:style-name="P1"/>
          </table:table-cell>
          <table:table-cell table:style-name="Tabulka17.A2" office:value-type="string">
            <text:p text:style-name="P6">40918</text:p>
          </table:table-cell>
          <table:table-cell table:style-name="Tabulka17.D2" office:value-type="string">
            <text:p text:style-name="P12">Adv</text:p>
          </table:table-cell>
        </table:table-row>
        <table:table-row>
          <table:table-cell table:style-name="Tabulka17.A2" office:value-type="string">
            <text:p text:style-name="P1">обст-тавт</text:p>
          </table:table-cell>
          <table:table-cell table:style-name="Tabulka17.A2" office:value-type="string">
            <text:p text:style-name="P1"/>
          </table:table-cell>
          <table:table-cell table:style-name="Tabulka17.A2" office:value-type="string">
            <text:p text:style-name="P6">21</text:p>
          </table:table-cell>
          <table:table-cell table:style-name="Tabulka17.D2" office:value-type="string">
            <text:p text:style-name="P12">Adv</text:p>
          </table:table-cell>
        </table:table-row>
        <table:table-row>
          <table:table-cell table:style-name="Tabulka17.A2" office:value-type="string">
            <text:p text:style-name="P1">огранич</text:p>
          </table:table-cell>
          <table:table-cell table:style-name="Tabulka17.A2" office:value-type="string">
            <text:p text:style-name="P1"/>
          </table:table-cell>
          <table:table-cell table:style-name="Tabulka17.A2" office:value-type="string">
            <text:p text:style-name="P6">25803</text:p>
          </table:table-cell>
          <table:table-cell table:style-name="Tabulka17.D2" office:value-type="string">
            <text:p text:style-name="P12">Adv</text:p>
          </table:table-cell>
        </table:table-row>
        <table:table-row>
          <table:table-cell table:style-name="Tabulka17.A2" office:value-type="string">
            <text:p text:style-name="P1">оп-аппоз</text:p>
          </table:table-cell>
          <table:table-cell table:style-name="Tabulka17.A2" office:value-type="string">
            <text:p text:style-name="P1"/>
          </table:table-cell>
          <table:table-cell table:style-name="Tabulka17.A2" office:value-type="string">
            <text:p text:style-name="P6">13</text:p>
          </table:table-cell>
          <table:table-cell table:style-name="Tabulka17.D2" office:value-type="string">
            <text:p text:style-name="P12"/>
          </table:table-cell>
        </table:table-row>
        <table:table-row>
          <table:table-cell table:style-name="Tabulka17.A2" office:value-type="string">
            <text:p text:style-name="P1">оп-опред</text:p>
          </table:table-cell>
          <table:table-cell table:style-name="Tabulka17.A2" office:value-type="string">
            <text:p text:style-name="P1"/>
          </table:table-cell>
          <table:table-cell table:style-name="Tabulka17.A2" office:value-type="string">
            <text:p text:style-name="P6">314</text:p>
          </table:table-cell>
          <table:table-cell table:style-name="Tabulka17.D2" office:value-type="string">
            <text:p text:style-name="P12">Atr</text:p>
          </table:table-cell>
        </table:table-row>
        <table:table-row>
          <table:table-cell table:style-name="Tabulka17.A2" office:value-type="string">
            <text:p text:style-name="P1">опред</text:p>
          </table:table-cell>
          <table:table-cell table:style-name="Tabulka17.A2" office:value-type="string">
            <text:p text:style-name="P1"/>
          </table:table-cell>
          <table:table-cell table:style-name="Tabulka17.A2" office:value-type="string">
            <text:p text:style-name="P6">68198</text:p>
          </table:table-cell>
          <table:table-cell table:style-name="Tabulka17.D2" office:value-type="string">
            <text:p text:style-name="P12">Atr</text:p>
          </table:table-cell>
        </table:table-row>
        <table:table-row>
          <table:table-cell table:style-name="Tabulka17.A2" office:value-type="string">
            <text:p text:style-name="P1">пасс-анал</text:p>
          </table:table-cell>
          <table:table-cell table:style-name="Tabulka17.A2" office:value-type="string">
            <text:p text:style-name="P1"/>
          </table:table-cell>
          <table:table-cell table:style-name="Tabulka17.A2" office:value-type="string">
            <text:p text:style-name="P6">1405</text:p>
          </table:table-cell>
          <table:table-cell table:style-name="Tabulka17.D2" office:value-type="string">
            <text:p text:style-name="P12"/>
          </table:table-cell>
        </table:table-row>
        <text:soft-page-break/>
        <table:table-row>
          <table:table-cell table:style-name="Tabulka17.A2" office:value-type="string">
            <text:p text:style-name="P1">подч-союзн</text:p>
          </table:table-cell>
          <table:table-cell table:style-name="Tabulka17.A2" office:value-type="string">
            <text:p text:style-name="P1">Subordinating conjunction</text:p>
          </table:table-cell>
          <table:table-cell table:style-name="Tabulka17.A2" office:value-type="string">
            <text:p text:style-name="P6">6939</text:p>
          </table:table-cell>
          <table:table-cell table:style-name="Tabulka17.D2" office:value-type="string">
            <text:p text:style-name="P12">AuxC</text:p>
          </table:table-cell>
        </table:table-row>
        <table:table-row>
          <table:table-cell table:style-name="Tabulka17.A2" office:value-type="string">
            <text:p text:style-name="P1">предик</text:p>
          </table:table-cell>
          <table:table-cell table:style-name="Tabulka17.A2" office:value-type="string">
            <text:p text:style-name="P1"/>
          </table:table-cell>
          <table:table-cell table:style-name="Tabulka17.A2" office:value-type="string">
            <text:p text:style-name="P6">48903</text:p>
          </table:table-cell>
          <table:table-cell table:style-name="Tabulka17.D2" office:value-type="string">
            <text:p text:style-name="P12">Sb</text:p>
          </table:table-cell>
        </table:table-row>
        <table:table-row>
          <table:table-cell table:style-name="Tabulka17.A2" office:value-type="string">
            <text:p text:style-name="P1">предл</text:p>
          </table:table-cell>
          <table:table-cell table:style-name="Tabulka17.A2" office:value-type="string">
            <text:p text:style-name="P1">Preposition</text:p>
          </table:table-cell>
          <table:table-cell table:style-name="Tabulka17.A2" office:value-type="string">
            <text:p text:style-name="P6">56864</text:p>
          </table:table-cell>
          <table:table-cell table:style-name="Tabulka17.D2" office:value-type="string">
            <text:p text:style-name="P12">AuxP</text:p>
          </table:table-cell>
        </table:table-row>
        <table:table-row>
          <table:table-cell table:style-name="Tabulka17.A2" office:value-type="string">
            <text:p text:style-name="P1">презентат</text:p>
          </table:table-cell>
          <table:table-cell table:style-name="Tabulka17.A2" office:value-type="string">
            <text:p text:style-name="P1"/>
          </table:table-cell>
          <table:table-cell table:style-name="Tabulka17.A2" office:value-type="string">
            <text:p text:style-name="P6">2</text:p>
          </table:table-cell>
          <table:table-cell table:style-name="Tabulka17.D2" office:value-type="string">
            <text:p text:style-name="P12"/>
          </table:table-cell>
        </table:table-row>
        <table:table-row>
          <table:table-cell table:style-name="Tabulka17.A2" office:value-type="string">
            <text:p text:style-name="P1">примыкат</text:p>
          </table:table-cell>
          <table:table-cell table:style-name="Tabulka17.A2" office:value-type="string">
            <text:p text:style-name="P1"/>
          </table:table-cell>
          <table:table-cell table:style-name="Tabulka17.A2" office:value-type="string">
            <text:p text:style-name="P6">1815</text:p>
          </table:table-cell>
          <table:table-cell table:style-name="Tabulka17.D2" office:value-type="string">
            <text:p text:style-name="P12">Adv</text:p>
          </table:table-cell>
        </table:table-row>
        <table:table-row>
          <table:table-cell table:style-name="Tabulka17.A2" office:value-type="string">
            <text:p text:style-name="P1">присвяз</text:p>
          </table:table-cell>
          <table:table-cell table:style-name="Tabulka17.A2" office:value-type="string">
            <text:p text:style-name="P1"/>
          </table:table-cell>
          <table:table-cell table:style-name="Tabulka17.A2" office:value-type="string">
            <text:p text:style-name="P6">3931</text:p>
          </table:table-cell>
          <table:table-cell table:style-name="Tabulka17.D2" office:value-type="string">
            <text:p text:style-name="P12"/>
          </table:table-cell>
        </table:table-row>
        <table:table-row>
          <table:table-cell table:style-name="Tabulka17.A2" office:value-type="string">
            <text:p text:style-name="P1">пролепт</text:p>
          </table:table-cell>
          <table:table-cell table:style-name="Tabulka17.A2" office:value-type="string">
            <text:p text:style-name="P1"/>
          </table:table-cell>
          <table:table-cell table:style-name="Tabulka17.A2" office:value-type="string">
            <text:p text:style-name="P6">349</text:p>
          </table:table-cell>
          <table:table-cell table:style-name="Tabulka17.D2" office:value-type="string">
            <text:p text:style-name="P12"/>
          </table:table-cell>
        </table:table-row>
        <table:table-row>
          <table:table-cell table:style-name="Tabulka17.A2" office:value-type="string">
            <text:p text:style-name="P1">разъяснит</text:p>
          </table:table-cell>
          <table:table-cell table:style-name="Tabulka17.A2" office:value-type="string">
            <text:p text:style-name="P1"/>
          </table:table-cell>
          <table:table-cell table:style-name="Tabulka17.A2" office:value-type="string">
            <text:p text:style-name="P6">3880</text:p>
          </table:table-cell>
          <table:table-cell table:style-name="Tabulka17.D2" office:value-type="string">
            <text:p text:style-name="P12">Adv</text:p>
          </table:table-cell>
        </table:table-row>
        <table:table-row>
          <table:table-cell table:style-name="Tabulka17.A2" office:value-type="string">
            <text:p text:style-name="P1">распред</text:p>
          </table:table-cell>
          <table:table-cell table:style-name="Tabulka17.A2" office:value-type="string">
            <text:p text:style-name="P1"/>
          </table:table-cell>
          <table:table-cell table:style-name="Tabulka17.A2" office:value-type="string">
            <text:p text:style-name="P6">208</text:p>
          </table:table-cell>
          <table:table-cell table:style-name="Tabulka17.D2" office:value-type="string">
            <text:p text:style-name="P12"/>
          </table:table-cell>
        </table:table-row>
        <table:table-row>
          <table:table-cell table:style-name="Tabulka17.A2" office:value-type="string">
            <text:p text:style-name="P1">релят</text:p>
          </table:table-cell>
          <table:table-cell table:style-name="Tabulka17.A2" office:value-type="string">
            <text:p text:style-name="P1">Relative</text:p>
          </table:table-cell>
          <table:table-cell table:style-name="Tabulka17.A2" office:value-type="string">
            <text:p text:style-name="P6">3605</text:p>
          </table:table-cell>
          <table:table-cell table:style-name="Tabulka17.D2" office:value-type="string">
            <text:p text:style-name="P12">Atr</text:p>
          </table:table-cell>
        </table:table-row>
        <table:table-row>
          <table:table-cell table:style-name="Tabulka17.A2" office:value-type="string">
            <text:p text:style-name="P1">сент-предик</text:p>
          </table:table-cell>
          <table:table-cell table:style-name="Tabulka17.A2" office:value-type="string">
            <text:p text:style-name="P1"/>
          </table:table-cell>
          <table:table-cell table:style-name="Tabulka17.A2" office:value-type="string">
            <text:p text:style-name="P6">15</text:p>
          </table:table-cell>
          <table:table-cell table:style-name="Tabulka17.D2" office:value-type="string">
            <text:p text:style-name="P12"/>
          </table:table-cell>
        </table:table-row>
        <table:table-row>
          <table:table-cell table:style-name="Tabulka17.A2" office:value-type="string">
            <text:p text:style-name="P1">сент-соч</text:p>
          </table:table-cell>
          <table:table-cell table:style-name="Tabulka17.A2" office:value-type="string">
            <text:p text:style-name="P1"/>
          </table:table-cell>
          <table:table-cell table:style-name="Tabulka17.A2" office:value-type="string">
            <text:p text:style-name="P6">6612</text:p>
          </table:table-cell>
          <table:table-cell table:style-name="Tabulka17.D2" office:value-type="string">
            <text:p text:style-name="P12"/>
          </table:table-cell>
        </table:table-row>
        <table:table-row>
          <table:table-cell table:style-name="Tabulka17.A2" office:value-type="string">
            <text:p text:style-name="P1">смещ-атриб</text:p>
          </table:table-cell>
          <table:table-cell table:style-name="Tabulka17.A2" office:value-type="string">
            <text:p text:style-name="P1"/>
          </table:table-cell>
          <table:table-cell table:style-name="Tabulka17.A2" office:value-type="string">
            <text:p text:style-name="P6">1</text:p>
          </table:table-cell>
          <table:table-cell table:style-name="Tabulka17.D2" office:value-type="string">
            <text:p text:style-name="P12"/>
          </table:table-cell>
        </table:table-row>
        <table:table-row>
          <table:table-cell table:style-name="Tabulka17.A2" office:value-type="string">
            <text:p text:style-name="P1">соотнос</text:p>
          </table:table-cell>
          <table:table-cell table:style-name="Tabulka17.A2" office:value-type="string">
            <text:p text:style-name="P1"/>
          </table:table-cell>
          <table:table-cell table:style-name="Tabulka17.A2" office:value-type="string">
            <text:p text:style-name="P6">1404</text:p>
          </table:table-cell>
          <table:table-cell table:style-name="Tabulka17.D2" office:value-type="string">
            <text:p text:style-name="P12"/>
          </table:table-cell>
        </table:table-row>
        <table:table-row>
          <table:table-cell table:style-name="Tabulka17.A2" office:value-type="string">
            <text:p text:style-name="P1">соч-союзн</text:p>
          </table:table-cell>
          <table:table-cell table:style-name="Tabulka17.A2" office:value-type="string">
            <text:p text:style-name="P1"/>
          </table:table-cell>
          <table:table-cell table:style-name="Tabulka17.A2" office:value-type="string">
            <text:p text:style-name="P6">20678</text:p>
          </table:table-cell>
          <table:table-cell table:style-name="Tabulka17.D2" office:value-type="string">
            <text:p text:style-name="P12"/>
          </table:table-cell>
        </table:table-row>
        <table:table-row>
          <table:table-cell table:style-name="Tabulka17.A2" office:value-type="string">
            <text:p text:style-name="P1">сочин</text:p>
          </table:table-cell>
          <table:table-cell table:style-name="Tabulka17.A2" office:value-type="string">
            <text:p text:style-name="P1"/>
          </table:table-cell>
          <table:table-cell table:style-name="Tabulka17.A2" office:value-type="string">
            <text:p text:style-name="P6">23232</text:p>
          </table:table-cell>
          <table:table-cell table:style-name="Tabulka17.D2" office:value-type="string">
            <text:p text:style-name="P12"/>
          </table:table-cell>
        </table:table-row>
        <table:table-row>
          <table:table-cell table:style-name="Tabulka17.A2" office:value-type="string">
            <text:p text:style-name="P1">сравн-аппоз</text:p>
          </table:table-cell>
          <table:table-cell table:style-name="Tabulka17.A2" office:value-type="string">
            <text:p text:style-name="P1"/>
          </table:table-cell>
          <table:table-cell table:style-name="Tabulka17.A2" office:value-type="string">
            <text:p text:style-name="P6">1</text:p>
          </table:table-cell>
          <table:table-cell table:style-name="Tabulka17.D2" office:value-type="string">
            <text:p text:style-name="P12"/>
          </table:table-cell>
        </table:table-row>
        <table:table-row>
          <table:table-cell table:style-name="Tabulka17.A2" office:value-type="string">
            <text:p text:style-name="P1">сравн-союзн</text:p>
          </table:table-cell>
          <table:table-cell table:style-name="Tabulka17.A2" office:value-type="string">
            <text:p text:style-name="P1"/>
          </table:table-cell>
          <table:table-cell table:style-name="Tabulka17.A2" office:value-type="string">
            <text:p text:style-name="P6">2320</text:p>
          </table:table-cell>
          <table:table-cell table:style-name="Tabulka17.D2" office:value-type="string">
            <text:p text:style-name="P12"/>
          </table:table-cell>
        </table:table-row>
        <table:table-row>
          <table:table-cell table:style-name="Tabulka17.A2" office:value-type="string">
            <text:p text:style-name="P1">сравнит</text:p>
          </table:table-cell>
          <table:table-cell table:style-name="Tabulka17.A2" office:value-type="string">
            <text:p text:style-name="P1"/>
          </table:table-cell>
          <table:table-cell table:style-name="Tabulka17.A2" office:value-type="string">
            <text:p text:style-name="P6">1898</text:p>
          </table:table-cell>
          <table:table-cell table:style-name="Tabulka17.D2" office:value-type="string">
            <text:p text:style-name="P12"/>
          </table:table-cell>
        </table:table-row>
        <table:table-row>
          <table:table-cell table:style-name="Tabulka17.A2" office:value-type="string">
            <text:p text:style-name="P1">суб-копр</text:p>
          </table:table-cell>
          <table:table-cell table:style-name="Tabulka17.A2" office:value-type="string">
            <text:p text:style-name="P1"/>
          </table:table-cell>
          <table:table-cell table:style-name="Tabulka17.A2" office:value-type="string">
            <text:p text:style-name="P6">409</text:p>
          </table:table-cell>
          <table:table-cell table:style-name="Tabulka17.D2" office:value-type="string">
            <text:p text:style-name="P12">Adv</text:p>
          </table:table-cell>
        </table:table-row>
        <table:table-row>
          <table:table-cell table:style-name="Tabulka17.A2" office:value-type="string">
            <text:p text:style-name="P1">суб-обст</text:p>
          </table:table-cell>
          <table:table-cell table:style-name="Tabulka17.A2" office:value-type="string">
            <text:p text:style-name="P1"/>
          </table:table-cell>
          <table:table-cell table:style-name="Tabulka17.A2" office:value-type="string">
            <text:p text:style-name="P6">4</text:p>
          </table:table-cell>
          <table:table-cell table:style-name="Tabulka17.D2" office:value-type="string">
            <text:p text:style-name="P12">Adv</text:p>
          </table:table-cell>
        </table:table-row>
        <table:table-row>
          <table:table-cell table:style-name="Tabulka17.A2" office:value-type="string">
            <text:p text:style-name="P1">уточн</text:p>
          </table:table-cell>
          <table:table-cell table:style-name="Tabulka17.A2" office:value-type="string">
            <text:p text:style-name="P1"/>
          </table:table-cell>
          <table:table-cell table:style-name="Tabulka17.A2" office:value-type="string">
            <text:p text:style-name="P6">337</text:p>
          </table:table-cell>
          <table:table-cell table:style-name="Tabulka17.D2" office:value-type="string">
            <text:p text:style-name="P12">Adv</text:p>
          </table:table-cell>
        </table:table-row>
        <table:table-row>
          <table:table-cell table:style-name="Tabulka17.A2" office:value-type="string">
            <text:p text:style-name="P1">эксплет</text:p>
          </table:table-cell>
          <table:table-cell table:style-name="Tabulka17.A2" office:value-type="string">
            <text:p text:style-name="P1"/>
          </table:table-cell>
          <table:table-cell table:style-name="Tabulka17.A2" office:value-type="string">
            <text:p text:style-name="P6">1391</text:p>
          </table:table-cell>
          <table:table-cell table:style-name="Tabulka17.D2" office:value-type="string">
            <text:p text:style-name="P12"/>
          </table:table-cell>
        </table:table-row>
        <table:table-row>
          <table:table-cell table:style-name="Tabulka17.A2" office:value-type="string">
            <text:p text:style-name="P1">электив</text:p>
          </table:table-cell>
          <table:table-cell table:style-name="Tabulka17.A2" office:value-type="string">
            <text:p text:style-name="P1"/>
          </table:table-cell>
          <table:table-cell table:style-name="Tabulka17.A2" office:value-type="string">
            <text:p text:style-name="P6">725</text:p>
          </table:table-cell>
          <table:table-cell table:style-name="Tabulka17.D2" office:value-type="string">
            <text:p text:style-name="P12"/>
          </table:table-cell>
        </table:table-row>
        <table:table-row>
          <table:table-cell table:style-name="Tabulka17.A2" office:value-type="string">
            <text:p text:style-name="P1">эллипт</text:p>
          </table:table-cell>
          <table:table-cell table:style-name="Tabulka17.A2" office:value-type="string">
            <text:p text:style-name="P1"/>
          </table:table-cell>
          <table:table-cell table:style-name="Tabulka17.A2" office:value-type="string">
            <text:p text:style-name="P6">156</text:p>
          </table:table-cell>
          <table:table-cell table:style-name="Tabulka17.D2" office:value-type="string">
            <text:p text:style-name="P12"/>
          </table:table-cell>
        </table:table-row>
      </table:table>
      <text:h text:style-name="P35" text:outline-level="1">Swedish</text:h>
      <text:p text:style-name="P1">The data come from Talbanken05 as converted for the CoNLL 2006 shared task. (See <text:a xlink:type="simple" xlink:href="https://wiki.ufal.ms.mff.cuni.cz/user:zeman:treebanks:sv">https://wiki.ufal.ms.mff.cuni.cz/user:zeman:treebanks:sv</text:a>.) There are 64 distinct afun values in the data.</text:p>
      <table:table table:name="Tabulka18" table:style-name="Tabulka18">
        <table:table-column table:style-name="Tabulka18.A"/>
        <table:table-column table:style-name="Tabulka18.B"/>
        <table:table-column table:style-name="Tabulka18.C"/>
        <table:table-column table:style-name="Tabulka18.D"/>
        <table:table-header-rows>
          <table:table-row>
            <table:table-cell table:style-name="Tabulka18.A1" office:value-type="string">
              <text:p text:style-name="P2">Input tag</text:p>
            </table:table-cell>
            <table:table-cell table:style-name="Tabulka18.A1" office:value-type="string">
              <text:p text:style-name="P2">Meaning</text:p>
            </table:table-cell>
            <table:table-cell table:style-name="Tabulka18.A1" office:value-type="string">
              <text:p text:style-name="P3">Frequency</text:p>
            </table:table-cell>
            <table:table-cell table:style-name="Tabulka18.D1" office:value-type="string">
              <text:p text:style-name="P5">Output tag</text:p>
            </table:table-cell>
          </table:table-row>
        </table:table-header-rows>
        <table:table-row>
          <table:table-cell table:style-name="Tabulka18.A2" office:value-type="string">
            <text:p text:style-name="P1">++</text:p>
          </table:table-cell>
          <table:table-cell table:style-name="Tabulka18.A2" office:value-type="string">
            <text:p text:style-name="P1">Coordinating conjunction.</text:p>
            <text:p text:style-name="P1">Occasionally it may not have strictly coordinating function. Example (train/002.treex#185): <text:span text:style-name="T9">nygifta, och speciellt då nygifta med småbarn</text:span><text:span text:style-name="T13"> (“newly married, and especially when newly married with small children”). Here, </text:span><text:span text:style-name="T9">och</text:span><text:span text:style-name="T13"> is attached to the second </text:span><text:span text:style-name="T9">nygifta</text:span><text:span text:style-name="T13">, which is an apposition of the first </text:span><text:span text:style-name="T9">nygifta</text:span><text:span text:style-name="T13">. The sequence of deprel tags is “SS IK ++ CA TA AN ET PA”.</text:span></text:p>
          </table:table-cell>
          <table:table-cell table:style-name="Tabulka18.A2" office:value-type="string">
            <text:p text:style-name="P6">7538</text:p>
          </table:table-cell>
          <table:table-cell table:style-name="Tabulka18.D2" office:value-type="string">
            <text:p text:style-name="P12">parent's deprel is CC, C+, CJ or +F =&gt; Coord</text:p>
            <text:p text:style-name="P12">otherwise =&gt; AuxY</text:p>
          </table:table-cell>
        </table:table-row>
        <table:table-row>
          <table:table-cell table:style-name="Tabulka18.A2" office:value-type="string">
            <text:p text:style-name="P1">+A</text:p>
          </table:table-cell>
          <table:table-cell table:style-name="Tabulka18.A2" office:value-type="string">
            <text:p text:style-name="P1">Conjunctional adverbial</text:p>
          </table:table-cell>
          <table:table-cell table:style-name="Tabulka18.A2" office:value-type="string">
            <text:p text:style-name="P6">1682</text:p>
          </table:table-cell>
          <table:table-cell table:style-name="Tabulka18.D2" office:value-type="string">
            <text:p text:style-name="P12">Adv</text:p>
          </table:table-cell>
        </table:table-row>
        <table:table-row>
          <table:table-cell table:style-name="Tabulka18.A2" office:value-type="string">
            <text:p text:style-name="P1">+F</text:p>
          </table:table-cell>
          <table:table-cell table:style-name="Tabulka18.A2" office:value-type="string">
            <text:p text:style-name="P1">Coordination at main clause level</text:p>
          </table:table-cell>
          <table:table-cell table:style-name="Tabulka18.A2" office:value-type="string">
            <text:p text:style-name="P6">1747</text:p>
          </table:table-cell>
          <table:table-cell table:style-name="Tabulka18.D2" office:value-type="string">
            <text:p text:style-name="P12">CoordArg</text:p>
          </table:table-cell>
        </table:table-row>
        <table:table-row>
          <table:table-cell table:style-name="Tabulka18.A2" office:value-type="string">
            <text:p text:style-name="P1">AA</text:p>
          </table:table-cell>
          <table:table-cell table:style-name="Tabulka18.A2" office:value-type="string">
            <text:p text:style-name="P1">Other adverbial</text:p>
          </table:table-cell>
          <table:table-cell table:style-name="Tabulka18.A2" office:value-type="string">
            <text:p text:style-name="P6">9429</text:p>
          </table:table-cell>
          <table:table-cell table:style-name="Tabulka18.D2" office:value-type="string">
            <text:p text:style-name="P12">Adv</text:p>
          </table:table-cell>
        </table:table-row>
        <table:table-row>
          <table:table-cell table:style-name="Tabulka18.A2" office:value-type="string">
            <text:p text:style-name="P1">AG</text:p>
          </table:table-cell>
          <table:table-cell table:style-name="Tabulka18.A2" office:value-type="string">
            <text:p text:style-name="P1">Agent.</text:p>
            <text:p text:style-name="P1">Used e.g. in the following sentence (train/001.treex#17): <text:span text:style-name="T9">I många familjer finns diktatur, </text:span><text:span text:style-name="T19">där </text:span><text:span text:style-name="T9">uppfostras barnen till goda medborgare av </text:span><text:span text:style-name="T19">föräldrarna på deras eget lilla vis.</text:span><text:span text:style-name="T22"> </text:span><text:span text:style-name="T13">Google translate: “In many families there is dictatorship, which brought the children into good citizens of the parents in their own little way.” The phrase </text:span><text:span text:style-name="T19">föräldrarna</text:span><text:span text:style-name="T22"> </text:span><text:span text:style-name="T13">(“of the parents”) is tagged AG. After consultation with Silvie: The </text:span><text:span text:style-name="T9">-s</text:span><text:span text:style-name="T13"> suffix of </text:span><text:span text:style-name="T9">uppfostras</text:span><text:span text:style-name="T13"> puts the verb into mediopassive. So the literal translation could be closer to: “In many families there is dictatorship, where brought-are children into good citizens by the parents in their own little way.” So from the point of view of the analytical layer of PDT, we can say that the parents are Obj (while on the tectogrammatical layer they are the Actor).</text:span></text:p>
          </table:table-cell>
          <table:table-cell table:style-name="Tabulka18.A2" office:value-type="string">
            <text:p text:style-name="P6">334</text:p>
          </table:table-cell>
          <table:table-cell table:style-name="Tabulka18.D2" office:value-type="string">
            <text:p text:style-name="P12">Obj</text:p>
          </table:table-cell>
        </table:table-row>
        <text:soft-page-break/>
        <table:table-row>
          <table:table-cell table:style-name="Tabulka18.A2" office:value-type="string">
            <text:p text:style-name="P1">AN</text:p>
          </table:table-cell>
          <table:table-cell table:style-name="Tabulka18.A2" office:value-type="string">
            <text:p text:style-name="P1">Apposition.</text:p>
            <text:p text:style-name="P1">Example (train/001.treex#10): <text:span text:style-name="T9">flera problem t.+ex. plikt</text:span><text:span text:style-name="T19">kän</text:span><text:span text:style-name="T9">slan</text:span><text:span text:style-name="T13"> (“several problems for example sense of duty”). Original tree: </text:span><text:span text:style-name="T9">problem</text:span><text:span text:style-name="T13">.OO ( </text:span><text:span text:style-name="T9">flera</text:span><text:span text:style-name="T13">.DT, </text:span><text:span text:style-name="T19">pliktkänslan</text:span><text:span text:style-name="T22">.</text:span><text:span text:style-name="T13">AN ( </text:span><text:span text:style-name="T9">t.+ex.</text:span><text:span text:style-name="T13">.CA ) )</text:span></text:p>
          </table:table-cell>
          <table:table-cell table:style-name="Tabulka18.A2" office:value-type="string">
            <text:p text:style-name="P6">1005</text:p>
          </table:table-cell>
          <table:table-cell table:style-name="Tabulka18.D2" office:value-type="string">
            <text:p text:style-name="P9">Apos</text:p>
          </table:table-cell>
        </table:table-row>
        <table:table-row>
          <table:table-cell table:style-name="Tabulka18.A2" office:value-type="string">
            <text:p text:style-name="P1">AT</text:p>
          </table:table-cell>
          <table:table-cell table:style-name="Tabulka18.A2" office:value-type="string">
            <text:p text:style-name="P1">Nominal (adjectival) pre-modifier</text:p>
          </table:table-cell>
          <table:table-cell table:style-name="Tabulka18.A2" office:value-type="string">
            <text:p text:style-name="P6">7734</text:p>
          </table:table-cell>
          <table:table-cell table:style-name="Tabulka18.D2" office:value-type="string">
            <text:p text:style-name="P12">Atr</text:p>
          </table:table-cell>
        </table:table-row>
        <table:table-row>
          <table:table-cell table:style-name="Tabulka18.A2" office:value-type="string">
            <text:p text:style-name="P1">BS</text:p>
          </table:table-cell>
          <table:table-cell table:style-name="Tabulka18.A2" office:value-type="string">
            <text:p text:style-name="P1">Subordinate clause minus subordinating conjunction</text:p>
          </table:table-cell>
          <table:table-cell table:style-name="Tabulka18.A2" office:value-type="string">
            <text:p text:style-name="P6">120</text:p>
          </table:table-cell>
          <table:table-cell table:style-name="Tabulka18.D2" office:value-type="string">
            <text:p text:style-name="P12">Adv</text:p>
          </table:table-cell>
        </table:table-row>
        <table:table-row>
          <table:table-cell table:style-name="Tabulka18.A2" office:value-type="string">
            <text:p text:style-name="P1">C+</text:p>
          </table:table-cell>
          <table:table-cell table:style-name="Tabulka18.A2" office:value-type="string">
            <text:p text:style-name="P1">Second conjunct (sister of conjunction) in binary branching analysis.</text:p>
            <text:p text:style-name="P1">Example (train/001.treex#120): <text:span text:style-name="T19">hjälpsamhet</text:span><text:span text:style-name="T22"> </text:span><text:span text:style-name="T13">= “helpfulness”</text:span></text:p>
          </table:table-cell>
          <table:table-cell table:style-name="Tabulka18.A2" office:value-type="string">
            <text:p text:style-name="P6">154</text:p>
          </table:table-cell>
          <table:table-cell table:style-name="Tabulka18.D2" office:value-type="string">
            <text:p text:style-name="P12">CoordArg</text:p>
          </table:table-cell>
        </table:table-row>
        <table:table-row>
          <table:table-cell table:style-name="Tabulka18.A2" office:value-type="string">
            <text:p text:style-name="P1">CA</text:p>
          </table:table-cell>
          <table:table-cell table:style-name="Tabulka18.A2" office:value-type="string">
            <text:p text:style-name="P1">Contrastive adverbial</text:p>
          </table:table-cell>
          <table:table-cell table:style-name="Tabulka18.A2" office:value-type="string">
            <text:p text:style-name="P6">1278</text:p>
          </table:table-cell>
          <table:table-cell table:style-name="Tabulka18.D2" office:value-type="string">
            <text:p text:style-name="P12">Adv</text:p>
          </table:table-cell>
        </table:table-row>
        <table:table-row>
          <table:table-cell table:style-name="Tabulka18.A2" office:value-type="string">
            <text:p text:style-name="P1">CC</text:p>
          </table:table-cell>
          <table:table-cell table:style-name="Tabulka18.A2" office:value-type="string">
            <text:p text:style-name="P1">Sister of first conjunct in binary branching analysis of coordination.</text:p>
            <text:p text:style-name="P1">This is the prevailing tag for non-first coordination members.</text:p>
          </table:table-cell>
          <table:table-cell table:style-name="Tabulka18.A2" office:value-type="string">
            <text:p text:style-name="P6">6018</text:p>
          </table:table-cell>
          <table:table-cell table:style-name="Tabulka18.D2" office:value-type="string">
            <text:p text:style-name="P12">CoordArg</text:p>
          </table:table-cell>
        </table:table-row>
        <table:table-row>
          <table:table-cell table:style-name="Tabulka18.A2" office:value-type="string">
            <text:p text:style-name="P1">CJ</text:p>
          </table:table-cell>
          <table:table-cell table:style-name="Tabulka18.A2" office:value-type="string">
            <text:p text:style-name="P1">Conjunct (first conjunct in binary branching analysis of coordination).</text:p>
            <text:p text:style-name="P1">Example (train/001.treex#387): <text:span text:style-name="T9">standardkraven</text:span><text:span text:style-name="T13">.CJ (attached to </text:span><text:span text:style-name="T9">Stressen</text:span><text:span text:style-name="T13">); CC: </text:span><text:span text:style-name="T9">trångbodhetten, pressen, </text:span><text:span text:style-name="T19">miljön</text:span></text:p>
            <text:p text:style-name="P10">Stressen standardkraven, trångboddheten, den ekonomiska pressen och <text:span text:style-name="T17">miljön </text:span>skapar svårigheter <text:span text:style-name="T17">för </text:span>en familj.</text:p>
            <text:p text:style-name="P10"><text:span text:style-name="T13">“Stress of the standard requirements, overcrowding, the financial press and the environment create difficulties for a family.”</text:span></text:p>
            <text:p text:style-name="P58"><text:span text:style-name="T13">DZ: The example is strange and I still do not understand it fully. The above translation is from Google so I may be missing something.</text:span></text:p>
          </table:table-cell>
          <table:table-cell table:style-name="Tabulka18.A2" office:value-type="string">
            <text:p text:style-name="P6">17</text:p>
          </table:table-cell>
          <table:table-cell table:style-name="Tabulka18.D2" office:value-type="string">
            <text:p text:style-name="P12">Atr</text:p>
          </table:table-cell>
        </table:table-row>
        <table:table-row>
          <table:table-cell table:style-name="Tabulka18.A2" office:value-type="string">
            <text:p text:style-name="P1">DB</text:p>
          </table:table-cell>
          <table:table-cell table:style-name="Tabulka18.A2" office:value-type="string">
            <text:p text:style-name="P1">Doubled function.</text:p>
            <text:p text:style-name="P1">Example (train/001.treex#51):</text:p>
            <text:p text:style-name="P10"><text:soft-page-break/>Om inte samtliga individer <text:span text:style-name="T17">är </text:span>av samma uppfattning, som debatt<text:span text:style-name="T17">ö</text:span>rerna, så <text:span text:style-name="T17">är </text:span>individen ifråga genast: <text:span text:style-name="T17">oförst</text:span>å<text:span text:style-name="T17">ende för </text:span>sitt eget <text:span text:style-name="T17">bästa.</text:span></text:p>
            <text:p text:style-name="P10"><text:span text:style-name="T13">“If not all individuals are of the same opinion, as debaters, so is the individual in question immediately: incomprehension for his own good.”</text:span></text:p>
            <text:p text:style-name="P10"><text:span text:style-name="T13">Original Swedish tree for the example: </text:span><text:span text:style-name="T17">är</text:span><text:span text:style-name="T22">.??? </text:span><text:span text:style-name="T13">( </text:span><text:span text:style-name="T17">är</text:span><text:span text:style-name="T22">.</text:span><text:span text:style-name="T13">AA ( </text:span>Om<text:span text:style-name="T13">.UK, </text:span>så<text:span text:style-name="T13">.DB ), </text:span>,<text:span text:style-name="T13">.IK )</text:span></text:p>
            <text:p text:style-name="P10"><text:span text:style-name="T13">Desired PDT-style tree for the example: </text:span><text:span text:style-name="T17">är</text:span><text:span text:style-name="T22">.??? </text:span><text:span text:style-name="T13">( </text:span>Om<text:span text:style-name="T13">.AuxC ( </text:span><text:span text:style-name="T17">är</text:span><text:span text:style-name="T22">.</text:span><text:span text:style-name="T13">Adv, </text:span>,<text:span text:style-name="T13">.AuxX ), </text:span>så<text:span text:style-name="T13">.Adv )</text:span></text:p>
            <text:p text:style-name="P10"><text:span text:style-name="T13">Analogous Czech example from PDT: </text:span><text:span text:style-name="T17">jestliže dal, pak schválí</text:span><text:span text:style-name="T22">. </text:span><text:span text:style-name="T13">The tree: </text:span><text:span text:style-name="T17">schválí</text:span><text:span text:style-name="T22">.??? </text:span><text:span text:style-name="T13">( </text:span><text:span text:style-name="T17">jestliže</text:span><text:span text:style-name="T22">.</text:span><text:span text:style-name="T13">AuxC ( </text:span><text:span text:style-name="T17">dal</text:span><text:span text:style-name="T22">.</text:span><text:span text:style-name="T13">Adv, </text:span>,<text:span text:style-name="T13">.AuxX ), </text:span><text:span text:style-name="T17">pak</text:span><text:span text:style-name="T22">.</text:span><text:span text:style-name="T13">Adv )</text:span></text:p>
          </table:table-cell>
          <table:table-cell table:style-name="Tabulka18.A2" office:value-type="string">
            <text:p text:style-name="P6">207</text:p>
          </table:table-cell>
          <table:table-cell table:style-name="Tabulka18.D2" office:value-type="string">
            <text:p text:style-name="P9">Adv</text:p>
          </table:table-cell>
        </table:table-row>
        <table:table-row>
          <table:table-cell table:style-name="Tabulka18.A2" office:value-type="string">
            <text:p text:style-name="P1">DT</text:p>
          </table:table-cell>
          <table:table-cell table:style-name="Tabulka18.A2" office:value-type="string">
            <text:p text:style-name="P1">Determiner.</text:p>
            <text:p text:style-name="P1"><text:span text:style-name="T8">AuxA</text:span> is not a known value in PDT. It is used in Treex for English articles <text:span text:style-name="T9">a, an, the</text:span><text:span text:style-name="T13">. Other determiners </text:span><text:span text:style-name="T9">(this, each, any …)</text:span><text:span text:style-name="T13"> are usually tagged Atr. We use Atr here because the DT tag is used for general determiners, not just articles.</text:span></text:p>
          </table:table-cell>
          <table:table-cell table:style-name="Tabulka18.A2" office:value-type="string">
            <text:p text:style-name="P6">19015</text:p>
          </table:table-cell>
          <table:table-cell table:style-name="Tabulka18.D2" office:value-type="string">
            <text:p text:style-name="P12">Atr</text:p>
          </table:table-cell>
        </table:table-row>
        <table:table-row>
          <table:table-cell table:style-name="Tabulka18.A2" office:value-type="string">
            <text:p text:style-name="P1">EF</text:p>
          </table:table-cell>
          <table:table-cell table:style-name="Tabulka18.A2" office:value-type="string">
            <text:p text:style-name="P1">Relative clause in cleft (<text:span text:style-name="T17">„trhlina, štěrbina“</text:span>).</text:p>
            <text:p text:style-name="P8">DZ: The first example of this tag (train/001.treex#29) is strange. I would not attach it to <text:span text:style-name="T9">vad</text:span><text:span text:style-name="T13">. I believe it is coordinated with the main clause </text:span><text:span text:style-name="T9">(vi kan …)</text:span><text:span text:style-name="T13"> We should look at more examples before deciding.</text:span></text:p>
          </table:table-cell>
          <table:table-cell table:style-name="Tabulka18.A2" office:value-type="string">
            <text:p text:style-name="P6">201</text:p>
          </table:table-cell>
          <table:table-cell table:style-name="Tabulka18.D2" office:value-type="string">
            <text:p text:style-name="P12">ExD</text:p>
          </table:table-cell>
        </table:table-row>
        <table:table-row>
          <table:table-cell table:style-name="Tabulka18.A2" office:value-type="string">
            <text:p text:style-name="P1">EO</text:p>
          </table:table-cell>
          <table:table-cell table:style-name="Tabulka18.A2" office:value-type="string">
            <text:p text:style-name="P1">Logical object.</text:p>
            <text:p text:style-name="P1">Example (train/001.treex#176): <text:span text:style-name="T9">får det enklare att klara</text:span><text:span text:style-name="T13">.EO</text:span><text:span text:style-name="T9"> av att leva</text:span><text:span text:style-name="T13"> = “get it easier to manage.EO to live”. Infinitive filling a valency slot.</text:span></text:p>
          </table:table-cell>
          <table:table-cell table:style-name="Tabulka18.A2" office:value-type="string">
            <text:p text:style-name="P6">22</text:p>
          </table:table-cell>
          <table:table-cell table:style-name="Tabulka18.D2" office:value-type="string">
            <text:p text:style-name="P12">Obj</text:p>
          </table:table-cell>
        </table:table-row>
        <table:table-row>
          <table:table-cell table:style-name="Tabulka18.A2" office:value-type="string">
            <text:p text:style-name="P1">ES</text:p>
          </table:table-cell>
          <table:table-cell table:style-name="Tabulka18.A2" office:value-type="string">
            <text:p text:style-name="P1">Logical subject.</text:p>
            <text:p text:style-name="P1">Example (train/001.treex#10): <text:span text:style-name="T9">det kommer några andra</text:span><text:span text:style-name="T13"> = lit. “it comes </text:span><text:soft-page-break/><text:span text:style-name="T13">no other” = “there is no other”</text:span></text:p>
          </table:table-cell>
          <table:table-cell table:style-name="Tabulka18.A2" office:value-type="string">
            <text:p text:style-name="P6">878</text:p>
          </table:table-cell>
          <table:table-cell table:style-name="Tabulka18.D2" office:value-type="string">
            <text:p text:style-name="P12">Atv <text:span text:style-name="T10">(not sure whether this is the closest match)</text:span></text:p>
          </table:table-cell>
        </table:table-row>
        <table:table-row>
          <table:table-cell table:style-name="Tabulka18.A2" office:value-type="string">
            <text:p text:style-name="P1">ET</text:p>
          </table:table-cell>
          <table:table-cell table:style-name="Tabulka18.A2" office:value-type="string">
            <text:p text:style-name="P1">Other nominal post-modifier</text:p>
          </table:table-cell>
          <table:table-cell table:style-name="Tabulka18.A2" office:value-type="string">
            <text:p text:style-name="P6">9219</text:p>
          </table:table-cell>
          <table:table-cell table:style-name="Tabulka18.D2" office:value-type="string">
            <text:p text:style-name="P12">Atr</text:p>
          </table:table-cell>
        </table:table-row>
        <table:table-row>
          <table:table-cell table:style-name="Tabulka18.A2" office:value-type="string">
            <text:p text:style-name="P1">FO</text:p>
          </table:table-cell>
          <table:table-cell table:style-name="Tabulka18.A2" office:value-type="string">
            <text:p text:style-name="P1">Dummy object</text:p>
          </table:table-cell>
          <table:table-cell table:style-name="Tabulka18.A2" office:value-type="string">
            <text:p text:style-name="P6">156</text:p>
          </table:table-cell>
          <table:table-cell table:style-name="Tabulka18.D2" office:value-type="string">
            <text:p text:style-name="P12">Obj</text:p>
          </table:table-cell>
        </table:table-row>
        <table:table-row>
          <table:table-cell table:style-name="Tabulka18.A2" office:value-type="string">
            <text:p text:style-name="P1">FS</text:p>
          </table:table-cell>
          <table:table-cell table:style-name="Tabulka18.A2" office:value-type="string">
            <text:p text:style-name="P1">Dummy subject</text:p>
          </table:table-cell>
          <table:table-cell table:style-name="Tabulka18.A2" office:value-type="string">
            <text:p text:style-name="P6">884</text:p>
          </table:table-cell>
          <table:table-cell table:style-name="Tabulka18.D2" office:value-type="string">
            <text:p text:style-name="P12">Sb</text:p>
          </table:table-cell>
        </table:table-row>
        <table:table-row>
          <table:table-cell table:style-name="Tabulka18.A2" office:value-type="string">
            <text:p text:style-name="P1">FV</text:p>
          </table:table-cell>
          <table:table-cell table:style-name="Tabulka18.A2" office:value-type="string">
            <text:p text:style-name="P1">Finite predicate verb.</text:p>
            <text:p text:style-name="P1">DZ: The example sentence (train/001.treex#172) currently gets restructured badly <text:span text:style-name="T9">(definitivt)</text:span><text:span text:style-name="T13">. But the original is bad, too. Anyway, in this particular sentence FV is the main verb of an adverbial (if-) clause.</text:span></text:p>
          </table:table-cell>
          <table:table-cell table:style-name="Tabulka18.A2" office:value-type="string">
            <text:p text:style-name="P6">64</text:p>
          </table:table-cell>
          <table:table-cell table:style-name="Tabulka18.D2" office:value-type="string">
            <text:p text:style-name="P12">Adv</text:p>
          </table:table-cell>
        </table:table-row>
        <table:table-row>
          <table:table-cell table:style-name="Tabulka18.A2" office:value-type="string">
            <text:p text:style-name="P1">HD</text:p>
          </table:table-cell>
          <table:table-cell table:style-name="Tabulka18.A2" office:value-type="string">
            <text:p text:style-name="P1">Other head.</text:p>
            <text:p text:style-name="P1">Example (train/001.treex#4): <text:span text:style-name="T9">sedan</text:span></text:p>
          </table:table-cell>
          <table:table-cell table:style-name="Tabulka18.A2" office:value-type="string">
            <text:p text:style-name="P6">5766</text:p>
          </table:table-cell>
          <table:table-cell table:style-name="Tabulka18.D2" office:value-type="string">
            <text:p text:style-name="P12">Adv</text:p>
          </table:table-cell>
        </table:table-row>
        <table:table-row>
          <table:table-cell table:style-name="Tabulka18.A2" office:value-type="string">
            <text:p text:style-name="P1">I?</text:p>
          </table:table-cell>
          <table:table-cell table:style-name="Tabulka18.A2" office:value-type="string">
            <text:p text:style-name="P1">Question mark.</text:p>
            <text:p text:style-name="P8">DZ: I have not checked whether I? occurs elsewhere than at the end of the sentence.</text:p>
          </table:table-cell>
          <table:table-cell table:style-name="Tabulka18.A2" office:value-type="string">
            <text:p text:style-name="P6">523</text:p>
          </table:table-cell>
          <table:table-cell table:style-name="Tabulka18.D2" office:value-type="string">
            <text:p text:style-name="P12">AuxK</text:p>
          </table:table-cell>
        </table:table-row>
        <table:table-row>
          <table:table-cell table:style-name="Tabulka18.A2" office:value-type="string">
            <text:p text:style-name="P1">IC</text:p>
          </table:table-cell>
          <table:table-cell table:style-name="Tabulka18.A2" office:value-type="string">
            <text:p text:style-name="P1">Quotation mark</text:p>
          </table:table-cell>
          <table:table-cell table:style-name="Tabulka18.A2" office:value-type="string">
            <text:p text:style-name="P6">1019</text:p>
          </table:table-cell>
          <table:table-cell table:style-name="Tabulka18.D2" office:value-type="string">
            <text:p text:style-name="P12">AuxG</text:p>
          </table:table-cell>
        </table:table-row>
        <table:table-row>
          <table:table-cell table:style-name="Tabulka18.A2" office:value-type="string">
            <text:p text:style-name="P1">ID</text:p>
          </table:table-cell>
          <table:table-cell table:style-name="Tabulka18.A2" office:value-type="string">
            <text:p text:style-name="P1">Part of idiom (multi-word unit).</text:p>
            <text:p text:style-name="P1">DZ: This tag does not occur in the treebank but it appears in the documentation. Note that there is a POS tag ID with the same meaning (example 001#7: the deprel is HD in this case).</text:p>
          </table:table-cell>
          <table:table-cell table:style-name="Tabulka18.A2" office:value-type="string">
            <text:p text:style-name="P6">0</text:p>
          </table:table-cell>
          <table:table-cell table:style-name="Tabulka18.D2" office:value-type="string">
            <text:p text:style-name="P12"/>
          </table:table-cell>
        </table:table-row>
        <table:table-row>
          <table:table-cell table:style-name="Tabulka18.A2" office:value-type="string">
            <text:p text:style-name="P1">IF</text:p>
          </table:table-cell>
          <table:table-cell table:style-name="Tabulka18.A2" office:value-type="string">
            <text:p text:style-name="P1">Infinitive phrase minus infinitive marker</text:p>
          </table:table-cell>
          <table:table-cell table:style-name="Tabulka18.A2" office:value-type="string">
            <text:p text:style-name="P6">0</text:p>
          </table:table-cell>
          <table:table-cell table:style-name="Tabulka18.D2" office:value-type="string">
            <text:p text:style-name="P12"/>
          </table:table-cell>
        </table:table-row>
        <table:table-row>
          <table:table-cell table:style-name="Tabulka18.A2" office:value-type="string">
            <text:p text:style-name="P1">IG</text:p>
          </table:table-cell>
          <table:table-cell table:style-name="Tabulka18.A2" office:value-type="string">
            <text:p text:style-name="P1">Other punctuation mark</text:p>
          </table:table-cell>
          <table:table-cell table:style-name="Tabulka18.A2" office:value-type="string">
            <text:p text:style-name="P6">148</text:p>
          </table:table-cell>
          <table:table-cell table:style-name="Tabulka18.D2" office:value-type="string">
            <text:p text:style-name="P12">AuxG</text:p>
          </table:table-cell>
        </table:table-row>
        <table:table-row>
          <table:table-cell table:style-name="Tabulka18.A2" office:value-type="string">
            <text:p text:style-name="P1">IK</text:p>
          </table:table-cell>
          <table:table-cell table:style-name="Tabulka18.A2" office:value-type="string">
            <text:p text:style-name="P1">Comma</text:p>
          </table:table-cell>
          <table:table-cell table:style-name="Tabulka18.A2" office:value-type="string">
            <text:p text:style-name="P6">6737</text:p>
          </table:table-cell>
          <table:table-cell table:style-name="Tabulka18.D2" office:value-type="string">
            <text:p text:style-name="P12">AuxX</text:p>
          </table:table-cell>
        </table:table-row>
        <table:table-row>
          <table:table-cell table:style-name="Tabulka18.A2" office:value-type="string">
            <text:p text:style-name="P1">IM</text:p>
          </table:table-cell>
          <table:table-cell table:style-name="Tabulka18.A2" office:value-type="string">
            <text:p text:style-name="P1">Infinitive marker</text:p>
          </table:table-cell>
          <table:table-cell table:style-name="Tabulka18.A2" office:value-type="string">
            <text:p text:style-name="P6">2491</text:p>
          </table:table-cell>
          <table:table-cell table:style-name="Tabulka18.D2" office:value-type="string">
            <text:p text:style-name="P9">AuxV</text:p>
            <text:p text:style-name="P11">It is not a verb form, so this solution is questionable. In some other languages, it is converted to AuxC.</text:p>
          </table:table-cell>
        </table:table-row>
        <table:table-row>
          <table:table-cell table:style-name="Tabulka18.A2" office:value-type="string">
            <text:p text:style-name="P1">IO</text:p>
          </table:table-cell>
          <table:table-cell table:style-name="Tabulka18.A2" office:value-type="string">
            <text:p text:style-name="P1">Indirect object</text:p>
          </table:table-cell>
          <table:table-cell table:style-name="Tabulka18.A2" office:value-type="string">
            <text:p text:style-name="P6">424</text:p>
          </table:table-cell>
          <table:table-cell table:style-name="Tabulka18.D2" office:value-type="string">
            <text:p text:style-name="P12">Obj</text:p>
          </table:table-cell>
        </table:table-row>
        <text:soft-page-break/>
        <table:table-row>
          <table:table-cell table:style-name="Tabulka18.A2" office:value-type="string">
            <text:p text:style-name="P1">IP</text:p>
          </table:table-cell>
          <table:table-cell table:style-name="Tabulka18.A2" office:value-type="string">
            <text:p text:style-name="P1">Period</text:p>
          </table:table-cell>
          <table:table-cell table:style-name="Tabulka18.A2" office:value-type="string">
            <text:p text:style-name="P6">9924</text:p>
          </table:table-cell>
          <table:table-cell table:style-name="Tabulka18.D2" office:value-type="string">
            <text:p text:style-name="P12">AuxK <text:span text:style-name="T10">(approx.)</text:span></text:p>
          </table:table-cell>
        </table:table-row>
        <table:table-row>
          <table:table-cell table:style-name="Tabulka18.A2" office:value-type="string">
            <text:p text:style-name="P1">IQ</text:p>
          </table:table-cell>
          <table:table-cell table:style-name="Tabulka18.A2" office:value-type="string">
            <text:p text:style-name="P1">Colon</text:p>
          </table:table-cell>
          <table:table-cell table:style-name="Tabulka18.A2" office:value-type="string">
            <text:p text:style-name="P6">455</text:p>
          </table:table-cell>
          <table:table-cell table:style-name="Tabulka18.D2" office:value-type="string">
            <text:p text:style-name="P12">AuxG</text:p>
          </table:table-cell>
        </table:table-row>
        <table:table-row>
          <table:table-cell table:style-name="Tabulka18.A2" office:value-type="string">
            <text:p text:style-name="P1">IR</text:p>
          </table:table-cell>
          <table:table-cell table:style-name="Tabulka18.A2" office:value-type="string">
            <text:p text:style-name="P1">Parenthesis</text:p>
          </table:table-cell>
          <table:table-cell table:style-name="Tabulka18.A2" office:value-type="string">
            <text:p text:style-name="P6">394</text:p>
          </table:table-cell>
          <table:table-cell table:style-name="Tabulka18.D2" office:value-type="string">
            <text:p text:style-name="P12">AuxG</text:p>
          </table:table-cell>
        </table:table-row>
        <table:table-row>
          <table:table-cell table:style-name="Tabulka18.A2" office:value-type="string">
            <text:p text:style-name="P1">IS</text:p>
          </table:table-cell>
          <table:table-cell table:style-name="Tabulka18.A2" office:value-type="string">
            <text:p text:style-name="P1">Semicolon.</text:p>
            <text:p text:style-name="P1">DZ: In PDT, it is not rare to see sentences split on semicolons, which are then tagged AuxK. Sometimes they are also tagged ExD_Pa. Otherwise a sentence-internal semicolon is tagged AuxG.</text:p>
          </table:table-cell>
          <table:table-cell table:style-name="Tabulka18.A2" office:value-type="string">
            <text:p text:style-name="P6">69</text:p>
          </table:table-cell>
          <table:table-cell table:style-name="Tabulka18.D2" office:value-type="string">
            <text:p text:style-name="P12">AuxG</text:p>
          </table:table-cell>
        </table:table-row>
        <table:table-row>
          <table:table-cell table:style-name="Tabulka18.A2" office:value-type="string">
            <text:p text:style-name="P1">IT</text:p>
          </table:table-cell>
          <table:table-cell table:style-name="Tabulka18.A2" office:value-type="string">
            <text:p text:style-name="P1">Dash</text:p>
          </table:table-cell>
          <table:table-cell table:style-name="Tabulka18.A2" office:value-type="string">
            <text:p text:style-name="P6">465</text:p>
          </table:table-cell>
          <table:table-cell table:style-name="Tabulka18.D2" office:value-type="string">
            <text:p text:style-name="P12">AuxG</text:p>
          </table:table-cell>
        </table:table-row>
        <table:table-row>
          <table:table-cell table:style-name="Tabulka18.A2" office:value-type="string">
            <text:p text:style-name="P1">IU</text:p>
          </table:table-cell>
          <table:table-cell table:style-name="Tabulka18.A2" office:value-type="string">
            <text:p text:style-name="P1">Exclamation mark</text:p>
          </table:table-cell>
          <table:table-cell table:style-name="Tabulka18.A2" office:value-type="string">
            <text:p text:style-name="P6">99</text:p>
          </table:table-cell>
          <table:table-cell table:style-name="Tabulka18.D2" office:value-type="string">
            <text:p text:style-name="P12">AuxK</text:p>
          </table:table-cell>
        </table:table-row>
        <table:table-row>
          <table:table-cell table:style-name="Tabulka18.A2" office:value-type="string">
            <text:p text:style-name="P1">IV</text:p>
          </table:table-cell>
          <table:table-cell table:style-name="Tabulka18.A2" office:value-type="string">
            <text:p text:style-name="P1">Nonfinite verb.</text:p>
            <text:p text:style-name="P1">Example (train/001.treex#31): <text:span text:style-name="T9">kunna</text:span><text:span text:style-name="T13">: </text:span><text:span text:style-name="T9">Det skulle betyda att jag skulle kunna </text:span><text:span text:style-name="T19">älska en partner som utförde mobbing på </text:span><text:span text:style-name="T9">mig varje dag.</text:span><text:span text:style-name="T13"> (“That would mean that I could love a partner who did bullying at me every day.”)</text:span></text:p>
          </table:table-cell>
          <table:table-cell table:style-name="Tabulka18.A2" office:value-type="string">
            <text:p text:style-name="P6">465</text:p>
          </table:table-cell>
          <table:table-cell table:style-name="Tabulka18.D2" office:value-type="string">
            <text:p text:style-name="P12">AuxV</text:p>
          </table:table-cell>
        </table:table-row>
        <table:table-row>
          <table:table-cell table:style-name="Tabulka18.A2" office:value-type="string">
            <text:p text:style-name="P1">JC</text:p>
          </table:table-cell>
          <table:table-cell table:style-name="Tabulka18.A2" office:value-type="string">
            <text:p text:style-name="P1">Second quotation mark</text:p>
          </table:table-cell>
          <table:table-cell table:style-name="Tabulka18.A2" office:value-type="string">
            <text:p text:style-name="P6">949</text:p>
          </table:table-cell>
          <table:table-cell table:style-name="Tabulka18.D2" office:value-type="string">
            <text:p text:style-name="P12">AuxG</text:p>
          </table:table-cell>
        </table:table-row>
        <table:table-row>
          <table:table-cell table:style-name="Tabulka18.A2" office:value-type="string">
            <text:p text:style-name="P1">JG</text:p>
          </table:table-cell>
          <table:table-cell table:style-name="Tabulka18.A2" office:value-type="string">
            <text:p text:style-name="P1">Second (other) punctuation mark.</text:p>
            <text:p text:style-name="P1">Example (train/009.treex#129):</text:p>
            <text:p text:style-name="P10">'Man och hustru <text:span text:style-name="T17">äro skyldiga …</text:span>' <text:span text:style-name="T17">är inledningsorden i femte kapitlet giftermålsbalken, och forsätter: '… varandra</text:span></text:p>
            <text:p text:style-name="P10"><text:span text:style-name="T13">The first </text:span>…<text:span text:style-name="T13"> is tagged IG, the second </text:span>…<text:span text:style-name="T13"> is tagged JG.</text:span></text:p>
          </table:table-cell>
          <table:table-cell table:style-name="Tabulka18.A2" office:value-type="string">
            <text:p text:style-name="P6">14</text:p>
          </table:table-cell>
          <table:table-cell table:style-name="Tabulka18.D2" office:value-type="string">
            <text:p text:style-name="P12">AuxG</text:p>
          </table:table-cell>
        </table:table-row>
        <table:table-row>
          <table:table-cell table:style-name="Tabulka18.A2" office:value-type="string">
            <text:p text:style-name="P1">JR</text:p>
          </table:table-cell>
          <table:table-cell table:style-name="Tabulka18.A2" office:value-type="string">
            <text:p text:style-name="P1">Second parenthesis</text:p>
          </table:table-cell>
          <table:table-cell table:style-name="Tabulka18.A2" office:value-type="string">
            <text:p text:style-name="P6">388</text:p>
          </table:table-cell>
          <table:table-cell table:style-name="Tabulka18.D2" office:value-type="string">
            <text:p text:style-name="P12">AuxG</text:p>
          </table:table-cell>
        </table:table-row>
        <table:table-row>
          <table:table-cell table:style-name="Tabulka18.A2" office:value-type="string">
            <text:p text:style-name="P1">JT</text:p>
          </table:table-cell>
          <table:table-cell table:style-name="Tabulka18.A2" office:value-type="string">
            <text:p text:style-name="P1">Second dash</text:p>
          </table:table-cell>
          <table:table-cell table:style-name="Tabulka18.A2" office:value-type="string">
            <text:p text:style-name="P6">82</text:p>
          </table:table-cell>
          <table:table-cell table:style-name="Tabulka18.D2" office:value-type="string">
            <text:p text:style-name="P12">AuxG</text:p>
          </table:table-cell>
        </table:table-row>
        <table:table-row>
          <table:table-cell table:style-name="Tabulka18.A2" office:value-type="string">
            <text:p text:style-name="P1">KA</text:p>
          </table:table-cell>
          <table:table-cell table:style-name="Tabulka18.A2" office:value-type="string">
            <text:p text:style-name="P1">Comparative adverbial</text:p>
          </table:table-cell>
          <table:table-cell table:style-name="Tabulka18.A2" office:value-type="string">
            <text:p text:style-name="P6">641</text:p>
          </table:table-cell>
          <table:table-cell table:style-name="Tabulka18.D2" office:value-type="string">
            <text:p text:style-name="P12">Adv</text:p>
          </table:table-cell>
        </table:table-row>
        <table:table-row>
          <table:table-cell table:style-name="Tabulka18.A2" office:value-type="string">
            <text:p text:style-name="P1">MA</text:p>
          </table:table-cell>
          <table:table-cell table:style-name="Tabulka18.A2" office:value-type="string">
            <text:p text:style-name="P1">Attitude adverbial</text:p>
          </table:table-cell>
          <table:table-cell table:style-name="Tabulka18.A2" office:value-type="string">
            <text:p text:style-name="P6">1603</text:p>
          </table:table-cell>
          <table:table-cell table:style-name="Tabulka18.D2" office:value-type="string">
            <text:p text:style-name="P12">Adv</text:p>
          </table:table-cell>
        </table:table-row>
        <table:table-row>
          <table:table-cell table:style-name="Tabulka18.A2" office:value-type="string">
            <text:p text:style-name="P1">MD</text:p>
          </table:table-cell>
          <table:table-cell table:style-name="Tabulka18.A2" office:value-type="string">
            <text:p text:style-name="P1">Undocumented tag. Modifier?</text:p>
            <text:p text:style-name="P1">Example (train/001.treex#26): subtree <text:span text:style-name="T9">den ena, eller b</text:span><text:span text:style-name="T19">å</text:span><text:span text:style-name="T9">da</text:span><text:span text:style-name="T13"> is tagged </text:span><text:soft-page-break/><text:span text:style-name="T13">MD.</text:span></text:p>
          </table:table-cell>
          <table:table-cell table:style-name="Tabulka18.A2" office:value-type="string">
            <text:p text:style-name="P6">9</text:p>
          </table:table-cell>
          <table:table-cell table:style-name="Tabulka18.D2" office:value-type="string">
            <text:p text:style-name="P12">Atr</text:p>
          </table:table-cell>
        </table:table-row>
        <table:table-row>
          <table:table-cell table:style-name="Tabulka18.A2" office:value-type="string">
            <text:p text:style-name="P1">MS</text:p>
          </table:table-cell>
          <table:table-cell table:style-name="Tabulka18.A2" office:value-type="string">
            <text:p text:style-name="P1">Macrosyntagm.</text:p>
            <text:p text:style-name="P1">Example (train/001.treex#10): <text:span text:style-name="T9">kommer</text:span><text:span text:style-name="T13"> in:</text:span></text:p>
            <text:p text:style-name="P10">Detta l<text:span text:style-name="T17">ö</text:span>ser problem men det kommer n<text:span text:style-name="T17">å</text:span>gra andra</text:p>
            <text:p text:style-name="P10"><text:span text:style-name="T13">“This solves the problem but there is no other”</text:span></text:p>
            <text:p text:style-name="P10"><text:span text:style-name="T13">Original tree: </text:span><text:span text:style-name="T17">löser</text:span><text:span text:style-name="T22">.</text:span><text:span text:style-name="T13">ROOT ( </text:span>kommer<text:span text:style-name="T13">.MS ( </text:span>men<text:span text:style-name="T13">.++ ) )</text:span></text:p>
            <text:p text:style-name="P10"><text:span text:style-name="T13">PDT style: </text:span>men<text:span text:style-name="T13">.Coord ( </text:span>l<text:span text:style-name="T17">ö</text:span>ser<text:span text:style-name="T13">.Pred_M, </text:span>kommer<text:span text:style-name="T13">.Pred_M )</text:span></text:p>
          </table:table-cell>
          <table:table-cell table:style-name="Tabulka18.A2" office:value-type="string">
            <text:p text:style-name="P6">1696</text:p>
          </table:table-cell>
          <table:table-cell table:style-name="Tabulka18.D2" office:value-type="string">
            <text:p text:style-name="P12">CoordArg</text:p>
          </table:table-cell>
        </table:table-row>
        <table:table-row>
          <table:table-cell table:style-name="Tabulka18.A2" office:value-type="string">
            <text:p text:style-name="P1">NA</text:p>
          </table:table-cell>
          <table:table-cell table:style-name="Tabulka18.A2" office:value-type="string">
            <text:p text:style-name="P1">Negation adverbial</text:p>
          </table:table-cell>
          <table:table-cell table:style-name="Tabulka18.A2" office:value-type="string">
            <text:p text:style-name="P6">1930</text:p>
          </table:table-cell>
          <table:table-cell table:style-name="Tabulka18.D2" office:value-type="string">
            <text:p text:style-name="P12">Adv</text:p>
          </table:table-cell>
        </table:table-row>
        <table:table-row>
          <table:table-cell table:style-name="Tabulka18.A2" office:value-type="string">
            <text:p text:style-name="P1">OA</text:p>
          </table:table-cell>
          <table:table-cell table:style-name="Tabulka18.A2" office:value-type="string">
            <text:p text:style-name="P1">Object adverbial</text:p>
          </table:table-cell>
          <table:table-cell table:style-name="Tabulka18.A2" office:value-type="string">
            <text:p text:style-name="P6">5359</text:p>
          </table:table-cell>
          <table:table-cell table:style-name="Tabulka18.D2" office:value-type="string">
            <text:p text:style-name="P12">Adv</text:p>
          </table:table-cell>
        </table:table-row>
        <table:table-row>
          <table:table-cell table:style-name="Tabulka18.A2" office:value-type="string">
            <text:p text:style-name="P1">OO</text:p>
          </table:table-cell>
          <table:table-cell table:style-name="Tabulka18.A2" office:value-type="string">
            <text:p text:style-name="P1">Other object</text:p>
          </table:table-cell>
          <table:table-cell table:style-name="Tabulka18.A2" office:value-type="string">
            <text:p text:style-name="P6">11290</text:p>
          </table:table-cell>
          <table:table-cell table:style-name="Tabulka18.D2" office:value-type="string">
            <text:p text:style-name="P12">Obj</text:p>
          </table:table-cell>
        </table:table-row>
        <table:table-row>
          <table:table-cell table:style-name="Tabulka18.A2" office:value-type="string">
            <text:p text:style-name="P1">PA</text:p>
          </table:table-cell>
          <table:table-cell table:style-name="Tabulka18.A2" office:value-type="string">
            <text:p text:style-name="P1">Complement of preposition</text:p>
          </table:table-cell>
          <table:table-cell table:style-name="Tabulka18.A2" office:value-type="string">
            <text:p text:style-name="P6">18327</text:p>
          </table:table-cell>
          <table:table-cell table:style-name="Tabulka18.D2" office:value-type="string">
            <text:p text:style-name="P9">Adv</text:p>
          </table:table-cell>
        </table:table-row>
        <table:table-row>
          <table:table-cell table:style-name="Tabulka18.A2" office:value-type="string">
            <text:p text:style-name="P1">PL</text:p>
          </table:table-cell>
          <table:table-cell table:style-name="Tabulka18.A2" office:value-type="string">
            <text:p text:style-name="P1">Verb particle</text:p>
          </table:table-cell>
          <table:table-cell table:style-name="Tabulka18.A2" office:value-type="string">
            <text:p text:style-name="P6">1875</text:p>
          </table:table-cell>
          <table:table-cell table:style-name="Tabulka18.D2" office:value-type="string">
            <text:p text:style-name="P9">AuxV</text:p>
          </table:table-cell>
        </table:table-row>
        <table:table-row>
          <table:table-cell table:style-name="Tabulka18.A2" office:value-type="string">
            <text:p text:style-name="P1">PR</text:p>
          </table:table-cell>
          <table:table-cell table:style-name="Tabulka18.A2" office:value-type="string">
            <text:p text:style-name="P1">Preposition</text:p>
          </table:table-cell>
          <table:table-cell table:style-name="Tabulka18.A2" office:value-type="string">
            <text:p text:style-name="P6">0</text:p>
          </table:table-cell>
          <table:table-cell table:style-name="Tabulka18.D2" office:value-type="string">
            <text:p text:style-name="P12">AuxP</text:p>
          </table:table-cell>
        </table:table-row>
        <table:table-row>
          <table:table-cell table:style-name="Tabulka18.A2" office:value-type="string">
            <text:p text:style-name="P1">PT</text:p>
          </table:table-cell>
          <table:table-cell table:style-name="Tabulka18.A2" office:value-type="string">
            <text:p text:style-name="P1">Predicative attribute.</text:p>
            <text:p text:style-name="P1">Example (train/001.treex#61): <text:span text:style-name="T19">själv</text:span><text:span text:style-name="T22">:</text:span></text:p>
            <text:p text:style-name="P10"><text:span text:style-name="T17">än sig själv</text:span></text:p>
            <text:p text:style-name="P10"><text:span text:style-name="T13">“than itself”</text:span></text:p>
          </table:table-cell>
          <table:table-cell table:style-name="Tabulka18.A2" office:value-type="string">
            <text:p text:style-name="P6">344</text:p>
          </table:table-cell>
          <table:table-cell table:style-name="Tabulka18.D2" office:value-type="string">
            <text:p text:style-name="P12">Atr</text:p>
          </table:table-cell>
        </table:table-row>
        <table:table-row>
          <table:table-cell table:style-name="Tabulka18.A2" office:value-type="string">
            <text:p text:style-name="P1">RA</text:p>
          </table:table-cell>
          <table:table-cell table:style-name="Tabulka18.A2" office:value-type="string">
            <text:p text:style-name="P1">Place adverbial</text:p>
          </table:table-cell>
          <table:table-cell table:style-name="Tabulka18.A2" office:value-type="string">
            <text:p text:style-name="P6">3747</text:p>
          </table:table-cell>
          <table:table-cell table:style-name="Tabulka18.D2" office:value-type="string">
            <text:p text:style-name="P12">Adv</text:p>
          </table:table-cell>
        </table:table-row>
        <table:table-row>
          <table:table-cell table:style-name="Tabulka18.A2" office:value-type="string">
            <text:p text:style-name="P1">ROOT</text:p>
          </table:table-cell>
          <table:table-cell table:style-name="Tabulka18.A2" office:value-type="string">
            <text:p text:style-name="P48">Root token (main verb or head noun if there is no verb; not the artificial root node)</text:p>
          </table:table-cell>
          <table:table-cell table:style-name="Tabulka18.A2" office:value-type="string">
            <text:p text:style-name="P6">11431</text:p>
          </table:table-cell>
          <table:table-cell table:style-name="Tabulka18.D2" office:value-type="string">
            <text:p text:style-name="P12">verb =&gt; Pred</text:p>
            <text:p text:style-name="P12">otherwise =&gt; ExD</text:p>
          </table:table-cell>
        </table:table-row>
        <table:table-row>
          <table:table-cell table:style-name="Tabulka18.A2" office:value-type="string">
            <text:p text:style-name="P1">SP</text:p>
          </table:table-cell>
          <table:table-cell table:style-name="Tabulka18.A2" office:value-type="string">
            <text:p text:style-name="P1">Subjective predicative complement</text:p>
          </table:table-cell>
          <table:table-cell table:style-name="Tabulka18.A2" office:value-type="string">
            <text:p text:style-name="P6">5223</text:p>
          </table:table-cell>
          <table:table-cell table:style-name="Tabulka18.D2" office:value-type="string">
            <text:p text:style-name="P12">Atv</text:p>
          </table:table-cell>
        </table:table-row>
        <table:table-row>
          <table:table-cell table:style-name="Tabulka18.A2" office:value-type="string">
            <text:p text:style-name="P1">SS</text:p>
          </table:table-cell>
          <table:table-cell table:style-name="Tabulka18.A2" office:value-type="string">
            <text:p text:style-name="P1">Other subject</text:p>
          </table:table-cell>
          <table:table-cell table:style-name="Tabulka18.A2" office:value-type="string">
            <text:p text:style-name="P6">19393</text:p>
          </table:table-cell>
          <table:table-cell table:style-name="Tabulka18.D2" office:value-type="string">
            <text:p text:style-name="P12">Sb</text:p>
          </table:table-cell>
        </table:table-row>
        <table:table-row>
          <table:table-cell table:style-name="Tabulka18.A2" office:value-type="string">
            <text:p text:style-name="P1">ST</text:p>
          </table:table-cell>
          <table:table-cell table:style-name="Tabulka18.A2" office:value-type="string">
            <text:p text:style-name="P1">Paragraph.</text:p>
            <text:p text:style-name="P8">??? (train/001.treex#320: <text:span text:style-name="T9">institution</text:span><text:span text:style-name="T13">)</text:span></text:p>
          </table:table-cell>
          <table:table-cell table:style-name="Tabulka18.A2" office:value-type="string">
            <text:p text:style-name="P6">8</text:p>
          </table:table-cell>
          <table:table-cell table:style-name="Tabulka18.D2" office:value-type="string">
            <text:p text:style-name="P12">ExD</text:p>
          </table:table-cell>
        </table:table-row>
        <table:table-row>
          <table:table-cell table:style-name="Tabulka18.A2" office:value-type="string">
            <text:p text:style-name="P1">TA</text:p>
          </table:table-cell>
          <table:table-cell table:style-name="Tabulka18.A2" office:value-type="string">
            <text:p text:style-name="P1">Time adverbial</text:p>
          </table:table-cell>
          <table:table-cell table:style-name="Tabulka18.A2" office:value-type="string">
            <text:p text:style-name="P6">4381</text:p>
          </table:table-cell>
          <table:table-cell table:style-name="Tabulka18.D2" office:value-type="string">
            <text:p text:style-name="P12">Adv</text:p>
          </table:table-cell>
        </table:table-row>
        <table:table-row>
          <table:table-cell table:style-name="Tabulka18.A2" office:value-type="string">
            <text:p text:style-name="P1">UK</text:p>
          </table:table-cell>
          <table:table-cell table:style-name="Tabulka18.A2" office:value-type="string">
            <text:p text:style-name="P1">Subordinating conjunction</text:p>
          </table:table-cell>
          <table:table-cell table:style-name="Tabulka18.A2" office:value-type="string">
            <text:p text:style-name="P6">5349</text:p>
          </table:table-cell>
          <table:table-cell table:style-name="Tabulka18.D2" office:value-type="string">
            <text:p text:style-name="P12">AuxC</text:p>
          </table:table-cell>
        </table:table-row>
        <table:table-row>
          <table:table-cell table:style-name="Tabulka18.A2" office:value-type="string">
            <text:p text:style-name="P1">VA</text:p>
          </table:table-cell>
          <table:table-cell table:style-name="Tabulka18.A2" office:value-type="string">
            <text:p text:style-name="P1">Varslande adverbial</text:p>
          </table:table-cell>
          <table:table-cell table:style-name="Tabulka18.A2" office:value-type="string">
            <text:p text:style-name="P6">288</text:p>
          </table:table-cell>
          <table:table-cell table:style-name="Tabulka18.D2" office:value-type="string">
            <text:p text:style-name="P12">Adv<text:soft-page-break/></text:p>
          </table:table-cell>
        </table:table-row>
        <table:table-row>
          <table:table-cell table:style-name="Tabulka18.A2" office:value-type="string">
            <text:p text:style-name="P1">VG</text:p>
          </table:table-cell>
          <table:table-cell table:style-name="Tabulka18.A2" office:value-type="string">
            <text:p text:style-name="P1">Verb group</text:p>
          </table:table-cell>
          <table:table-cell table:style-name="Tabulka18.A2" office:value-type="string">
            <text:p text:style-name="P6">5301</text:p>
          </table:table-cell>
          <table:table-cell table:style-name="Tabulka18.D2" office:value-type="string">
            <text:p text:style-name="P12">Atv</text:p>
          </table:table-cell>
        </table:table-row>
        <table:table-row>
          <table:table-cell table:style-name="Tabulka18.A2" office:value-type="string">
            <text:p text:style-name="P1">VO</text:p>
          </table:table-cell>
          <table:table-cell table:style-name="Tabulka18.A2" office:value-type="string">
            <text:p text:style-name="P1">Infinitive object complement.</text:p>
            <text:p text:style-name="P10">vara<text:span text:style-name="T13">.VO (train/001.treex#43):</text:span></text:p>
            <text:p text:style-name="P10">I vissa fall anser man <text:span text:style-name="T17">förtjänsten </text:span>vara <text:span text:style-name="T17">värd </text:span>en om<text:span text:style-name="T17">sväng</text:span>ning i attityden.</text:p>
            <text:p text:style-name="P10"><text:span text:style-name="T13">“In some cases one considers the earnings to be worth a shift in attitude.”</text:span></text:p>
          </table:table-cell>
          <table:table-cell table:style-name="Tabulka18.A2" office:value-type="string">
            <text:p text:style-name="P6">121</text:p>
          </table:table-cell>
          <table:table-cell table:style-name="Tabulka18.D2" office:value-type="string">
            <text:p text:style-name="P12">Obj</text:p>
          </table:table-cell>
        </table:table-row>
        <table:table-row>
          <table:table-cell table:style-name="Tabulka18.A2" office:value-type="string">
            <text:p text:style-name="P1">VS</text:p>
          </table:table-cell>
          <table:table-cell table:style-name="Tabulka18.A2" office:value-type="string">
            <text:p text:style-name="P1">Infinitive subject complement.</text:p>
            <text:p text:style-name="P10">vara<text:span text:style-name="T13">.VS (train/001.treex#406):</text:span></text:p>
            <text:p text:style-name="P10">familjen <text:span text:style-name="T17">sägs </text:span>i artikeln vara en social institution</text:p>
            <text:p text:style-name="P10"><text:span text:style-name="T13">“family is said in the article to be a social institution”</text:span></text:p>
          </table:table-cell>
          <table:table-cell table:style-name="Tabulka18.A2" office:value-type="string">
            <text:p text:style-name="P6">102</text:p>
          </table:table-cell>
          <table:table-cell table:style-name="Tabulka18.D2" office:value-type="string">
            <text:p text:style-name="P12">Obj</text:p>
          </table:table-cell>
        </table:table-row>
        <table:table-row>
          <table:table-cell table:style-name="Tabulka18.A2" office:value-type="string">
            <text:p text:style-name="P1">XA</text:p>
          </table:table-cell>
          <table:table-cell table:style-name="Tabulka18.A2" office:value-type="string">
            <text:p text:style-name="P1">Expressions like <text:span text:style-name="T9">så att s</text:span><text:span text:style-name="T19">ä</text:span><text:span text:style-name="T9">ga</text:span><text:span text:style-name="T13"> (“so to speak”).</text:span></text:p>
            <text:p text:style-name="P1"><text:span text:style-name="T13">DZ: I found in PDT </text:span><text:span text:style-name="T19">takřka</text:span><text:span text:style-name="T22"> </text:span><text:span text:style-name="T13">tagged AuxZ; found </text:span><text:span text:style-name="T19">tak říkajíc</text:span><text:span text:style-name="T22"> </text:span><text:span text:style-name="T13">tagged Adv.</text:span></text:p>
          </table:table-cell>
          <table:table-cell table:style-name="Tabulka18.A2" office:value-type="string">
            <text:p text:style-name="P6">57</text:p>
          </table:table-cell>
          <table:table-cell table:style-name="Tabulka18.D2" office:value-type="string">
            <text:p text:style-name="P12">AuxZ</text:p>
          </table:table-cell>
        </table:table-row>
        <table:table-row>
          <table:table-cell table:style-name="Tabulka18.A2" office:value-type="string">
            <text:p text:style-name="P1">XF</text:p>
          </table:table-cell>
          <table:table-cell table:style-name="Tabulka18.A2" office:value-type="string">
            <text:p text:style-name="P1">Fundament phrase.</text:p>
            <text:p text:style-name="P10">från<text:span text:style-name="T13"> (train/004.treex#64):</text:span></text:p>
            <text:p text:style-name="P17">Från denna <text:span text:style-name="T2">fria v</text:span>ä<text:span text:style-name="T2">rld</text:span></text:p>
            <text:p text:style-name="P17"><text:span text:style-name="T4">“From this free world”</text:span></text:p>
            <text:p text:style-name="P17"><text:span text:style-name="T4">HV: Can have virtually any grammatical function, hard to guess (maybe heuristics from tag?)</text:span></text:p>
          </table:table-cell>
          <table:table-cell table:style-name="Tabulka18.A2" office:value-type="string">
            <text:p text:style-name="P6">22</text:p>
          </table:table-cell>
          <table:table-cell table:style-name="Tabulka18.D2" office:value-type="string">
            <text:p text:style-name="P12"/>
          </table:table-cell>
        </table:table-row>
        <table:table-row>
          <table:table-cell table:style-name="Tabulka18.A67" office:value-type="string">
            <text:p text:style-name="P1">XT</text:p>
          </table:table-cell>
          <table:table-cell table:style-name="Tabulka18.A67" office:value-type="string">
            <text:p text:style-name="P1">Expressions like <text:span text:style-name="T9">så kallad</text:span><text:span text:style-name="T13"> (“so called”). As </text:span><text:span text:style-name="T9">tzv</text:span><text:span text:style-name="T13"> in PDT.</text:span></text:p>
          </table:table-cell>
          <table:table-cell table:style-name="Tabulka18.A67" office:value-type="string">
            <text:p text:style-name="P6">99</text:p>
          </table:table-cell>
          <table:table-cell table:style-name="Tabulka18.D67" office:value-type="string">
            <text:p text:style-name="P12">Atr</text:p>
          </table:table-cell>
        </table:table-row>
        <table:table-row>
          <table:table-cell table:style-name="Tabulka18.A2" office:value-type="string">
            <text:p text:style-name="P1">XX</text:p>
          </table:table-cell>
          <table:table-cell table:style-name="Tabulka18.A2" office:value-type="string">
            <text:p text:style-name="P1">Unclassifiable grammatical function</text:p>
          </table:table-cell>
          <table:table-cell table:style-name="Tabulka18.A2" office:value-type="string">
            <text:p text:style-name="P6">413</text:p>
          </table:table-cell>
          <table:table-cell table:style-name="Tabulka18.D2" office:value-type="string">
            <text:p text:style-name="P12">ExD</text:p>
          </table:table-cell>
        </table:table-row>
        <table:table-row>
          <table:table-cell table:style-name="Tabulka18.A2" office:value-type="string">
            <text:p text:style-name="P1">YY</text:p>
          </table:table-cell>
          <table:table-cell table:style-name="Tabulka18.A2" office:value-type="string">
            <text:p text:style-name="P1">Interjection phrase</text:p>
          </table:table-cell>
          <table:table-cell table:style-name="Tabulka18.A2" office:value-type="string">
            <text:p text:style-name="P6">0</text:p>
          </table:table-cell>
          <table:table-cell table:style-name="Tabulka18.D2" office:value-type="string">
            <text:p text:style-name="P12"/>
          </table:table-cell>
        </table:table-row>
      </table:table>
      <text:h text:style-name="P35" text:outline-level="1">Turkish</text:h>
      <text:p text:style-name="P1">The data come from the METU-Sabanci Treebank as converted for the CoNLL 2007 shared task. (See <text:a xlink:type="simple" xlink:href="https://wiki.ufal.ms.mff.cuni.cz/user:zeman:treebanks:tr">https://wiki.ufal.ms.mff.cuni.cz/user:zeman:treebanks:tr</text:a>.) There are 25 distinct afun values in the data.</text:p>
      <table:table table:name="Tabulka19" table:style-name="Tabulka19">
        <table:table-column table:style-name="Tabulka19.A"/>
        <table:table-column table:style-name="Tabulka19.B"/>
        <table:table-column table:style-name="Tabulka19.C"/>
        <table:table-column table:style-name="Tabulka19.D"/>
        <table:table-header-rows>
          <table:table-row>
            <table:table-cell table:style-name="Tabulka19.A1" office:value-type="string">
              <text:p text:style-name="P2">Input tag</text:p>
            </table:table-cell>
            <table:table-cell table:style-name="Tabulka19.A1" office:value-type="string">
              <text:p text:style-name="P2">Meaning</text:p>
            </table:table-cell>
            <table:table-cell table:style-name="Tabulka19.A1" office:value-type="string">
              <text:p text:style-name="P3">Frequency</text:p>
            </table:table-cell>
            <table:table-cell table:style-name="Tabulka19.D1" office:value-type="string">
              <text:p text:style-name="P5">Output tag</text:p>
            </table:table-cell>
          </table:table-row>
        </table:table-header-rows>
        <table:table-row>
          <table:table-cell table:style-name="Tabulka19.A2" office:value-type="string">
            <text:p text:style-name="P1">ABLATIVE.ADJUNCT</text:p>
          </table:table-cell>
          <table:table-cell table:style-name="Tabulka19.A2" office:value-type="string">
            <text:p text:style-name="P1">Ablative adjunct</text:p>
          </table:table-cell>
          <table:table-cell table:style-name="Tabulka19.A2" office:value-type="string">
            <text:p text:style-name="P6">568</text:p>
          </table:table-cell>
          <table:table-cell table:style-name="Tabulka19.D2" office:value-type="string">
            <text:p text:style-name="P12">Adv</text:p>
          </table:table-cell>
        </table:table-row>
        <table:table-row>
          <table:table-cell table:style-name="Tabulka19.A2" office:value-type="string">
            <text:p text:style-name="P1">APPOSITION</text:p>
          </table:table-cell>
          <table:table-cell table:style-name="Tabulka19.A2" office:value-type="string">
            <text:p text:style-name="P1">Apposition</text:p>
          </table:table-cell>
          <table:table-cell table:style-name="Tabulka19.A2" office:value-type="string">
            <text:p text:style-name="P6">203</text:p>
          </table:table-cell>
          <table:table-cell table:style-name="Tabulka19.D2" office:value-type="string">
            <text:p text:style-name="P9">Apos</text:p>
          </table:table-cell>
        </table:table-row>
        <table:table-row>
          <table:table-cell table:style-name="Tabulka19.A2" office:value-type="string">
            <text:p text:style-name="P1">CLASSIFIER</text:p>
          </table:table-cell>
          <table:table-cell table:style-name="Tabulka19.A2" office:value-type="string">
            <text:p text:style-name="P1">Classifier</text:p>
          </table:table-cell>
          <table:table-cell table:style-name="Tabulka19.A2" office:value-type="string">
            <text:p text:style-name="P6">2273</text:p>
          </table:table-cell>
          <table:table-cell table:style-name="Tabulka19.D2" office:value-type="string">
            <text:p text:style-name="P12">Atr</text:p>
          </table:table-cell>
        </table:table-row>
        <table:table-row>
          <table:table-cell table:style-name="Tabulka19.A2" office:value-type="string">
            <text:p text:style-name="P1">COLLOCATION</text:p>
          </table:table-cell>
          <table:table-cell table:style-name="Tabulka19.A2" office:value-type="string">
            <text:p text:style-name="P1">Collocation</text:p>
          </table:table-cell>
          <table:table-cell table:style-name="Tabulka19.A2" office:value-type="string">
            <text:p text:style-name="P6">92</text:p>
          </table:table-cell>
          <table:table-cell table:style-name="Tabulka19.D2" office:value-type="string">
            <text:p text:style-name="P12">Atr</text:p>
          </table:table-cell>
        </table:table-row>
        <table:table-row>
          <table:table-cell table:style-name="Tabulka19.A2" office:value-type="string">
            <text:p text:style-name="P1">COORDINATION</text:p>
          </table:table-cell>
          <table:table-cell table:style-name="Tabulka19.A2" office:value-type="string">
            <text:p text:style-name="P1">Coordination</text:p>
          </table:table-cell>
          <table:table-cell table:style-name="Tabulka19.A2" office:value-type="string">
            <text:p text:style-name="P6">2662</text:p>
          </table:table-cell>
          <table:table-cell table:style-name="Tabulka19.D2" office:value-type="string">
            <text:p text:style-name="P12">Coord</text:p>
          </table:table-cell>
        </table:table-row>
        <table:table-row>
          <table:table-cell table:style-name="Tabulka19.A2" office:value-type="string">
            <text:p text:style-name="P1">DATIVE.ADJUNCT</text:p>
          </table:table-cell>
          <table:table-cell table:style-name="Tabulka19.A2" office:value-type="string">
            <text:p text:style-name="P1">Dative adjunct</text:p>
          </table:table-cell>
          <table:table-cell table:style-name="Tabulka19.A2" office:value-type="string">
            <text:p text:style-name="P6">1525</text:p>
          </table:table-cell>
          <table:table-cell table:style-name="Tabulka19.D2" office:value-type="string">
            <text:p text:style-name="P12">Adv</text:p>
          </table:table-cell>
        </table:table-row>
        <table:table-row>
          <table:table-cell table:style-name="Tabulka19.A2" office:value-type="string">
            <text:p text:style-name="P1">DERIV</text:p>
          </table:table-cell>
          <table:table-cell table:style-name="Tabulka19.A2" office:value-type="string">
            <text:p text:style-name="P1"/>
          </table:table-cell>
          <table:table-cell table:style-name="Tabulka19.A2" office:value-type="string">
            <text:p text:style-name="P6">12092</text:p>
          </table:table-cell>
          <table:table-cell table:style-name="Tabulka19.D2" office:value-type="string">
            <text:p text:style-name="P12">Atr</text:p>
          </table:table-cell>
        </table:table-row>
        <table:table-row>
          <table:table-cell table:style-name="Tabulka19.A2" office:value-type="string">
            <text:p text:style-name="P1">DETERMINER</text:p>
          </table:table-cell>
          <table:table-cell table:style-name="Tabulka19.A2" office:value-type="string">
            <text:p text:style-name="P1">Determiner</text:p>
          </table:table-cell>
          <table:table-cell table:style-name="Tabulka19.A2" office:value-type="string">
            <text:p text:style-name="P6">2147</text:p>
          </table:table-cell>
          <table:table-cell table:style-name="Tabulka19.D2" office:value-type="string">
            <text:p text:style-name="P9">AuxA</text:p>
          </table:table-cell>
        </table:table-row>
        <table:table-row>
          <table:table-cell table:style-name="Tabulka19.A2" office:value-type="string">
            <text:p text:style-name="P1">EQU.ADJUNCT</text:p>
          </table:table-cell>
          <table:table-cell table:style-name="Tabulka19.A2" office:value-type="string">
            <text:p text:style-name="P1"/>
          </table:table-cell>
          <table:table-cell table:style-name="Tabulka19.A2" office:value-type="string">
            <text:p text:style-name="P6">16</text:p>
          </table:table-cell>
          <table:table-cell table:style-name="Tabulka19.D2" office:value-type="string">
            <text:p text:style-name="P12">Atr</text:p>
          </table:table-cell>
        </table:table-row>
        <table:table-row>
          <table:table-cell table:style-name="Tabulka19.A2" office:value-type="string">
            <text:p text:style-name="P1">ETOL</text:p>
          </table:table-cell>
          <table:table-cell table:style-name="Tabulka19.A2" office:value-type="string">
            <text:p text:style-name="P1"/>
          </table:table-cell>
          <table:table-cell table:style-name="Tabulka19.A2" office:value-type="string">
            <text:p text:style-name="P6">16</text:p>
          </table:table-cell>
          <table:table-cell table:style-name="Tabulka19.D2" office:value-type="string">
            <text:p text:style-name="P12">Atr</text:p>
          </table:table-cell>
        </table:table-row>
        <table:table-row>
          <table:table-cell table:style-name="Tabulka19.A2" office:value-type="string">
            <text:p text:style-name="P1">FOCUS.PARTICLE</text:p>
          </table:table-cell>
          <table:table-cell table:style-name="Tabulka19.A2" office:value-type="string">
            <text:p text:style-name="P1">Focus particle</text:p>
          </table:table-cell>
          <table:table-cell table:style-name="Tabulka19.A2" office:value-type="string">
            <text:p text:style-name="P6">23</text:p>
          </table:table-cell>
          <table:table-cell table:style-name="Tabulka19.D2" office:value-type="string">
            <text:p text:style-name="P12">AuxZ</text:p>
          </table:table-cell>
        </table:table-row>
        <table:table-row>
          <table:table-cell table:style-name="Tabulka19.A2" office:value-type="string">
            <text:p text:style-name="P1">INSTRUMENTAL.ADJUNCT</text:p>
          </table:table-cell>
          <table:table-cell table:style-name="Tabulka19.A2" office:value-type="string">
            <text:p text:style-name="P1">Instrumental adjunct</text:p>
          </table:table-cell>
          <table:table-cell table:style-name="Tabulka19.A2" office:value-type="string">
            <text:p text:style-name="P6">289</text:p>
          </table:table-cell>
          <table:table-cell table:style-name="Tabulka19.D2" office:value-type="string">
            <text:p text:style-name="P12">Adv</text:p>
          </table:table-cell>
        </table:table-row>
        <table:table-row>
          <table:table-cell table:style-name="Tabulka19.A2" office:value-type="string">
            <text:p text:style-name="P1">INTENSIFIER</text:p>
          </table:table-cell>
          <table:table-cell table:style-name="Tabulka19.A2" office:value-type="string">
            <text:p text:style-name="P1">Intensifier</text:p>
          </table:table-cell>
          <table:table-cell table:style-name="Tabulka19.A2" office:value-type="string">
            <text:p text:style-name="P6">950</text:p>
          </table:table-cell>
          <table:table-cell table:style-name="Tabulka19.D2" office:value-type="string">
            <text:p text:style-name="P12">AuxZ</text:p>
          </table:table-cell>
        </table:table-row>
        <table:table-row>
          <table:table-cell table:style-name="Tabulka19.A2" office:value-type="string">
            <text:p text:style-name="P1">LOCATIVE.ADJUNCT</text:p>
          </table:table-cell>
          <table:table-cell table:style-name="Tabulka19.A2" office:value-type="string">
            <text:p text:style-name="P1">Locative adjunct</text:p>
          </table:table-cell>
          <table:table-cell table:style-name="Tabulka19.A2" office:value-type="string">
            <text:p text:style-name="P6">1249</text:p>
          </table:table-cell>
          <table:table-cell table:style-name="Tabulka19.D2" office:value-type="string">
            <text:p text:style-name="P12">Adv</text:p>
          </table:table-cell>
        </table:table-row>
        <table:table-row>
          <table:table-cell table:style-name="Tabulka19.A2" office:value-type="string">
            <text:p text:style-name="P1">MODIFIER</text:p>
          </table:table-cell>
          <table:table-cell table:style-name="Tabulka19.A2" office:value-type="string">
            <text:p text:style-name="P1">Modifier</text:p>
          </table:table-cell>
          <table:table-cell table:style-name="Tabulka19.A2" office:value-type="string">
            <text:p text:style-name="P6">12605</text:p>
          </table:table-cell>
          <table:table-cell table:style-name="Tabulka19.D2" office:value-type="string">
            <text:p text:style-name="P12">adverb =&gt; Adv</text:p>
            <text:p text:style-name="P12">otherwise =&gt; Atr</text:p>
          </table:table-cell>
        </table:table-row>
        <table:table-row>
          <table:table-cell table:style-name="Tabulka19.A2" office:value-type="string">
            <text:p text:style-name="P1">NEGATIVE.PARTICLE</text:p>
          </table:table-cell>
          <table:table-cell table:style-name="Tabulka19.A2" office:value-type="string">
            <text:p text:style-name="P1">Negative particle</text:p>
          </table:table-cell>
          <table:table-cell table:style-name="Tabulka19.A2" office:value-type="string">
            <text:p text:style-name="P6">20</text:p>
          </table:table-cell>
          <table:table-cell table:style-name="Tabulka19.D2" office:value-type="string">
            <text:p text:style-name="P12">Adv</text:p>
          </table:table-cell>
        </table:table-row>
        <table:table-row>
          <table:table-cell table:style-name="Tabulka19.A2" office:value-type="string">
            <text:p text:style-name="P1">OBJECT</text:p>
          </table:table-cell>
          <table:table-cell table:style-name="Tabulka19.A2" office:value-type="string">
            <text:p text:style-name="P1">Object</text:p>
          </table:table-cell>
          <table:table-cell table:style-name="Tabulka19.A2" office:value-type="string">
            <text:p text:style-name="P6">8800</text:p>
          </table:table-cell>
          <table:table-cell table:style-name="Tabulka19.D2" office:value-type="string">
            <text:p text:style-name="P12">parent is preposition =&gt; <text:span text:style-name="T8">Atr</text:span></text:p>
            <text:p text:style-name="P12">otherwise =&gt; Obj</text:p>
          </table:table-cell>
        </table:table-row>
        <table:table-row>
          <table:table-cell table:style-name="Tabulka19.A2" office:value-type="string">
            <text:p text:style-name="P1">POSSESSOR</text:p>
          </table:table-cell>
          <table:table-cell table:style-name="Tabulka19.A2" office:value-type="string">
            <text:p text:style-name="P1">Possessor</text:p>
          </table:table-cell>
          <table:table-cell table:style-name="Tabulka19.A2" office:value-type="string">
            <text:p text:style-name="P6">1632</text:p>
          </table:table-cell>
          <table:table-cell table:style-name="Tabulka19.D2" office:value-type="string">
            <text:p text:style-name="P12">Atr</text:p>
          </table:table-cell>
        </table:table-row>
        <table:table-row>
          <table:table-cell table:style-name="Tabulka19.A2" office:value-type="string">
            <text:p text:style-name="P1">QUESTION.PARTICLE</text:p>
          </table:table-cell>
          <table:table-cell table:style-name="Tabulka19.A2" office:value-type="string">
            <text:p text:style-name="P1">Question particle</text:p>
          </table:table-cell>
          <table:table-cell table:style-name="Tabulka19.A2" office:value-type="string">
            <text:p text:style-name="P6">279</text:p>
          </table:table-cell>
          <table:table-cell table:style-name="Tabulka19.D2" office:value-type="string">
            <text:p text:style-name="P12">Atr</text:p>
          </table:table-cell>
        </table:table-row>
        <text:soft-page-break/>
        <table:table-row>
          <table:table-cell table:style-name="Tabulka19.A2" office:value-type="string">
            <text:p text:style-name="P1">RELATIVIZER</text:p>
          </table:table-cell>
          <table:table-cell table:style-name="Tabulka19.A2" office:value-type="string">
            <text:p text:style-name="P1">Relativizer</text:p>
          </table:table-cell>
          <table:table-cell table:style-name="Tabulka19.A2" office:value-type="string">
            <text:p text:style-name="P6">87</text:p>
          </table:table-cell>
          <table:table-cell table:style-name="Tabulka19.D2" office:value-type="string">
            <text:p text:style-name="P12">Atr</text:p>
          </table:table-cell>
        </table:table-row>
        <table:table-row>
          <table:table-cell table:style-name="Tabulka19.A2" office:value-type="string">
            <text:p text:style-name="P1">ROOT</text:p>
          </table:table-cell>
          <table:table-cell table:style-name="Tabulka19.A2" office:value-type="string">
            <text:p text:style-name="P48">Root token (main verb or head noun if there is no verb; not the artificial root node)</text:p>
          </table:table-cell>
          <table:table-cell table:style-name="Tabulka19.A2" office:value-type="string">
            <text:p text:style-name="P6">8782</text:p>
          </table:table-cell>
          <table:table-cell table:style-name="Tabulka19.D2" office:value-type="string">
            <text:p text:style-name="P12">verb =&gt; Pred</text:p>
            <text:p text:style-name="P12">punctuation =&gt; AuxX | AuxG | AuxK</text:p>
            <text:p text:style-name="P12">otherwise =&gt; <text:span text:style-name="T8">Atr</text:span></text:p>
          </table:table-cell>
        </table:table-row>
        <table:table-row>
          <table:table-cell table:style-name="Tabulka19.A2" office:value-type="string">
            <text:p text:style-name="P1">S.MODIFIER</text:p>
          </table:table-cell>
          <table:table-cell table:style-name="Tabulka19.A2" office:value-type="string">
            <text:p text:style-name="P1"/>
          </table:table-cell>
          <table:table-cell table:style-name="Tabulka19.A2" office:value-type="string">
            <text:p text:style-name="P6">640</text:p>
          </table:table-cell>
          <table:table-cell table:style-name="Tabulka19.D2" office:value-type="string">
            <text:p text:style-name="P12">Atr</text:p>
          </table:table-cell>
        </table:table-row>
        <table:table-row>
          <table:table-cell table:style-name="Tabulka19.A2" office:value-type="string">
            <text:p text:style-name="P1">SENTENCE</text:p>
          </table:table-cell>
          <table:table-cell table:style-name="Tabulka19.A2" office:value-type="string">
            <text:p text:style-name="P1"/>
          </table:table-cell>
          <table:table-cell table:style-name="Tabulka19.A2" office:value-type="string">
            <text:p text:style-name="P6">7637</text:p>
          </table:table-cell>
          <table:table-cell table:style-name="Tabulka19.D2" office:value-type="string">
            <text:p text:style-name="P12">verb =&gt; Pred</text:p>
            <text:p text:style-name="P12">punctuation =&gt; AuxX | AuxG | AuxK</text:p>
            <text:p text:style-name="P12">otherwise =&gt; <text:span text:style-name="T8">Atr</text:span></text:p>
          </table:table-cell>
        </table:table-row>
        <table:table-row>
          <table:table-cell table:style-name="Tabulka19.A2" office:value-type="string">
            <text:p text:style-name="P1">SUBJECT</text:p>
          </table:table-cell>
          <table:table-cell table:style-name="Tabulka19.A2" office:value-type="string">
            <text:p text:style-name="P1">Subject</text:p>
          </table:table-cell>
          <table:table-cell table:style-name="Tabulka19.A2" office:value-type="string">
            <text:p text:style-name="P6">4856</text:p>
          </table:table-cell>
          <table:table-cell table:style-name="Tabulka19.D2" office:value-type="string">
            <text:p text:style-name="P12">Sb</text:p>
          </table:table-cell>
        </table:table-row>
        <table:table-row>
          <table:table-cell table:style-name="Tabulka19.A2" office:value-type="string">
            <text:p text:style-name="P1">VOCATIVE</text:p>
          </table:table-cell>
          <table:table-cell table:style-name="Tabulka19.A2" office:value-type="string">
            <text:p text:style-name="P1">Vocative</text:p>
          </table:table-cell>
          <table:table-cell table:style-name="Tabulka19.A2" office:value-type="string">
            <text:p text:style-name="P6">252</text:p>
          </table:table-cell>
          <table:table-cell table:style-name="Tabulka19.D2" office:value-type="string">
            <text:p text:style-name="P12">Atr</text:p>
          </table:table-cell>
        </table:table-row>
      </table:table>
      <text:p text:style-name="P1"/>
      <text:p text:style-name="P1">Besides the input dependency relation labels, morphosyntactic tags also play a role:</text:p>
      <text:p text:style-name="P1">Preposition =&gt; AuxP</text:p>
      <text:p text:style-name="P1">Subordinating conjunction =&gt; AuxC</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ADZWLL+Helvetica-BoldOblique" svg:font-family="ADZWLL+Helvetica-BoldOblique" style:font-family-generic="roman"/>
    <style:font-face style:name="LGDWVV+Helvetica-Oblique" svg:font-family="LGDWVV+Helvetica-Oblique" style:font-family-generic="roman"/>
    <style:font-face style:name="GQGVJJ+Helvetica" svg:font-family="GQGVJJ+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2-09-15T23:17:06.54</meta:creation-date>
    <dc:date>2012-09-20T14:48:35.04</dc:date>
    <dc:creator>Daniel Zeman</dc:creator>
    <meta:editing-duration>P2DT20H26M17S</meta:editing-duration>
    <meta:editing-cycles>215</meta:editing-cycles>
    <meta:generator>LibreOffice/3.5$Windows_x86 LibreOffice_project/7122e39-92ed229-498d286-15e43b4-d70da21</meta:generator>
    <meta:document-statistic meta:table-count="29" meta:image-count="0" meta:object-count="0" meta:page-count="81" meta:paragraph-count="3789" meta:word-count="11927" meta:character-count="67594" meta:non-whitespace-character-count="59362"/>
  </office:meta>
</office:document-meta>
</file>